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dash" draw:stroke-dash="stroke-dash32" svg:stroke-width="0.052cm" svg:stroke-color="#cccccc" draw:stroke-linejoin="round" svg:stroke-linecap="butt" draw:fill="none" fo:padding-top="0.026cm" fo:padding-bottom="0.026cm" fo:padding-left="0.026cm" fo:padding-right="0.026cm" loext:decorative="false"/>
    </style:style>
    <style:style style:name="gr3" style:family="graphic" style:parent-style-name="standard">
      <style:graphic-properties draw:stroke="none" draw:fill="solid" draw:fill-color="#262626" loext:decorative="false"/>
    </style:style>
    <style:style style:name="gr4" style:family="graphic" style:parent-style-name="standard">
      <style:graphic-properties draw:stroke="solid" svg:stroke-width="0.066cm" svg:stroke-color="#262626" draw:stroke-linejoin="round" svg:stroke-linecap="butt" draw:fill="none" fo:padding-top="0.033cm" fo:padding-bottom="0.033cm" fo:padding-left="0.033cm" fo:padding-right="0.033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5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79cm" svg:stroke-color="#1f77b4" draw:stroke-linejoin="round" svg:stroke-linecap="round" draw:fill="none" fo:padding-top="0.039cm" fo:padding-bottom="0.039cm" fo:padding-left="0.039cm" fo:padding-right="0.039cm" loext:decorative="false"/>
    </style:style>
    <style:style style:name="gr8" style:family="graphic" style:parent-style-name="standard">
      <style:graphic-properties draw:stroke="solid" svg:stroke-width="0.035cm" svg:stroke-color="#1f77b4" draw:stroke-linejoin="round" svg:stroke-linecap="butt" draw:fill="solid" draw:fill-color="#1f77b4" fo:padding-top="0.017cm" fo:padding-bottom="0.017cm" fo:padding-left="0.017cm" fo:padding-right="0.017cm" loext:decorative="false"/>
    </style:style>
    <style:style style:name="gr9" style:family="graphic" style:parent-style-name="standard">
      <style:graphic-properties draw:stroke="solid" svg:stroke-width="0.079cm" svg:stroke-color="#ff7f0e" draw:stroke-linejoin="round" svg:stroke-linecap="round" draw:fill="none" fo:padding-top="0.039cm" fo:padding-bottom="0.039cm" fo:padding-left="0.039cm" fo:padding-right="0.039cm" loext:decorative="false"/>
    </style:style>
    <style:style style:name="gr10" style:family="graphic" style:parent-style-name="standard">
      <style:graphic-properties draw:stroke="none" draw:fill="solid" draw:fill-color="#ff7f0e" loext:decorative="false"/>
    </style:style>
    <style:style style:name="gr11" style:family="graphic" style:parent-style-name="standard">
      <style:graphic-properties draw:stroke="solid" svg:stroke-width="0.035cm" svg:stroke-color="#ff7f0e" draw:stroke-linejoin="round" svg:stroke-linecap="butt" draw:fill="none" fo:padding-top="0.017cm" fo:padding-bottom="0.017cm" fo:padding-left="0.017cm" fo:padding-right="0.017cm" loext:decorative="false"/>
    </style:style>
    <style:style style:name="gr12" style:family="graphic" style:parent-style-name="standard">
      <style:graphic-properties draw:stroke="solid" svg:stroke-width="0.079cm" svg:stroke-color="#2ca02c" draw:stroke-linejoin="round" svg:stroke-linecap="round" draw:fill="none" fo:padding-top="0.039cm" fo:padding-bottom="0.039cm" fo:padding-left="0.039cm" fo:padding-right="0.039cm" loext:decorative="false"/>
    </style:style>
    <style:style style:name="gr13" style:family="graphic" style:parent-style-name="standard">
      <style:graphic-properties draw:stroke="solid" svg:stroke-width="0.035cm" svg:stroke-color="#2ca02c" draw:stroke-linejoin="miter" svg:stroke-linecap="butt" draw:fill="solid" draw:fill-color="#2ca02c" fo:padding-top="0.017cm" fo:padding-bottom="0.017cm" fo:padding-left="0.017cm" fo:padding-right="0.017cm" loext:decorative="false"/>
    </style:style>
    <style:style style:name="gr14" style:family="graphic" style:parent-style-name="standard">
      <style:graphic-properties draw:stroke="solid" svg:stroke-width="0.066cm" svg:stroke-color="#cccccc" draw:stroke-linejoin="miter" svg:stroke-linecap="square" draw:fill="none" fo:padding-top="0.033cm" fo:padding-bottom="0.033cm" fo:padding-left="0.033cm" fo:padding-right="0.033cm" loext:decorative="false"/>
    </style:style>
    <style:style style:name="gr15" style:family="graphic" style:parent-style-name="standard">
      <style:graphic-properties draw:stroke="solid" svg:stroke-width="0.052cm" svg:stroke-color="#cccccc" draw:stroke-linejoin="round" svg:stroke-linecap="round" draw:fill="none" fo:padding-top="0.026cm" fo:padding-bottom="0.026cm" fo:padding-left="0.026cm" fo:padding-right="0.026cm" loext:decorative="false"/>
    </style:style>
    <style:style style:name="gr16" style:family="graphic" style:parent-style-name="standard">
      <style:graphic-properties draw:stroke="solid" svg:stroke-width="0.017cm" svg:stroke-color="#ffffff" draw:stroke-linejoin="round" svg:stroke-linecap="butt" draw:fill="solid" draw:fill-color="#1f77b4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solid" svg:stroke-width="0.017cm" svg:stroke-color="#ffffff" draw:stroke-linejoin="round" svg:stroke-linecap="butt" draw:fill="solid" draw:fill-color="#ff7f0e" fo:padding-top="0.008cm" fo:padding-bottom="0.008cm" fo:padding-left="0.008cm" fo:padding-right="0.008cm" loext:decorative="false"/>
    </style:style>
    <style:style style:name="gr18" style:family="graphic" style:parent-style-name="standard">
      <style:graphic-properties draw:stroke="solid" svg:stroke-width="0.035cm" svg:stroke-color="#303030" draw:stroke-linejoin="miter" svg:stroke-linecap="butt" draw:fill="solid" draw:fill-color="#692c75" fo:padding-top="0.017cm" fo:padding-bottom="0.017cm" fo:padding-left="0.017cm" fo:padding-right="0.017cm" loext:decorative="false"/>
    </style:style>
    <style:style style:name="gr19" style:family="graphic" style:parent-style-name="standard">
      <style:graphic-properties draw:stroke="solid" svg:stroke-width="0.035cm" svg:stroke-color="#303030" draw:stroke-linejoin="round" svg:stroke-linecap="butt" draw:fill="none" fo:padding-top="0.017cm" fo:padding-bottom="0.017cm" fo:padding-left="0.017cm" fo:padding-right="0.017cm" loext:decorative="false"/>
    </style:style>
    <style:style style:name="gr20" style:family="graphic" style:parent-style-name="standard">
      <style:graphic-properties draw:stroke="solid" svg:stroke-width="0.035cm" svg:stroke-color="#303030" draw:stroke-linejoin="round" svg:stroke-linecap="round" draw:fill="none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draw:stroke="solid" svg:stroke-width="0.035cm" svg:stroke-color="#303030" svg:stroke-opacity="0%" draw:stroke-linejoin="round" svg:stroke-linecap="butt" draw:fill="none" fo:padding-top="0.017cm" fo:padding-bottom="0.017cm" fo:padding-left="0.017cm" fo:padding-right="0.017cm" loext:decorative="false"/>
    </style:style>
    <style:style style:name="gr22" style:family="graphic" style:parent-style-name="standard">
      <style:graphic-properties draw:stroke="solid" svg:stroke-width="0.035cm" svg:stroke-color="#303030" draw:stroke-linejoin="miter" svg:stroke-linecap="butt" draw:fill="solid" draw:fill-color="#de7270" fo:padding-top="0.017cm" fo:padding-bottom="0.017cm" fo:padding-left="0.017cm" fo:padding-right="0.017cm" loext:decorative="false"/>
    </style:style>
    <style:style style:name="gr23" style:family="graphic" style:parent-style-name="standard">
      <style:graphic-properties draw:stroke="none" draw:fill="solid" draw:fill-color="#f2f2f2" draw:opacity="50%" loext:decorative="false"/>
    </style:style>
    <style:style style:name="gr24" style:family="graphic" style:parent-style-name="standard">
      <style:graphic-properties draw:stroke="solid" svg:stroke-width="0.052cm" svg:stroke-color="#f2f2f2" svg:stroke-opacity="50%" draw:stroke-linejoin="miter" svg:stroke-linecap="butt" draw:fill="none" fo:padding-top="0.026cm" fo:padding-bottom="0.026cm" fo:padding-left="0.026cm" fo:padding-right="0.026cm" loext:decorative="false"/>
    </style:style>
    <style:style style:name="gr25" style:family="graphic" style:parent-style-name="standard">
      <style:graphic-properties draw:stroke="none" draw:fill="solid" draw:fill-color="#e5e5e5" draw:opacity="50%" loext:decorative="false"/>
    </style:style>
    <style:style style:name="gr26" style:family="graphic" style:parent-style-name="standard">
      <style:graphic-properties draw:stroke="solid" svg:stroke-width="0.052cm" svg:stroke-color="#e5e5e5" svg:stroke-opacity="50%" draw:stroke-linejoin="miter" svg:stroke-linecap="butt" draw:fill="none" fo:padding-top="0.026cm" fo:padding-bottom="0.026cm" fo:padding-left="0.026cm" fo:padding-right="0.026cm" loext:decorative="false"/>
    </style:style>
    <style:style style:name="gr27" style:family="graphic" style:parent-style-name="standard">
      <style:graphic-properties draw:stroke="none" draw:fill="solid" draw:fill-color="#ececec" draw:opacity="50%" loext:decorative="false"/>
    </style:style>
    <style:style style:name="gr28" style:family="graphic" style:parent-style-name="standard">
      <style:graphic-properties draw:stroke="solid" svg:stroke-width="0.052cm" svg:stroke-color="#ececec" svg:stroke-opacity="50%" draw:stroke-linejoin="miter" svg:stroke-linecap="butt" draw:fill="none" fo:padding-top="0.026cm" fo:padding-bottom="0.026cm" fo:padding-left="0.026cm" fo:padding-right="0.026cm" loext:decorative="false"/>
    </style:style>
    <style:style style:name="gr29" style:family="graphic" style:parent-style-name="standard">
      <style:graphic-properties draw:stroke="solid" svg:stroke-width="0.066cm" svg:stroke-color="#cccccc" draw:stroke-linejoin="round" svg:stroke-linecap="round" draw:fill="none" fo:padding-top="0.033cm" fo:padding-bottom="0.033cm" fo:padding-left="0.033cm" fo:padding-right="0.033cm" loext:decorative="false"/>
    </style:style>
    <style:style style:name="gr30" style:family="graphic" style:parent-style-name="standard">
      <style:graphic-properties draw:stroke="solid" svg:stroke-width="0.052cm" svg:stroke-color="#cccccc" draw:stroke-linejoin="round" svg:stroke-linecap="butt" draw:fill="none" fo:padding-top="0.026cm" fo:padding-bottom="0.026cm" fo:padding-left="0.026cm" fo:padding-right="0.026cm" loext:decorative="false"/>
    </style:style>
    <style:style style:name="gr31" style:family="graphic" style:parent-style-name="standard">
      <style:graphic-properties draw:stroke="solid" svg:stroke-width="0.066cm" svg:stroke-color="#262626" draw:stroke-linejoin="round" svg:stroke-linecap="round" draw:fill="none" fo:padding-top="0.033cm" fo:padding-bottom="0.033cm" fo:padding-left="0.033cm" fo:padding-right="0.033cm" loext:decorative="false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solid" svg:stroke-width="0.052cm" svg:stroke-color="#000000" svg:stroke-opacity="90%" draw:stroke-linejoin="round" svg:stroke-linecap="butt" draw:fill="solid" draw:fill-color="#1f77b4" draw:opacity="90%" fo:padding-top="0.026cm" fo:padding-bottom="0.026cm" fo:padding-left="0.026cm" fo:padding-right="0.026cm" loext:decorative="false"/>
    </style:style>
    <style:style style:name="gr34" style:family="graphic" style:parent-style-name="standard">
      <style:graphic-properties draw:stroke="none" draw:fill="solid" draw:fill-color="#1f77b4" draw:opacity="90%" loext:decorative="false"/>
    </style:style>
    <style:style style:name="gr35" style:family="graphic" style:parent-style-name="standard">
      <style:graphic-properties draw:stroke="solid" svg:stroke-width="0.052cm" svg:stroke-color="#000000" svg:stroke-opacity="90%" draw:stroke-linejoin="round" svg:stroke-linecap="butt" draw:fill="none" fo:padding-top="0.026cm" fo:padding-bottom="0.026cm" fo:padding-left="0.026cm" fo:padding-right="0.026cm" loext:decorative="false"/>
    </style:style>
    <style:style style:name="gr36" style:family="graphic" style:parent-style-name="standard">
      <style:graphic-properties draw:stroke="solid" svg:stroke-width="0.052cm" svg:stroke-color="#000000" svg:stroke-opacity="90%" draw:stroke-linejoin="round" svg:stroke-linecap="butt" draw:fill="solid" draw:fill-color="#17becf" draw:opacity="90%" fo:padding-top="0.026cm" fo:padding-bottom="0.026cm" fo:padding-left="0.026cm" fo:padding-right="0.026cm" loext:decorative="false"/>
    </style:style>
    <style:style style:name="gr37" style:family="graphic" style:parent-style-name="standard">
      <style:graphic-properties draw:stroke="none" draw:fill="solid" draw:fill-color="#17becf" draw:opacity="90%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ff7f0e" draw:opacity="90%" loext:decorative="false"/>
    </style:style>
    <style:style style:name="gr41" style:family="graphic" style:parent-style-name="standard">
      <style:graphic-properties draw:stroke="none" draw:fill="solid" draw:fill-color="#2ca02c" draw:opacity="90%" loext:decorative="false"/>
    </style:style>
    <style:style style:name="gr42" style:family="graphic" style:parent-style-name="standard">
      <style:graphic-properties draw:stroke="none" draw:fill="solid" draw:fill-color="#d62728" draw:opacity="90%" loext:decorative="false"/>
    </style:style>
    <style:style style:name="gr43" style:family="graphic" style:parent-style-name="standard">
      <style:graphic-properties draw:stroke="none" draw:fill="solid" draw:fill-color="#9467bd" draw:opacity="90%" loext:decorative="false"/>
    </style:style>
    <style:style style:name="gr44" style:family="graphic" style:parent-style-name="standard">
      <style:graphic-properties draw:stroke="none" draw:fill="solid" draw:fill-color="#8c564b" draw:opacity="90%" loext:decorative="false"/>
    </style:style>
    <style:style style:name="gr45" style:family="graphic" style:parent-style-name="standard">
      <style:graphic-properties draw:stroke="none" draw:fill="solid" draw:fill-color="#e377c2" draw:opacity="90%" loext:decorative="false"/>
    </style:style>
    <style:style style:name="gr46" style:family="graphic" style:parent-style-name="standard">
      <style:graphic-properties draw:stroke="none" draw:fill="solid" draw:fill-color="#7f7f7f" draw:opacity="90%" loext:decorative="false"/>
    </style:style>
    <style:style style:name="gr47" style:family="graphic" style:parent-style-name="standard">
      <style:graphic-properties draw:stroke="none" draw:fill="solid" draw:fill-color="#bcbd22" draw:opacity="90%" loext:decorative="false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62626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.5pt" style:font-size-asian="16.5pt" style:font-size-complex="16.5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solid" draw:fill-color="#1f77b4"/>
    </style:style>
    <style:style style:name="P8" style:family="paragraph">
      <loext:graphic-properties draw:fill="solid" draw:fill-color="#ff7f0e"/>
    </style:style>
    <style:style style:name="P9" style:family="paragraph">
      <loext:graphic-properties draw:fill="solid" draw:fill-color="#2ca02c"/>
    </style:style>
    <style:style style:name="P10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style:paragraph-properties fo:text-align="start" style:writing-mode="lr-tb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>
      <loext:graphic-properties draw:fill="non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>
      <loext:graphic-properties draw:fill="solid" draw:fill-color="#692c75"/>
    </style:style>
    <style:style style:name="P15" style:family="paragraph">
      <loext:graphic-properties draw:fill="solid" draw:fill-color="#de7270"/>
    </style:style>
    <style:style style:name="P16" style:family="paragraph">
      <loext:graphic-properties draw:fill="solid" draw:fill-color="#f2f2f2" draw:opacity="50%"/>
    </style:style>
    <style:style style:name="P17" style:family="paragraph">
      <loext:graphic-properties draw:fill="solid" draw:fill-color="#e5e5e5" draw:opacity="50%"/>
    </style:style>
    <style:style style:name="P18" style:family="paragraph">
      <loext:graphic-properties draw:fill="solid" draw:fill-color="#ececec" draw:opacity="50%"/>
    </style:style>
    <style:style style:name="P19" style:family="paragraph">
      <loext:graphic-properties draw:fill="none"/>
      <style:text-properties fo:font-size="6pt" style:font-size-asian="6pt" style:font-size-complex="6pt"/>
    </style:style>
    <style:style style:name="P20" style:family="paragraph">
      <loext:graphic-properties draw:fill="solid" draw:fill-color="#1f77b4" draw:opacity="90%"/>
    </style:style>
    <style:style style:name="P21" style:family="paragraph">
      <loext:graphic-properties draw:fill="solid" draw:fill-color="#17becf" draw:opacity="90%"/>
    </style:style>
    <style:style style:name="P22" style:family="paragraph">
      <loext:graphic-properties draw:fill="none"/>
      <style:text-properties fo:font-size="13pt" style:font-size-asian="13pt" style:font-size-complex="13pt"/>
    </style:style>
    <style:style style:name="P23" style:family="paragraph">
      <loext:graphic-properties draw:fill="none"/>
      <style:text-properties fo:font-size="10pt" style:font-size-asian="10pt" style:font-size-complex="10pt"/>
    </style:style>
    <style:style style:name="P24" style:family="paragraph">
      <loext:graphic-properties draw:fill="solid" draw:fill-color="#ff7f0e" draw:opacity="90%"/>
    </style:style>
    <style:style style:name="P25" style:family="paragraph">
      <loext:graphic-properties draw:fill="solid" draw:fill-color="#2ca02c" draw:opacity="90%"/>
    </style:style>
    <style:style style:name="P26" style:family="paragraph">
      <loext:graphic-properties draw:fill="solid" draw:fill-color="#d62728" draw:opacity="90%"/>
    </style:style>
    <style:style style:name="P27" style:family="paragraph">
      <loext:graphic-properties draw:fill="solid" draw:fill-color="#9467bd" draw:opacity="90%"/>
    </style:style>
    <style:style style:name="P28" style:family="paragraph">
      <loext:graphic-properties draw:fill="solid" draw:fill-color="#8c564b" draw:opacity="90%"/>
    </style:style>
    <style:style style:name="P29" style:family="paragraph">
      <loext:graphic-properties draw:fill="solid" draw:fill-color="#e377c2" draw:opacity="90%"/>
    </style:style>
    <style:style style:name="P30" style:family="paragraph">
      <loext:graphic-properties draw:fill="solid" draw:fill-color="#7f7f7f" draw:opacity="90%"/>
    </style:style>
    <style:style style:name="P31" style:family="paragraph">
      <loext:graphic-properties draw:fill="solid" draw:fill-color="#bcbd22" draw:opacity="90%"/>
    </style:style>
    <style:style style:name="P3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262626" loext:opacity="100%" style:font-name="LiberationSans" fo:font-size="16.5pt" fo:font-weight="normal" style:font-name-asian="LiberationSans" style:font-size-asian="16.5pt" style:font-weight-asian="normal" style:font-name-complex="LiberationSans" style:font-size-complex="16.5pt" style:font-weight-complex="normal"/>
    </style:style>
    <style:style style:name="T2" style:family="text">
      <style:text-properties fo:color="#262626" loext:opacity="100%" style:font-name="LiberationSans" fo:font-size="18pt" fo:font-weight="normal" style:font-name-asian="LiberationSans" style:font-size-asian="18pt" style:font-weight-asian="normal" style:font-name-complex="LiberationSans" style:font-size-complex="18pt" style:font-weight-complex="normal"/>
    </style:style>
    <style:style style:name="T3" style:family="text">
      <style:text-properties fo:color="#262626" loext:opacity="100%" style:font-name="LiberationSans" fo:font-size="13pt" fo:font-weight="bold" style:font-name-asian="LiberationSans" style:font-size-asian="13pt" style:font-weight-asian="bold" style:font-name-complex="LiberationSans" style:font-size-complex="13pt" style:font-weight-complex="bold"/>
    </style:style>
    <style:style style:name="T4" style:family="text">
      <style:text-properties fo:color="#262626" loext:opacity="100%" style:font-name="LiberationSans" fo:font-size="13pt" fo:font-style="normal" fo:font-weight="bold" style:font-name-asian="LiberationSans" style:font-size-asian="13pt" style:font-style-asian="normal" style:font-weight-asian="bold" style:font-name-complex="LiberationSans" style:font-size-complex="13pt" style:font-style-complex="normal" style:font-weight-complex="bold"/>
    </style:style>
    <style:style style:name="T5" style:family="text">
      <style:text-properties fo:color="#262626" loext:opacity="100%" style:font-name="LiberationSans" fo:font-size="6pt" fo:font-weight="normal" style:font-name-asian="LiberationSans" style:font-size-asian="6pt" style:font-weight-asian="normal" style:font-name-complex="LiberationSans" style:font-size-complex="6pt" style:font-weight-complex="normal"/>
    </style:style>
    <style:style style:name="T6" style:family="text">
      <style:text-properties fo:color="#262626" loext:opacity="100%" style:font-name="LiberationSans" fo:font-size="10pt" fo:font-weight="normal" style:font-name-asian="LiberationSans" style:font-size-asian="10pt" style:font-weight-asian="normal" style:font-name-complex="LiberationSans" style:font-size-complex="10pt" style:font-weight-complex="normal"/>
    </style:style>
    <style:style style:name="T7" style:family="text">
      <style:text-properties fo:color="#262626" loext:opacity="100%" style:font-name="LiberationSans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5.88cm" svg:height="12.7cm" svg:x="0cm" svg:y="0cm" svg:viewBox="0 0 55881 12701" draw:points="0,12701 55881,12701 55881,0 0,0">
          <text:p/>
        </draw:polygon>
        <draw:polygon draw:style-name="gr1" draw:text-style-name="P1" draw:layer="layout" svg:width="10.634cm" svg:height="8.858cm" svg:x="2.849cm" svg:y="1.38cm" svg:viewBox="0 0 10635 8859" draw:points="0,8859 10635,8859 10635,0 0,0">
          <text:p/>
        </draw:polygon>
        <draw:line draw:style-name="gr2" draw:text-style-name="P2" draw:layer="layout" svg:x1="3.735cm" svg:y1="10.238cm" svg:x2="3.735cm" svg:y2="1.38cm">
          <text:p/>
        </draw:line>
        <draw:polygon draw:style-name="gr3" draw:text-style-name="P3" draw:layer="layout" svg:width="0cm" svg:height="0.316cm" svg:x="3.735cm" svg:y="10.238cm" svg:viewBox="0 0 0 317" draw:points="0,0 0,317">
          <text:p/>
        </draw:polygon>
        <draw:line draw:style-name="gr4" draw:text-style-name="P2" draw:layer="layout" svg:x1="3.735cm" svg:y1="10.238cm" svg:x2="3.735cm" svg:y2="10.555cm">
          <text:p/>
        </draw:line>
        <draw:line draw:style-name="gr2" draw:text-style-name="P2" draw:layer="layout" svg:x1="5.749cm" svg:y1="10.238cm" svg:x2="5.749cm" svg:y2="1.38cm">
          <text:p/>
        </draw:line>
        <draw:polygon draw:style-name="gr3" draw:text-style-name="P3" draw:layer="layout" svg:width="0cm" svg:height="0.316cm" svg:x="5.749cm" svg:y="10.238cm" svg:viewBox="0 0 0 317" draw:points="0,0 0,317">
          <text:p/>
        </draw:polygon>
        <draw:line draw:style-name="gr4" draw:text-style-name="P2" draw:layer="layout" svg:x1="5.749cm" svg:y1="10.238cm" svg:x2="5.749cm" svg:y2="10.555cm">
          <text:p/>
        </draw:line>
        <draw:frame draw:style-name="gr5" draw:text-style-name="P5" draw:layer="layout" svg:width="0.806cm" svg:height="0.649cm" svg:x="3.331cm" svg:y="10.587cm">
          <draw:text-box>
            <text:p text:style-name="P4"><text:span text:style-name="T1">2.5</text:span></text:p>
          </draw:text-box>
        </draw:frame>
        <draw:line draw:style-name="gr2" draw:text-style-name="P2" draw:layer="layout" svg:x1="7.763cm" svg:y1="10.238cm" svg:x2="7.763cm" svg:y2="1.38cm">
          <text:p/>
        </draw:line>
        <draw:polygon draw:style-name="gr3" draw:text-style-name="P3" draw:layer="layout" svg:width="0cm" svg:height="0.316cm" svg:x="7.763cm" svg:y="10.238cm" svg:viewBox="0 0 0 317" draw:points="0,0 0,317">
          <text:p/>
        </draw:polygon>
        <draw:line draw:style-name="gr4" draw:text-style-name="P2" draw:layer="layout" svg:x1="7.763cm" svg:y1="10.238cm" svg:x2="7.763cm" svg:y2="10.555cm">
          <text:p/>
        </draw:line>
        <draw:frame draw:style-name="gr5" draw:text-style-name="P5" draw:layer="layout" svg:width="0.806cm" svg:height="0.649cm" svg:x="5.345cm" svg:y="10.587cm">
          <draw:text-box>
            <text:p text:style-name="P4"><text:span text:style-name="T1">5.0</text:span></text:p>
          </draw:text-box>
        </draw:frame>
        <draw:line draw:style-name="gr2" draw:text-style-name="P2" draw:layer="layout" svg:x1="9.777cm" svg:y1="10.238cm" svg:x2="9.777cm" svg:y2="1.38cm">
          <text:p/>
        </draw:line>
        <draw:polygon draw:style-name="gr3" draw:text-style-name="P3" draw:layer="layout" svg:width="0cm" svg:height="0.316cm" svg:x="9.777cm" svg:y="10.238cm" svg:viewBox="0 0 0 317" draw:points="0,0 0,317">
          <text:p/>
        </draw:polygon>
        <draw:line draw:style-name="gr4" draw:text-style-name="P2" draw:layer="layout" svg:x1="9.777cm" svg:y1="10.238cm" svg:x2="9.777cm" svg:y2="10.555cm">
          <text:p/>
        </draw:line>
        <draw:frame draw:style-name="gr5" draw:text-style-name="P5" draw:layer="layout" svg:width="0.806cm" svg:height="0.649cm" svg:x="7.359cm" svg:y="10.587cm">
          <draw:text-box>
            <text:p text:style-name="P4"><text:span text:style-name="T1">7.5</text:span></text:p>
          </draw:text-box>
        </draw:frame>
        <draw:line draw:style-name="gr2" draw:text-style-name="P2" draw:layer="layout" svg:x1="11.791cm" svg:y1="10.238cm" svg:x2="11.791cm" svg:y2="1.38cm">
          <text:p/>
        </draw:line>
        <draw:polygon draw:style-name="gr3" draw:text-style-name="P3" draw:layer="layout" svg:width="0cm" svg:height="0.316cm" svg:x="11.791cm" svg:y="10.238cm" svg:viewBox="0 0 0 317" draw:points="0,0 0,317">
          <text:p/>
        </draw:polygon>
        <draw:line draw:style-name="gr4" draw:text-style-name="P2" draw:layer="layout" svg:x1="11.791cm" svg:y1="10.238cm" svg:x2="11.791cm" svg:y2="10.555cm">
          <text:p/>
        </draw:line>
        <draw:frame draw:style-name="gr5" draw:text-style-name="P5" draw:layer="layout" svg:width="1.128cm" svg:height="0.649cm" svg:x="9.211cm" svg:y="10.587cm">
          <draw:text-box>
            <text:p text:style-name="P4"><text:span text:style-name="T1">10.0</text:span></text:p>
          </draw:text-box>
        </draw:frame>
        <draw:frame draw:style-name="gr5" draw:text-style-name="P5" draw:layer="layout" svg:width="1.128cm" svg:height="0.649cm" svg:x="11.225cm" svg:y="10.587cm">
          <draw:text-box>
            <text:p text:style-name="P4"><text:span text:style-name="T1">12.5</text:span></text:p>
          </draw:text-box>
        </draw:frame>
        <draw:line draw:style-name="gr2" draw:text-style-name="P2" draw:layer="layout" svg:x1="2.849cm" svg:y1="9.842cm" svg:x2="13.483cm" svg:y2="9.842cm">
          <text:p/>
        </draw:line>
        <draw:polygon draw:style-name="gr3" draw:text-style-name="P3" draw:layer="layout" svg:width="0.317cm" svg:height="0cm" svg:x="2.531cm" svg:y="9.842cm" svg:viewBox="0 0 318 0" draw:points="318,0 0,0">
          <text:p/>
        </draw:polygon>
        <draw:line draw:style-name="gr4" draw:text-style-name="P2" draw:layer="layout" svg:x1="2.849cm" svg:y1="9.842cm" svg:x2="2.531cm" svg:y2="9.842cm">
          <text:p/>
        </draw:line>
        <draw:frame draw:style-name="gr6" draw:text-style-name="P6" draw:layer="layout" svg:width="5.471cm" svg:height="0.712cm" svg:x="5.43cm" svg:y="11.265cm">
          <draw:text-box>
            <text:p text:style-name="P4"><text:span text:style-name="T2">Number of Clusters</text:span></text:p>
          </draw:text-box>
        </draw:frame>
        <draw:line draw:style-name="gr2" draw:text-style-name="P2" draw:layer="layout" svg:x1="2.849cm" svg:y1="7.72cm" svg:x2="13.483cm" svg:y2="7.72cm">
          <text:p/>
        </draw:line>
        <draw:polygon draw:style-name="gr3" draw:text-style-name="P3" draw:layer="layout" svg:width="0.317cm" svg:height="0cm" svg:x="2.531cm" svg:y="7.72cm" svg:viewBox="0 0 318 0" draw:points="318,0 0,0">
          <text:p/>
        </draw:polygon>
        <draw:line draw:style-name="gr4" draw:text-style-name="P2" draw:layer="layout" svg:x1="2.849cm" svg:y1="7.72cm" svg:x2="2.531cm" svg:y2="7.72cm">
          <text:p/>
        </draw:line>
        <draw:frame draw:style-name="gr5" draw:text-style-name="P5" draw:layer="layout" svg:width="0.581cm" svg:height="0.649cm" svg:x="2.084cm" svg:y="9.533cm">
          <draw:text-box>
            <text:p text:style-name="P4"><text:span text:style-name="T1">0</text:span></text:p>
          </draw:text-box>
        </draw:frame>
        <draw:line draw:style-name="gr2" draw:text-style-name="P2" draw:layer="layout" svg:x1="2.849cm" svg:y1="5.598cm" svg:x2="13.483cm" svg:y2="5.598cm">
          <text:p/>
        </draw:line>
        <draw:polygon draw:style-name="gr3" draw:text-style-name="P3" draw:layer="layout" svg:width="0.317cm" svg:height="0cm" svg:x="2.531cm" svg:y="5.598cm" svg:viewBox="0 0 318 0" draw:points="318,0 0,0">
          <text:p/>
        </draw:polygon>
        <draw:line draw:style-name="gr4" draw:text-style-name="P2" draw:layer="layout" svg:x1="2.849cm" svg:y1="5.598cm" svg:x2="2.531cm" svg:y2="5.598cm">
          <text:p/>
        </draw:line>
        <draw:frame draw:style-name="gr5" draw:text-style-name="P5" draw:layer="layout" svg:width="0.967cm" svg:height="0.649cm" svg:x="1.437cm" svg:y="7.411cm">
          <draw:text-box>
            <text:p text:style-name="P4"><text:span text:style-name="T1">100</text:span></text:p>
          </draw:text-box>
        </draw:frame>
        <draw:line draw:style-name="gr2" draw:text-style-name="P2" draw:layer="layout" svg:x1="2.849cm" svg:y1="3.477cm" svg:x2="13.483cm" svg:y2="3.477cm">
          <text:p/>
        </draw:line>
        <draw:polygon draw:style-name="gr3" draw:text-style-name="P3" draw:layer="layout" svg:width="0.317cm" svg:height="0cm" svg:x="2.531cm" svg:y="3.477cm" svg:viewBox="0 0 318 0" draw:points="318,0 0,0">
          <text:p/>
        </draw:polygon>
        <draw:line draw:style-name="gr4" draw:text-style-name="P2" draw:layer="layout" svg:x1="2.849cm" svg:y1="3.477cm" svg:x2="2.531cm" svg:y2="3.477cm">
          <text:p/>
        </draw:line>
        <draw:frame draw:style-name="gr5" draw:text-style-name="P5" draw:layer="layout" svg:width="0.967cm" svg:height="0.649cm" svg:x="1.437cm" svg:y="5.289cm">
          <draw:text-box>
            <text:p text:style-name="P4"><text:span text:style-name="T1">200</text:span></text:p>
          </draw:text-box>
        </draw:frame>
        <draw:frame draw:style-name="gr5" draw:text-style-name="P5" draw:layer="layout" svg:width="0.967cm" svg:height="0.649cm" svg:x="1.437cm" svg:y="3.167cm">
          <draw:text-box>
            <text:p text:style-name="P4"><text:span text:style-name="T1">300</text:span></text:p>
          </draw:text-box>
        </draw:frame>
        <draw:polyline draw:style-name="gr7" draw:text-style-name="P2" draw:layer="layout" svg:width="9.667cm" svg:height="0.001cm" svg:x="3.332cm" svg:y="9.834cm" svg:viewBox="0 0 9668 2" draw:points="0,0 806,0 1612,0 2418,0 3223,2 4029,2 4835,2 5640,2 6446,0 7251,2 8057,2 8863,2 9668,2">
          <text:p/>
        </draw:polyline>
        <draw:path draw:style-name="gr8" draw:text-style-name="P7" draw:layer="layout" svg:width="0.318cm" svg:height="0.317cm" svg:x="3.173cm" svg:y="9.675cm" svg:viewBox="0 0 319 318" svg:d="M160 318c42 0 82-17 112-47s47-70 47-112c0-43-17-83-47-113-30-29-70-46-112-46-43 0-84 17-113 46-30 30-47 70-47 113 0 42 17 82 47 112 29 30 70 47 113 47z">
          <text:p/>
        </draw:path>
        <draw:path draw:style-name="gr8" draw:text-style-name="P7" draw:layer="layout" svg:width="0.317cm" svg:height="0.318cm" svg:x="3.979cm" svg:y="9.675cm" svg:viewBox="0 0 318 319" svg:d="M159 319c42 0 82-18 112-48 31-29 47-70 47-112s-16-82-47-112c-30-30-70-47-112-47-43 0-83 17-113 47s-46 70-46 112 16 83 46 112c30 30 70 48 113 48z">
          <text:p/>
        </draw:path>
        <draw:path draw:style-name="gr8" draw:text-style-name="P7" draw:layer="layout" svg:width="0.318cm" svg:height="0.317cm" svg:x="4.784cm" svg:y="9.676cm" svg:viewBox="0 0 319 318" svg:d="M160 318c42 0 83-18 112-47 30-30 47-71 47-113s-17-82-47-112c-29-30-70-46-112-46-43 0-83 16-113 46s-47 70-47 112 17 83 47 113c30 29 70 47 113 47z">
          <text:p/>
        </draw:path>
        <draw:path draw:style-name="gr8" draw:text-style-name="P7" draw:layer="layout" svg:width="0.317cm" svg:height="0.318cm" svg:x="5.59cm" svg:y="9.675cm" svg:viewBox="0 0 318 319" svg:d="M159 319c42 0 82-18 112-48 31-30 47-70 47-112s-16-83-47-112c-30-30-70-47-112-47s-83 17-113 47c-29 29-46 70-46 112s17 82 46 112c30 30 71 48 113 48z">
          <text:p/>
        </draw:path>
        <draw:path draw:style-name="gr8" draw:text-style-name="P7" draw:layer="layout" svg:width="0.317cm" svg:height="0.318cm" svg:x="6.396cm" svg:y="9.676cm" svg:viewBox="0 0 318 319" svg:d="M159 319c42 0 83-18 113-48 29-29 46-70 46-112s-17-82-46-112c-30-30-71-47-113-47s-83 17-113 47-46 70-46 112 16 83 46 112c30 30 71 48 113 48z">
          <text:p/>
        </draw:path>
        <draw:path draw:style-name="gr8" draw:text-style-name="P7" draw:layer="layout" svg:width="0.318cm" svg:height="0.318cm" svg:x="7.201cm" svg:y="9.676cm" svg:viewBox="0 0 319 319" svg:d="M159 319c42 0 82-18 113-48 30-29 47-70 47-112s-17-82-47-112c-31-30-71-47-113-47s-83 17-112 47c-30 30-47 70-47 112s17 83 47 112c29 30 70 48 112 48z">
          <text:p/>
        </draw:path>
        <draw:path draw:style-name="gr8" draw:text-style-name="P7" draw:layer="layout" svg:width="0.317cm" svg:height="0.317cm" svg:x="8.007cm" svg:y="9.676cm" svg:viewBox="0 0 318 318" svg:d="M160 318c42 0 82-17 112-47s46-70 46-112-16-83-46-113c-30-29-70-46-112-46-43 0-84 17-114 46-29 30-46 71-46 113s17 82 46 112c30 30 71 47 114 47z">
          <text:p/>
        </draw:path>
        <draw:path draw:style-name="gr8" draw:text-style-name="P7" draw:layer="layout" svg:width="0.318cm" svg:height="0.317cm" svg:x="8.812cm" svg:y="9.676cm" svg:viewBox="0 0 319 318" svg:d="M159 318c42 0 84-17 113-47 30-30 47-70 47-112s-17-83-47-113c-29-29-71-46-113-46s-82 17-112 46c-30 30-47 71-47 113s17 82 47 112 70 47 112 47z">
          <text:p/>
        </draw:path>
        <draw:path draw:style-name="gr8" draw:text-style-name="P7" draw:layer="layout" svg:width="0.317cm" svg:height="0.317cm" svg:x="9.618cm" svg:y="9.676cm" svg:viewBox="0 0 318 318" svg:d="M160 318c42 0 82-17 112-47s46-70 46-113c0-42-16-82-46-112s-70-46-112-46-83 16-114 46c-29 30-46 70-46 112 0 43 17 83 46 113 31 30 72 47 114 47z">
          <text:p/>
        </draw:path>
        <draw:path draw:style-name="gr8" draw:text-style-name="P7" draw:layer="layout" svg:width="0.317cm" svg:height="0.317cm" svg:x="10.424cm" svg:y="9.676cm" svg:viewBox="0 0 318 318" svg:d="M158 318c43 0 84-17 114-47 29-30 46-70 46-112s-17-83-46-113c-30-29-71-46-114-46-42 0-82 17-112 46-30 30-46 71-46 113s16 82 46 112 70 47 112 47z">
          <text:p/>
        </draw:path>
        <draw:path draw:style-name="gr8" draw:text-style-name="P7" draw:layer="layout" svg:width="0.318cm" svg:height="0.317cm" svg:x="11.229cm" svg:y="9.676cm" svg:viewBox="0 0 319 318" svg:d="M160 318c42 0 82-17 112-47s47-70 47-112c0-43-17-83-47-113-30-29-70-46-112-46s-83 17-112 46c-31 30-48 70-48 113 0 42 17 82 48 112 29 30 70 47 112 47z">
          <text:p/>
        </draw:path>
        <draw:path draw:style-name="gr8" draw:text-style-name="P7" draw:layer="layout" svg:width="0.317cm" svg:height="0.318cm" svg:x="12.035cm" svg:y="9.676cm" svg:viewBox="0 0 318 319" svg:d="M159 319c43 0 83-18 113-48s46-70 46-112-16-83-46-112c-30-30-70-47-113-47s-83 17-113 47c-29 29-46 70-46 112s17 82 46 112c30 30 70 48 113 48z">
          <text:p/>
        </draw:path>
        <draw:path draw:style-name="gr8" draw:text-style-name="P7" draw:layer="layout" svg:width="0.318cm" svg:height="0.318cm" svg:x="12.84cm" svg:y="9.676cm" svg:viewBox="0 0 319 319" svg:d="M159 319c42 0 83-18 112-48 30-29 48-70 48-112s-18-82-48-112c-29-30-70-47-112-47s-82 17-112 47-47 70-47 112 17 83 47 112c30 30 70 48 112 48z">
          <text:p/>
        </draw:path>
        <draw:polyline draw:style-name="gr9" draw:text-style-name="P2" draw:layer="layout" svg:width="9.667cm" svg:height="2.287cm" svg:x="3.332cm" svg:y="1.782cm" svg:viewBox="0 0 9668 2288" draw:points="0,0 806,1604 1612,2288 2418,1756 3223,1351 4029,1726 4835,2273 5640,2056 6446,1889 7251,1429 8057,1264 8863,1346 9668,1388">
          <text:p/>
        </draw:polyline>
        <draw:path draw:style-name="gr10" draw:text-style-name="P8" draw:layer="layout" svg:width="0.318cm" svg:height="0.318cm" svg:x="3.173cm" svg:y="1.623cm" svg:viewBox="0 0 319 319" svg:d="M0 319l319-319zM0 0l319 319z">
          <text:p/>
        </draw:path>
        <draw:path draw:style-name="gr11" draw:text-style-name="P2" draw:layer="layout" svg:width="0.318cm" svg:height="0.318cm" svg:x="3.173cm" svg:y="1.623cm" svg:viewBox="0 0 319 319" svg:d="M0 319l319-319M0 0l319 319">
          <text:p/>
        </draw:path>
        <draw:path draw:style-name="gr10" draw:text-style-name="P8" draw:layer="layout" svg:width="0.317cm" svg:height="0.317cm" svg:x="3.979cm" svg:y="3.227cm" svg:viewBox="0 0 318 318" svg:d="M0 318l318-318zM0 0l318 318z">
          <text:p/>
        </draw:path>
        <draw:path draw:style-name="gr11" draw:text-style-name="P2" draw:layer="layout" svg:width="0.317cm" svg:height="0.317cm" svg:x="3.979cm" svg:y="3.227cm" svg:viewBox="0 0 318 318" svg:d="M0 318l318-318M0 0l318 318">
          <text:p/>
        </draw:path>
        <draw:path draw:style-name="gr10" draw:text-style-name="P8" draw:layer="layout" svg:width="0.318cm" svg:height="0.318cm" svg:x="4.784cm" svg:y="3.91cm" svg:viewBox="0 0 319 319" svg:d="M0 319l319-319zM0 0l319 319z">
          <text:p/>
        </draw:path>
        <draw:path draw:style-name="gr11" draw:text-style-name="P2" draw:layer="layout" svg:width="0.318cm" svg:height="0.318cm" svg:x="4.784cm" svg:y="3.91cm" svg:viewBox="0 0 319 319" svg:d="M0 319l319-319M0 0l319 319">
          <text:p/>
        </draw:path>
        <draw:path draw:style-name="gr10" draw:text-style-name="P8" draw:layer="layout" svg:width="0.317cm" svg:height="0.317cm" svg:x="5.59cm" svg:y="3.379cm" svg:viewBox="0 0 318 318" svg:d="M0 318l318-318zM0 0l318 318z">
          <text:p/>
        </draw:path>
        <draw:path draw:style-name="gr11" draw:text-style-name="P2" draw:layer="layout" svg:width="0.317cm" svg:height="0.317cm" svg:x="5.59cm" svg:y="3.379cm" svg:viewBox="0 0 318 318" svg:d="M0 318l318-318M0 0l318 318">
          <text:p/>
        </draw:path>
        <draw:path draw:style-name="gr10" draw:text-style-name="P8" draw:layer="layout" svg:width="0.317cm" svg:height="0.317cm" svg:x="6.396cm" svg:y="2.975cm" svg:viewBox="0 0 318 318" svg:d="M0 318l318-318zM0 0l318 318z">
          <text:p/>
        </draw:path>
        <draw:path draw:style-name="gr11" draw:text-style-name="P2" draw:layer="layout" svg:width="0.317cm" svg:height="0.317cm" svg:x="6.396cm" svg:y="2.975cm" svg:viewBox="0 0 318 318" svg:d="M0 318l318-318M0 0l318 318">
          <text:p/>
        </draw:path>
        <draw:path draw:style-name="gr10" draw:text-style-name="P8" draw:layer="layout" svg:width="0.318cm" svg:height="0.317cm" svg:x="7.201cm" svg:y="3.349cm" svg:viewBox="0 0 319 318" svg:d="M0 318l319-318zM0 0l319 318z">
          <text:p/>
        </draw:path>
        <draw:path draw:style-name="gr11" draw:text-style-name="P2" draw:layer="layout" svg:width="0.318cm" svg:height="0.317cm" svg:x="7.201cm" svg:y="3.349cm" svg:viewBox="0 0 319 318" svg:d="M0 318l319-318M0 0l319 318">
          <text:p/>
        </draw:path>
        <draw:path draw:style-name="gr10" draw:text-style-name="P8" draw:layer="layout" svg:width="0.317cm" svg:height="0.317cm" svg:x="8.007cm" svg:y="3.895cm" svg:viewBox="0 0 318 318" svg:d="M0 318l318-318zM0 0l318 318z">
          <text:p/>
        </draw:path>
        <draw:path draw:style-name="gr11" draw:text-style-name="P2" draw:layer="layout" svg:width="0.317cm" svg:height="0.317cm" svg:x="8.007cm" svg:y="3.895cm" svg:viewBox="0 0 318 318" svg:d="M0 318l318-318M0 0l318 318">
          <text:p/>
        </draw:path>
        <draw:path draw:style-name="gr10" draw:text-style-name="P8" draw:layer="layout" svg:width="0.318cm" svg:height="0.318cm" svg:x="8.812cm" svg:y="3.678cm" svg:viewBox="0 0 319 319" svg:d="M0 319l319-319zM0 0l319 319z">
          <text:p/>
        </draw:path>
        <draw:path draw:style-name="gr11" draw:text-style-name="P2" draw:layer="layout" svg:width="0.318cm" svg:height="0.318cm" svg:x="8.812cm" svg:y="3.678cm" svg:viewBox="0 0 319 319" svg:d="M0 319l319-319M0 0l319 319">
          <text:p/>
        </draw:path>
        <draw:path draw:style-name="gr10" draw:text-style-name="P8" draw:layer="layout" svg:width="0.317cm" svg:height="0.317cm" svg:x="9.618cm" svg:y="3.511cm" svg:viewBox="0 0 318 318" svg:d="M0 318l318-318zM0 0l318 318z">
          <text:p/>
        </draw:path>
        <draw:path draw:style-name="gr11" draw:text-style-name="P2" draw:layer="layout" svg:width="0.317cm" svg:height="0.317cm" svg:x="9.618cm" svg:y="3.511cm" svg:viewBox="0 0 318 318" svg:d="M0 318l318-318M0 0l318 318">
          <text:p/>
        </draw:path>
        <draw:path draw:style-name="gr10" draw:text-style-name="P8" draw:layer="layout" svg:width="0.317cm" svg:height="0.317cm" svg:x="10.424cm" svg:y="3.053cm" svg:viewBox="0 0 318 318" svg:d="M0 318l318-318zM0 0l318 318z">
          <text:p/>
        </draw:path>
        <draw:path draw:style-name="gr11" draw:text-style-name="P2" draw:layer="layout" svg:width="0.317cm" svg:height="0.317cm" svg:x="10.424cm" svg:y="3.053cm" svg:viewBox="0 0 318 318" svg:d="M0 318l318-318M0 0l318 318">
          <text:p/>
        </draw:path>
        <draw:path draw:style-name="gr10" draw:text-style-name="P8" draw:layer="layout" svg:width="0.318cm" svg:height="0.317cm" svg:x="11.229cm" svg:y="2.887cm" svg:viewBox="0 0 319 318" svg:d="M0 318l319-318zM0 0l319 318z">
          <text:p/>
        </draw:path>
        <draw:path draw:style-name="gr11" draw:text-style-name="P2" draw:layer="layout" svg:width="0.318cm" svg:height="0.317cm" svg:x="11.229cm" svg:y="2.887cm" svg:viewBox="0 0 319 318" svg:d="M0 318l319-318M0 0l319 318">
          <text:p/>
        </draw:path>
        <draw:path draw:style-name="gr10" draw:text-style-name="P8" draw:layer="layout" svg:width="0.317cm" svg:height="0.318cm" svg:x="12.035cm" svg:y="2.969cm" svg:viewBox="0 0 318 319" svg:d="M0 319l318-319zM0 0l318 319z">
          <text:p/>
        </draw:path>
        <draw:path draw:style-name="gr11" draw:text-style-name="P2" draw:layer="layout" svg:width="0.317cm" svg:height="0.318cm" svg:x="12.035cm" svg:y="2.969cm" svg:viewBox="0 0 318 319" svg:d="M0 319l318-319M0 0l318 319">
          <text:p/>
        </draw:path>
        <draw:path draw:style-name="gr10" draw:text-style-name="P8" draw:layer="layout" svg:width="0.318cm" svg:height="0.317cm" svg:x="12.84cm" svg:y="3.011cm" svg:viewBox="0 0 319 318" svg:d="M0 318l319-318zM0 0l319 318z">
          <text:p/>
        </draw:path>
        <draw:path draw:style-name="gr11" draw:text-style-name="P2" draw:layer="layout" svg:width="0.318cm" svg:height="0.317cm" svg:x="12.84cm" svg:y="3.011cm" svg:viewBox="0 0 319 318" svg:d="M0 318l319-318M0 0l319 318">
          <text:p/>
        </draw:path>
        <draw:polyline draw:style-name="gr12" draw:text-style-name="P2" draw:layer="layout" svg:width="9.667cm" svg:height="0.004cm" svg:x="3.332cm" svg:y="9.821cm" svg:viewBox="0 0 9668 5" draw:points="0,3 806,0 1612,3 2418,4 3223,3 4029,4 4835,4 5640,4 6446,4 7251,4 8057,5 8863,5 9668,4">
          <text:p/>
        </draw:polyline>
        <draw:polygon draw:style-name="gr13" draw:text-style-name="P9" draw:layer="layout" svg:width="0.318cm" svg:height="0.317cm" svg:x="3.173cm" svg:y="9.664cm" svg:viewBox="0 0 319 318" draw:points="160,0 0,318 319,318">
          <text:p/>
        </draw:polygon>
        <draw:polygon draw:style-name="gr13" draw:text-style-name="P9" draw:layer="layout" svg:width="0.317cm" svg:height="0.317cm" svg:x="3.979cm" svg:y="9.662cm" svg:viewBox="0 0 318 318" draw:points="159,0 0,318 318,318">
          <text:p/>
        </draw:polygon>
        <draw:polygon draw:style-name="gr13" draw:text-style-name="P9" draw:layer="layout" svg:width="0.318cm" svg:height="0.317cm" svg:x="4.784cm" svg:y="9.664cm" svg:viewBox="0 0 319 318" draw:points="160,0 0,318 319,318">
          <text:p/>
        </draw:polygon>
        <draw:polygon draw:style-name="gr13" draw:text-style-name="P9" draw:layer="layout" svg:width="0.317cm" svg:height="0.317cm" svg:x="5.59cm" svg:y="9.666cm" svg:viewBox="0 0 318 318" draw:points="159,0 0,318 318,318">
          <text:p/>
        </draw:polygon>
        <draw:polygon draw:style-name="gr13" draw:text-style-name="P9" draw:layer="layout" svg:width="0.317cm" svg:height="0.317cm" svg:x="6.396cm" svg:y="9.665cm" svg:viewBox="0 0 318 318" draw:points="159,0 0,318 318,318">
          <text:p/>
        </draw:polygon>
        <draw:polygon draw:style-name="gr13" draw:text-style-name="P9" draw:layer="layout" svg:width="0.318cm" svg:height="0.317cm" svg:x="7.201cm" svg:y="9.665cm" svg:viewBox="0 0 319 318" draw:points="159,0 0,318 319,318">
          <text:p/>
        </draw:polygon>
        <draw:polygon draw:style-name="gr13" draw:text-style-name="P9" draw:layer="layout" svg:width="0.317cm" svg:height="0.317cm" svg:x="8.007cm" svg:y="9.666cm" svg:viewBox="0 0 318 318" draw:points="160,0 0,318 318,318">
          <text:p/>
        </draw:polygon>
        <draw:polygon draw:style-name="gr13" draw:text-style-name="P9" draw:layer="layout" svg:width="0.318cm" svg:height="0.317cm" svg:x="8.812cm" svg:y="9.666cm" svg:viewBox="0 0 319 318" draw:points="159,0 0,318 319,318">
          <text:p/>
        </draw:polygon>
        <draw:polygon draw:style-name="gr13" draw:text-style-name="P9" draw:layer="layout" svg:width="0.317cm" svg:height="0.317cm" svg:x="9.618cm" svg:y="9.665cm" svg:viewBox="0 0 318 318" draw:points="160,0 0,318 318,318">
          <text:p/>
        </draw:polygon>
        <draw:polygon draw:style-name="gr13" draw:text-style-name="P9" draw:layer="layout" svg:width="0.317cm" svg:height="0.318cm" svg:x="10.424cm" svg:y="9.665cm" svg:viewBox="0 0 318 319" draw:points="158,0 0,319 318,319">
          <text:p/>
        </draw:polygon>
        <draw:polygon draw:style-name="gr13" draw:text-style-name="P9" draw:layer="layout" svg:width="0.318cm" svg:height="0.318cm" svg:x="11.229cm" svg:y="9.666cm" svg:viewBox="0 0 319 319" draw:points="160,0 0,319 319,319">
          <text:p/>
        </draw:polygon>
        <draw:polygon draw:style-name="gr13" draw:text-style-name="P9" draw:layer="layout" svg:width="0.317cm" svg:height="0.317cm" svg:x="12.035cm" svg:y="9.666cm" svg:viewBox="0 0 318 318" draw:points="159,0 0,318 318,318">
          <text:p/>
        </draw:polygon>
        <draw:polygon draw:style-name="gr13" draw:text-style-name="P9" draw:layer="layout" svg:width="0.318cm" svg:height="0.318cm" svg:x="12.84cm" svg:y="9.665cm" svg:viewBox="0 0 319 319" draw:points="159,0 0,319 319,319">
          <text:p/>
        </draw:polygon>
        <draw:line draw:style-name="gr14" draw:text-style-name="P2" draw:layer="layout" svg:x1="2.849cm" svg:y1="10.238cm" svg:x2="2.849cm" svg:y2="1.38cm">
          <text:p/>
        </draw:line>
        <draw:line draw:style-name="gr14" draw:text-style-name="P2" draw:layer="layout" svg:x1="13.483cm" svg:y1="10.238cm" svg:x2="13.483cm" svg:y2="1.38cm">
          <text:p/>
        </draw:line>
        <draw:line draw:style-name="gr14" draw:text-style-name="P2" draw:layer="layout" svg:x1="2.849cm" svg:y1="10.238cm" svg:x2="13.483cm" svg:y2="10.238cm">
          <text:p/>
        </draw:line>
        <draw:line draw:style-name="gr14" draw:text-style-name="P2" draw:layer="layout" svg:x1="2.849cm" svg:y1="1.38cm" svg:x2="13.483cm" svg:y2="1.38cm">
          <text:p/>
        </draw:line>
        <draw:frame draw:style-name="gr6" draw:text-style-name="P6" draw:layer="layout" svg:width="1.657cm" svg:height="0.712cm" draw:transform="rotate (1.5707963267949) translate (0.59cm 6.639cm)">
          <draw:text-box>
            <text:p text:style-name="P4"><text:span text:style-name="T2">Score</text:span></text:p>
          </draw:text-box>
        </draw:frame>
        <draw:polyline draw:style-name="gr7" draw:text-style-name="P2" draw:layer="layout" svg:width="1.164cm" svg:height="0cm" svg:x="6.605cm" svg:y="4.91cm" svg:viewBox="0 0 1165 0" draw:points="0,0 583,0 1165,0">
          <text:p/>
        </draw:polyline>
        <draw:path draw:style-name="gr8" draw:text-style-name="P7" draw:layer="layout" svg:width="0.317cm" svg:height="0.318cm" svg:x="7.029cm" svg:y="4.751cm" svg:viewBox="0 0 318 319" svg:d="M160 319c42 0 82-17 112-47s46-70 46-113c0-42-16-83-46-112-30-30-70-47-112-47-43 0-84 17-114 47-29 29-46 70-46 112 0 43 17 83 46 113 30 30 71 47 114 47z">
          <text:p/>
        </draw:path>
        <draw:frame draw:style-name="gr6" draw:text-style-name="P11" draw:layer="layout" svg:width="6.149cm" svg:height="0.634cm" svg:x="2.849cm" svg:y="0.594cm">
          <draw:text-box>
            <text:p text:style-name="P10"><text:span text:style-name="T3">A) Cluster Validation Scores</text:span></text:p>
          </draw:text-box>
        </draw:frame>
        <draw:polyline draw:style-name="gr9" draw:text-style-name="P2" draw:layer="layout" svg:width="1.164cm" svg:height="0cm" svg:x="6.605cm" svg:y="5.76cm" svg:viewBox="0 0 1165 0" draw:points="0,0 583,0 1165,0">
          <text:p/>
        </draw:polyline>
        <draw:path draw:style-name="gr10" draw:text-style-name="P8" draw:layer="layout" svg:width="0.317cm" svg:height="0.318cm" svg:x="7.029cm" svg:y="5.601cm" svg:viewBox="0 0 318 319" svg:d="M0 319l318-319zM0 0l318 319z">
          <text:p/>
        </draw:path>
        <draw:path draw:style-name="gr11" draw:text-style-name="P2" draw:layer="layout" svg:width="0.317cm" svg:height="0.318cm" svg:x="7.029cm" svg:y="5.601cm" svg:viewBox="0 0 318 319" svg:d="M0 319l318-319M0 0l318 319">
          <text:p/>
        </draw:path>
        <draw:frame draw:style-name="gr5" draw:text-style-name="P5" draw:layer="layout" svg:width="2.58cm" svg:height="0.649cm" svg:x="8.236cm" svg:y="4.587cm">
          <draw:text-box>
            <text:p text:style-name="P4"><text:span text:style-name="T1">Silhouette</text:span></text:p>
          </draw:text-box>
        </draw:frame>
        <draw:polyline draw:style-name="gr12" draw:text-style-name="P2" draw:layer="layout" svg:width="1.164cm" svg:height="0cm" svg:x="6.605cm" svg:y="6.61cm" svg:viewBox="0 0 1165 0" draw:points="0,0 583,0 1165,0">
          <text:p/>
        </draw:polyline>
        <draw:polygon draw:style-name="gr13" draw:text-style-name="P9" draw:layer="layout" svg:width="0.317cm" svg:height="0.318cm" svg:x="7.029cm" svg:y="6.451cm" svg:viewBox="0 0 318 319" draw:points="160,0 0,319 318,319">
          <text:p/>
        </draw:polygon>
        <draw:frame draw:style-name="gr5" draw:text-style-name="P5" draw:layer="layout" svg:width="4.705cm" svg:height="0.649cm" svg:x="8.236cm" svg:y="5.437cm">
          <draw:text-box>
            <text:p text:style-name="P4"><text:span text:style-name="T1">Calinski-Harabasz</text:span></text:p>
          </draw:text-box>
        </draw:frame>
        <draw:polygon draw:style-name="gr3" draw:text-style-name="P3" draw:layer="layout" svg:width="0cm" svg:height="0.316cm" svg:x="16.752cm" svg:y="10.238cm" svg:viewBox="0 0 0 317" draw:points="0,0 0,317">
          <text:p/>
        </draw:polygon>
        <draw:frame draw:style-name="gr5" draw:text-style-name="P5" draw:layer="layout" svg:width="3.901cm" svg:height="0.649cm" svg:x="8.236cm" svg:y="6.287cm">
          <draw:text-box>
            <text:p text:style-name="P4"><text:span text:style-name="T1">Davies-Bouldin</text:span></text:p>
          </draw:text-box>
        </draw:frame>
        <draw:polygon draw:style-name="gr3" draw:text-style-name="P3" draw:layer="layout" svg:width="0cm" svg:height="0.316cm" svg:x="18.879cm" svg:y="10.238cm" svg:viewBox="0 0 0 317" draw:points="0,0 0,317">
          <text:p/>
        </draw:polygon>
        <draw:polygon draw:style-name="gr3" draw:text-style-name="P3" draw:layer="layout" svg:width="0cm" svg:height="0.316cm" svg:x="21.006cm" svg:y="10.238cm" svg:viewBox="0 0 0 317" draw:points="0,0 0,317">
          <text:p/>
        </draw:polygon>
        <draw:polygon draw:style-name="gr3" draw:text-style-name="P3" draw:layer="layout" svg:width="0cm" svg:height="0.316cm" svg:x="23.133cm" svg:y="10.238cm" svg:viewBox="0 0 0 317" draw:points="0,0 0,317">
          <text:p/>
        </draw:polygon>
        <draw:polygon draw:style-name="gr3" draw:text-style-name="P3" draw:layer="layout" svg:width="0cm" svg:height="0.316cm" svg:x="25.259cm" svg:y="10.238cm" svg:viewBox="0 0 0 317" draw:points="0,0 0,317">
          <text:p/>
        </draw:polygon>
        <draw:polygon draw:style-name="gr3" draw:text-style-name="P3" draw:layer="layout" svg:width="0cm" svg:height="0.316cm" svg:x="27.386cm" svg:y="10.238cm" svg:viewBox="0 0 0 317" draw:points="0,0 0,317">
          <text:p/>
        </draw:polygon>
        <draw:polygon draw:style-name="gr3" draw:text-style-name="P3" draw:layer="layout" svg:width="0.316cm" svg:height="0cm" svg:x="16.435cm" svg:y="10.238cm" svg:viewBox="0 0 317 0" draw:points="317,0 0,0">
          <text:p/>
        </draw:polygon>
        <draw:polygon draw:style-name="gr3" draw:text-style-name="P3" draw:layer="layout" svg:width="0.316cm" svg:height="0cm" svg:x="16.435cm" svg:y="8.466cm" svg:viewBox="0 0 317 0" draw:points="317,0 0,0">
          <text:p/>
        </draw:polygon>
        <draw:line draw:style-name="gr15" draw:text-style-name="P2" draw:layer="layout" svg:x1="16.752cm" svg:y1="6.695cm" svg:x2="27.386cm" svg:y2="6.695cm">
          <text:p/>
        </draw:line>
        <draw:polygon draw:style-name="gr3" draw:text-style-name="P3" draw:layer="layout" svg:width="0.316cm" svg:height="0cm" svg:x="16.435cm" svg:y="6.695cm" svg:viewBox="0 0 317 0" draw:points="317,0 0,0">
          <text:p/>
        </draw:polygon>
        <draw:line draw:style-name="gr15" draw:text-style-name="P2" draw:layer="layout" svg:x1="16.752cm" svg:y1="4.923cm" svg:x2="27.386cm" svg:y2="4.923cm">
          <text:p/>
        </draw:line>
        <draw:polygon draw:style-name="gr3" draw:text-style-name="P3" draw:layer="layout" svg:width="0.316cm" svg:height="0cm" svg:x="16.435cm" svg:y="4.923cm" svg:viewBox="0 0 317 0" draw:points="317,0 0,0">
          <text:p/>
        </draw:polygon>
        <draw:polygon draw:style-name="gr3" draw:text-style-name="P3" draw:layer="layout" svg:width="0.316cm" svg:height="0cm" svg:x="16.435cm" svg:y="3.151cm" svg:viewBox="0 0 317 0" draw:points="317,0 0,0">
          <text:p/>
        </draw:polygon>
        <draw:polygon draw:style-name="gr3" draw:text-style-name="P3" draw:layer="layout" svg:width="0.316cm" svg:height="0cm" svg:x="16.435cm" svg:y="1.38cm" svg:viewBox="0 0 317 0" draw:points="317,0 0,0">
          <text:p/>
        </draw:polygon>
        <draw:polygon draw:style-name="gr1" draw:text-style-name="P1" draw:layer="layout" svg:width="10.634cm" svg:height="8.858cm" svg:x="30.656cm" svg:y="1.38cm" svg:viewBox="0 0 10635 8859" draw:points="0,8859 10635,8859 10635,0 0,0">
          <text:p/>
        </draw:polygon>
        <draw:line draw:style-name="gr15" draw:text-style-name="P2" draw:layer="layout" svg:x1="33.258cm" svg:y1="10.238cm" svg:x2="33.258cm" svg:y2="1.38cm">
          <text:p/>
        </draw:line>
        <draw:polygon draw:style-name="gr3" draw:text-style-name="P3" draw:layer="layout" svg:width="0cm" svg:height="0.316cm" svg:x="33.258cm" svg:y="10.238cm" svg:viewBox="0 0 0 317" draw:points="0,0 0,317">
          <text:p/>
        </draw:polygon>
        <draw:line draw:style-name="gr4" draw:text-style-name="P2" draw:layer="layout" svg:x1="33.258cm" svg:y1="10.238cm" svg:x2="33.258cm" svg:y2="10.555cm">
          <text:p/>
        </draw:line>
        <draw:polygon draw:style-name="gr3" draw:text-style-name="P3" draw:layer="layout" svg:width="0.283cm" svg:height="0.041cm" svg:x="32.793cm" svg:y="10.899cm" svg:viewBox="0 0 284 42" draw:points="0,42 0,0 284,0 284,42">
          <text:p/>
        </draw:polygon>
        <draw:line draw:style-name="gr15" draw:text-style-name="P2" draw:layer="layout" svg:x1="36.002cm" svg:y1="10.238cm" svg:x2="36.002cm" svg:y2="1.38cm">
          <text:p/>
        </draw:line>
        <draw:polygon draw:style-name="gr3" draw:text-style-name="P3" draw:layer="layout" svg:width="0cm" svg:height="0.316cm" svg:x="36.002cm" svg:y="10.238cm" svg:viewBox="0 0 0 317" draw:points="0,0 0,317">
          <text:p/>
        </draw:polygon>
        <draw:line draw:style-name="gr4" draw:text-style-name="P2" draw:layer="layout" svg:x1="36.002cm" svg:y1="10.238cm" svg:x2="36.002cm" svg:y2="10.555cm">
          <text:p/>
        </draw:line>
        <draw:frame draw:style-name="gr5" draw:text-style-name="P5" draw:layer="layout" svg:width="0.645cm" svg:height="0.649cm" svg:x="33.105cm" svg:y="10.587cm">
          <draw:text-box>
            <text:p text:style-name="P4"><text:span text:style-name="T1">20</text:span></text:p>
          </draw:text-box>
        </draw:frame>
        <draw:line draw:style-name="gr15" draw:text-style-name="P2" draw:layer="layout" svg:x1="38.745cm" svg:y1="10.238cm" svg:x2="38.745cm" svg:y2="1.38cm">
          <text:p/>
        </draw:line>
        <draw:polygon draw:style-name="gr3" draw:text-style-name="P3" draw:layer="layout" svg:width="0cm" svg:height="0.316cm" svg:x="38.745cm" svg:y="10.238cm" svg:viewBox="0 0 0 317" draw:points="0,0 0,317">
          <text:p/>
        </draw:polygon>
        <draw:line draw:style-name="gr4" draw:text-style-name="P2" draw:layer="layout" svg:x1="38.745cm" svg:y1="10.238cm" svg:x2="38.745cm" svg:y2="10.555cm">
          <text:p/>
        </draw:line>
        <draw:frame draw:style-name="gr5" draw:text-style-name="P5" draw:layer="layout" svg:width="0.581cm" svg:height="0.649cm" svg:x="35.841cm" svg:y="10.587cm">
          <draw:text-box>
            <text:p text:style-name="P4"><text:span text:style-name="T1">0</text:span></text:p>
          </draw:text-box>
        </draw:frame>
        <draw:frame draw:style-name="gr5" draw:text-style-name="P5" draw:layer="layout" svg:width="0.645cm" svg:height="0.649cm" svg:x="38.422cm" svg:y="10.587cm">
          <draw:text-box>
            <text:p text:style-name="P4"><text:span text:style-name="T1">20</text:span></text:p>
          </draw:text-box>
        </draw:frame>
        <draw:line draw:style-name="gr15" draw:text-style-name="P2" draw:layer="layout" svg:x1="30.656cm" svg:y1="9.435cm" svg:x2="41.29cm" svg:y2="9.435cm">
          <text:p/>
        </draw:line>
        <draw:polygon draw:style-name="gr3" draw:text-style-name="P3" draw:layer="layout" svg:width="0.317cm" svg:height="0cm" svg:x="30.338cm" svg:y="9.435cm" svg:viewBox="0 0 318 0" draw:points="318,0 0,0">
          <text:p/>
        </draw:polygon>
        <draw:line draw:style-name="gr4" draw:text-style-name="P2" draw:layer="layout" svg:x1="30.656cm" svg:y1="9.435cm" svg:x2="30.338cm" svg:y2="9.435cm">
          <text:p/>
        </draw:line>
        <draw:frame draw:style-name="gr6" draw:text-style-name="P6" draw:layer="layout" svg:width="1.835cm" svg:height="0.712cm" svg:x="35.056cm" svg:y="11.265cm">
          <draw:text-box>
            <text:p text:style-name="P4"><text:span text:style-name="T2">tSNE1</text:span></text:p>
          </draw:text-box>
        </draw:frame>
        <draw:polygon draw:style-name="gr3" draw:text-style-name="P3" draw:layer="layout" svg:width="0.283cm" svg:height="0.041cm" svg:x="29.256cm" svg:y="9.438cm" svg:viewBox="0 0 284 42" draw:points="0,42 0,0 284,0 284,42">
          <text:p/>
        </draw:polygon>
        <draw:line draw:style-name="gr15" draw:text-style-name="P2" draw:layer="layout" svg:x1="30.656cm" svg:y1="7.276cm" svg:x2="41.29cm" svg:y2="7.276cm">
          <text:p/>
        </draw:line>
        <draw:polygon draw:style-name="gr3" draw:text-style-name="P3" draw:layer="layout" svg:width="0.317cm" svg:height="0cm" svg:x="30.338cm" svg:y="7.276cm" svg:viewBox="0 0 318 0" draw:points="318,0 0,0">
          <text:p/>
        </draw:polygon>
        <draw:line draw:style-name="gr4" draw:text-style-name="P2" draw:layer="layout" svg:x1="30.656cm" svg:y1="7.276cm" svg:x2="30.338cm" svg:y2="7.276cm">
          <text:p/>
        </draw:line>
        <draw:frame draw:style-name="gr5" draw:text-style-name="P5" draw:layer="layout" svg:width="0.645cm" svg:height="0.649cm" svg:x="29.568cm" svg:y="9.126cm">
          <draw:text-box>
            <text:p text:style-name="P4"><text:span text:style-name="T1">20</text:span></text:p>
          </draw:text-box>
        </draw:frame>
        <draw:polygon draw:style-name="gr3" draw:text-style-name="P3" draw:layer="layout" svg:width="0.283cm" svg:height="0.042cm" svg:x="29.256cm" svg:y="7.279cm" svg:viewBox="0 0 284 43" draw:points="0,43 0,0 284,0 284,43">
          <text:p/>
        </draw:polygon>
        <draw:line draw:style-name="gr15" draw:text-style-name="P2" draw:layer="layout" svg:x1="30.656cm" svg:y1="5.118cm" svg:x2="41.29cm" svg:y2="5.118cm">
          <text:p/>
        </draw:line>
        <draw:polygon draw:style-name="gr3" draw:text-style-name="P3" draw:layer="layout" svg:width="0.317cm" svg:height="0cm" svg:x="30.338cm" svg:y="5.118cm" svg:viewBox="0 0 318 0" draw:points="318,0 0,0">
          <text:p/>
        </draw:polygon>
        <draw:line draw:style-name="gr4" draw:text-style-name="P2" draw:layer="layout" svg:x1="30.656cm" svg:y1="5.118cm" svg:x2="30.338cm" svg:y2="5.118cm">
          <text:p/>
        </draw:line>
        <draw:frame draw:style-name="gr5" draw:text-style-name="P5" draw:layer="layout" svg:width="0.645cm" svg:height="0.649cm" svg:x="29.568cm" svg:y="6.967cm">
          <draw:text-box>
            <text:p text:style-name="P4"><text:span text:style-name="T1">10</text:span></text:p>
          </draw:text-box>
        </draw:frame>
        <draw:line draw:style-name="gr15" draw:text-style-name="P2" draw:layer="layout" svg:x1="30.656cm" svg:y1="2.96cm" svg:x2="41.29cm" svg:y2="2.96cm">
          <text:p/>
        </draw:line>
        <draw:polygon draw:style-name="gr3" draw:text-style-name="P3" draw:layer="layout" svg:width="0.317cm" svg:height="0cm" svg:x="30.338cm" svg:y="2.96cm" svg:viewBox="0 0 318 0" draw:points="318,0 0,0">
          <text:p/>
        </draw:polygon>
        <draw:line draw:style-name="gr4" draw:text-style-name="P2" draw:layer="layout" svg:x1="30.656cm" svg:y1="2.96cm" svg:x2="30.338cm" svg:y2="2.96cm">
          <text:p/>
        </draw:line>
        <draw:frame draw:style-name="gr5" draw:text-style-name="P5" draw:layer="layout" svg:width="0.581cm" svg:height="0.649cm" svg:x="29.892cm" svg:y="4.809cm">
          <draw:text-box>
            <text:p text:style-name="P4"><text:span text:style-name="T1">0</text:span></text:p>
          </draw:text-box>
        </draw:frame>
        <draw:frame draw:style-name="gr5" draw:text-style-name="P5" draw:layer="layout" svg:width="0.645cm" svg:height="0.649cm" svg:x="29.568cm" svg:y="2.651cm">
          <draw:text-box>
            <text:p text:style-name="P4"><text:span text:style-name="T1">10</text:span></text:p>
          </draw:text-box>
        </draw:frame>
        <draw:path draw:style-name="gr16" draw:text-style-name="P7" draw:layer="layout" svg:width="0.224cm" svg:height="0.223cm" svg:x="40.043cm" svg:y="2.873cm" svg:viewBox="0 0 225 224" svg:d="M112 224c30 0 58-12 79-33 22-21 34-49 34-80 0-29-12-58-34-79-21-20-49-32-79-32s-58 12-79 32c-21 21-33 50-33 79 0 31 12 59 33 80s49 33 79 33z">
          <text:p/>
        </draw:path>
        <draw:path draw:style-name="gr16" draw:text-style-name="P7" draw:layer="layout" svg:width="0.223cm" svg:height="0.223cm" svg:x="39.716cm" svg:y="4.926cm" svg:viewBox="0 0 224 224" svg:d="M113 224c29 0 58-12 79-33s32-49 32-78c0-31-11-59-32-80s-50-33-79-33c-31 0-59 12-80 33s-33 49-33 80c0 29 12 57 33 78s49 33 80 33z">
          <text:p/>
        </draw:path>
        <draw:path draw:style-name="gr16" draw:text-style-name="P7" draw:layer="layout" svg:width="0.223cm" svg:height="0.223cm" svg:x="40.076cm" svg:y="5.791cm" svg:viewBox="0 0 224 224" svg:d="M111 224c30 0 58-12 80-33 21-21 33-49 33-80 0-29-12-58-33-79-22-20-50-32-80-32-29 0-58 12-79 32-21 21-32 50-32 79 0 31 11 59 32 80s50 33 79 33z">
          <text:p/>
        </draw:path>
        <draw:path draw:style-name="gr16" draw:text-style-name="P7" draw:layer="layout" svg:width="0.223cm" svg:height="0.223cm" svg:x="40.218cm" svg:y="4.376cm" svg:viewBox="0 0 224 224" svg:d="M112 224c30 0 58-12 79-33s33-50 33-79c0-30-12-58-33-79s-49-33-79-33c-29 0-58 12-79 33s-33 49-33 79c0 29 12 58 33 79s50 33 79 33z">
          <text:p/>
        </draw:path>
        <draw:path draw:style-name="gr16" draw:text-style-name="P7" draw:layer="layout" svg:width="0.223cm" svg:height="0.223cm" svg:x="38.712cm" svg:y="6.784cm" svg:viewBox="0 0 224 224" svg:d="M112 224c29 0 57-12 78-33 22-20 34-49 34-78 0-30-12-58-34-79-21-22-49-34-78-34-30 0-58 12-79 34-21 21-33 49-33 79 0 29 12 58 33 78 21 21 49 33 79 33z">
          <text:p/>
        </draw:path>
        <draw:path draw:style-name="gr16" draw:text-style-name="P7" draw:layer="layout" svg:width="0.224cm" svg:height="0.223cm" svg:x="37.71cm" svg:y="7.091cm" svg:viewBox="0 0 225 224" svg:d="M113 224c30 0 58-12 79-33 21-20 33-50 33-79 0-30-12-58-33-79s-49-33-79-33c-31 0-59 12-80 33s-33 49-33 79c0 29 12 59 33 79 21 21 49 33 80 33z">
          <text:p/>
        </draw:path>
        <draw:path draw:style-name="gr16" draw:text-style-name="P7" draw:layer="layout" svg:width="0.223cm" svg:height="0.223cm" svg:x="39.766cm" svg:y="5.929cm" svg:viewBox="0 0 224 224" svg:d="M113 224c29 0 58-12 79-34 21-20 32-49 32-78 0-30-11-58-32-79s-50-33-79-33c-30 0-58 12-80 33-21 21-33 49-33 79 0 29 12 58 33 78 22 22 50 34 80 34z">
          <text:p/>
        </draw:path>
        <draw:path draw:style-name="gr17" draw:text-style-name="P8" draw:layer="layout" svg:width="0.223cm" svg:height="0.223cm" svg:x="32.845cm" svg:y="7.261cm" svg:viewBox="0 0 224 224" svg:d="M112 224c30 0 58-11 79-33 21-21 33-50 33-79 0-30-12-58-33-79s-49-33-79-33c-29 0-58 12-80 33-21 21-32 49-32 79 0 29 11 58 32 79 22 22 51 33 80 33z">
          <text:p/>
        </draw:path>
        <draw:path draw:style-name="gr17" draw:text-style-name="P8" draw:layer="layout" svg:width="0.223cm" svg:height="0.223cm" svg:x="33.998cm" svg:y="8.082cm" svg:viewBox="0 0 224 224" svg:d="M112 224c30 0 58-11 79-32s33-50 33-79c0-30-12-59-33-80s-49-33-79-33-58 12-79 33-33 50-33 80c0 29 12 58 33 79s49 32 79 32z">
          <text:p/>
        </draw:path>
        <draw:path draw:style-name="gr17" draw:text-style-name="P8" draw:layer="layout" svg:width="0.223cm" svg:height="0.224cm" svg:x="33.978cm" svg:y="8.452cm" svg:viewBox="0 0 224 225" svg:d="M113 225c29 0 58-12 79-33s32-49 32-80c0-30-11-58-32-79s-50-33-79-33c-30 0-58 12-79 33-22 21-34 49-34 79 0 31 12 59 34 80 21 21 49 33 79 33z">
          <text:p/>
        </draw:path>
        <draw:path draw:style-name="gr16" draw:text-style-name="P7" draw:layer="layout" svg:width="0.223cm" svg:height="0.224cm" svg:x="37.837cm" svg:y="7.919cm" svg:viewBox="0 0 224 225" svg:d="M111 225c30 0 58-13 80-34 21-21 33-49 33-79s-12-58-33-79c-22-21-50-33-80-33-29 0-58 12-78 33-21 21-33 49-33 79s12 58 33 79c20 21 49 34 78 34z">
          <text:p/>
        </draw:path>
        <draw:path draw:style-name="gr17" draw:text-style-name="P8" draw:layer="layout" svg:width="0.223cm" svg:height="0.223cm" svg:x="33.624cm" svg:y="7.616cm" svg:viewBox="0 0 224 224" svg:d="M112 224c29 0 59-11 80-32 20-21 32-50 32-79 0-30-12-59-32-80-21-21-51-33-80-33-30 0-58 12-79 33s-33 50-33 80c0 29 12 58 33 79s49 32 79 32z">
          <text:p/>
        </draw:path>
        <draw:path draw:style-name="gr16" draw:text-style-name="P7" draw:layer="layout" svg:width="0.223cm" svg:height="0.223cm" svg:x="34.538cm" svg:y="8.705cm" svg:viewBox="0 0 224 224" svg:d="M112 224c30 0 59-12 79-33 21-21 33-49 33-79s-12-59-33-80c-20-20-49-32-79-32s-58 12-79 32c-21 21-33 50-33 80s12 58 33 79 49 33 79 33z">
          <text:p/>
        </draw:path>
        <draw:path draw:style-name="gr17" draw:text-style-name="P8" draw:layer="layout" svg:width="0.223cm" svg:height="0.223cm" svg:x="31.368cm" svg:y="5.953cm" svg:viewBox="0 0 224 224" svg:d="M111 224c30 0 58-12 80-33 21-22 33-50 33-80 0-29-12-58-33-79-22-21-50-32-80-32-29 0-58 11-79 32s-32 50-32 79c0 30 11 58 32 80 21 21 50 33 79 33z">
          <text:p/>
        </draw:path>
        <draw:path draw:style-name="gr17" draw:text-style-name="P8" draw:layer="layout" svg:width="0.223cm" svg:height="0.223cm" svg:x="33.333cm" svg:y="7.187cm" svg:viewBox="0 0 224 224" svg:d="M113 224c29 0 58-11 79-32s32-50 32-79c0-30-11-59-32-80s-50-33-79-33c-30 0-58 12-79 33s-34 50-34 80c0 29 13 58 34 79s49 32 79 32z">
          <text:p/>
        </draw:path>
        <draw:path draw:style-name="gr17" draw:text-style-name="P8" draw:layer="layout" svg:width="0.223cm" svg:height="0.223cm" svg:x="34.283cm" svg:y="9.577cm" svg:viewBox="0 0 224 224" svg:d="M112 224c29 0 58-12 80-33 21-21 32-49 32-79s-11-58-32-79c-22-21-51-33-80-33-30 0-58 12-79 33s-33 49-33 79 12 58 33 79 49 33 79 33z">
          <text:p/>
        </draw:path>
        <draw:path draw:style-name="gr16" draw:text-style-name="P7" draw:layer="layout" svg:width="0.223cm" svg:height="0.223cm" svg:x="37.39cm" svg:y="6.166cm" svg:viewBox="0 0 224 224" svg:d="M112 224c29 0 57-12 79-33 21-21 33-50 33-79 0-30-12-58-33-79-22-21-50-33-79-33-30 0-58 12-79 33s-33 49-33 79c0 29 12 58 33 79s49 33 79 33z">
          <text:p/>
        </draw:path>
        <draw:path draw:style-name="gr17" draw:text-style-name="P8" draw:layer="layout" svg:width="0.223cm" svg:height="0.223cm" svg:x="34.301cm" svg:y="4.755cm" svg:viewBox="0 0 224 224" svg:d="M112 224c29 0 59-11 80-32 20-21 32-50 32-79 0-30-12-58-32-80-21-21-51-33-80-33-30 0-58 12-79 33-21 22-33 50-33 80 0 29 12 58 33 79s49 32 79 32z">
          <text:p/>
        </draw:path>
        <draw:path draw:style-name="gr16" draw:text-style-name="P7" draw:layer="layout" svg:width="0.223cm" svg:height="0.223cm" svg:x="37.613cm" svg:y="7.02cm" svg:viewBox="0 0 224 224" svg:d="M111 224c30 0 58-11 80-32 21-21 33-50 33-79 0-30-12-58-33-79-22-21-50-34-80-34-29 0-58 13-79 34s-32 49-32 79c0 29 11 58 32 79s50 32 79 32z">
          <text:p/>
        </draw:path>
        <draw:path draw:style-name="gr16" draw:text-style-name="P7" draw:layer="layout" svg:width="0.223cm" svg:height="0.224cm" svg:x="40.448cm" svg:y="4.883cm" svg:viewBox="0 0 224 225" svg:d="M112 225c30 0 58-12 79-33s33-49 33-80c0-30-12-58-33-79s-49-33-79-33c-29 0-58 12-79 33s-33 49-33 79c0 31 12 59 33 80s50 33 79 33z">
          <text:p/>
        </draw:path>
        <draw:path draw:style-name="gr16" draw:text-style-name="P7" draw:layer="layout" svg:width="0.223cm" svg:height="0.223cm" svg:x="40.136cm" svg:y="2.822cm" svg:viewBox="0 0 224 224" svg:d="M112 224c30 0 59-12 80-33 21-22 32-50 32-79 0-30-11-58-32-79s-50-33-80-33-58 12-79 33-33 49-33 79c0 29 12 57 33 79 21 21 49 33 79 33z">
          <text:p/>
        </draw:path>
        <draw:path draw:style-name="gr16" draw:text-style-name="P7" draw:layer="layout" svg:width="0.224cm" svg:height="0.223cm" svg:x="38.219cm" svg:y="6.511cm" svg:viewBox="0 0 225 224" svg:d="M113 224c30 0 58-12 79-33s33-49 33-79c0-29-12-58-33-79s-49-33-79-33-58 12-79 33c-22 21-34 50-34 79 0 30 12 58 34 79 21 21 49 33 79 33z">
          <text:p/>
        </draw:path>
        <draw:path draw:style-name="gr16" draw:text-style-name="P7" draw:layer="layout" svg:width="0.223cm" svg:height="0.224cm" svg:x="39.256cm" svg:y="4.732cm" svg:viewBox="0 0 224 225" svg:d="M113 225c29 0 58-12 79-33 20-21 32-49 32-79s-12-59-32-80c-21-21-50-33-79-33-31 0-59 12-80 33s-33 50-33 80 12 58 33 79 49 33 80 33z">
          <text:p/>
        </draw:path>
        <draw:path draw:style-name="gr16" draw:text-style-name="P7" draw:layer="layout" svg:width="0.224cm" svg:height="0.223cm" svg:x="40.045cm" svg:y="5.7cm" svg:viewBox="0 0 225 224" svg:d="M112 224c30 0 58-11 79-33 22-21 34-50 34-79 0-30-12-58-34-79-21-21-49-33-79-33s-58 12-79 33-33 49-33 79c0 29 12 58 33 79 21 22 49 33 79 33z">
          <text:p/>
        </draw:path>
        <draw:path draw:style-name="gr16" draw:text-style-name="P7" draw:layer="layout" svg:width="0.223cm" svg:height="0.224cm" svg:x="37.073cm" svg:y="6.799cm" svg:viewBox="0 0 224 225" svg:d="M113 225c29 0 58-12 79-33 20-21 32-49 32-79s-12-58-32-79c-21-21-50-34-79-34-30 0-59 13-80 34s-33 49-33 79 12 58 33 79 50 33 80 33z">
          <text:p/>
        </draw:path>
        <draw:path draw:style-name="gr16" draw:text-style-name="P7" draw:layer="layout" svg:width="0.223cm" svg:height="0.223cm" svg:x="40.145cm" svg:y="5.643cm" svg:viewBox="0 0 224 224" svg:d="M112 224c30 0 58-12 79-33s33-49 33-79c0-29-12-58-33-80-21-21-49-32-79-32-31 0-59 11-80 32-21 22-32 51-32 80 0 30 11 58 32 79s49 33 80 33z">
          <text:p/>
        </draw:path>
        <draw:path draw:style-name="gr16" draw:text-style-name="P7" draw:layer="layout" svg:width="0.223cm" svg:height="0.224cm" svg:x="40.314cm" svg:y="5.691cm" svg:viewBox="0 0 224 225" svg:d="M112 225c29 0 59-13 80-34s32-49 32-79-11-58-32-79-51-33-80-33c-30 0-58 12-79 33s-33 49-33 79 12 58 33 79 49 34 79 34z">
          <text:p/>
        </draw:path>
        <draw:path draw:style-name="gr16" draw:text-style-name="P7" draw:layer="layout" svg:width="0.224cm" svg:height="0.223cm" svg:x="40.373cm" svg:y="4.892cm" svg:viewBox="0 0 225 224" svg:d="M113 224c30 0 58-12 79-33s33-49 33-80c0-29-12-58-33-79-21-20-49-32-79-32-31 0-59 12-80 32-21 21-33 50-33 79 0 31 12 59 33 80s49 33 80 33z">
          <text:p/>
        </draw:path>
        <draw:path draw:style-name="gr17" draw:text-style-name="P8" draw:layer="layout" svg:width="0.223cm" svg:height="0.224cm" svg:x="33.427cm" svg:y="7.014cm" svg:viewBox="0 0 224 225" svg:d="M112 225c30 0 59-12 80-33s32-49 32-79-11-58-32-79-50-34-80-34-58 13-79 34-33 49-33 79 12 58 33 79 49 33 79 33z">
          <text:p/>
        </draw:path>
        <draw:path draw:style-name="gr17" draw:text-style-name="P8" draw:layer="layout" svg:width="0.223cm" svg:height="0.223cm" svg:x="33.416cm" svg:y="6.988cm" svg:viewBox="0 0 224 224" svg:d="M111 224c30 0 59-12 80-33s33-49 33-79c0-29-12-58-33-80-21-20-50-32-80-32-29 0-58 12-79 32-21 22-32 51-32 80 0 30 11 58 32 79s50 33 79 33z">
          <text:p/>
        </draw:path>
        <draw:path draw:style-name="gr17" draw:text-style-name="P8" draw:layer="layout" svg:width="0.223cm" svg:height="0.223cm" svg:x="32.351cm" svg:y="5.303cm" svg:viewBox="0 0 224 224" svg:d="M113 224c29 0 58-12 79-33s32-50 32-80-11-58-32-79-50-32-79-32c-31 0-59 11-80 32s-33 49-33 79 12 59 33 80 49 33 80 33z">
          <text:p/>
        </draw:path>
        <draw:path draw:style-name="gr16" draw:text-style-name="P7" draw:layer="layout" svg:width="0.223cm" svg:height="0.223cm" svg:x="39.919cm" svg:y="4.852cm" svg:viewBox="0 0 224 224" svg:d="M112 224c30 0 58-12 79-32 21-21 33-51 33-80 0-30-12-58-33-79s-49-33-79-33-59 12-80 33c-20 21-32 49-32 79 0 29 12 59 32 80 21 20 50 32 80 32z">
          <text:p/>
        </draw:path>
        <draw:path draw:style-name="gr16" draw:text-style-name="P7" draw:layer="layout" svg:width="0.223cm" svg:height="0.224cm" svg:x="38.232cm" svg:y="5.884cm" svg:viewBox="0 0 224 225" svg:d="M113 225c29 0 57-12 78-33s33-49 33-79-12-58-33-79c-21-22-49-34-78-34-30 0-58 12-79 34-22 21-34 49-34 79s12 58 34 79c21 21 49 33 79 33z">
          <text:p/>
        </draw:path>
        <draw:path draw:style-name="gr16" draw:text-style-name="P7" draw:layer="layout" svg:width="0.223cm" svg:height="0.223cm" svg:x="37.82cm" svg:y="6.017cm" svg:viewBox="0 0 224 224" svg:d="M112 224c29 0 58-12 79-33 22-21 33-49 33-80 0-29-11-58-33-79-21-21-50-32-79-32-30 0-58 11-79 32s-33 50-33 79c0 31 12 59 33 80s49 33 79 33z">
          <text:p/>
        </draw:path>
        <draw:path draw:style-name="gr16" draw:text-style-name="P7" draw:layer="layout" svg:width="0.223cm" svg:height="0.223cm" svg:x="38.588cm" svg:y="5.817cm" svg:viewBox="0 0 224 224" svg:d="M112 224c30 0 58-12 79-33s33-49 33-79-12-59-33-79c-21-21-49-33-79-33s-59 12-80 33c-21 20-32 49-32 79s11 58 32 79 50 33 80 33z">
          <text:p/>
        </draw:path>
        <draw:path draw:style-name="gr16" draw:text-style-name="P7" draw:layer="layout" svg:width="0.223cm" svg:height="0.223cm" svg:x="37.914cm" svg:y="5.186cm" svg:viewBox="0 0 224 224" svg:d="M112 224c30 0 58-11 79-32s33-50 33-79c0-30-12-59-33-80s-49-33-79-33-59 12-80 33-32 50-32 80c0 29 11 58 32 79s50 32 80 32z">
          <text:p/>
        </draw:path>
        <draw:path draw:style-name="gr16" draw:text-style-name="P7" draw:layer="layout" svg:width="0.224cm" svg:height="0.223cm" svg:x="38.303cm" svg:y="5.941cm" svg:viewBox="0 0 225 224" svg:d="M112 224c30 0 59-12 80-33s33-50 33-79c0-30-12-58-33-79s-50-33-80-33-58 12-79 33-33 49-33 79c0 29 12 58 33 79s49 33 79 33z">
          <text:p/>
        </draw:path>
        <draw:path draw:style-name="gr16" draw:text-style-name="P7" draw:layer="layout" svg:width="0.223cm" svg:height="0.223cm" svg:x="35.688cm" svg:y="5.427cm" svg:viewBox="0 0 224 224" svg:d="M112 224c30 0 58-12 79-33s33-49 33-79c0-29-12-58-33-80-21-20-49-32-79-32s-59 12-80 32c-20 22-32 51-32 80 0 30 12 58 32 79 21 21 50 33 80 33z">
          <text:p/>
        </draw:path>
        <draw:path draw:style-name="gr17" draw:text-style-name="P8" draw:layer="layout" svg:width="0.223cm" svg:height="0.223cm" svg:x="34.234cm" svg:y="9.237cm" svg:viewBox="0 0 224 224" svg:d="M111 224c30 0 58-12 79-33s34-49 34-79c0-29-13-58-34-79-21-22-49-33-79-33-29 0-58 11-78 33-21 21-33 50-33 79 0 30 12 58 33 79 20 21 49 33 78 33z">
          <text:p/>
        </draw:path>
        <draw:path draw:style-name="gr17" draw:text-style-name="P8" draw:layer="layout" svg:width="0.223cm" svg:height="0.223cm" svg:x="35.489cm" svg:y="5.367cm" svg:viewBox="0 0 224 224" svg:d="M112 224c30 0 58-12 79-33 21-20 33-49 33-78 0-31-12-59-33-80s-49-33-79-33c-29 0-59 12-79 33-21 21-33 49-33 80 0 29 12 58 33 78 20 21 50 33 79 33z">
          <text:p/>
        </draw:path>
        <draw:path draw:style-name="gr16" draw:text-style-name="P7" draw:layer="layout" svg:width="0.223cm" svg:height="0.223cm" svg:x="40.695cm" svg:y="4.068cm" svg:viewBox="0 0 224 224" svg:d="M113 224c29 0 58-12 78-33 21-21 33-49 33-79 0-29-12-59-33-80-20-20-49-32-78-32-30 0-58 12-79 32-21 21-34 51-34 80 0 30 13 58 34 79s49 33 79 33z">
          <text:p/>
        </draw:path>
        <draw:path draw:style-name="gr17" draw:text-style-name="P8" draw:layer="layout" svg:width="0.223cm" svg:height="0.223cm" svg:x="33.858cm" svg:y="8.564cm" svg:viewBox="0 0 224 224" svg:d="M111 224c30 0 59-12 80-33s33-49 33-79c0-29-12-58-33-79-21-22-50-33-80-33-29 0-58 11-79 33-20 21-32 50-32 79 0 30 12 58 32 79 21 21 50 33 79 33z">
          <text:p/>
        </draw:path>
        <draw:path draw:style-name="gr17" draw:text-style-name="P8" draw:layer="layout" svg:width="0.223cm" svg:height="0.223cm" svg:x="33.995cm" svg:y="8.75cm" svg:viewBox="0 0 224 224" svg:d="M112 224c30 0 58-12 79-33s33-49 33-79c0-29-12-59-33-80s-49-32-79-32c-29 0-58 11-79 32-22 21-33 51-33 80 0 30 11 58 33 79 21 21 50 33 79 33z">
          <text:p/>
        </draw:path>
        <draw:path draw:style-name="gr17" draw:text-style-name="P8" draw:layer="layout" svg:width="0.223cm" svg:height="0.223cm" svg:x="33.09cm" svg:y="6.371cm" svg:viewBox="0 0 224 224" svg:d="M113 224c30 0 58-12 79-34 21-21 32-49 32-79 0-29-11-58-32-79-21-20-49-32-79-32s-58 12-79 32c-22 21-34 50-34 79 0 30 12 58 34 79 21 22 49 34 79 34z">
          <text:p/>
        </draw:path>
        <draw:path draw:style-name="gr17" draw:text-style-name="P8" draw:layer="layout" svg:width="0.223cm" svg:height="0.223cm" svg:x="33.098cm" svg:y="6.457cm" svg:viewBox="0 0 224 224" svg:d="M112 224c30 0 58-12 79-33s33-49 33-80c0-30-12-58-33-79s-49-32-79-32c-29 0-58 11-79 32-22 21-33 49-33 79 0 31 11 59 33 80 21 21 50 33 79 33z">
          <text:p/>
        </draw:path>
        <draw:path draw:style-name="gr16" draw:text-style-name="P7" draw:layer="layout" svg:width="0.223cm" svg:height="0.223cm" svg:x="35.672cm" svg:y="5.395cm" svg:viewBox="0 0 224 224" svg:d="M111 224c31 0 59-12 80-32 21-21 33-50 33-79 0-30-12-59-33-80s-49-33-80-33c-29 0-58 12-79 33-20 21-32 50-32 80 0 29 12 58 32 79 21 20 50 32 79 32z">
          <text:p/>
        </draw:path>
        <draw:path draw:style-name="gr16" draw:text-style-name="P7" draw:layer="layout" svg:width="0.223cm" svg:height="0.223cm" svg:x="39.495cm" svg:y="4.981cm" svg:viewBox="0 0 224 224" svg:d="M113 224c29 0 58-12 79-33 20-21 32-49 32-79 0-29-12-58-32-80-21-21-50-32-79-32-31 0-59 11-80 32-21 22-33 51-33 80 0 30 12 58 33 79s49 33 80 33z">
          <text:p/>
        </draw:path>
        <draw:path draw:style-name="gr16" draw:text-style-name="P7" draw:layer="layout" svg:width="0.223cm" svg:height="0.224cm" svg:x="40.641cm" svg:y="4.095cm" svg:viewBox="0 0 224 225" svg:d="M113 225c29 0 57-12 78-33s33-49 33-79-12-58-33-79c-21-22-49-34-78-34-30 0-59 12-80 34-21 21-33 49-33 79s12 58 33 79 50 33 80 33z">
          <text:p/>
        </draw:path>
        <draw:path draw:style-name="gr16" draw:text-style-name="P7" draw:layer="layout" svg:width="0.223cm" svg:height="0.223cm" svg:x="39.646cm" svg:y="4.92cm" svg:viewBox="0 0 224 224" svg:d="M111 224c30 0 59-11 80-32s33-50 33-79c0-31-12-59-33-80s-50-33-80-33c-29 0-58 12-79 33-20 21-32 49-32 80 0 29 12 58 32 79 21 21 50 32 79 32z">
          <text:p/>
        </draw:path>
        <draw:path draw:style-name="gr17" draw:text-style-name="P8" draw:layer="layout" svg:width="0.223cm" svg:height="0.223cm" svg:x="34.416cm" svg:y="9.005cm" svg:viewBox="0 0 224 224" svg:d="M113 224c29 0 58-12 79-33 21-20 32-49 32-78 0-30-11-58-32-79-21-22-50-34-79-34-30 0-58 12-80 34-21 21-33 49-33 79 0 29 12 58 33 78 22 21 50 33 80 33z">
          <text:p/>
        </draw:path>
        <draw:path draw:style-name="gr17" draw:text-style-name="P8" draw:layer="layout" svg:width="0.223cm" svg:height="0.224cm" svg:x="34.548cm" svg:y="6.476cm" svg:viewBox="0 0 224 225" svg:d="M112 225c30 0 59-12 80-33s32-49 32-79c0-31-11-59-32-80s-50-33-80-33-58 12-79 33-33 49-33 80c0 30 12 58 33 79s49 33 79 33z">
          <text:p/>
        </draw:path>
        <draw:path draw:style-name="gr16" draw:text-style-name="P7" draw:layer="layout" svg:width="0.223cm" svg:height="0.223cm" svg:x="37.602cm" svg:y="6.075cm" svg:viewBox="0 0 224 224" svg:d="M111 224c30 0 58-11 79-32 22-21 34-50 34-79 0-30-12-59-34-80-21-21-49-33-79-33-29 0-58 12-79 33s-32 50-32 80c0 29 11 58 32 79s50 32 79 32z">
          <text:p/>
        </draw:path>
        <draw:path draw:style-name="gr17" draw:text-style-name="P8" draw:layer="layout" svg:width="0.223cm" svg:height="0.223cm" svg:x="32.276cm" svg:y="4.371cm" svg:viewBox="0 0 224 224" svg:d="M112 224c29 0 58-12 80-34 20-21 32-49 32-79 0-29-12-58-32-79-22-21-51-32-80-32-30 0-58 11-79 32s-33 50-33 79c0 30 12 58 33 79 21 22 49 34 79 34z">
          <text:p/>
        </draw:path>
        <draw:path draw:style-name="gr17" draw:text-style-name="P8" draw:layer="layout" svg:width="0.223cm" svg:height="0.224cm" svg:x="32.971cm" svg:y="6.827cm" svg:viewBox="0 0 224 225" svg:d="M111 225c30 0 59-12 80-34 21-21 33-49 33-79s-12-58-33-79-50-33-80-33c-29 0-58 12-78 33-21 21-33 49-33 79s12 58 33 79c20 22 49 34 78 34z">
          <text:p/>
        </draw:path>
        <draw:path draw:style-name="gr17" draw:text-style-name="P8" draw:layer="layout" svg:width="0.223cm" svg:height="0.223cm" svg:x="32.997cm" svg:y="6.96cm" svg:viewBox="0 0 224 224" svg:d="M111 224c31 0 59-12 80-33s33-49 33-79c0-29-12-58-33-79s-49-33-80-33c-29 0-58 12-78 33-21 21-33 50-33 79 0 30 12 58 33 79 20 21 49 33 78 33z">
          <text:p/>
        </draw:path>
        <draw:path draw:style-name="gr17" draw:text-style-name="P8" draw:layer="layout" svg:width="0.224cm" svg:height="0.223cm" svg:x="32.754cm" svg:y="7.193cm" svg:viewBox="0 0 225 224" svg:d="M112 224c31 0 59-12 80-32 21-21 33-50 33-79 0-30-12-59-33-80s-49-33-80-33c-30 0-58 12-79 33s-33 50-33 80c0 29 12 58 33 79 21 20 49 32 79 32z">
          <text:p/>
        </draw:path>
        <draw:path draw:style-name="gr17" draw:text-style-name="P8" draw:layer="layout" svg:width="0.223cm" svg:height="0.223cm" svg:x="34.397cm" svg:y="6.584cm" svg:viewBox="0 0 224 224" svg:d="M113 224c29 0 58-12 79-33s32-50 32-79c0-30-11-58-32-79s-50-33-79-33c-30 0-59 12-80 33s-33 49-33 79c0 29 12 58 33 79s50 33 80 33z">
          <text:p/>
        </draw:path>
        <draw:path draw:style-name="gr17" draw:text-style-name="P8" draw:layer="layout" svg:width="0.223cm" svg:height="0.223cm" svg:x="32.859cm" svg:y="7.102cm" svg:viewBox="0 0 224 224" svg:d="M113 224c29 0 58-12 79-33 20-21 32-50 32-79 0-30-12-58-32-79-21-21-50-33-79-33-30 0-58 12-80 33-21 21-33 49-33 79 0 29 12 58 33 79 22 21 50 33 80 33z">
          <text:p/>
        </draw:path>
        <draw:path draw:style-name="gr17" draw:text-style-name="P8" draw:layer="layout" svg:width="0.223cm" svg:height="0.223cm" svg:x="32.863cm" svg:y="7.11cm" svg:viewBox="0 0 224 224" svg:d="M113 224c29 0 58-11 79-32 20-21 32-50 32-80s-12-58-32-79c-21-21-50-33-79-33-30 0-58 12-79 33-22 21-34 49-34 79s12 59 34 80c21 21 49 32 79 32z">
          <text:p/>
        </draw:path>
        <draw:path draw:style-name="gr17" draw:text-style-name="P8" draw:layer="layout" svg:width="0.223cm" svg:height="0.223cm" svg:x="34.462cm" svg:y="4.593cm" svg:viewBox="0 0 224 224" svg:d="M112 224c29 0 58-12 79-34 21-21 33-49 33-79 0-29-12-58-33-78-21-21-50-33-79-33-30 0-58 12-79 33-21 20-33 49-33 78 0 30 12 58 33 79 21 22 49 34 79 34z">
          <text:p/>
        </draw:path>
        <draw:path draw:style-name="gr17" draw:text-style-name="P8" draw:layer="layout" svg:width="0.223cm" svg:height="0.223cm" svg:x="35.045cm" svg:y="6.489cm" svg:viewBox="0 0 224 224" svg:d="M112 224c30 0 58-12 79-33s33-49 33-79-12-59-33-80c-21-20-49-32-79-32-29 0-59 12-80 32-20 21-32 50-32 80s12 58 32 79c21 21 51 33 80 33z">
          <text:p/>
        </draw:path>
        <draw:path draw:style-name="gr17" draw:text-style-name="P8" draw:layer="layout" svg:width="0.223cm" svg:height="0.223cm" svg:x="34.412cm" svg:y="9.672cm" svg:viewBox="0 0 224 224" svg:d="M112 224c30 0 58-12 79-33s33-49 33-79c0-29-12-58-33-79-21-22-49-33-79-33-29 0-58 11-79 33-21 21-33 50-33 79 0 30 12 58 33 79s50 33 79 33z">
          <text:p/>
        </draw:path>
        <draw:path draw:style-name="gr17" draw:text-style-name="P8" draw:layer="layout" svg:width="0.223cm" svg:height="0.223cm" svg:x="33.796cm" svg:y="7.594cm" svg:viewBox="0 0 224 224" svg:d="M111 224c30 0 58-11 79-32s34-49 34-79c0-31-13-59-34-80s-49-33-79-33c-29 0-58 12-79 33-20 21-32 49-32 80 0 30 12 58 32 79 21 21 50 32 79 32z">
          <text:p/>
        </draw:path>
        <draw:path draw:style-name="gr16" draw:text-style-name="P7" draw:layer="layout" svg:width="0.224cm" svg:height="0.223cm" svg:x="40.258cm" svg:y="6.054cm" svg:viewBox="0 0 225 224" svg:d="M112 224c30 0 58-11 79-32s34-50 34-79c0-30-13-59-34-80s-49-33-79-33-58 12-79 33-33 50-33 80c0 29 12 58 33 79s49 32 79 32z">
          <text:p/>
        </draw:path>
        <draw:path draw:style-name="gr16" draw:text-style-name="P7" draw:layer="layout" svg:width="0.223cm" svg:height="0.223cm" svg:x="37.141cm" svg:y="6.865cm" svg:viewBox="0 0 224 224" svg:d="M112 224c29 0 58-12 78-33 21-21 34-50 34-80 0-29-13-58-34-79-20-20-49-32-78-32-30 0-58 12-79 32-21 21-33 50-33 79 0 30 12 59 33 80s49 33 79 33z">
          <text:p/>
        </draw:path>
        <draw:path draw:style-name="gr17" draw:text-style-name="P8" draw:layer="layout" svg:width="0.223cm" svg:height="0.223cm" svg:x="35.028cm" svg:y="6.51cm" svg:viewBox="0 0 224 224" svg:d="M112 224c30 0 58-12 79-33s33-49 33-79-12-59-33-80-49-32-79-32-59 11-80 32-32 50-32 80 11 58 32 79 50 33 80 33z">
          <text:p/>
        </draw:path>
        <draw:path draw:style-name="gr17" draw:text-style-name="P8" draw:layer="layout" svg:width="0.224cm" svg:height="0.224cm" svg:x="34.862cm" svg:y="6.51cm" svg:viewBox="0 0 225 225" svg:d="M113 225c30 0 58-12 79-33s33-49 33-79-12-59-33-80-49-33-79-33-58 12-80 33c-21 21-33 50-33 80s12 58 33 79c22 21 50 33 80 33z">
          <text:p/>
        </draw:path>
        <draw:path draw:style-name="gr17" draw:text-style-name="P8" draw:layer="layout" svg:width="0.223cm" svg:height="0.223cm" svg:x="35.118cm" svg:y="6.56cm" svg:viewBox="0 0 224 224" svg:d="M113 224c29 0 58-12 79-33s32-49 32-79c0-29-11-58-32-79s-50-33-79-33c-30 0-58 12-79 33s-34 50-34 79c0 30 13 58 34 79s49 33 79 33z">
          <text:p/>
        </draw:path>
        <draw:path draw:style-name="gr17" draw:text-style-name="P8" draw:layer="layout" svg:width="0.223cm" svg:height="0.223cm" svg:x="35.092cm" svg:y="6.574cm" svg:viewBox="0 0 224 224" svg:d="M112 224c30 0 58-12 79-33s33-49 33-79c0-29-12-58-33-79-21-20-49-33-79-33-29 0-58 13-78 33-22 21-34 50-34 79 0 30 12 58 34 79 20 21 49 33 78 33z">
          <text:p/>
        </draw:path>
        <draw:path draw:style-name="gr17" draw:text-style-name="P8" draw:layer="layout" svg:width="0.223cm" svg:height="0.224cm" svg:x="34.455cm" svg:y="6.439cm" svg:viewBox="0 0 224 225" svg:d="M112 225c29 0 58-12 79-33 20-21 33-49 33-80 0-30-13-58-33-79-21-21-50-33-79-33-30 0-58 12-79 33s-33 49-33 79c0 31 12 59 33 80s49 33 79 33z">
          <text:p/>
        </draw:path>
        <draw:path draw:style-name="gr17" draw:text-style-name="P8" draw:layer="layout" svg:width="0.223cm" svg:height="0.223cm" svg:x="34.831cm" svg:y="8.963cm" svg:viewBox="0 0 224 224" svg:d="M113 224c29 0 58-12 79-33 20-21 32-49 32-79 0-29-12-59-32-80-21-21-50-32-79-32-30 0-59 11-80 32s-33 51-33 80c0 30 12 58 33 79s50 33 80 33z">
          <text:p/>
        </draw:path>
        <draw:path draw:style-name="gr17" draw:text-style-name="P8" draw:layer="layout" svg:width="0.223cm" svg:height="0.223cm" svg:x="35.124cm" svg:y="6.377cm" svg:viewBox="0 0 224 224" svg:d="M112 224c29 0 58-12 79-34 21-21 33-49 33-78 0-30-12-58-33-79s-50-33-79-33c-30 0-58 12-79 33s-33 49-33 79c0 29 12 57 33 78 21 22 49 34 79 34z">
          <text:p/>
        </draw:path>
        <draw:path draw:style-name="gr17" draw:text-style-name="P8" draw:layer="layout" svg:width="0.223cm" svg:height="0.223cm" svg:x="34.423cm" svg:y="8.562cm" svg:viewBox="0 0 224 224" svg:d="M113 224c30 0 58-11 79-32s32-50 32-79c0-30-11-58-32-79-21-22-49-34-79-34s-58 12-79 34c-22 21-34 49-34 79 0 29 12 58 34 79 21 21 49 32 79 32z">
          <text:p/>
        </draw:path>
        <draw:path draw:style-name="gr16" draw:text-style-name="P7" draw:layer="layout" svg:width="0.223cm" svg:height="0.223cm" svg:x="38.408cm" svg:y="6.97cm" svg:viewBox="0 0 224 224" svg:d="M113 224c29 0 57-11 78-32s33-50 33-79c0-30-12-59-33-80s-49-33-78-33c-30 0-59 12-80 33s-33 50-33 80c0 29 12 58 33 79s50 32 80 32z">
          <text:p/>
        </draw:path>
        <draw:path draw:style-name="gr16" draw:text-style-name="P7" draw:layer="layout" svg:width="0.224cm" svg:height="0.223cm" svg:x="38.438cm" svg:y="7.011cm" svg:viewBox="0 0 225 224" svg:d="M113 224c30 0 58-11 79-32s33-50 33-79c0-30-12-58-33-79-21-22-49-34-79-34s-58 12-79 34c-22 21-34 49-34 79 0 29 12 58 34 79 21 21 49 32 79 32z">
          <text:p/>
        </draw:path>
        <draw:path draw:style-name="gr17" draw:text-style-name="P8" draw:layer="layout" svg:width="0.224cm" svg:height="0.223cm" svg:x="33.938cm" svg:y="7.956cm" svg:viewBox="0 0 225 224" svg:d="M113 224c30 0 58-12 79-33 21-22 33-50 33-80s-12-58-33-79-49-32-79-32-59 11-80 32-33 49-33 79 12 58 33 80c21 21 50 33 80 33z">
          <text:p/>
        </draw:path>
        <draw:path draw:style-name="gr17" draw:text-style-name="P8" draw:layer="layout" svg:width="0.223cm" svg:height="0.224cm" svg:x="33.34cm" svg:y="7.859cm" svg:viewBox="0 0 224 225" svg:d="M112 225c29 0 58-12 79-33s33-49 33-79-12-59-33-80-50-33-79-33c-30 0-58 12-79 33s-33 50-33 80 12 58 33 79 49 33 79 33z">
          <text:p/>
        </draw:path>
        <draw:path draw:style-name="gr17" draw:text-style-name="P8" draw:layer="layout" svg:width="0.223cm" svg:height="0.224cm" svg:x="33.432cm" svg:y="7.922cm" svg:viewBox="0 0 224 225" svg:d="M112 225c30 0 59-13 79-34 21-21 33-49 33-79s-12-58-33-79c-20-21-49-33-79-33s-58 12-79 33-33 49-33 79 12 58 33 79 49 34 79 34z">
          <text:p/>
        </draw:path>
        <draw:path draw:style-name="gr17" draw:text-style-name="P8" draw:layer="layout" svg:width="0.224cm" svg:height="0.223cm" svg:x="34.557cm" svg:y="9.724cm" svg:viewBox="0 0 225 224" svg:d="M112 224c31 0 59-12 80-34 21-21 33-49 33-79 0-29-12-58-33-79s-49-32-80-32c-30 0-58 11-79 32s-33 50-33 79c0 30 12 58 33 79 21 22 49 34 79 34z">
          <text:p/>
        </draw:path>
        <draw:path draw:style-name="gr17" draw:text-style-name="P8" draw:layer="layout" svg:width="0.223cm" svg:height="0.223cm" svg:x="34.152cm" svg:y="8.559cm" svg:viewBox="0 0 224 224" svg:d="M112 224c30 0 58-11 79-32s33-50 33-79c0-30-12-58-33-79-21-22-49-34-79-34-29 0-59 12-80 34-21 21-32 49-32 79 0 29 11 58 32 79s51 32 80 32z">
          <text:p/>
        </draw:path>
        <draw:path draw:style-name="gr17" draw:text-style-name="P8" draw:layer="layout" svg:width="0.223cm" svg:height="0.223cm" svg:x="33.611cm" svg:y="8.07cm" svg:viewBox="0 0 224 224" svg:d="M112 224c29 0 58-12 79-33s33-49 33-79c0-29-12-59-33-80s-50-32-79-32c-30 0-58 11-79 32s-33 51-33 80c0 30 12 58 33 79s49 33 79 33z">
          <text:p/>
        </draw:path>
        <draw:path draw:style-name="gr17" draw:text-style-name="P8" draw:layer="layout" svg:width="0.223cm" svg:height="0.223cm" svg:x="34.567cm" svg:y="9.566cm" svg:viewBox="0 0 224 224" svg:d="M113 224c29 0 58-12 79-33s32-49 32-80c0-29-11-58-32-79-21-20-50-32-79-32-31 0-59 12-80 32-21 21-33 50-33 79 0 31 12 59 33 80s49 33 80 33z">
          <text:p/>
        </draw:path>
        <draw:path draw:style-name="gr17" draw:text-style-name="P8" draw:layer="layout" svg:width="0.223cm" svg:height="0.224cm" svg:x="34.62cm" svg:y="9.447cm" svg:viewBox="0 0 224 225" svg:d="M112 225c30 0 58-12 79-33s33-49 33-79-12-58-33-79c-21-22-49-34-79-34-29 0-59 12-80 34-21 21-32 49-32 79s11 58 32 79 51 33 80 33z">
          <text:p/>
        </draw:path>
        <draw:path draw:style-name="gr16" draw:text-style-name="P7" draw:layer="layout" svg:width="0.223cm" svg:height="0.223cm" svg:x="37.504cm" svg:y="7.208cm" svg:viewBox="0 0 224 224" svg:d="M113 224c29 0 58-12 79-33 20-21 32-49 32-79 0-29-12-58-32-80-21-21-50-32-79-32-30 0-59 11-80 32-21 22-33 51-33 80 0 30 12 58 33 79s50 33 80 33z">
          <text:p/>
        </draw:path>
        <draw:path draw:style-name="gr17" draw:text-style-name="P8" draw:layer="layout" svg:width="0.223cm" svg:height="0.223cm" svg:x="34.359cm" svg:y="8.693cm" svg:viewBox="0 0 224 224" svg:d="M112 224c30 0 58-12 79-33s33-49 33-80c0-29-12-58-33-79s-49-32-79-32-59 11-80 32-32 50-32 79c0 31 11 59 32 80s50 33 80 33z">
          <text:p/>
        </draw:path>
        <draw:path draw:style-name="gr16" draw:text-style-name="P7" draw:layer="layout" svg:width="0.223cm" svg:height="0.223cm" svg:x="37.95cm" svg:y="7.438cm" svg:viewBox="0 0 224 224" svg:d="M112 224c30 0 58-12 79-33s33-49 33-78c0-30-12-58-33-79-21-22-49-34-79-34-29 0-59 12-80 34-21 21-32 49-32 79 0 29 11 57 32 78s51 33 80 33z">
          <text:p/>
        </draw:path>
        <draw:path draw:style-name="gr17" draw:text-style-name="P8" draw:layer="layout" svg:width="0.223cm" svg:height="0.223cm" svg:x="34.526cm" svg:y="9.433cm" svg:viewBox="0 0 224 224" svg:d="M111 224c30 0 59-11 80-32s33-50 33-79c0-30-12-58-33-80-21-21-50-33-80-33-29 0-58 12-79 33-20 22-32 50-32 80 0 29 12 58 32 79 21 21 50 32 79 32z">
          <text:p/>
        </draw:path>
        <draw:path draw:style-name="gr16" draw:text-style-name="P7" draw:layer="layout" svg:width="0.223cm" svg:height="0.223cm" svg:x="37.894cm" svg:y="7.532cm" svg:viewBox="0 0 224 224" svg:d="M111 224c31 0 59-12 80-33s33-50 33-80c0-29-12-58-33-79s-49-32-80-32c-29 0-58 11-78 32-21 21-33 50-33 79 0 30 12 59 33 80 20 21 49 33 78 33z">
          <text:p/>
        </draw:path>
        <draw:path draw:style-name="gr16" draw:text-style-name="P7" draw:layer="layout" svg:width="0.223cm" svg:height="0.224cm" svg:x="37.946cm" svg:y="7.631cm" svg:viewBox="0 0 224 225" svg:d="M112 225c30 0 58-12 79-33s33-49 33-79-12-59-33-80-49-33-79-33c-29 0-59 12-80 33-20 21-32 50-32 80s12 58 32 79c21 21 51 33 80 33z">
          <text:p/>
        </draw:path>
        <draw:path draw:style-name="gr16" draw:text-style-name="P7" draw:layer="layout" svg:width="0.224cm" svg:height="0.223cm" svg:x="39.646cm" svg:y="5.856cm" svg:viewBox="0 0 225 224" svg:d="M112 224c30 0 59-12 80-33s33-49 33-79c0-29-12-57-33-79-21-21-50-33-80-33s-58 12-79 33c-21 22-33 50-33 79 0 30 12 58 33 79s49 33 79 33z">
          <text:p/>
        </draw:path>
        <draw:path draw:style-name="gr17" draw:text-style-name="P8" draw:layer="layout" svg:width="0.223cm" svg:height="0.223cm" svg:x="34.565cm" svg:y="9.277cm" svg:viewBox="0 0 224 224" svg:d="M111 224c31 0 59-12 80-34 21-21 33-49 33-79 0-29-12-58-33-79-21-20-49-32-80-32-29 0-58 12-79 32-21 21-32 50-32 79 0 30 11 58 32 79 21 22 50 34 79 34z">
          <text:p/>
        </draw:path>
        <draw:path draw:style-name="gr16" draw:text-style-name="P7" draw:layer="layout" svg:width="0.224cm" svg:height="0.223cm" svg:x="37.991cm" svg:y="7.556cm" svg:viewBox="0 0 225 224" svg:d="M113 224c30 0 58-12 79-33 21-20 33-49 33-79s-12-58-33-79-49-33-79-33-58 12-79 33c-22 21-34 49-34 79s12 59 34 79c21 21 49 33 79 33z">
          <text:p/>
        </draw:path>
        <draw:path draw:style-name="gr16" draw:text-style-name="P7" draw:layer="layout" svg:width="0.223cm" svg:height="0.223cm" svg:x="38.102cm" svg:y="7.514cm" svg:viewBox="0 0 224 224" svg:d="M112 224c29 0 59-12 80-33 21-22 32-50 32-80 0-29-11-58-32-78-21-21-51-33-80-33-30 0-58 12-79 33-21 20-33 49-33 78 0 30 12 58 33 80 21 21 49 33 79 33z">
          <text:p/>
        </draw:path>
        <draw:path draw:style-name="gr16" draw:text-style-name="P7" draw:layer="layout" svg:width="0.223cm" svg:height="0.223cm" svg:x="39.701cm" svg:y="5.802cm" svg:viewBox="0 0 224 224" svg:d="M112 224c30 0 58-12 79-32 21-21 33-50 33-79 0-31-12-59-33-80s-49-33-79-33-59 12-80 33-32 49-32 80c0 29 11 58 32 79 21 20 50 32 80 32z">
          <text:p/>
        </draw:path>
        <draw:path draw:style-name="gr16" draw:text-style-name="P7" draw:layer="layout" svg:width="0.223cm" svg:height="0.223cm" svg:x="37.718cm" svg:y="7.553cm" svg:viewBox="0 0 224 224" svg:d="M112 224c30 0 58-12 79-33s33-49 33-80c0-29-12-58-33-79s-49-32-79-32c-29 0-59 11-80 32s-32 50-32 79c0 31 11 59 32 80s51 33 80 33z">
          <text:p/>
        </draw:path>
        <draw:path draw:style-name="gr16" draw:text-style-name="P7" draw:layer="layout" svg:width="0.223cm" svg:height="0.223cm" svg:x="38.713cm" svg:y="6.326cm" svg:viewBox="0 0 224 224" svg:d="M111 224c30 0 58-12 79-33 22-20 34-49 34-78 0-30-12-58-34-79-21-22-49-34-79-34-29 0-57 12-78 34-21 21-33 49-33 79 0 29 12 58 33 78 21 21 49 33 78 33z">
          <text:p/>
        </draw:path>
        <draw:path draw:style-name="gr16" draw:text-style-name="P7" draw:layer="layout" svg:width="0.223cm" svg:height="0.223cm" svg:x="38.625cm" svg:y="5.072cm" svg:viewBox="0 0 224 224" svg:d="M112 224c30 0 58-12 79-32 21-21 33-51 33-80 0-30-12-58-33-79s-49-33-79-33c-29 0-59 12-80 33s-32 49-32 79c0 29 11 59 32 80 21 20 51 32 80 32z">
          <text:p/>
        </draw:path>
        <draw:path draw:style-name="gr16" draw:text-style-name="P7" draw:layer="layout" svg:width="0.223cm" svg:height="0.223cm" svg:x="38.406cm" svg:y="6.573cm" svg:viewBox="0 0 224 224" svg:d="M113 224c29 0 58-11 79-32s32-49 32-79-11-58-32-79-50-34-79-34c-30 0-59 13-80 34s-33 49-33 79 12 58 33 79 50 32 80 32z">
          <text:p/>
        </draw:path>
        <draw:path draw:style-name="gr17" draw:text-style-name="P8" draw:layer="layout" svg:width="0.223cm" svg:height="0.223cm" svg:x="34.152cm" svg:y="8.849cm" svg:viewBox="0 0 224 224" svg:d="M113 224c29 0 58-12 79-33 20-22 32-50 32-80s-12-58-32-79c-21-21-50-32-79-32-30 0-59 11-80 32s-33 49-33 79 12 58 33 80c21 21 50 33 80 33z">
          <text:p/>
        </draw:path>
        <draw:path draw:style-name="gr16" draw:text-style-name="P7" draw:layer="layout" svg:width="0.223cm" svg:height="0.223cm" svg:x="38.331cm" svg:y="6.679cm" svg:viewBox="0 0 224 224" svg:d="M111 224c31 0 59-12 80-33s33-49 33-80c0-29-12-58-33-79s-49-32-80-32c-29 0-58 11-79 32-20 21-32 50-32 79 0 31 12 59 32 80 21 21 50 33 79 33z">
          <text:p/>
        </draw:path>
        <draw:path draw:style-name="gr16" draw:text-style-name="P7" draw:layer="layout" svg:width="0.223cm" svg:height="0.223cm" svg:x="38.29cm" svg:y="6.843cm" svg:viewBox="0 0 224 224" svg:d="M112 224c29 0 58-11 80-32 21-22 32-51 32-80 0-30-11-58-32-79-22-21-51-33-80-33-30 0-58 12-79 33s-33 49-33 79c0 29 12 58 33 80 21 21 49 32 79 32z">
          <text:p/>
        </draw:path>
        <draw:path draw:style-name="gr16" draw:text-style-name="P7" draw:layer="layout" svg:width="0.223cm" svg:height="0.223cm" svg:x="38.104cm" svg:y="6.683cm" svg:viewBox="0 0 224 224" svg:d="M112 224c30 0 59-12 80-32 21-21 32-50 32-80s-11-58-32-79-50-33-80-33-58 12-79 33-33 49-33 79 12 59 33 80c21 20 49 32 79 32z">
          <text:p/>
        </draw:path>
        <draw:path draw:style-name="gr16" draw:text-style-name="P7" draw:layer="layout" svg:width="0.223cm" svg:height="0.223cm" svg:x="38.638cm" svg:y="6.124cm" svg:viewBox="0 0 224 224" svg:d="M112 224c30 0 58-12 79-33s33-49 33-79c0-29-12-58-33-79s-49-33-79-33c-29 0-58 12-80 33-21 21-32 50-32 79 0 30 11 58 32 79 22 21 51 33 80 33z">
          <text:p/>
        </draw:path>
        <draw:path draw:style-name="gr16" draw:text-style-name="P7" draw:layer="layout" svg:width="0.223cm" svg:height="0.224cm" svg:x="39.533cm" svg:y="4.739cm" svg:viewBox="0 0 224 225" svg:d="M112 225c30 0 58-12 79-33s33-49 33-79-12-59-33-80-49-33-79-33c-29 0-58 12-80 33-21 21-32 50-32 80s11 58 32 79c22 21 51 33 80 33z">
          <text:p/>
        </draw:path>
        <draw:path draw:style-name="gr16" draw:text-style-name="P7" draw:layer="layout" svg:width="0.223cm" svg:height="0.223cm" svg:x="37.534cm" svg:y="6.313cm" svg:viewBox="0 0 224 224" svg:d="M113 224c29 0 57-12 78-33s33-49 33-79c0-29-12-58-33-79s-49-33-78-33c-30 0-58 12-80 33-21 21-33 50-33 79 0 30 12 58 33 79 22 21 50 33 80 33z">
          <text:p/>
        </draw:path>
        <draw:path draw:style-name="gr16" draw:text-style-name="P7" draw:layer="layout" svg:width="0.223cm" svg:height="0.223cm" svg:x="37.501cm" svg:y="6.201cm" svg:viewBox="0 0 224 224" svg:d="M112 224c30 0 58-11 79-32s33-51 33-80c0-30-12-58-33-79s-49-33-79-33c-29 0-59 12-79 33-21 21-33 49-33 79 0 29 12 59 33 80 20 21 50 32 79 32z">
          <text:p/>
        </draw:path>
        <draw:path draw:style-name="gr16" draw:text-style-name="P7" draw:layer="layout" svg:width="0.223cm" svg:height="0.223cm" svg:x="38.308cm" svg:y="6.226cm" svg:viewBox="0 0 224 224" svg:d="M112 224c29 0 59-11 80-32s32-50 32-80-11-58-32-79-51-33-80-33c-30 0-58 12-79 33s-33 49-33 79 12 59 33 80 49 32 79 32z">
          <text:p/>
        </draw:path>
        <draw:path draw:style-name="gr16" draw:text-style-name="P7" draw:layer="layout" svg:width="0.223cm" svg:height="0.223cm" svg:x="39.26cm" svg:y="4.996cm" svg:viewBox="0 0 224 224" svg:d="M113 224c29 0 58-12 79-33s32-49 32-78c0-30-11-58-32-79-21-22-50-34-79-34-31 0-59 12-80 34-21 21-33 49-33 79 0 29 12 57 33 78s49 33 80 33z">
          <text:p/>
        </draw:path>
        <draw:path draw:style-name="gr16" draw:text-style-name="P7" draw:layer="layout" svg:width="0.223cm" svg:height="0.223cm" svg:x="37.72cm" svg:y="5.932cm" svg:viewBox="0 0 224 224" svg:d="M112 224c30 0 58-12 79-34 21-21 33-49 33-79 0-29-12-58-33-79-21-20-49-32-79-32-29 0-59 12-80 32-20 21-32 50-32 79 0 30 12 58 32 79 21 22 51 34 80 34z">
          <text:p/>
        </draw:path>
        <draw:path draw:style-name="gr16" draw:text-style-name="P7" draw:layer="layout" svg:width="0.223cm" svg:height="0.223cm" svg:x="37.99cm" svg:y="5.953cm" svg:viewBox="0 0 224 224" svg:d="M112 224c30 0 58-12 79-33 21-22 33-50 33-80 0-29-12-58-33-79s-49-32-79-32c-29 0-58 11-79 32s-33 50-33 79c0 30 12 58 33 80 21 21 50 33 79 33z">
          <text:p/>
        </draw:path>
        <draw:path draw:style-name="gr16" draw:text-style-name="P7" draw:layer="layout" svg:width="0.223cm" svg:height="0.223cm" svg:x="39.395cm" svg:y="4.898cm" svg:viewBox="0 0 224 224" svg:d="M111 224c30 0 58-12 80-33 21-21 33-49 33-80 0-29-12-58-33-79-22-21-50-32-80-32-29 0-58 11-79 32-20 21-32 50-32 79 0 31 12 59 32 80 21 21 50 33 79 33z">
          <text:p/>
        </draw:path>
        <draw:path draw:style-name="gr16" draw:text-style-name="P7" draw:layer="layout" svg:width="0.223cm" svg:height="0.223cm" svg:x="38.317cm" svg:y="6.078cm" svg:viewBox="0 0 224 224" svg:d="M112 224c29 0 59-12 80-32 21-21 32-50 32-79 0-30-11-59-32-80s-51-33-80-33c-30 0-58 12-79 33s-33 50-33 80c0 29 12 58 33 79 21 20 49 32 79 32z">
          <text:p/>
        </draw:path>
        <draw:path draw:style-name="gr16" draw:text-style-name="P7" draw:layer="layout" svg:width="0.223cm" svg:height="0.223cm" svg:x="39.328cm" svg:y="4.92cm" svg:viewBox="0 0 224 224" svg:d="M112 224c30 0 58-11 79-32s33-50 33-79c0-31-12-59-33-80s-49-33-79-33c-29 0-58 12-79 33-22 21-33 49-33 80 0 29 11 58 33 79 21 21 50 32 79 32z">
          <text:p/>
        </draw:path>
        <draw:path draw:style-name="gr16" draw:text-style-name="P7" draw:layer="layout" svg:width="0.223cm" svg:height="0.223cm" svg:x="37.742cm" svg:y="6.428cm" svg:viewBox="0 0 224 224" svg:d="M113 224c29 0 58-12 79-33 20-21 32-50 32-80 0-29-12-58-32-79-21-21-50-32-79-32-30 0-59 11-80 32s-33 50-33 79c0 30 12 59 33 80s50 33 80 33z">
          <text:p/>
        </draw:path>
        <draw:path draw:style-name="gr17" draw:text-style-name="P8" draw:layer="layout" svg:width="0.223cm" svg:height="0.223cm" svg:x="32.079cm" svg:y="4.845cm" svg:viewBox="0 0 224 224" svg:d="M112 224c29 0 58-11 79-32 21-22 33-51 33-80 0-30-12-58-33-79s-50-33-79-33c-30 0-58 12-79 33s-33 49-33 79c0 29 12 58 33 80 21 21 49 32 79 32z">
          <text:p/>
        </draw:path>
        <draw:path draw:style-name="gr17" draw:text-style-name="P8" draw:layer="layout" svg:width="0.223cm" svg:height="0.223cm" svg:x="33.292cm" svg:y="6.841cm" svg:viewBox="0 0 224 224" svg:d="M113 224c29 0 58-12 79-33 20-22 32-50 32-80 0-29-12-58-32-79-21-21-50-32-79-32-30 0-58 11-80 32-21 21-33 50-33 79 0 30 12 58 33 80 22 21 50 33 80 33z">
          <text:p/>
        </draw:path>
        <draw:path draw:style-name="gr17" draw:text-style-name="P8" draw:layer="layout" svg:width="0.223cm" svg:height="0.223cm" svg:x="32.192cm" svg:y="4.639cm" svg:viewBox="0 0 224 224" svg:d="M113 224c29 0 58-12 79-33s32-50 32-80c0-29-11-57-32-78s-50-33-79-33c-30 0-58 12-79 33-22 21-34 49-34 78 0 30 12 59 34 80 21 21 49 33 79 33z">
          <text:p/>
        </draw:path>
        <draw:path draw:style-name="gr17" draw:text-style-name="P8" draw:layer="layout" svg:width="0.223cm" svg:height="0.223cm" svg:x="31.413cm" svg:y="5.899cm" svg:viewBox="0 0 224 224" svg:d="M112 224c29 0 59-11 80-32s32-50 32-79c0-30-11-58-32-79s-51-34-80-34c-30 0-58 13-79 34s-33 49-33 79c0 29 12 58 33 79s49 32 79 32z">
          <text:p/>
        </draw:path>
        <draw:path draw:style-name="gr17" draw:text-style-name="P8" draw:layer="layout" svg:width="0.223cm" svg:height="0.223cm" svg:x="33.18cm" svg:y="7.042cm" svg:viewBox="0 0 224 224" svg:d="M112 224c29 0 59-12 80-33s32-50 32-79c0-30-11-58-32-79s-51-33-80-33c-30 0-58 12-79 33s-33 49-33 79c0 29 12 58 33 79s49 33 79 33z">
          <text:p/>
        </draw:path>
        <draw:path draw:style-name="gr17" draw:text-style-name="P8" draw:layer="layout" svg:width="0.223cm" svg:height="0.223cm" svg:x="33.787cm" svg:y="8.372cm" svg:viewBox="0 0 224 224" svg:d="M112 224c29 0 57-12 78-33s34-50 34-79c0-30-13-58-34-79s-49-33-78-33c-30 0-58 12-79 33s-33 49-33 79c0 29 12 58 33 79s49 33 79 33z">
          <text:p/>
        </draw:path>
        <draw:path draw:style-name="gr17" draw:text-style-name="P8" draw:layer="layout" svg:width="0.223cm" svg:height="0.223cm" svg:x="34.683cm" svg:y="8.868cm" svg:viewBox="0 0 224 224" svg:d="M111 224c30 0 58-11 79-32s34-51 34-80c0-30-13-58-34-79s-49-33-79-33c-29 0-58 12-79 33s-32 49-32 79c0 29 11 59 32 80s50 32 79 32z">
          <text:p/>
        </draw:path>
        <draw:path draw:style-name="gr17" draw:text-style-name="P8" draw:layer="layout" svg:width="0.223cm" svg:height="0.223cm" svg:x="33.357cm" svg:y="7.485cm" svg:viewBox="0 0 224 224" svg:d="M112 224c29 0 57-12 78-34 22-21 34-49 34-79 0-29-12-58-34-79-21-21-49-32-78-32-30 0-58 11-79 32s-33 50-33 79c0 30 12 58 33 79 21 22 49 34 79 34z">
          <text:p/>
        </draw:path>
        <draw:path draw:style-name="gr17" draw:text-style-name="P8" draw:layer="layout" svg:width="0.224cm" svg:height="0.223cm" svg:x="34.311cm" svg:y="8.927cm" svg:viewBox="0 0 225 224" svg:d="M112 224c30 0 59-12 80-33s33-49 33-79-12-59-33-80-50-32-80-32-58 11-79 32-33 50-33 80 12 58 33 79 49 33 79 33z">
          <text:p/>
        </draw:path>
        <draw:path draw:style-name="gr16" draw:text-style-name="P7" draw:layer="layout" svg:width="0.223cm" svg:height="0.223cm" svg:x="38.314cm" svg:y="7.379cm" svg:viewBox="0 0 224 224" svg:d="M112 224c29 0 58-12 79-33s33-49 33-79-12-59-33-80c-21-20-50-32-79-32-30 0-58 12-79 32-21 21-33 50-33 80s12 58 33 79 49 33 79 33z">
          <text:p/>
        </draw:path>
        <draw:path draw:style-name="gr17" draw:text-style-name="P8" draw:layer="layout" svg:width="0.223cm" svg:height="0.223cm" svg:x="33.513cm" svg:y="7.857cm" svg:viewBox="0 0 224 224" svg:d="M112 224c30 0 58-11 79-32s33-50 33-79c0-30-12-59-33-80s-49-33-79-33c-29 0-58 12-80 33-20 21-32 50-32 80 0 29 12 58 32 79 22 21 51 32 80 32z">
          <text:p/>
        </draw:path>
        <draw:path draw:style-name="gr17" draw:text-style-name="P8" draw:layer="layout" svg:width="0.223cm" svg:height="0.223cm" svg:x="34.479cm" svg:y="8.236cm" svg:viewBox="0 0 224 224" svg:d="M111 224c30 0 58-12 79-33 22-20 34-49 34-79s-12-58-34-79c-21-21-49-33-79-33-29 0-58 12-78 33-21 21-33 49-33 79s12 59 33 79c20 21 49 33 78 33z">
          <text:p/>
        </draw:path>
        <draw:path draw:style-name="gr17" draw:text-style-name="P8" draw:layer="layout" svg:width="0.223cm" svg:height="0.223cm" svg:x="33.702cm" svg:y="7.98cm" svg:viewBox="0 0 224 224" svg:d="M112 224c30 0 58-11 79-32s33-51 33-80c0-30-12-58-33-79s-49-33-79-33-59 12-79 33c-21 21-33 49-33 79 0 29 12 59 33 80 20 21 49 32 79 32z">
          <text:p/>
        </draw:path>
        <draw:path draw:style-name="gr17" draw:text-style-name="P8" draw:layer="layout" svg:width="0.223cm" svg:height="0.223cm" svg:x="34.613cm" svg:y="8.375cm" svg:viewBox="0 0 224 224" svg:d="M113 224c29 0 57-12 78-34 21-20 33-49 33-78 0-30-12-58-33-79s-49-33-78-33c-30 0-59 12-80 33s-33 49-33 79c0 29 12 58 33 78 21 22 50 34 80 34z">
          <text:p/>
        </draw:path>
        <draw:path draw:style-name="gr17" draw:text-style-name="P8" draw:layer="layout" svg:width="0.223cm" svg:height="0.223cm" svg:x="33.459cm" svg:y="7.342cm" svg:viewBox="0 0 224 224" svg:d="M113 224c29 0 58-12 78-33 21-21 33-49 33-80 0-29-12-58-33-79-20-21-49-32-78-32-31 0-59 11-80 32s-33 50-33 79c0 31 12 59 33 80s49 33 80 33z">
          <text:p/>
        </draw:path>
        <draw:path draw:style-name="gr17" draw:text-style-name="P8" draw:layer="layout" svg:width="0.223cm" svg:height="0.223cm" svg:x="34.283cm" svg:y="8.438cm" svg:viewBox="0 0 224 224" svg:d="M112 224c30 0 58-12 80-32 21-21 32-51 32-80 0-30-11-58-32-79-22-21-50-33-80-33s-58 12-79 33-33 49-33 79c0 29 12 59 33 80 21 20 49 32 79 32z">
          <text:p/>
        </draw:path>
        <draw:path draw:style-name="gr17" draw:text-style-name="P8" draw:layer="layout" svg:width="0.223cm" svg:height="0.223cm" svg:x="33.231cm" svg:y="6.951cm" svg:viewBox="0 0 224 224" svg:d="M112 224c30 0 58-12 79-32 21-21 33-50 33-79 0-30-12-59-33-80s-49-33-79-33-59 12-80 33-32 50-32 80c0 29 11 58 32 79 21 20 50 32 80 32z">
          <text:p/>
        </draw:path>
        <draw:path draw:style-name="gr17" draw:text-style-name="P8" draw:layer="layout" svg:width="0.223cm" svg:height="0.223cm" svg:x="34.212cm" svg:y="8.981cm" svg:viewBox="0 0 224 224" svg:d="M113 224c29 0 58-12 79-33s32-49 32-79c0-29-11-58-32-79s-50-33-79-33c-30 0-58 12-79 33-22 21-34 50-34 79 0 30 12 58 34 79 21 21 49 33 79 33z">
          <text:p/>
        </draw:path>
        <draw:path draw:style-name="gr16" draw:text-style-name="P7" draw:layer="layout" svg:width="0.223cm" svg:height="0.223cm" svg:x="38.269cm" svg:y="6.996cm" svg:viewBox="0 0 224 224" svg:d="M111 224c30 0 58-12 79-33 22-21 34-49 34-79 0-29-12-58-34-79-21-22-49-33-79-33-29 0-58 11-79 33-21 21-32 50-32 79 0 30 11 58 32 79s50 33 79 33z">
          <text:p/>
        </draw:path>
        <draw:path draw:style-name="gr17" draw:text-style-name="P8" draw:layer="layout" svg:width="0.223cm" svg:height="0.223cm" svg:x="34.273cm" svg:y="8.819cm" svg:viewBox="0 0 224 224" svg:d="M112 224c29 0 58-13 80-34 21-21 32-49 32-79 0-29-11-58-32-79-22-21-51-32-80-32-30 0-58 11-79 32s-33 50-33 79c0 30 12 58 33 79s49 34 79 34z">
          <text:p/>
        </draw:path>
        <draw:path draw:style-name="gr17" draw:text-style-name="P8" draw:layer="layout" svg:width="0.223cm" svg:height="0.223cm" svg:x="34.041cm" svg:y="9.181cm" svg:viewBox="0 0 224 224" svg:d="M112 224c29 0 58-12 80-33 21-21 32-49 32-79 0-29-11-59-32-79-22-21-51-33-80-33-30 0-58 12-79 33-21 20-33 50-33 79 0 30 12 58 33 79s49 33 79 33z">
          <text:p/>
        </draw:path>
        <draw:path draw:style-name="gr16" draw:text-style-name="P7" draw:layer="layout" svg:width="0.223cm" svg:height="0.224cm" svg:x="38.019cm" svg:y="7.157cm" svg:viewBox="0 0 224 225" svg:d="M112 225c30 0 58-12 79-33s33-49 33-79c0-31-12-59-33-80s-49-33-79-33c-29 0-58 12-79 33s-33 49-33 80c0 30 12 58 33 79s50 33 79 33z">
          <text:p/>
        </draw:path>
        <draw:path draw:style-name="gr16" draw:text-style-name="P7" draw:layer="layout" svg:width="0.223cm" svg:height="0.223cm" svg:x="38.176cm" svg:y="6.815cm" svg:viewBox="0 0 224 224" svg:d="M112 224c30 0 58-12 79-34 21-21 33-49 33-79 0-29-12-58-33-79-21-20-49-32-79-32-29 0-59 12-80 32-21 21-32 50-32 79 0 30 11 58 32 79 21 22 51 34 80 34z">
          <text:p/>
        </draw:path>
        <draw:path draw:style-name="gr17" draw:text-style-name="P8" draw:layer="layout" svg:width="0.223cm" svg:height="0.224cm" svg:x="34.163cm" svg:y="9.373cm" svg:viewBox="0 0 224 225" svg:d="M113 225c29 0 58-12 79-33 20-21 32-49 32-79 0-31-12-59-32-80-21-21-50-33-79-33-30 0-59 12-80 33s-33 49-33 80c0 30 12 58 33 79s50 33 80 33z">
          <text:p/>
        </draw:path>
        <draw:path draw:style-name="gr16" draw:text-style-name="P7" draw:layer="layout" svg:width="0.223cm" svg:height="0.223cm" svg:x="38.14cm" svg:y="7.054cm" svg:viewBox="0 0 224 224" svg:d="M113 224c29 0 58-11 78-33 21-21 33-50 33-79 0-30-12-58-33-79-20-21-49-33-78-33-31 0-59 12-80 33s-33 49-33 79c0 29 12 58 33 79 21 22 49 33 80 33z">
          <text:p/>
        </draw:path>
        <draw:path draw:style-name="gr17" draw:text-style-name="P8" draw:layer="layout" svg:width="0.223cm" svg:height="0.223cm" svg:x="34.128cm" svg:y="9.093cm" svg:viewBox="0 0 224 224" svg:d="M112 224c30 0 58-11 79-32s33-51 33-80c0-30-12-58-33-79s-49-33-79-33-59 12-80 33c-20 21-32 49-32 79 0 29 12 59 32 80 21 21 50 32 80 32z">
          <text:p/>
        </draw:path>
        <draw:path draw:style-name="gr16" draw:text-style-name="P7" draw:layer="layout" svg:width="0.223cm" svg:height="0.223cm" svg:x="38.111cm" svg:y="7.16cm" svg:viewBox="0 0 224 224" svg:d="M112 224c30 0 59-12 80-33s32-49 32-79-11-59-32-80-50-32-80-32-58 11-79 32-33 50-33 80 12 58 33 79 49 33 79 33z">
          <text:p/>
        </draw:path>
        <draw:path draw:style-name="gr17" draw:text-style-name="P8" draw:layer="layout" svg:width="0.223cm" svg:height="0.223cm" svg:x="33.816cm" svg:y="7.852cm" svg:viewBox="0 0 224 224" svg:d="M112 224c29 0 58-12 78-33 22-21 34-49 34-79 0-29-12-59-34-80-20-21-49-32-78-32-30 0-58 11-79 32s-33 51-33 80c0 30 12 58 33 79s49 33 79 33z">
          <text:p/>
        </draw:path>
        <draw:path draw:style-name="gr17" draw:text-style-name="P8" draw:layer="layout" svg:width="0.223cm" svg:height="0.223cm" svg:x="33.291cm" svg:y="7.042cm" svg:viewBox="0 0 224 224" svg:d="M112 224c30 0 58-12 79-34 21-21 33-49 33-79 0-29-12-58-33-79s-49-32-79-32c-29 0-58 11-79 32s-33 50-33 79c0 30 12 58 33 79 21 22 50 34 79 34z">
          <text:p/>
        </draw:path>
        <draw:path draw:style-name="gr17" draw:text-style-name="P8" draw:layer="layout" svg:width="0.223cm" svg:height="0.223cm" svg:x="33.231cm" svg:y="7.19cm" svg:viewBox="0 0 224 224" svg:d="M112 224c30 0 58-11 79-32s33-50 33-79c0-30-12-59-33-80s-49-33-79-33-59 12-80 33-32 50-32 80c0 29 11 58 32 79s50 32 80 32z">
          <text:p/>
        </draw:path>
        <draw:path draw:style-name="gr17" draw:text-style-name="P8" draw:layer="layout" svg:width="0.223cm" svg:height="0.223cm" svg:x="33.844cm" svg:y="7.968cm" svg:viewBox="0 0 224 224" svg:d="M111 224c30 0 59-12 80-33 21-22 33-50 33-80 0-29-12-58-33-79s-50-32-80-32c-29 0-58 11-79 32s-32 50-32 79c0 30 11 58 32 80 21 21 50 33 79 33z">
          <text:p/>
        </draw:path>
        <draw:path draw:style-name="gr17" draw:text-style-name="P8" draw:layer="layout" svg:width="0.223cm" svg:height="0.223cm" svg:x="33.499cm" svg:y="7.545cm" svg:viewBox="0 0 224 224" svg:d="M113 224c29 0 57-11 78-32s33-51 33-80c0-30-12-58-33-79s-49-33-78-33c-30 0-59 12-80 33s-33 49-33 79c0 29 12 59 33 80s50 32 80 32z">
          <text:p/>
        </draw:path>
        <draw:path draw:style-name="gr17" draw:text-style-name="P8" draw:layer="layout" svg:width="0.223cm" svg:height="0.223cm" svg:x="33.442cm" svg:y="7.469cm" svg:viewBox="0 0 224 224" svg:d="M111 224c31 0 59-11 80-32s33-50 33-79c0-30-12-58-33-79s-49-34-80-34c-29 0-58 13-79 34s-32 49-32 79c0 29 11 58 32 79s50 32 79 32z">
          <text:p/>
        </draw:path>
        <draw:path draw:style-name="gr17" draw:text-style-name="P8" draw:layer="layout" svg:width="0.223cm" svg:height="0.223cm" svg:x="33.275cm" svg:y="7.689cm" svg:viewBox="0 0 224 224" svg:d="M112 224c30 0 58-11 79-32s33-50 33-79c0-30-12-58-33-79s-49-34-79-34c-29 0-59 13-80 34s-32 49-32 79c0 29 11 58 32 79s51 32 80 32z">
          <text:p/>
        </draw:path>
        <draw:path draw:style-name="gr17" draw:text-style-name="P8" draw:layer="layout" svg:width="0.223cm" svg:height="0.223cm" svg:x="33.648cm" svg:y="8.323cm" svg:viewBox="0 0 224 224" svg:d="M112 224c30 0 59-12 80-33 20-21 32-49 32-79 0-29-12-58-32-79-21-21-50-33-80-33s-58 12-79 33-33 50-33 79c0 30 12 58 33 79s49 33 79 33z">
          <text:p/>
        </draw:path>
        <draw:path draw:style-name="gr17" draw:text-style-name="P8" draw:layer="layout" svg:width="0.224cm" svg:height="0.224cm" svg:x="34.269cm" svg:y="9.141cm" svg:viewBox="0 0 225 225" svg:d="M112 225c30 0 58-12 80-33 21-21 33-49 33-80 0-30-12-58-33-79-22-21-50-33-80-33s-58 12-79 33-33 49-33 79c0 31 12 59 33 80s49 33 79 33z">
          <text:p/>
        </draw:path>
        <draw:path draw:style-name="gr17" draw:text-style-name="P8" draw:layer="layout" svg:width="0.223cm" svg:height="0.223cm" svg:x="32.143cm" svg:y="4.535cm" svg:viewBox="0 0 224 224" svg:d="M112 224c30 0 58-12 79-33s33-49 33-78c0-30-12-58-33-80-21-21-49-33-79-33-29 0-59 12-80 33-21 22-32 50-32 80 0 29 11 57 32 78s51 33 80 33z">
          <text:p/>
        </draw:path>
        <draw:path draw:style-name="gr17" draw:text-style-name="P8" draw:layer="layout" svg:width="0.223cm" svg:height="0.223cm" svg:x="32.18cm" svg:y="4.668cm" svg:viewBox="0 0 224 224" svg:d="M113 224c29 0 58-11 79-32 20-21 32-50 32-80s-12-58-32-79c-21-21-50-33-79-33-30 0-58 12-80 33-21 21-33 49-33 79s12 59 33 80c22 21 50 32 80 32z">
          <text:p/>
        </draw:path>
        <draw:path draw:style-name="gr17" draw:text-style-name="P8" draw:layer="layout" svg:width="0.223cm" svg:height="0.223cm" svg:x="32.11cm" svg:y="4.524cm" svg:viewBox="0 0 224 224" svg:d="M111 224c31 0 59-12 80-33s33-49 33-79-12-58-33-80c-21-21-49-32-80-32-29 0-58 11-78 32-21 22-33 50-33 80s12 58 33 79c20 21 49 33 78 33z">
          <text:p/>
        </draw:path>
        <draw:path draw:style-name="gr17" draw:text-style-name="P8" draw:layer="layout" svg:width="0.223cm" svg:height="0.223cm" svg:x="32.036cm" svg:y="4.764cm" svg:viewBox="0 0 224 224" svg:d="M111 224c30 0 58-12 80-33 21-21 33-49 33-79 0-29-12-57-33-78-22-22-50-34-80-34-29 0-58 12-79 34-21 21-32 49-32 78 0 30 11 58 32 79s50 33 79 33z">
          <text:p/>
        </draw:path>
        <draw:path draw:style-name="gr17" draw:text-style-name="P8" draw:layer="layout" svg:width="0.224cm" svg:height="0.223cm" svg:x="31.795cm" svg:y="4.755cm" svg:viewBox="0 0 225 224" svg:d="M112 224c30 0 58-12 79-33 22-21 34-49 34-79 0-29-12-58-34-80-21-20-49-32-79-32s-58 12-79 32c-21 22-33 51-33 80 0 30 12 58 33 79s49 33 79 33z">
          <text:p/>
        </draw:path>
        <draw:path draw:style-name="gr17" draw:text-style-name="P8" draw:layer="layout" svg:width="0.223cm" svg:height="0.223cm" svg:x="31.375cm" svg:y="5.894cm" svg:viewBox="0 0 224 224" svg:d="M112 224c29 0 58-11 79-32s33-50 33-79c0-30-12-58-33-79-21-22-50-34-79-34-30 0-58 12-79 34-21 21-33 49-33 79 0 29 12 58 33 79s49 32 79 32z">
          <text:p/>
        </draw:path>
        <draw:path draw:style-name="gr17" draw:text-style-name="P8" draw:layer="layout" svg:width="0.223cm" svg:height="0.223cm" svg:x="34.852cm" svg:y="5.999cm" svg:viewBox="0 0 224 224" svg:d="M112 224c30 0 58-11 79-32s33-50 33-80-12-58-33-79-49-33-79-33c-29 0-58 12-80 33-21 21-32 49-32 79s11 59 32 80c22 21 51 32 80 32z">
          <text:p/>
        </draw:path>
        <draw:path draw:style-name="gr17" draw:text-style-name="P8" draw:layer="layout" svg:width="0.223cm" svg:height="0.223cm" svg:x="34.77cm" svg:y="5.949cm" svg:viewBox="0 0 224 224" svg:d="M112 224c30 0 59-12 80-33 21-22 32-50 32-80 0-29-11-58-32-79s-50-32-80-32-58 11-79 32-33 50-33 79c0 30 12 58 33 80 21 21 49 33 79 33z">
          <text:p/>
        </draw:path>
        <draw:path draw:style-name="gr17" draw:text-style-name="P8" draw:layer="layout" svg:width="0.223cm" svg:height="0.223cm" svg:x="33.624cm" svg:y="7.878cm" svg:viewBox="0 0 224 224" svg:d="M112 224c29 0 59-12 80-33s32-49 32-79c0-29-11-58-32-80-21-21-51-32-80-32-30 0-58 11-79 32-21 22-33 51-33 80 0 30 12 58 33 79s49 33 79 33z">
          <text:p/>
        </draw:path>
        <draw:path draw:style-name="gr17" draw:text-style-name="P8" draw:layer="layout" svg:width="0.223cm" svg:height="0.223cm" svg:x="33.731cm" svg:y="8.306cm" svg:viewBox="0 0 224 224" svg:d="M113 224c29 0 58-11 79-32 20-21 32-50 32-79 0-30-12-59-32-80-21-21-50-33-79-33-30 0-58 12-80 33-21 21-33 50-33 80 0 29 12 58 33 79 22 21 50 32 80 32z">
          <text:p/>
        </draw:path>
        <draw:path draw:style-name="gr17" draw:text-style-name="P8" draw:layer="layout" svg:width="0.224cm" svg:height="0.223cm" svg:x="34.613cm" svg:y="9.179cm" svg:viewBox="0 0 225 224" svg:d="M113 224c30 0 58-11 79-32s33-50 33-79c0-30-12-59-33-80s-49-33-79-33-59 12-80 33-33 50-33 80c0 29 12 58 33 79s50 32 80 32z">
          <text:p/>
        </draw:path>
        <draw:path draw:style-name="gr17" draw:text-style-name="P8" draw:layer="layout" svg:width="0.223cm" svg:height="0.223cm" svg:x="33.439cm" svg:y="7.655cm" svg:viewBox="0 0 224 224" svg:d="M111 224c31 0 59-12 80-33s33-49 33-79c0-29-12-58-33-80-21-21-49-32-80-32-29 0-58 11-79 32-20 22-32 51-32 80 0 30 12 58 32 79 21 21 50 33 79 33z">
          <text:p/>
        </draw:path>
        <draw:path draw:style-name="gr17" draw:text-style-name="P8" draw:layer="layout" svg:width="0.224cm" svg:height="0.223cm" svg:x="34.433cm" svg:y="8.822cm" svg:viewBox="0 0 225 224" svg:d="M113 224c30 0 58-12 79-34 21-21 33-49 33-79 0-29-12-58-33-79s-49-32-79-32-58 11-79 32c-22 21-34 50-34 79 0 30 12 58 34 79 21 22 49 34 79 34z">
          <text:p/>
        </draw:path>
        <draw:path draw:style-name="gr16" draw:text-style-name="P7" draw:layer="layout" svg:width="0.223cm" svg:height="0.223cm" svg:x="38.362cm" svg:y="7.362cm" svg:viewBox="0 0 224 224" svg:d="M113 224c29 0 58-12 79-33s32-49 32-79-11-59-32-80-50-32-79-32c-31 0-59 11-80 32s-33 50-33 80 12 58 33 79 49 33 80 33z">
          <text:p/>
        </draw:path>
        <draw:path draw:style-name="gr17" draw:text-style-name="P8" draw:layer="layout" svg:width="0.223cm" svg:height="0.223cm" svg:x="31.362cm" svg:y="5.957cm" svg:viewBox="0 0 224 224" svg:d="M111 224c30 0 58-12 79-33 22-22 34-50 34-80 0-29-12-57-34-78-21-21-49-33-79-33-29 0-58 12-79 33s-32 49-32 78c0 30 11 58 32 80 21 21 50 33 79 33z">
          <text:p/>
        </draw:path>
        <draw:path draw:style-name="gr17" draw:text-style-name="P8" draw:layer="layout" svg:width="0.223cm" svg:height="0.223cm" svg:x="34.874cm" svg:y="8.819cm" svg:viewBox="0 0 224 224" svg:d="M112 224c30 0 58-13 79-34 21-20 33-49 33-78 0-30-12-58-33-79s-49-33-79-33c-29 0-58 12-79 33-22 21-33 49-33 79 0 29 11 58 33 78 21 21 50 34 79 34z">
          <text:p/>
        </draw:path>
        <draw:path draw:style-name="gr17" draw:text-style-name="P8" draw:layer="layout" svg:width="0.223cm" svg:height="0.223cm" svg:x="32.607cm" svg:y="3.362cm" svg:viewBox="0 0 224 224" svg:d="M113 224c29 0 58-12 78-33 21-21 33-49 33-79s-12-59-33-80c-20-21-49-32-78-32-30 0-59 11-80 32s-33 50-33 80 12 58 33 79 50 33 80 33z">
          <text:p/>
        </draw:path>
        <draw:path draw:style-name="gr17" draw:text-style-name="P8" draw:layer="layout" svg:width="0.224cm" svg:height="0.223cm" svg:x="32.731cm" svg:y="3.772cm" svg:viewBox="0 0 225 224" svg:d="M112 224c30 0 59-12 80-33s33-49 33-80c0-29-12-57-33-78s-50-33-80-33-58 12-79 33-33 49-33 78c0 31 12 59 33 80s49 33 79 33z">
          <text:p/>
        </draw:path>
        <draw:path draw:style-name="gr17" draw:text-style-name="P8" draw:layer="layout" svg:width="0.223cm" svg:height="0.223cm" svg:x="36.451cm" svg:y="7.309cm" svg:viewBox="0 0 224 224" svg:d="M113 224c29 0 58-11 79-32s32-51 32-80c0-30-11-58-32-79s-50-33-79-33c-30 0-58 12-79 33s-34 49-34 79c0 29 13 59 34 80s49 32 79 32z">
          <text:p/>
        </draw:path>
        <draw:path draw:style-name="gr17" draw:text-style-name="P8" draw:layer="layout" svg:width="0.223cm" svg:height="0.223cm" svg:x="36.365cm" svg:y="7.216cm" svg:viewBox="0 0 224 224" svg:d="M113 224c29 0 58-12 79-33s32-49 32-79c0-29-11-58-32-79-21-22-50-33-79-33-31 0-59 11-80 33-21 21-33 50-33 79 0 30 12 58 33 79s49 33 80 33z">
          <text:p/>
        </draw:path>
        <draw:path draw:style-name="gr16" draw:text-style-name="P7" draw:layer="layout" svg:width="0.223cm" svg:height="0.223cm" svg:x="35.961cm" svg:y="6.44cm" svg:viewBox="0 0 224 224" svg:d="M112 224c30 0 58-12 79-33s33-49 33-80c0-30-12-58-33-79s-49-32-79-32c-29 0-59 11-80 32-20 21-32 49-32 79 0 31 12 59 32 80 21 21 51 33 80 33z">
          <text:p/>
        </draw:path>
        <draw:path draw:style-name="gr17" draw:text-style-name="P8" draw:layer="layout" svg:width="0.223cm" svg:height="0.223cm" svg:x="32.872cm" svg:y="3.878cm" svg:viewBox="0 0 224 224" svg:d="M113 224c29 0 58-11 79-32s32-50 32-79c0-30-11-58-32-79-21-22-50-34-79-34-30 0-58 12-79 34-22 21-34 49-34 79 0 29 12 58 34 79 21 21 49 32 79 32z">
          <text:p/>
        </draw:path>
        <draw:path draw:style-name="gr17" draw:text-style-name="P8" draw:layer="layout" svg:width="0.223cm" svg:height="0.223cm" svg:x="32.735cm" svg:y="3.442cm" svg:viewBox="0 0 224 224" svg:d="M112 224c29 0 59-12 80-33s32-49 32-79c0-29-11-58-32-79-21-22-51-33-80-33-30 0-58 11-79 33-21 21-33 50-33 79 0 30 12 58 33 79s49 33 79 33z">
          <text:p/>
        </draw:path>
        <draw:path draw:style-name="gr17" draw:text-style-name="P8" draw:layer="layout" svg:width="0.224cm" svg:height="0.223cm" svg:x="33.019cm" svg:y="3.642cm" svg:viewBox="0 0 225 224" svg:d="M113 224c30 0 58-12 79-33s33-49 33-79c0-29-12-58-33-79s-49-33-79-33c-31 0-59 12-80 33s-33 50-33 79c0 30 12 58 33 79s49 33 80 33z">
          <text:p/>
        </draw:path>
        <draw:path draw:style-name="gr17" draw:text-style-name="P8" draw:layer="layout" svg:width="0.223cm" svg:height="0.223cm" svg:x="32.951cm" svg:y="3.837cm" svg:viewBox="0 0 224 224" svg:d="M112 224c29 0 58-11 79-32s33-50 33-79c0-30-12-59-33-80s-50-33-79-33c-30 0-58 12-79 33s-33 50-33 80c0 29 12 58 33 79s49 32 79 32z">
          <text:p/>
        </draw:path>
        <draw:path draw:style-name="gr17" draw:text-style-name="P8" draw:layer="layout" svg:width="0.223cm" svg:height="0.224cm" svg:x="33.347cm" svg:y="5.727cm" svg:viewBox="0 0 224 225" svg:d="M111 225c30 0 58-12 79-33 21-22 34-50 34-80s-13-58-34-79-49-33-79-33c-29 0-58 12-79 33s-32 49-32 79 11 58 32 80c21 21 50 33 79 33z">
          <text:p/>
        </draw:path>
        <draw:path draw:style-name="gr17" draw:text-style-name="P8" draw:layer="layout" svg:width="0.223cm" svg:height="0.223cm" svg:x="36.608cm" svg:y="6.926cm" svg:viewBox="0 0 224 224" svg:d="M112 224c30 0 58-12 79-33s33-49 33-79-12-59-33-80-49-32-79-32c-29 0-58 11-79 32s-33 50-33 80 12 58 33 79 50 33 79 33z">
          <text:p/>
        </draw:path>
        <draw:path draw:style-name="gr17" draw:text-style-name="P8" draw:layer="layout" svg:width="0.223cm" svg:height="0.223cm" svg:x="32.933cm" svg:y="4.326cm" svg:viewBox="0 0 224 224" svg:d="M111 224c30 0 58-12 80-33 21-21 33-49 33-79 0-29-12-58-33-79-22-22-50-33-80-33-29 0-58 11-79 33-21 21-32 50-32 79 0 30 11 58 32 79s50 33 79 33z">
          <text:p/>
        </draw:path>
        <draw:path draw:style-name="gr17" draw:text-style-name="P8" draw:layer="layout" svg:width="0.223cm" svg:height="0.223cm" svg:x="32.919cm" svg:y="4.27cm" svg:viewBox="0 0 224 224" svg:d="M112 224c29 0 58-12 79-33 21-20 33-49 33-78 0-30-12-59-33-80s-50-33-79-33c-30 0-58 12-79 33s-33 50-33 80c0 29 12 58 33 78 21 21 49 33 79 33z">
          <text:p/>
        </draw:path>
        <draw:path draw:style-name="gr17" draw:text-style-name="P8" draw:layer="layout" svg:width="0.223cm" svg:height="0.223cm" svg:x="31.028cm" svg:y="4.783cm" svg:viewBox="0 0 224 224" svg:d="M112 224c30 0 58-12 79-33s33-49 33-79c0-29-12-58-33-78-21-21-49-34-79-34-29 0-59 13-80 34-20 20-32 49-32 78 0 30 12 58 32 79 21 21 51 33 80 33z">
          <text:p/>
        </draw:path>
        <draw:path draw:style-name="gr17" draw:text-style-name="P8" draw:layer="layout" svg:width="0.223cm" svg:height="0.223cm" svg:x="34.586cm" svg:y="5.848cm" svg:viewBox="0 0 224 224" svg:d="M112 224c30 0 58-12 79-33s33-49 33-79c0-29-12-59-33-80-21-20-49-32-79-32s-59 12-80 32c-21 21-32 51-32 80 0 30 11 58 32 79s50 33 80 33z">
          <text:p/>
        </draw:path>
        <draw:path draw:style-name="gr17" draw:text-style-name="P8" draw:layer="layout" svg:width="0.224cm" svg:height="0.223cm" svg:x="34.616cm" svg:y="5.802cm" svg:viewBox="0 0 225 224" svg:d="M113 224c30 0 58-12 79-33s33-49 33-79-12-59-33-80-49-32-79-32-59 11-80 32-33 50-33 80 12 58 33 79 50 33 80 33z">
          <text:p/>
        </draw:path>
        <draw:path draw:style-name="gr17" draw:text-style-name="P8" draw:layer="layout" svg:width="0.223cm" svg:height="0.223cm" svg:x="34.608cm" svg:y="5.741cm" svg:viewBox="0 0 224 224" svg:d="M113 224c30 0 58-12 79-33s32-50 32-80c0-29-11-58-32-79s-49-32-79-32-59 11-80 32-33 50-33 79c0 30 12 59 33 80s50 33 80 33z">
          <text:p/>
        </draw:path>
        <draw:path draw:style-name="gr16" draw:text-style-name="P7" draw:layer="layout" svg:width="0.223cm" svg:height="0.223cm" svg:x="39.408cm" svg:y="5.179cm" svg:viewBox="0 0 224 224" svg:d="M111 224c30 0 58-12 80-33 21-21 33-49 33-79 0-29-12-59-33-80-22-21-50-32-80-32-29 0-58 11-78 32-21 21-33 51-33 80 0 30 12 58 33 79 20 21 49 33 78 33z">
          <text:p/>
        </draw:path>
        <draw:path draw:style-name="gr17" draw:text-style-name="P8" draw:layer="layout" svg:width="0.223cm" svg:height="0.223cm" svg:x="35.175cm" svg:y="7.88cm" svg:viewBox="0 0 224 224" svg:d="M112 224c29 0 58-12 80-33 20-21 32-49 32-79 0-29-12-58-32-80-22-21-51-32-80-32-30 0-58 11-79 32-21 22-33 51-33 80 0 30 12 58 33 79s49 33 79 33z">
          <text:p/>
        </draw:path>
        <draw:path draw:style-name="gr16" draw:text-style-name="P7" draw:layer="layout" svg:width="0.224cm" svg:height="0.223cm" svg:x="38.032cm" svg:y="7.739cm" svg:viewBox="0 0 225 224" svg:d="M112 224c30 0 58-12 79-33 21-22 34-50 34-80 0-29-13-58-34-79s-49-32-79-32-58 11-79 32-33 50-33 79c0 30 12 58 33 80 21 21 49 33 79 33z">
          <text:p/>
        </draw:path>
        <draw:path draw:style-name="gr16" draw:text-style-name="P7" draw:layer="layout" svg:width="0.223cm" svg:height="0.223cm" svg:x="37.915cm" svg:y="4.862cm" svg:viewBox="0 0 224 224" svg:d="M113 224c29 0 58-12 79-33s32-50 32-80c0-29-11-58-32-79-21-20-50-32-79-32-31 0-59 12-80 32-21 21-33 50-33 79 0 30 12 59 33 80s49 33 80 33z">
          <text:p/>
        </draw:path>
        <draw:path draw:style-name="gr16" draw:text-style-name="P7" draw:layer="layout" svg:width="0.223cm" svg:height="0.223cm" svg:x="38.348cm" svg:y="5.022cm" svg:viewBox="0 0 224 224" svg:d="M111 224c31 0 59-13 80-34 21-20 33-49 33-78 0-30-12-58-33-79s-49-33-80-33c-29 0-58 12-78 33-21 21-33 49-33 79 0 29 12 58 33 78 20 21 49 34 78 34z">
          <text:p/>
        </draw:path>
        <draw:path draw:style-name="gr16" draw:text-style-name="P7" draw:layer="layout" svg:width="0.223cm" svg:height="0.223cm" svg:x="36.5cm" svg:y="7.436cm" svg:viewBox="0 0 224 224" svg:d="M111 224c30 0 58-12 80-33 21-21 33-49 33-79 0-29-12-58-33-80-22-21-50-32-80-32-29 0-58 11-78 32-21 22-33 51-33 80 0 30 12 58 33 79 20 21 49 33 78 33z">
          <text:p/>
        </draw:path>
        <draw:path draw:style-name="gr16" draw:text-style-name="P7" draw:layer="layout" svg:width="0.224cm" svg:height="0.224cm" svg:x="38.609cm" svg:y="5.496cm" svg:viewBox="0 0 225 225" svg:d="M113 225c30 0 58-12 79-33 21-22 33-50 33-80s-12-58-33-79-49-33-79-33-59 12-80 33-33 49-33 79 12 58 33 80c21 21 50 33 80 33z">
          <text:p/>
        </draw:path>
        <draw:path draw:style-name="gr16" draw:text-style-name="P7" draw:layer="layout" svg:width="0.223cm" svg:height="0.224cm" svg:x="38.013cm" svg:y="5.046cm" svg:viewBox="0 0 224 225" svg:d="M113 225c29 0 58-12 79-34 21-21 32-49 32-79s-11-58-32-79-50-33-79-33c-30 0-58 12-79 33s-34 49-34 79 13 58 34 79c21 22 49 34 79 34z">
          <text:p/>
        </draw:path>
        <draw:path draw:style-name="gr16" draw:text-style-name="P7" draw:layer="layout" svg:width="0.223cm" svg:height="0.223cm" svg:x="38.618cm" svg:y="5.384cm" svg:viewBox="0 0 224 224" svg:d="M112 224c30 0 58-12 79-32 21-21 33-50 33-79 0-30-12-59-33-80s-49-33-79-33c-29 0-59 12-80 33-20 21-32 50-32 80 0 29 12 58 32 79 21 20 51 32 80 32z">
          <text:p/>
        </draw:path>
        <draw:path draw:style-name="gr16" draw:text-style-name="P7" draw:layer="layout" svg:width="0.223cm" svg:height="0.223cm" svg:x="38.405cm" svg:y="6.162cm" svg:viewBox="0 0 224 224" svg:d="M113 224c29 0 58-12 79-34 21-21 32-49 32-79 0-29-11-58-32-79s-50-32-79-32c-30 0-59 11-80 32s-33 50-33 79c0 30 12 58 33 79 21 22 50 34 80 34z">
          <text:p/>
        </draw:path>
        <draw:path draw:style-name="gr16" draw:text-style-name="P7" draw:layer="layout" svg:width="0.223cm" svg:height="0.223cm" svg:x="39.617cm" svg:y="4.576cm" svg:viewBox="0 0 224 224" svg:d="M111 224c30 0 58-13 80-34 21-21 33-49 33-79 0-29-12-58-33-79-22-21-50-32-80-32-29 0-57 11-78 32s-33 50-33 79c0 30 12 58 33 79s49 34 78 34z">
          <text:p/>
        </draw:path>
        <draw:path draw:style-name="gr16" draw:text-style-name="P7" draw:layer="layout" svg:width="0.223cm" svg:height="0.223cm" svg:x="39.565cm" svg:y="5.471cm" svg:viewBox="0 0 224 224" svg:d="M112 224c30 0 58-12 79-33s33-50 33-79c0-30-12-58-33-79s-49-33-79-33c-29 0-58 12-79 33-22 21-33 49-33 79 0 29 11 58 33 79 21 21 50 33 79 33z">
          <text:p/>
        </draw:path>
        <draw:path draw:style-name="gr16" draw:text-style-name="P7" draw:layer="layout" svg:width="0.223cm" svg:height="0.223cm" svg:x="40.196cm" svg:y="4.036cm" svg:viewBox="0 0 224 224" svg:d="M113 224c29 0 58-12 78-32 21-21 33-50 33-79 0-31-12-59-33-80-20-21-49-33-78-33-30 0-59 12-80 33s-33 49-33 80c0 29 12 58 33 79 21 20 50 32 80 32z">
          <text:p/>
        </draw:path>
        <draw:path draw:style-name="gr16" draw:text-style-name="P7" draw:layer="layout" svg:width="0.223cm" svg:height="0.223cm" svg:x="39.649cm" svg:y="5.373cm" svg:viewBox="0 0 224 224" svg:d="M112 224c29 0 59-12 79-33 21-20 33-49 33-78 0-31-12-59-33-80-20-21-50-33-79-33-30 0-58 12-79 33s-33 49-33 80c0 29 12 58 33 78 21 21 49 33 79 33z">
          <text:p/>
        </draw:path>
        <draw:path draw:style-name="gr16" draw:text-style-name="P7" draw:layer="layout" svg:width="0.223cm" svg:height="0.223cm" svg:x="38.225cm" svg:y="5.311cm" svg:viewBox="0 0 224 224" svg:d="M113 224c30 0 58-11 79-32s32-51 32-80c0-30-11-58-32-79s-49-33-79-33-58 12-79 33c-22 21-34 49-34 79 0 29 12 59 34 80 21 21 49 32 79 32z">
          <text:p/>
        </draw:path>
        <draw:path draw:style-name="gr16" draw:text-style-name="P7" draw:layer="layout" svg:width="0.223cm" svg:height="0.223cm" svg:x="37.511cm" svg:y="5.778cm" svg:viewBox="0 0 224 224" svg:d="M112 224c30 0 58-12 79-33s33-49 33-80c0-29-12-58-33-78-21-21-49-33-79-33-29 0-59 12-80 33-21 20-32 49-32 78 0 31 11 59 32 80s51 33 80 33z">
          <text:p/>
        </draw:path>
        <draw:path draw:style-name="gr16" draw:text-style-name="P7" draw:layer="layout" svg:width="0.223cm" svg:height="0.223cm" svg:x="37.924cm" svg:y="6.703cm" svg:viewBox="0 0 224 224" svg:d="M113 224c29 0 58-12 79-33 20-20 32-49 32-78 0-31-12-59-32-80-21-21-50-33-79-33-31 0-59 12-80 33s-33 49-33 80c0 29 12 58 33 78 21 21 49 33 80 33z">
          <text:p/>
        </draw:path>
        <draw:path draw:style-name="gr16" draw:text-style-name="P7" draw:layer="layout" svg:width="0.223cm" svg:height="0.223cm" svg:x="39.484cm" svg:y="5.616cm" svg:viewBox="0 0 224 224" svg:d="M112 224c30 0 58-11 79-32s33-50 33-79c0-30-12-59-33-80s-49-33-79-33-59 12-79 33c-21 21-33 50-33 80 0 29 12 58 33 79 20 21 49 32 79 32z">
          <text:p/>
        </draw:path>
        <draw:path draw:style-name="gr16" draw:text-style-name="P7" draw:layer="layout" svg:width="0.223cm" svg:height="0.223cm" svg:x="39.96cm" svg:y="4.012cm" svg:viewBox="0 0 224 224" svg:d="M112 224c30 0 58-12 79-33s33-49 33-80c0-29-12-58-33-78-21-21-49-33-79-33-29 0-59 12-80 33-21 20-32 49-32 78 0 31 11 59 32 80s51 33 80 33z">
          <text:p/>
        </draw:path>
        <draw:path draw:style-name="gr16" draw:text-style-name="P7" draw:layer="layout" svg:width="0.223cm" svg:height="0.223cm" svg:x="39.631cm" svg:y="5.62cm" svg:viewBox="0 0 224 224" svg:d="M112 224c29 0 58-11 80-32 21-21 32-50 32-79 0-30-11-59-32-80-22-21-51-33-80-33-30 0-58 12-79 33s-33 50-33 80c0 29 12 58 33 79s49 32 79 32z">
          <text:p/>
        </draw:path>
        <draw:path draw:style-name="gr16" draw:text-style-name="P7" draw:layer="layout" svg:width="0.223cm" svg:height="0.223cm" svg:x="39.476cm" svg:y="5.163cm" svg:viewBox="0 0 224 224" svg:d="M112 224c30 0 58-12 79-33 21-20 33-49 33-78 0-30-12-59-33-80s-49-33-79-33-59 12-80 33-32 50-32 80c0 29 11 58 32 78 21 21 50 33 80 33z">
          <text:p/>
        </draw:path>
        <draw:path draw:style-name="gr16" draw:text-style-name="P7" draw:layer="layout" svg:width="0.223cm" svg:height="0.223cm" svg:x="40.224cm" svg:y="4.82cm" svg:viewBox="0 0 224 224" svg:d="M112 224c30 0 58-12 79-33s33-50 33-79c0-30-12-58-33-79s-49-33-79-33-58 12-79 33c-22 21-33 49-33 79 0 29 11 58 33 79 21 21 49 33 79 33z">
          <text:p/>
        </draw:path>
        <draw:path draw:style-name="gr16" draw:text-style-name="P7" draw:layer="layout" svg:width="0.224cm" svg:height="0.223cm" svg:x="40.296cm" svg:y="4.173cm" svg:viewBox="0 0 225 224" svg:d="M112 224c30 0 58-11 80-32 21-22 33-51 33-80 0-30-12-58-33-79-22-21-50-33-80-33s-58 12-79 33-33 49-33 79c0 29 12 58 33 80 21 21 49 32 79 32z">
          <text:p/>
        </draw:path>
        <draw:path draw:style-name="gr16" draw:text-style-name="P7" draw:layer="layout" svg:width="0.224cm" svg:height="0.223cm" svg:x="37.933cm" svg:y="5.807cm" svg:viewBox="0 0 225 224" svg:d="M113 224c30 0 58-11 79-32s33-50 33-79c0-31-12-59-33-80s-49-33-79-33c-31 0-59 12-80 33s-33 49-33 80c0 29 12 58 33 79s49 32 80 32z">
          <text:p/>
        </draw:path>
        <draw:path draw:style-name="gr16" draw:text-style-name="P7" draw:layer="layout" svg:width="0.223cm" svg:height="0.223cm" svg:x="39.176cm" svg:y="5.218cm" svg:viewBox="0 0 224 224" svg:d="M111 224c30 0 58-12 80-33 21-20 33-49 33-78 0-30-12-58-33-79-22-22-50-34-80-34-29 0-57 12-78 34-21 21-33 49-33 79 0 29 12 58 33 78 21 21 49 33 78 33z">
          <text:p/>
        </draw:path>
        <draw:path draw:style-name="gr16" draw:text-style-name="P7" draw:layer="layout" svg:width="0.223cm" svg:height="0.224cm" svg:x="37.833cm" svg:y="4.848cm" svg:viewBox="0 0 224 225" svg:d="M111 225c30 0 58-12 80-33 21-21 33-50 33-80s-12-58-33-79c-22-21-50-33-80-33-29 0-58 12-78 33-21 21-33 49-33 79s12 59 33 80c20 21 49 33 78 33z">
          <text:p/>
        </draw:path>
        <draw:path draw:style-name="gr16" draw:text-style-name="P7" draw:layer="layout" svg:width="0.223cm" svg:height="0.223cm" svg:x="38.354cm" svg:y="5.248cm" svg:viewBox="0 0 224 224" svg:d="M112 224c30 0 59-13 80-34s32-49 32-79c0-29-11-58-32-79-21-20-50-32-80-32s-58 12-79 32c-21 21-33 50-33 79 0 30 12 58 33 79s49 34 79 34z">
          <text:p/>
        </draw:path>
        <draw:path draw:style-name="gr16" draw:text-style-name="P7" draw:layer="layout" svg:width="0.223cm" svg:height="0.223cm" svg:x="37.737cm" svg:y="6.249cm" svg:viewBox="0 0 224 224" svg:d="M113 224c29 0 58-12 79-33s32-49 32-79c0-31-11-59-32-80s-50-32-79-32c-30 0-59 11-80 32s-33 49-33 80c0 30 12 58 33 79s50 33 80 33z">
          <text:p/>
        </draw:path>
        <draw:path draw:style-name="gr16" draw:text-style-name="P7" draw:layer="layout" svg:width="0.223cm" svg:height="0.223cm" svg:x="38.508cm" svg:y="5.611cm" svg:viewBox="0 0 224 224" svg:d="M111 224c30 0 58-12 80-32 21-21 33-50 33-79 0-30-12-59-33-80-22-21-50-33-80-33-29 0-58 12-79 33-20 21-32 50-32 80 0 29 12 58 32 79 21 20 50 32 79 32z">
          <text:p/>
        </draw:path>
        <draw:path draw:style-name="gr16" draw:text-style-name="P7" draw:layer="layout" svg:width="0.223cm" svg:height="0.223cm" svg:x="38.83cm" svg:y="5.083cm" svg:viewBox="0 0 224 224" svg:d="M113 224c29 0 58-11 79-32s32-51 32-80c0-30-11-58-32-79s-50-33-79-33c-31 0-59 12-80 33s-33 49-33 79c0 29 12 59 33 80s49 32 80 32z">
          <text:p/>
        </draw:path>
        <draw:path draw:style-name="gr16" draw:text-style-name="P7" draw:layer="layout" svg:width="0.223cm" svg:height="0.223cm" svg:x="40.164cm" svg:y="5.315cm" svg:viewBox="0 0 224 224" svg:d="M113 224c29 0 57-12 78-33 21-20 33-50 33-79 0-30-12-58-33-79s-49-33-78-33c-31 0-59 12-80 33s-33 49-33 79c0 29 12 59 33 79 21 21 49 33 80 33z">
          <text:p/>
        </draw:path>
        <draw:path draw:style-name="gr16" draw:text-style-name="P7" draw:layer="layout" svg:width="0.223cm" svg:height="0.223cm" svg:x="39.867cm" svg:y="5.503cm" svg:viewBox="0 0 224 224" svg:d="M111 224c30 0 59-12 80-33 21-22 33-50 33-80 0-29-12-58-33-79s-50-32-80-32c-29 0-58 11-79 32s-32 50-32 79c0 30 11 58 32 80 21 21 50 33 79 33z">
          <text:p/>
        </draw:path>
        <draw:path draw:style-name="gr16" draw:text-style-name="P7" draw:layer="layout" svg:width="0.223cm" svg:height="0.223cm" svg:x="39.99cm" svg:y="4.075cm" svg:viewBox="0 0 224 224" svg:d="M112 224c30 0 58-11 79-32s33-50 33-79c0-30-12-58-33-80-21-21-49-33-79-33-29 0-58 12-80 33-21 22-32 50-32 80 0 29 11 58 32 79 22 21 51 32 80 32z">
          <text:p/>
        </draw:path>
        <draw:path draw:style-name="gr16" draw:text-style-name="P7" draw:layer="layout" svg:width="0.223cm" svg:height="0.223cm" svg:x="40.133cm" svg:y="5.064cm" svg:viewBox="0 0 224 224" svg:d="M111 224c31 0 59-11 80-32 21-22 33-51 33-80 0-30-12-58-33-79s-49-33-80-33c-29 0-58 12-79 33-20 21-32 49-32 79 0 29 12 58 32 80 21 21 50 32 79 32z">
          <text:p/>
        </draw:path>
        <draw:path draw:style-name="gr16" draw:text-style-name="P7" draw:layer="layout" svg:width="0.223cm" svg:height="0.224cm" svg:x="40.327cm" svg:y="4.524cm" svg:viewBox="0 0 224 225" svg:d="M112 225c29 0 59-12 80-33s32-49 32-79-11-58-32-80c-21-21-51-33-80-33-30 0-58 12-79 33-21 22-33 50-33 80s12 58 33 79 49 33 79 33z">
          <text:p/>
        </draw:path>
        <draw:path draw:style-name="gr16" draw:text-style-name="P7" draw:layer="layout" svg:width="0.223cm" svg:height="0.223cm" svg:x="37.947cm" svg:y="6.173cm" svg:viewBox="0 0 224 224" svg:d="M112 224c30 0 58-11 79-32 21-22 33-51 33-80 0-30-12-58-33-79s-49-33-79-33c-29 0-59 12-80 33-20 21-32 49-32 79 0 29 12 58 32 80 21 21 51 32 80 32z">
          <text:p/>
        </draw:path>
        <draw:path draw:style-name="gr16" draw:text-style-name="P7" draw:layer="layout" svg:width="0.223cm" svg:height="0.223cm" svg:x="40.067cm" svg:y="5.472cm" svg:viewBox="0 0 224 224" svg:d="M111 224c30 0 58-13 80-33 21-21 33-50 33-79 0-30-12-58-33-79-22-21-50-33-80-33-29 0-58 12-79 33s-32 49-32 79c0 29 11 58 32 79 21 20 50 33 79 33z">
          <text:p/>
        </draw:path>
        <draw:path draw:style-name="gr16" draw:text-style-name="P7" draw:layer="layout" svg:width="0.223cm" svg:height="0.223cm" svg:x="38.828cm" svg:y="4.587cm" svg:viewBox="0 0 224 224" svg:d="M112 224c30 0 58-12 79-34 21-21 33-49 33-79 0-29-12-58-33-79-21-20-49-32-79-32s-58 12-79 32c-21 21-33 50-33 79 0 30 12 58 33 79 21 22 49 34 79 34z">
          <text:p/>
        </draw:path>
        <draw:path draw:style-name="gr16" draw:text-style-name="P7" draw:layer="layout" svg:width="0.223cm" svg:height="0.223cm" svg:x="39.839cm" svg:y="4.327cm" svg:viewBox="0 0 224 224" svg:d="M112 224c29 0 58-12 80-33 21-21 32-49 32-79 0-29-11-58-32-79-22-22-51-33-80-33-30 0-58 11-79 33-21 21-33 50-33 79 0 30 12 58 33 79s49 33 79 33z">
          <text:p/>
        </draw:path>
        <draw:path draw:style-name="gr16" draw:text-style-name="P7" draw:layer="layout" svg:width="0.223cm" svg:height="0.223cm" svg:x="40.211cm" svg:y="5.475cm" svg:viewBox="0 0 224 224" svg:d="M113 224c29 0 58-11 79-33 21-21 32-50 32-79 0-30-11-58-32-79s-50-33-79-33c-30 0-58 12-80 33-21 21-33 49-33 79 0 29 12 58 33 79 22 22 50 33 80 33z">
          <text:p/>
        </draw:path>
        <draw:path draw:style-name="gr16" draw:text-style-name="P7" draw:layer="layout" svg:width="0.224cm" svg:height="0.223cm" svg:x="37.538cm" svg:y="5.326cm" svg:viewBox="0 0 225 224" svg:d="M113 224c30 0 58-12 79-33s33-49 33-80c0-29-12-57-33-78s-49-33-79-33-58 12-80 33c-21 21-33 49-33 78 0 31 12 59 33 80 22 21 50 33 80 33z">
          <text:p/>
        </draw:path>
        <draw:path draw:style-name="gr16" draw:text-style-name="P7" draw:layer="layout" svg:width="0.224cm" svg:height="0.223cm" svg:x="39.144cm" svg:y="4.95cm" svg:viewBox="0 0 225 224" svg:d="M112 224c30 0 58-12 79-33s34-49 34-79c0-29-13-59-34-80s-49-32-79-32-58 11-79 32-33 51-33 80c0 30 12 58 33 79s49 33 79 33z">
          <text:p/>
        </draw:path>
        <draw:path draw:style-name="gr17" draw:text-style-name="P8" draw:layer="layout" svg:width="0.223cm" svg:height="0.223cm" svg:x="34.381cm" svg:y="9.199cm" svg:viewBox="0 0 224 224" svg:d="M113 224c29 0 58-11 79-32 20-21 32-50 32-79 0-30-12-59-32-80-21-21-50-33-79-33-30 0-59 12-80 33s-33 50-33 80c0 29 12 58 33 79s50 32 80 32z">
          <text:p/>
        </draw:path>
        <draw:path draw:style-name="gr16" draw:text-style-name="P7" draw:layer="layout" svg:width="0.223cm" svg:height="0.223cm" svg:x="39.157cm" svg:y="5.727cm" svg:viewBox="0 0 224 224" svg:d="M111 224c30 0 58-11 79-32 22-22 34-51 34-80 0-30-12-58-34-79-21-21-49-33-79-33-29 0-58 12-78 33-21 21-33 49-33 79 0 29 12 58 33 80 20 21 49 32 78 32z">
          <text:p/>
        </draw:path>
        <draw:path draw:style-name="gr16" draw:text-style-name="P7" draw:layer="layout" svg:width="0.223cm" svg:height="0.223cm" svg:x="38.095cm" svg:y="5.222cm" svg:viewBox="0 0 224 224" svg:d="M112 224c29 0 59-12 80-33s32-49 32-79c0-29-11-58-32-79s-51-33-80-33c-30 0-58 12-79 33s-33 50-33 79c0 30 12 58 33 79s49 33 79 33z">
          <text:p/>
        </draw:path>
        <draw:path draw:style-name="gr16" draw:text-style-name="P7" draw:layer="layout" svg:width="0.223cm" svg:height="0.223cm" svg:x="37.358cm" svg:y="6.042cm" svg:viewBox="0 0 224 224" svg:d="M111 224c30 0 58-12 79-33s34-49 34-79-13-59-34-80-49-32-79-32c-29 0-58 11-79 32-20 21-32 50-32 80s12 58 32 79c21 21 50 33 79 33z">
          <text:p/>
        </draw:path>
        <draw:path draw:style-name="gr16" draw:text-style-name="P7" draw:layer="layout" svg:width="0.223cm" svg:height="0.223cm" svg:x="37.664cm" svg:y="5.548cm" svg:viewBox="0 0 224 224" svg:d="M112 224c30 0 59-11 79-32 21-21 33-50 33-80s-12-58-33-79c-20-21-49-33-79-33s-58 12-79 33-33 49-33 79 12 59 33 80 49 32 79 32z">
          <text:p/>
        </draw:path>
        <draw:path draw:style-name="gr16" draw:text-style-name="P7" draw:layer="layout" svg:width="0.224cm" svg:height="0.223cm" svg:x="39.352cm" svg:y="4.684cm" svg:viewBox="0 0 225 224" svg:d="M113 224c30 0 58-12 79-33s33-49 33-79-12-59-33-80-49-32-79-32-58 11-79 32-34 50-34 80 13 58 34 79 49 33 79 33z">
          <text:p/>
        </draw:path>
        <draw:path draw:style-name="gr16" draw:text-style-name="P7" draw:layer="layout" svg:width="0.223cm" svg:height="0.223cm" svg:x="37.688cm" svg:y="6.225cm" svg:viewBox="0 0 224 224" svg:d="M112 224c30 0 58-12 79-33s33-49 33-80c0-29-12-58-33-79s-49-32-79-32-59 11-80 32-32 50-32 79c0 31 11 59 32 80s50 33 80 33z">
          <text:p/>
        </draw:path>
        <draw:path draw:style-name="gr16" draw:text-style-name="P7" draw:layer="layout" svg:width="0.224cm" svg:height="0.224cm" svg:x="37.769cm" svg:y="4.862cm" svg:viewBox="0 0 225 225" svg:d="M113 225c30 0 58-12 79-33s33-50 33-80-12-58-33-79-49-33-79-33-58 12-79 33c-22 21-34 49-34 79s12 59 34 80c21 21 49 33 79 33z">
          <text:p/>
        </draw:path>
        <draw:path draw:style-name="gr16" draw:text-style-name="P7" draw:layer="layout" svg:width="0.223cm" svg:height="0.223cm" svg:x="39.519cm" svg:y="4.392cm" svg:viewBox="0 0 224 224" svg:d="M113 224c29 0 58-12 78-33 21-22 33-50 33-80 0-29-12-58-33-78-20-21-49-33-78-33-30 0-59 12-80 33-21 20-33 49-33 78 0 30 12 58 33 80 21 21 50 33 80 33z">
          <text:p/>
        </draw:path>
        <draw:path draw:style-name="gr16" draw:text-style-name="P7" draw:layer="layout" svg:width="0.223cm" svg:height="0.223cm" svg:x="40.425cm" svg:y="4.065cm" svg:viewBox="0 0 224 224" svg:d="M113 224c29 0 58-12 79-33s32-49 32-79c0-29-11-59-32-80-21-20-50-32-79-32-30 0-58 12-80 32-21 21-33 51-33 80 0 30 12 58 33 79 22 21 50 33 80 33z">
          <text:p/>
        </draw:path>
        <draw:path draw:style-name="gr16" draw:text-style-name="P7" draw:layer="layout" svg:width="0.224cm" svg:height="0.223cm" svg:x="40.292cm" svg:y="3.998cm" svg:viewBox="0 0 225 224" svg:d="M112 224c30 0 58-12 80-33 21-21 33-49 33-80 0-29-12-58-33-79-22-21-50-32-80-32s-58 11-79 32-33 50-33 79c0 31 12 59 33 80s49 33 79 33z">
          <text:p/>
        </draw:path>
        <draw:path draw:style-name="gr16" draw:text-style-name="P7" draw:layer="layout" svg:width="0.223cm" svg:height="0.223cm" svg:x="40.104cm" svg:y="4.171cm" svg:viewBox="0 0 224 224" svg:d="M111 224c30 0 59-12 80-33 21-22 33-50 33-80 0-29-12-58-33-79s-50-32-80-32c-29 0-58 11-79 32s-32 50-32 79c0 30 11 58 32 80 21 21 50 33 79 33z">
          <text:p/>
        </draw:path>
        <draw:path draw:style-name="gr16" draw:text-style-name="P7" draw:layer="layout" svg:width="0.223cm" svg:height="0.223cm" svg:x="37.634cm" svg:y="5.692cm" svg:viewBox="0 0 224 224" svg:d="M112 224c29 0 59-12 80-33 20-21 32-50 32-79 0-30-12-58-32-79-21-21-51-33-80-33-30 0-58 12-79 33s-33 49-33 79c0 29 12 58 33 79s49 33 79 33z">
          <text:p/>
        </draw:path>
        <draw:path draw:style-name="gr16" draw:text-style-name="P7" draw:layer="layout" svg:width="0.223cm" svg:height="0.223cm" svg:x="39.738cm" svg:y="5.272cm" svg:viewBox="0 0 224 224" svg:d="M112 224c30 0 58-12 79-34 21-21 33-49 33-79 0-29-12-58-33-79-21-20-49-32-79-32-29 0-59 12-80 32-20 21-32 50-32 79 0 30 12 58 32 79 21 22 51 34 80 34z">
          <text:p/>
        </draw:path>
        <draw:path draw:style-name="gr16" draw:text-style-name="P7" draw:layer="layout" svg:width="0.223cm" svg:height="0.223cm" svg:x="40cm" svg:y="4.421cm" svg:viewBox="0 0 224 224" svg:d="M112 224c30 0 58-12 79-32 21-21 33-51 33-80 0-30-12-58-33-79s-49-33-79-33c-29 0-58 12-78 33-22 21-34 49-34 79 0 29 12 59 34 80 20 20 49 32 78 32z">
          <text:p/>
        </draw:path>
        <draw:path draw:style-name="gr16" draw:text-style-name="P7" draw:layer="layout" svg:width="0.224cm" svg:height="0.223cm" svg:x="38.753cm" svg:y="4.96cm" svg:viewBox="0 0 225 224" svg:d="M112 224c30 0 59-12 80-32 21-21 33-50 33-79 0-30-12-59-33-80s-50-33-80-33-58 12-79 33-33 50-33 80c0 29 12 58 33 79 21 20 49 32 79 32z">
          <text:p/>
        </draw:path>
        <draw:path draw:style-name="gr17" draw:text-style-name="P8" draw:layer="layout" svg:width="0.223cm" svg:height="0.224cm" svg:x="33.692cm" svg:y="7.213cm" svg:viewBox="0 0 224 225" svg:d="M112 225c30 0 58-12 79-33s33-49 33-79-12-58-33-80c-21-21-49-33-79-33-31 0-59 12-80 33-21 22-32 50-32 80s11 58 32 79 49 33 80 33z">
          <text:p/>
        </draw:path>
        <draw:path draw:style-name="gr16" draw:text-style-name="P7" draw:layer="layout" svg:width="0.223cm" svg:height="0.223cm" svg:x="39.334cm" svg:y="4.334cm" svg:viewBox="0 0 224 224" svg:d="M112 224c30 0 58-12 79-33s33-49 33-79c0-29-12-58-33-79-21-22-49-33-79-33-29 0-58 11-79 33-22 21-33 50-33 79 0 30 11 58 33 79 21 21 50 33 79 33z">
          <text:p/>
        </draw:path>
        <draw:path draw:style-name="gr16" draw:text-style-name="P7" draw:layer="layout" svg:width="0.224cm" svg:height="0.223cm" svg:x="40.478cm" svg:y="3.774cm" svg:viewBox="0 0 225 224" svg:d="M112 224c30 0 58-11 79-32s34-49 34-80c0-30-13-58-34-79s-49-33-79-33-58 12-79 33-33 49-33 79c0 31 12 59 33 80s49 32 79 32z">
          <text:p/>
        </draw:path>
        <draw:path draw:style-name="gr16" draw:text-style-name="P7" draw:layer="layout" svg:width="0.223cm" svg:height="0.223cm" svg:x="39.2cm" svg:y="3.812cm" svg:viewBox="0 0 224 224" svg:d="M111 224c30 0 59-12 80-33 21-20 33-49 33-78 0-31-12-59-33-80s-50-33-80-33c-29 0-58 12-79 33-20 21-32 49-32 80 0 29 12 58 32 78 21 21 50 33 79 33z">
          <text:p/>
        </draw:path>
        <draw:path draw:style-name="gr16" draw:text-style-name="P7" draw:layer="layout" svg:width="0.223cm" svg:height="0.223cm" svg:x="40.46cm" svg:y="3.95cm" svg:viewBox="0 0 224 224" svg:d="M113 224c29 0 58-12 79-33 21-22 32-50 32-80s-11-58-32-79-50-32-79-32c-30 0-58 11-79 32-22 21-34 49-34 79s12 58 34 80c21 21 49 33 79 33z">
          <text:p/>
        </draw:path>
        <draw:path draw:style-name="gr16" draw:text-style-name="P7" draw:layer="layout" svg:width="0.223cm" svg:height="0.223cm" svg:x="40.146cm" svg:y="3.859cm" svg:viewBox="0 0 224 224" svg:d="M113 224c29 0 58-11 79-32s32-50 32-79c0-30-11-58-32-80-21-21-50-33-79-33-31 0-59 12-80 33-21 22-33 50-33 80 0 29 12 58 33 79s49 32 80 32z">
          <text:p/>
        </draw:path>
        <draw:path draw:style-name="gr16" draw:text-style-name="P7" draw:layer="layout" svg:width="0.223cm" svg:height="0.223cm" svg:x="40.306cm" svg:y="3.81cm" svg:viewBox="0 0 224 224" svg:d="M111 224c30 0 59-12 80-32 21-21 33-50 33-79 0-31-12-59-33-80s-50-33-80-33c-29 0-58 12-79 33s-32 49-32 80c0 29 11 58 32 79 21 20 50 32 79 32z">
          <text:p/>
        </draw:path>
        <draw:path draw:style-name="gr16" draw:text-style-name="P7" draw:layer="layout" svg:width="0.223cm" svg:height="0.223cm" svg:x="38.997cm" svg:y="5.155cm" svg:viewBox="0 0 224 224" svg:d="M111 224c31 0 59-12 80-32 21-21 33-50 33-79 0-31-12-59-33-80s-49-33-80-33c-30 0-58 12-79 33s-32 49-32 80c0 29 11 58 32 79 21 20 49 32 79 32z">
          <text:p/>
        </draw:path>
        <draw:path draw:style-name="gr16" draw:text-style-name="P7" draw:layer="layout" svg:width="0.223cm" svg:height="0.223cm" svg:x="39.123cm" svg:y="4.651cm" svg:viewBox="0 0 224 224" svg:d="M112 224c30 0 58-12 79-33s33-50 33-80c0-29-12-58-33-79s-49-32-79-32c-29 0-58 11-79 32-22 21-33 50-33 79 0 30 11 59 33 80 21 21 50 33 79 33z">
          <text:p/>
        </draw:path>
        <draw:path draw:style-name="gr16" draw:text-style-name="P7" draw:layer="layout" svg:width="0.223cm" svg:height="0.223cm" svg:x="40.292cm" svg:y="5.135cm" svg:viewBox="0 0 224 224" svg:d="M112 224c29 0 58-12 80-33 21-21 32-49 32-79 0-31-11-59-32-80-22-21-51-32-80-32-30 0-58 11-79 32s-33 49-33 80c0 30 12 58 33 79s49 33 79 33z">
          <text:p/>
        </draw:path>
        <draw:path draw:style-name="gr16" draw:text-style-name="P7" draw:layer="layout" svg:width="0.223cm" svg:height="0.223cm" svg:x="39.823cm" svg:y="5.464cm" svg:viewBox="0 0 224 224" svg:d="M112 224c29 0 58-13 79-34 22-21 33-49 33-79 0-29-11-58-33-79-21-20-50-32-79-32-30 0-58 12-79 32-21 21-33 50-33 79 0 30 12 58 33 79s49 34 79 34z">
          <text:p/>
        </draw:path>
        <draw:path draw:style-name="gr16" draw:text-style-name="P7" draw:layer="layout" svg:width="0.223cm" svg:height="0.223cm" svg:x="40.076cm" svg:y="3.734cm" svg:viewBox="0 0 224 224" svg:d="M112 224c29 0 58-12 80-33 21-20 32-50 32-79 0-30-11-58-32-79-22-21-51-33-80-33-30 0-58 12-79 33s-33 49-33 79c0 29 12 59 33 79 21 21 49 33 79 33z">
          <text:p/>
        </draw:path>
        <draw:path draw:style-name="gr16" draw:text-style-name="P7" draw:layer="layout" svg:width="0.223cm" svg:height="0.223cm" svg:x="40.107cm" svg:y="4.394cm" svg:viewBox="0 0 224 224" svg:d="M112 224c29 0 59-12 80-33 21-22 32-50 32-80 0-29-11-58-32-79s-51-32-80-32c-30 0-58 11-79 32s-33 50-33 79c0 30 12 58 33 80 21 21 49 33 79 33z">
          <text:p/>
        </draw:path>
        <draw:path draw:style-name="gr16" draw:text-style-name="P7" draw:layer="layout" svg:width="0.224cm" svg:height="0.223cm" svg:x="40.349cm" svg:y="4.295cm" svg:viewBox="0 0 225 224" svg:d="M112 224c31 0 59-12 80-33s33-49 33-79c0-29-12-57-33-79-21-21-49-33-80-33-30 0-58 12-79 33-21 22-33 50-33 79 0 30 12 58 33 79s49 33 79 33z">
          <text:p/>
        </draw:path>
        <draw:path draw:style-name="gr17" draw:text-style-name="P8" draw:layer="layout" svg:width="0.223cm" svg:height="0.223cm" svg:x="31.862cm" svg:y="5.255cm" svg:viewBox="0 0 224 224" svg:d="M112 224c31 0 59-12 80-34 21-21 32-49 32-79 0-29-11-58-32-79s-49-32-80-32c-30 0-58 11-79 32s-33 50-33 79c0 30 12 58 33 79 21 22 49 34 79 34z">
          <text:p/>
        </draw:path>
        <draw:path draw:style-name="gr17" draw:text-style-name="P8" draw:layer="layout" svg:width="0.223cm" svg:height="0.223cm" svg:x="35.006cm" svg:y="7.782cm" svg:viewBox="0 0 224 224" svg:d="M111 224c31 0 59-11 80-32s33-50 33-80-12-58-33-79-49-33-80-33c-29 0-58 12-79 33s-32 49-32 79 11 59 32 80 50 32 79 32z">
          <text:p/>
        </draw:path>
        <draw:path draw:style-name="gr17" draw:text-style-name="P8" draw:layer="layout" svg:width="0.223cm" svg:height="0.223cm" svg:x="32.548cm" svg:y="2.959cm" svg:viewBox="0 0 224 224" svg:d="M111 224c31 0 59-11 80-32s33-50 33-79c0-30-12-58-33-80-21-21-49-33-80-33-29 0-58 12-79 33-21 22-32 50-32 80 0 29 11 58 32 79s50 32 79 32z">
          <text:p/>
        </draw:path>
        <draw:path draw:style-name="gr17" draw:text-style-name="P8" draw:layer="layout" svg:width="0.223cm" svg:height="0.223cm" svg:x="31.746cm" svg:y="4.438cm" svg:viewBox="0 0 224 224" svg:d="M113 224c29 0 58-12 78-32 21-21 33-50 33-80s-12-58-33-79c-20-21-49-33-78-33-30 0-58 12-79 33-22 21-34 49-34 79s12 59 34 80c21 20 49 32 79 32z">
          <text:p/>
        </draw:path>
        <draw:path draw:style-name="gr17" draw:text-style-name="P8" draw:layer="layout" svg:width="0.223cm" svg:height="0.223cm" svg:x="31.822cm" svg:y="4.379cm" svg:viewBox="0 0 224 224" svg:d="M111 224c30 0 58-12 80-34 21-21 33-49 33-78 0-30-12-58-33-79-22-21-50-33-80-33-29 0-58 12-79 33-20 21-32 49-32 79 0 29 12 57 32 78 21 22 50 34 79 34z">
          <text:p/>
        </draw:path>
        <draw:path draw:style-name="gr17" draw:text-style-name="P8" draw:layer="layout" svg:width="0.223cm" svg:height="0.223cm" svg:x="32.2cm" svg:y="5.202cm" svg:viewBox="0 0 224 224" svg:d="M112 224c30 0 58-12 79-33s33-49 33-79c0-29-12-58-33-80-21-21-49-32-79-32-29 0-58 11-79 32-21 22-33 51-33 80 0 30 12 58 33 79s50 33 79 33z">
          <text:p/>
        </draw:path>
        <draw:path draw:style-name="gr17" draw:text-style-name="P8" draw:layer="layout" svg:width="0.223cm" svg:height="0.223cm" svg:x="31.896cm" svg:y="4.931cm" svg:viewBox="0 0 224 224" svg:d="M112 224c30 0 58-12 79-32 21-21 33-50 33-79 0-31-12-59-33-80s-49-33-79-33-59 12-80 33-32 49-32 80c0 29 11 58 32 79 21 20 50 32 80 32z">
          <text:p/>
        </draw:path>
        <draw:path draw:style-name="gr17" draw:text-style-name="P8" draw:layer="layout" svg:width="0.223cm" svg:height="0.223cm" svg:x="32.108cm" svg:y="5.577cm" svg:viewBox="0 0 224 224" svg:d="M111 224c31 0 59-12 80-33s33-49 33-79-12-59-33-80c-21-20-49-32-80-32-29 0-58 12-78 32-21 21-33 50-33 80s12 58 33 79c20 21 49 33 78 33z">
          <text:p/>
        </draw:path>
        <draw:path draw:style-name="gr17" draw:text-style-name="P8" draw:layer="layout" svg:width="0.223cm" svg:height="0.224cm" svg:x="34.544cm" svg:y="6.713cm" svg:viewBox="0 0 224 225" svg:d="M112 225c30 0 59-12 80-33s32-49 32-79c0-31-11-59-32-80s-50-33-80-33-58 12-79 33-33 49-33 80c0 30 12 58 33 79s49 33 79 33z">
          <text:p/>
        </draw:path>
        <draw:path draw:style-name="gr17" draw:text-style-name="P8" draw:layer="layout" svg:width="0.223cm" svg:height="0.223cm" svg:x="33.4cm" svg:y="6.545cm" svg:viewBox="0 0 224 224" svg:d="M111 224c30 0 59-12 80-33s33-49 33-79c0-29-12-58-33-80-21-21-50-32-80-32-29 0-58 11-79 32-20 22-32 51-32 80 0 30 12 58 32 79 21 21 50 33 79 33z">
          <text:p/>
        </draw:path>
        <draw:path draw:style-name="gr17" draw:text-style-name="P8" draw:layer="layout" svg:width="0.223cm" svg:height="0.223cm" svg:x="33.479cm" svg:y="6.433cm" svg:viewBox="0 0 224 224" svg:d="M113 224c29 0 58-12 79-33 20-21 32-50 32-80 0-29-12-58-32-79-21-21-50-32-79-32-31 0-59 11-80 32s-33 50-33 79c0 30 12 59 33 80s49 33 80 33z">
          <text:p/>
        </draw:path>
        <draw:path draw:style-name="gr17" draw:text-style-name="P8" draw:layer="layout" svg:width="0.223cm" svg:height="0.223cm" svg:x="32.233cm" svg:y="5.209cm" svg:viewBox="0 0 224 224" svg:d="M111 224c30 0 58-11 79-32s34-50 34-79c0-30-13-58-34-79-21-22-49-34-79-34-29 0-58 12-78 34-21 21-33 49-33 79 0 29 12 58 33 79 20 21 49 32 78 32z">
          <text:p/>
        </draw:path>
        <draw:path draw:style-name="gr17" draw:text-style-name="P8" draw:layer="layout" svg:width="0.223cm" svg:height="0.223cm" svg:x="33.441cm" svg:y="6.537cm" svg:viewBox="0 0 224 224" svg:d="M112 224c30 0 59-11 80-32s32-50 32-79c0-30-11-58-32-80-21-21-50-33-80-33s-58 12-79 33c-21 22-33 50-33 80 0 29 12 58 33 79s49 32 79 32z">
          <text:p/>
        </draw:path>
        <draw:path draw:style-name="gr16" draw:text-style-name="P7" draw:layer="layout" svg:width="0.223cm" svg:height="0.224cm" svg:x="38.876cm" svg:y="4.912cm" svg:viewBox="0 0 224 225" svg:d="M112 225c30 0 58-12 79-33s33-49 33-79c0-31-12-59-33-80s-49-33-79-33c-29 0-58 12-80 33-21 21-32 49-32 80 0 30 11 58 32 79 22 21 51 33 80 33z">
          <text:p/>
        </draw:path>
        <draw:path draw:style-name="gr16" draw:text-style-name="P7" draw:layer="layout" svg:width="0.223cm" svg:height="0.223cm" svg:x="38.807cm" svg:y="4.734cm" svg:viewBox="0 0 224 224" svg:d="M113 224c29 0 58-12 79-33s32-49 32-79c0-29-11-59-32-80s-50-32-79-32c-31 0-59 11-80 32s-33 51-33 80c0 30 12 58 33 79s49 33 80 33z">
          <text:p/>
        </draw:path>
        <draw:path draw:style-name="gr16" draw:text-style-name="P7" draw:layer="layout" svg:width="0.223cm" svg:height="0.223cm" svg:x="38.95cm" svg:y="4.424cm" svg:viewBox="0 0 224 224" svg:d="M112 224c29 0 58-12 80-32 20-21 32-51 32-80 0-30-12-58-32-79-22-21-51-33-80-33-30 0-58 12-79 33s-33 49-33 79c0 29 12 59 33 80 21 20 49 32 79 32z">
          <text:p/>
        </draw:path>
        <draw:path draw:style-name="gr16" draw:text-style-name="P7" draw:layer="layout" svg:width="0.223cm" svg:height="0.223cm" svg:x="36.808cm" svg:y="6.061cm" svg:viewBox="0 0 224 224" svg:d="M113 224c29 0 58-12 79-33s32-49 32-79c0-29-11-59-32-80s-50-32-79-32c-31 0-59 11-80 32s-33 51-33 80c0 30 12 58 33 79s49 33 80 33z">
          <text:p/>
        </draw:path>
        <draw:path draw:style-name="gr16" draw:text-style-name="P7" draw:layer="layout" svg:width="0.223cm" svg:height="0.223cm" svg:x="37.191cm" svg:y="4.8cm" svg:viewBox="0 0 224 224" svg:d="M111 224c30 0 59-13 80-34s33-49 33-79c0-29-12-58-33-79-21-20-50-32-80-32-29 0-58 12-79 32-20 21-32 50-32 79 0 30 12 58 32 79 21 21 50 34 79 34z">
          <text:p/>
        </draw:path>
        <draw:path draw:style-name="gr16" draw:text-style-name="P7" draw:layer="layout" svg:width="0.223cm" svg:height="0.223cm" svg:x="38.326cm" svg:y="4.405cm" svg:viewBox="0 0 224 224" svg:d="M112 224c31 0 59-12 80-33s32-50 32-80c0-29-11-58-32-79s-49-32-80-32c-30 0-58 11-79 32s-33 50-33 79c0 30 12 59 33 80s49 33 79 33z">
          <text:p/>
        </draw:path>
        <draw:path draw:style-name="gr17" draw:text-style-name="P8" draw:layer="layout" svg:width="0.223cm" svg:height="0.223cm" svg:x="34.549cm" svg:y="6.65cm" svg:viewBox="0 0 224 224" svg:d="M111 224c31 0 59-12 80-33s33-50 33-80c0-29-12-58-33-79s-49-32-80-32c-30 0-58 11-79 32s-32 50-32 79c0 30 11 59 32 80s49 33 79 33z">
          <text:p/>
        </draw:path>
        <draw:path draw:style-name="gr17" draw:text-style-name="P8" draw:layer="layout" svg:width="0.223cm" svg:height="0.223cm" svg:x="33.426cm" svg:y="6.689cm" svg:viewBox="0 0 224 224" svg:d="M112 224c30 0 59-12 80-33s32-49 32-80c0-29-11-58-32-79s-50-32-80-32-58 11-79 32-33 50-33 79c0 31 12 59 33 80s49 33 79 33z">
          <text:p/>
        </draw:path>
        <draw:path draw:style-name="gr16" draw:text-style-name="P7" draw:layer="layout" svg:width="0.223cm" svg:height="0.223cm" svg:x="38.979cm" svg:y="4.826cm" svg:viewBox="0 0 224 224" svg:d="M111 224c30 0 59-11 80-33 21-21 33-50 33-79 0-30-12-58-33-79s-50-33-80-33c-29 0-58 12-78 33-21 21-33 49-33 79 0 29 12 58 33 79 20 22 49 33 78 33z">
          <text:p/>
        </draw:path>
        <draw:path draw:style-name="gr17" draw:text-style-name="P8" draw:layer="layout" svg:width="0.223cm" svg:height="0.223cm" svg:x="34.268cm" svg:y="7.63cm" svg:viewBox="0 0 224 224" svg:d="M112 224c29 0 58-12 80-33 21-21 32-49 32-79 0-29-11-59-32-80-22-21-51-32-80-32-30 0-58 11-79 32s-33 51-33 80c0 30 12 58 33 79s49 33 79 33z">
          <text:p/>
        </draw:path>
        <draw:path draw:style-name="gr17" draw:text-style-name="P8" draw:layer="layout" svg:width="0.223cm" svg:height="0.223cm" svg:x="34.671cm" svg:y="5.253cm" svg:viewBox="0 0 224 224" svg:d="M112 224c30 0 58-12 79-34 21-21 33-49 33-79 0-29-12-58-33-79s-49-32-79-32c-29 0-58 11-79 32s-33 50-33 79c0 30 12 58 33 79 21 22 50 34 79 34z">
          <text:p/>
        </draw:path>
        <draw:path draw:style-name="gr16" draw:text-style-name="P7" draw:layer="layout" svg:width="0.223cm" svg:height="0.223cm" svg:x="38.889cm" svg:y="4.389cm" svg:viewBox="0 0 224 224" svg:d="M112 224c30 0 58-11 79-32 21-22 33-50 33-80s-12-58-33-79-49-33-79-33c-29 0-58 12-79 33-22 21-33 49-33 79s11 58 33 80c21 21 50 32 79 32z">
          <text:p/>
        </draw:path>
        <draw:path draw:style-name="gr16" draw:text-style-name="P7" draw:layer="layout" svg:width="0.224cm" svg:height="0.224cm" svg:x="38.133cm" svg:y="5.477cm" svg:viewBox="0 0 225 225" svg:d="M113 225c30 0 58-12 79-34 21-21 33-49 33-79s-12-58-33-79-49-33-79-33c-31 0-59 12-80 33s-33 49-33 79 12 58 33 79c21 22 49 34 80 34z">
          <text:p/>
        </draw:path>
        <draw:path draw:style-name="gr16" draw:text-style-name="P7" draw:layer="layout" svg:width="0.223cm" svg:height="0.223cm" svg:x="38.246cm" svg:y="5.164cm" svg:viewBox="0 0 224 224" svg:d="M111 224c30 0 58-12 79-33 21-20 34-49 34-78 0-30-13-59-34-80s-49-33-79-33c-29 0-58 12-78 33-21 21-33 50-33 80 0 29 12 58 33 78 20 21 49 33 78 33z">
          <text:p/>
        </draw:path>
        <draw:path draw:style-name="gr16" draw:text-style-name="P7" draw:layer="layout" svg:width="0.223cm" svg:height="0.223cm" svg:x="38.454cm" svg:y="5.453cm" svg:viewBox="0 0 224 224" svg:d="M113 224c29 0 57-12 78-33s33-49 33-79c0-29-12-58-33-78-21-21-49-34-78-34-30 0-58 13-79 34-22 20-34 49-34 78 0 30 12 58 34 79 21 21 49 33 79 33z">
          <text:p/>
        </draw:path>
        <draw:path draw:style-name="gr17" draw:text-style-name="P8" draw:layer="layout" svg:width="0.223cm" svg:height="0.223cm" svg:x="32.82cm" svg:y="3.653cm" svg:viewBox="0 0 224 224" svg:d="M113 224c29 0 58-12 78-33 21-21 33-49 33-79 0-29-12-58-33-79-20-21-49-33-78-33-30 0-59 12-80 33s-33 50-33 79c0 30 12 58 33 79s50 33 80 33z">
          <text:p/>
        </draw:path>
        <draw:path draw:style-name="gr17" draw:text-style-name="P8" draw:layer="layout" svg:width="0.223cm" svg:height="0.223cm" svg:x="32.667cm" svg:y="3.198cm" svg:viewBox="0 0 224 224" svg:d="M112 224c30 0 58-12 79-33s33-49 33-78c0-30-12-58-33-80-21-21-49-33-79-33-29 0-58 12-79 33-21 22-33 50-33 80 0 29 12 57 33 78s50 33 79 33z">
          <text:p/>
        </draw:path>
        <draw:path draw:style-name="gr17" draw:text-style-name="P8" draw:layer="layout" svg:width="0.223cm" svg:height="0.223cm" svg:x="32.858cm" svg:y="3.467cm" svg:viewBox="0 0 224 224" svg:d="M112 224c30 0 58-12 79-33s33-49 33-79-12-58-33-79-49-33-79-33c-29 0-58 12-80 33-20 21-32 49-32 79s12 58 32 79c22 21 51 33 80 33z">
          <text:p/>
        </draw:path>
        <draw:path draw:style-name="gr17" draw:text-style-name="P8" draw:layer="layout" svg:width="0.223cm" svg:height="0.223cm" svg:x="32.633cm" svg:y="3.037cm" svg:viewBox="0 0 224 224" svg:d="M112 224c30 0 58-12 79-34 21-21 33-49 33-79 0-29-12-58-33-79-21-20-49-32-79-32s-58 12-80 32c-21 21-32 50-32 79 0 30 11 58 32 79 22 22 50 34 80 34z">
          <text:p/>
        </draw:path>
        <draw:path draw:style-name="gr17" draw:text-style-name="P8" draw:layer="layout" svg:width="0.223cm" svg:height="0.223cm" svg:x="36.888cm" svg:y="4.851cm" svg:viewBox="0 0 224 224" svg:d="M113 224c29 0 58-12 79-33 20-20 32-50 32-79 0-30-12-58-32-79-21-21-50-33-79-33-30 0-58 12-79 33-22 21-34 49-34 79 0 29 12 59 34 79 21 21 49 33 79 33z">
          <text:p/>
        </draw:path>
        <draw:path draw:style-name="gr17" draw:text-style-name="P8" draw:layer="layout" svg:width="0.223cm" svg:height="0.223cm" svg:x="32.863cm" svg:y="3.698cm" svg:viewBox="0 0 224 224" svg:d="M112 224c30 0 58-11 79-33 21-21 33-50 33-79 0-30-12-58-33-79s-49-33-79-33c-29 0-58 12-79 33-22 21-33 49-33 79 0 29 11 58 33 79 21 22 50 33 79 33z">
          <text:p/>
        </draw:path>
        <draw:path draw:style-name="gr17" draw:text-style-name="P8" draw:layer="layout" svg:width="0.223cm" svg:height="0.223cm" svg:x="32.739cm" svg:y="3.222cm" svg:viewBox="0 0 224 224" svg:d="M111 224c30 0 59-12 80-33s33-49 33-79-12-58-33-79c-21-22-50-33-80-33-29 0-58 11-78 33-21 21-33 49-33 79s12 58 33 79c20 21 49 33 78 33z">
          <text:p/>
        </draw:path>
        <draw:path draw:style-name="gr17" draw:text-style-name="P8" draw:layer="layout" svg:width="0.223cm" svg:height="0.223cm" svg:x="32.911cm" svg:y="3.268cm" svg:viewBox="0 0 224 224" svg:d="M112 224c29 0 58-12 78-33 22-22 34-50 34-80 0-29-12-57-34-78-20-21-49-33-78-33-30 0-58 12-79 33s-33 49-33 78c0 30 12 58 33 80 21 21 49 33 79 33z">
          <text:p/>
        </draw:path>
        <draw:path draw:style-name="gr17" draw:text-style-name="P8" draw:layer="layout" svg:width="0.223cm" svg:height="0.223cm" svg:x="32.928cm" svg:y="3.492cm" svg:viewBox="0 0 224 224" svg:d="M111 224c30 0 58-11 80-32 21-22 33-51 33-80 0-30-12-58-33-79-22-21-50-33-80-33-29 0-58 12-79 33s-32 49-32 79c0 29 11 58 32 80 21 21 50 32 79 32z">
          <text:p/>
        </draw:path>
        <draw:path draw:style-name="gr17" draw:text-style-name="P8" draw:layer="layout" svg:width="0.223cm" svg:height="0.223cm" svg:x="33.437cm" svg:y="5.734cm" svg:viewBox="0 0 224 224" svg:d="M112 224c30 0 59-12 80-33 21-22 32-50 32-80 0-29-11-58-32-79s-50-32-80-32-58 11-79 32-33 50-33 79c0 30 12 58 33 80 21 21 49 33 79 33z">
          <text:p/>
        </draw:path>
        <draw:path draw:style-name="gr17" draw:text-style-name="P8" draw:layer="layout" svg:width="0.223cm" svg:height="0.223cm" svg:x="32.923cm" svg:y="3.643cm" svg:viewBox="0 0 224 224" svg:d="M112 224c29 0 58-12 79-33 22-21 33-49 33-79 0-29-11-58-33-79-21-21-50-33-79-33-30 0-58 12-79 33s-33 50-33 79c0 30 12 58 33 79s49 33 79 33z">
          <text:p/>
        </draw:path>
        <draw:path draw:style-name="gr17" draw:text-style-name="P8" draw:layer="layout" svg:width="0.223cm" svg:height="0.223cm" svg:x="32.746cm" svg:y="3.12cm" svg:viewBox="0 0 224 224" svg:d="M112 224c29 0 59-12 80-33s32-49 32-80c0-29-11-58-32-79s-51-32-80-32c-30 0-58 11-79 32s-33 50-33 79c0 31 12 59 33 80s49 33 79 33z">
          <text:p/>
        </draw:path>
        <draw:path draw:style-name="gr17" draw:text-style-name="P8" draw:layer="layout" svg:width="0.223cm" svg:height="0.223cm" svg:x="33.322cm" svg:y="5.344cm" svg:viewBox="0 0 224 224" svg:d="M112 224c30 0 58-12 79-33s33-49 33-80c0-29-12-58-33-79s-49-32-79-32-58 11-79 32c-22 21-33 50-33 79 0 31 11 59 33 80 21 21 49 33 79 33z">
          <text:p/>
        </draw:path>
        <draw:path draw:style-name="gr17" draw:text-style-name="P8" draw:layer="layout" svg:width="0.223cm" svg:height="0.223cm" svg:x="32.951cm" svg:y="3.265cm" svg:viewBox="0 0 224 224" svg:d="M112 224c29 0 59-12 80-34 21-21 32-49 32-79 0-29-11-58-32-78-21-21-51-33-80-33-30 0-58 12-79 33-21 20-33 49-33 78 0 30 12 58 33 79 21 22 49 34 79 34z">
          <text:p/>
        </draw:path>
        <draw:path draw:style-name="gr17" draw:text-style-name="P8" draw:layer="layout" svg:width="0.224cm" svg:height="0.223cm" svg:x="33.336cm" svg:y="5.339cm" svg:viewBox="0 0 225 224" svg:d="M113 224c30 0 58-12 79-33s33-49 33-80c0-29-12-58-33-79-21-20-49-32-79-32s-58 12-79 32c-21 21-34 50-34 79 0 31 13 59 34 80s49 33 79 33z">
          <text:p/>
        </draw:path>
        <draw:path draw:style-name="gr17" draw:text-style-name="P8" draw:layer="layout" svg:width="0.223cm" svg:height="0.223cm" svg:x="33.285cm" svg:y="5.173cm" svg:viewBox="0 0 224 224" svg:d="M112 224c30 0 58-12 79-33s33-49 33-79c0-29-12-59-33-79-21-21-49-33-79-33-29 0-59 12-80 33-21 20-32 50-32 79 0 30 11 58 32 79s51 33 80 33z">
          <text:p/>
        </draw:path>
        <draw:path draw:style-name="gr16" draw:text-style-name="P7" draw:layer="layout" svg:width="0.223cm" svg:height="0.223cm" svg:x="37.876cm" svg:y="4.549cm" svg:viewBox="0 0 224 224" svg:d="M111 224c30 0 59-12 80-33s33-49 33-79c0-29-12-58-33-79-21-22-50-33-80-33-29 0-58 11-79 33-21 21-32 50-32 79 0 30 11 58 32 79s50 33 79 33z">
          <text:p/>
        </draw:path>
        <draw:path draw:style-name="gr17" draw:text-style-name="P8" draw:layer="layout" svg:width="0.223cm" svg:height="0.223cm" svg:x="34.255cm" svg:y="4.799cm" svg:viewBox="0 0 224 224" svg:d="M111 224c30 0 58-12 79-33 22-21 34-49 34-79s-12-58-34-79c-21-21-49-33-79-33-29 0-58 12-79 33s-32 49-32 79 11 58 32 79 50 33 79 33z">
          <text:p/>
        </draw:path>
        <draw:path draw:style-name="gr17" draw:text-style-name="P8" draw:layer="layout" svg:width="0.223cm" svg:height="0.223cm" svg:x="33.495cm" svg:y="5.356cm" svg:viewBox="0 0 224 224" svg:d="M113 224c29 0 58-11 79-32 20-21 32-50 32-79 0-31-12-59-32-80-21-21-50-33-79-33-30 0-59 12-80 33s-33 49-33 80c0 29 12 58 33 79s50 32 80 32z">
          <text:p/>
        </draw:path>
        <draw:path draw:style-name="gr17" draw:text-style-name="P8" draw:layer="layout" svg:width="0.223cm" svg:height="0.223cm" svg:x="34.406cm" svg:y="7.627cm" svg:viewBox="0 0 224 224" svg:d="M112 224c30 0 58-12 79-33 21-20 33-49 33-78 0-30-12-59-33-80s-49-33-79-33c-29 0-58 12-80 33-21 21-32 50-32 80 0 29 11 58 32 78 22 21 51 33 80 33z">
          <text:p/>
        </draw:path>
        <draw:path draw:style-name="gr17" draw:text-style-name="P8" draw:layer="layout" svg:width="0.223cm" svg:height="0.223cm" svg:x="34.959cm" svg:y="8.748cm" svg:viewBox="0 0 224 224" svg:d="M111 224c30 0 59-12 80-33s33-49 33-79c0-29-12-59-33-80s-50-32-80-32c-29 0-58 11-79 32s-32 51-32 80c0 30 11 58 32 79s50 33 79 33z">
          <text:p/>
        </draw:path>
        <draw:path draw:style-name="gr17" draw:text-style-name="P8" draw:layer="layout" svg:width="0.223cm" svg:height="0.223cm" svg:x="32.461cm" svg:y="5.027cm" svg:viewBox="0 0 224 224" svg:d="M111 224c30 0 58-13 79-34 22-20 34-49 34-78 0-30-12-58-34-79-21-21-49-33-79-33-29 0-58 12-79 33s-32 49-32 79c0 29 11 58 32 78 21 21 50 34 79 34z">
          <text:p/>
        </draw:path>
        <draw:path draw:style-name="gr17" draw:text-style-name="P8" draw:layer="layout" svg:width="0.223cm" svg:height="0.223cm" svg:x="32.42cm" svg:y="5.025cm" svg:viewBox="0 0 224 224" svg:d="M113 224c29 0 58-13 79-33 21-21 32-50 32-79 0-30-11-58-32-79s-50-33-79-33c-30 0-58 12-79 33-22 21-34 49-34 79 0 29 12 58 34 79 21 20 49 33 79 33z">
          <text:p/>
        </draw:path>
        <draw:path draw:style-name="gr17" draw:text-style-name="P8" draw:layer="layout" svg:width="0.223cm" svg:height="0.223cm" svg:x="33.559cm" svg:y="6.679cm" svg:viewBox="0 0 224 224" svg:d="M113 224c29 0 57-12 78-33s33-49 33-80c0-29-12-58-33-79s-49-32-78-32c-30 0-58 11-79 32s-34 50-34 79c0 31 13 59 34 80s49 33 79 33z">
          <text:p/>
        </draw:path>
        <draw:path draw:style-name="gr17" draw:text-style-name="P8" draw:layer="layout" svg:width="0.224cm" svg:height="0.224cm" svg:x="33.723cm" svg:y="7.135cm" svg:viewBox="0 0 225 225" svg:d="M113 225c30 0 58-12 79-33s33-49 33-80c0-30-12-58-33-79s-49-33-79-33-59 12-80 33-33 49-33 79c0 31 12 59 33 80s50 33 80 33z">
          <text:p/>
        </draw:path>
        <draw:path draw:style-name="gr16" draw:text-style-name="P7" draw:layer="layout" svg:width="0.223cm" svg:height="0.223cm" svg:x="38.872cm" svg:y="5.522cm" svg:viewBox="0 0 224 224" svg:d="M113 224c29 0 58-11 79-32s32-51 32-80c0-30-11-58-32-79s-50-33-79-33c-30 0-58 12-80 33-21 21-33 49-33 79 0 29 12 59 33 80 22 21 50 32 80 32z">
          <text:p/>
        </draw:path>
        <draw:path draw:style-name="gr16" draw:text-style-name="P7" draw:layer="layout" svg:width="0.223cm" svg:height="0.223cm" svg:x="37.78cm" svg:y="4.468cm" svg:viewBox="0 0 224 224" svg:d="M112 224c30 0 58-11 79-32s33-50 33-79c0-31-12-59-33-80s-49-33-79-33c-29 0-58 12-79 33-22 21-33 49-33 80 0 29 11 58 33 79 21 21 50 32 79 32z">
          <text:p/>
        </draw:path>
        <draw:path draw:style-name="gr16" draw:text-style-name="P7" draw:layer="layout" svg:width="0.223cm" svg:height="0.223cm" svg:x="37.762cm" svg:y="4.446cm" svg:viewBox="0 0 224 224" svg:d="M113 224c30 0 58-12 79-33 21-20 32-49 32-79s-11-58-32-79-49-33-79-33-58 12-80 33c-21 21-33 49-33 79s12 59 33 79c22 21 50 33 80 33z">
          <text:p/>
        </draw:path>
        <draw:path draw:style-name="gr16" draw:text-style-name="P7" draw:layer="layout" svg:width="0.224cm" svg:height="0.223cm" svg:x="37.746cm" svg:y="4.233cm" svg:viewBox="0 0 225 224" svg:d="M113 224c30 0 58-12 79-33s33-49 33-80c0-29-12-58-33-79-21-20-49-32-79-32s-58 12-80 32c-21 21-33 50-33 79 0 31 12 59 33 80 22 21 50 33 80 33z">
          <text:p/>
        </draw:path>
        <draw:path draw:style-name="gr16" draw:text-style-name="P7" draw:layer="layout" svg:width="0.223cm" svg:height="0.223cm" svg:x="38.126cm" svg:y="2.49cm" svg:viewBox="0 0 224 224" svg:d="M112 224c30 0 59-11 79-32 21-21 33-50 33-79 0-30-12-59-33-80-20-21-49-33-79-33s-58 12-79 33-33 50-33 80c0 29 12 58 33 79s49 32 79 32z">
          <text:p/>
        </draw:path>
        <draw:path draw:style-name="gr16" draw:text-style-name="P7" draw:layer="layout" svg:width="0.223cm" svg:height="0.223cm" svg:x="35.851cm" svg:y="2.299cm" svg:viewBox="0 0 224 224" svg:d="M112 224c29 0 59-12 80-33s32-49 32-79c0-29-11-57-32-79-21-21-51-33-80-33-30 0-58 12-79 33-21 22-33 50-33 79 0 30 12 58 33 79s49 33 79 33z">
          <text:p/>
        </draw:path>
        <draw:path draw:style-name="gr16" draw:text-style-name="P7" draw:layer="layout" svg:width="0.223cm" svg:height="0.223cm" svg:x="37.258cm" svg:y="4.33cm" svg:viewBox="0 0 224 224" svg:d="M113 224c29 0 58-11 78-32 21-21 33-50 33-79 0-30-12-58-33-79-20-22-49-34-78-34-31 0-59 12-80 34-21 21-33 49-33 79 0 29 12 58 33 79s49 32 80 32z">
          <text:p/>
        </draw:path>
        <draw:path draw:style-name="gr16" draw:text-style-name="P7" draw:layer="layout" svg:width="0.223cm" svg:height="0.223cm" svg:x="38.08cm" svg:y="4.22cm" svg:viewBox="0 0 224 224" svg:d="M111 224c30 0 59-12 80-33s33-49 33-80c0-29-12-58-33-79s-50-32-80-32c-29 0-58 11-79 32s-32 50-32 79c0 31 11 59 32 80s50 33 79 33z">
          <text:p/>
        </draw:path>
        <draw:path draw:style-name="gr17" draw:text-style-name="P8" draw:layer="layout" svg:width="0.223cm" svg:height="0.223cm" svg:x="32.413cm" svg:y="4.915cm" svg:viewBox="0 0 224 224" svg:d="M112 224c30 0 58-12 79-33s33-49 33-79-12-59-33-80-49-32-79-32c-29 0-58 11-79 32s-33 50-33 80 12 58 33 79 50 33 79 33z">
          <text:p/>
        </draw:path>
        <draw:path draw:style-name="gr16" draw:text-style-name="P7" draw:layer="layout" svg:width="0.223cm" svg:height="0.223cm" svg:x="37.927cm" svg:y="4.249cm" svg:viewBox="0 0 224 224" svg:d="M113 224c29 0 58-11 79-32s32-49 32-79c0-31-11-59-32-80s-50-33-79-33c-31 0-59 12-80 33s-33 49-33 80c0 30 12 58 33 79s49 32 80 32z">
          <text:p/>
        </draw:path>
        <draw:path draw:style-name="gr16" draw:text-style-name="P7" draw:layer="layout" svg:width="0.223cm" svg:height="0.223cm" svg:x="37.058cm" svg:y="4.363cm" svg:viewBox="0 0 224 224" svg:d="M112 224c30 0 58-12 79-34 21-21 33-49 33-79 0-29-12-58-33-79-21-20-49-32-79-32-29 0-59 12-80 32-21 21-32 50-32 79 0 30 11 58 32 79 21 22 51 34 80 34z">
          <text:p/>
        </draw:path>
        <draw:path draw:style-name="gr16" draw:text-style-name="P7" draw:layer="layout" svg:width="0.223cm" svg:height="0.223cm" svg:x="37.251cm" svg:y="4.599cm" svg:viewBox="0 0 224 224" svg:d="M113 224c29 0 58-11 79-33 20-21 32-50 32-79 0-30-12-58-32-79-21-21-50-33-79-33-31 0-59 12-80 33s-33 49-33 79c0 29 12 58 33 79 21 22 49 33 80 33z">
          <text:p/>
        </draw:path>
        <draw:path draw:style-name="gr16" draw:text-style-name="P7" draw:layer="layout" svg:width="0.223cm" svg:height="0.223cm" svg:x="37.309cm" svg:y="4.674cm" svg:viewBox="0 0 224 224" svg:d="M112 224c30 0 58-12 79-33s33-49 33-80c0-29-12-58-33-78-21-21-49-33-79-33-29 0-58 12-80 33-21 20-32 49-32 78 0 31 11 59 32 80 22 21 51 33 80 33z">
          <text:p/>
        </draw:path>
        <draw:path draw:style-name="gr16" draw:text-style-name="P7" draw:layer="layout" svg:width="0.223cm" svg:height="0.223cm" svg:x="36.989cm" svg:y="4.639cm" svg:viewBox="0 0 224 224" svg:d="M112 224c31 0 59-11 80-32s32-51 32-80c0-30-11-58-32-79s-49-33-80-33c-30 0-58 12-79 33s-33 49-33 79c0 29 12 59 33 80s49 32 79 32z">
          <text:p/>
        </draw:path>
        <draw:path draw:style-name="gr16" draw:text-style-name="P7" draw:layer="layout" svg:width="0.223cm" svg:height="0.224cm" svg:x="37.596cm" svg:y="4.54cm" svg:viewBox="0 0 224 225" svg:d="M111 225c30 0 58-12 79-33 22-21 34-49 34-79s-12-58-34-79c-21-22-49-34-79-34-29 0-58 12-78 34-21 21-33 49-33 79s12 58 33 79c20 21 49 33 78 33z">
          <text:p/>
        </draw:path>
        <draw:path draw:style-name="gr16" draw:text-style-name="P7" draw:layer="layout" svg:width="0.223cm" svg:height="0.223cm" svg:x="38.345cm" svg:y="4.122cm" svg:viewBox="0 0 224 224" svg:d="M111 224c31 0 59-11 80-32s33-50 33-79c0-30-12-58-33-79s-49-34-80-34c-29 0-58 13-79 34s-32 49-32 79c0 29 11 58 32 79s50 32 79 32z">
          <text:p/>
        </draw:path>
        <draw:path draw:style-name="gr17" draw:text-style-name="P8" draw:layer="layout" svg:width="0.224cm" svg:height="0.224cm" svg:x="34.957cm" svg:y="2.178cm" svg:viewBox="0 0 225 225" svg:d="M112 225c30 0 59-12 80-33s33-50 33-80-12-58-33-79-50-33-80-33-58 12-79 33-33 49-33 79 12 59 33 80 49 33 79 33z">
          <text:p/>
        </draw:path>
        <draw:path draw:style-name="gr17" draw:text-style-name="P8" draw:layer="layout" svg:width="0.224cm" svg:height="0.223cm" svg:x="31.671cm" svg:y="4.973cm" svg:viewBox="0 0 225 224" svg:d="M113 224c30 0 58-12 79-33s33-49 33-79c0-29-12-58-33-80-21-21-49-32-79-32-31 0-59 11-80 32-21 22-33 51-33 80 0 30 12 58 33 79s49 33 80 33z">
          <text:p/>
        </draw:path>
        <draw:path draw:style-name="gr17" draw:text-style-name="P8" draw:layer="layout" svg:width="0.224cm" svg:height="0.223cm" svg:x="32.442cm" svg:y="4.653cm" svg:viewBox="0 0 225 224" svg:d="M113 224c30 0 58-11 79-32s33-51 33-80c0-30-12-58-33-79s-49-33-79-33-58 12-79 33-34 49-34 79c0 29 13 59 34 80s49 32 79 32z">
          <text:p/>
        </draw:path>
        <draw:path draw:style-name="gr16" draw:text-style-name="P7" draw:layer="layout" svg:width="0.223cm" svg:height="0.223cm" svg:x="36.653cm" svg:y="5.698cm" svg:viewBox="0 0 224 224" svg:d="M113 224c29 0 58-11 78-33 21-21 33-50 33-79 0-30-12-58-33-79-20-21-49-33-78-33-30 0-58 12-79 33-22 21-34 49-34 79 0 29 12 58 34 79 21 22 49 33 79 33z">
          <text:p/>
        </draw:path>
        <draw:path draw:style-name="gr17" draw:text-style-name="P8" draw:layer="layout" svg:width="0.223cm" svg:height="0.223cm" svg:x="32.202cm" svg:y="5.752cm" svg:viewBox="0 0 224 224" svg:d="M112 224c30 0 58-11 79-32s33-50 33-80-12-58-33-79-49-33-79-33c-29 0-58 12-79 33-22 21-33 49-33 79s11 59 33 80c21 21 50 32 79 32z">
          <text:p/>
        </draw:path>
        <draw:path draw:style-name="gr17" draw:text-style-name="P8" draw:layer="layout" svg:width="0.223cm" svg:height="0.223cm" svg:x="34.96cm" svg:y="2.183cm" svg:viewBox="0 0 224 224" svg:d="M111 224c30 0 59-12 80-33s33-50 33-80c0-29-12-58-33-78-21-21-50-33-80-33-29 0-58 12-79 33-20 20-32 49-32 78 0 30 12 59 32 80 21 21 50 33 79 33z">
          <text:p/>
        </draw:path>
        <draw:path draw:style-name="gr16" draw:text-style-name="P7" draw:layer="layout" svg:width="0.223cm" svg:height="0.223cm" svg:x="36.809cm" svg:y="6.023cm" svg:viewBox="0 0 224 224" svg:d="M112 224c30 0 58-12 79-33s33-49 33-79-12-59-33-80-49-32-79-32-59 11-80 32-32 50-32 80 11 58 32 79 50 33 80 33z">
          <text:p/>
        </draw:path>
        <draw:path draw:style-name="gr17" draw:text-style-name="P8" draw:layer="layout" svg:width="0.223cm" svg:height="0.223cm" svg:x="35.876cm" svg:y="2.117cm" svg:viewBox="0 0 224 224" svg:d="M112 224c30 0 59-12 80-33 20-21 32-49 32-79 0-29-12-57-32-78-21-21-50-34-80-34s-58 13-79 34-33 49-33 78c0 30 12 58 33 79s49 33 79 33z">
          <text:p/>
        </draw:path>
        <draw:path draw:style-name="gr16" draw:text-style-name="P7" draw:layer="layout" svg:width="0.223cm" svg:height="0.223cm" svg:x="37.571cm" svg:y="3.455cm" svg:viewBox="0 0 224 224" svg:d="M113 224c29 0 57-12 78-33s33-49 33-78c0-30-12-58-33-79s-49-34-78-34c-30 0-58 13-79 34s-34 49-34 79c0 29 13 57 34 78s49 33 79 33z">
          <text:p/>
        </draw:path>
        <draw:path draw:style-name="gr16" draw:text-style-name="P7" draw:layer="layout" svg:width="0.223cm" svg:height="0.223cm" svg:x="37.442cm" svg:y="3.747cm" svg:viewBox="0 0 224 224" svg:d="M112 224c30 0 59-12 80-32 21-21 32-51 32-80 0-30-11-58-32-79s-50-33-80-33-58 12-79 33-33 49-33 79c0 29 12 59 33 80 21 20 49 32 79 32z">
          <text:p/>
        </draw:path>
        <draw:path draw:style-name="gr17" draw:text-style-name="P8" draw:layer="layout" svg:width="0.223cm" svg:height="0.223cm" svg:x="34.665cm" svg:y="4.901cm" svg:viewBox="0 0 224 224" svg:d="M113 224c29 0 58-11 79-32s32-50 32-80-11-58-32-79-50-33-79-33c-30 0-58 12-79 33s-34 49-34 79 13 59 34 80 49 32 79 32z">
          <text:p/>
        </draw:path>
        <draw:path draw:style-name="gr17" draw:text-style-name="P8" draw:layer="layout" svg:width="0.224cm" svg:height="0.223cm" svg:x="35.059cm" svg:y="4.876cm" svg:viewBox="0 0 225 224" svg:d="M113 224c30 0 58-12 79-33s33-50 33-80c0-29-12-58-33-79s-49-32-79-32-59 11-80 32-33 50-33 79c0 30 12 59 33 80s50 33 80 33z">
          <text:p/>
        </draw:path>
        <draw:path draw:style-name="gr17" draw:text-style-name="P8" draw:layer="layout" svg:width="0.223cm" svg:height="0.223cm" svg:x="34.193cm" svg:y="5.481cm" svg:viewBox="0 0 224 224" svg:d="M112 224c30 0 58-11 79-33 21-21 33-50 33-79 0-30-12-58-33-79s-49-33-79-33c-29 0-58 12-80 33-21 21-32 49-32 79 0 29 11 58 32 79 22 22 51 33 80 33z">
          <text:p/>
        </draw:path>
        <draw:path draw:style-name="gr17" draw:text-style-name="P8" draw:layer="layout" svg:width="0.223cm" svg:height="0.223cm" svg:x="34.531cm" svg:y="5.308cm" svg:viewBox="0 0 224 224" svg:d="M112 224c29 0 59-12 80-33s32-50 32-80c0-29-11-58-32-79s-51-32-80-32c-30 0-58 11-79 32s-33 50-33 79c0 30 12 59 33 80s49 33 79 33z">
          <text:p/>
        </draw:path>
        <draw:path draw:style-name="gr16" draw:text-style-name="P7" draw:layer="layout" svg:width="0.223cm" svg:height="0.223cm" svg:x="36.953cm" svg:y="4.567cm" svg:viewBox="0 0 224 224" svg:d="M112 224c29 0 58-12 80-33 21-21 32-49 32-79s-11-58-32-79c-22-21-51-33-80-33-30 0-58 12-79 33s-33 49-33 79 12 58 33 79 49 33 79 33z">
          <text:p/>
        </draw:path>
        <draw:path draw:style-name="gr17" draw:text-style-name="P8" draw:layer="layout" svg:width="0.223cm" svg:height="0.223cm" svg:x="36.028cm" svg:y="2.461cm" svg:viewBox="0 0 224 224" svg:d="M111 224c30 0 58-12 79-33 22-21 34-49 34-79s-12-59-34-80c-21-20-49-32-79-32-29 0-58 12-79 32-21 21-32 50-32 80s11 58 32 79 50 33 79 33z">
          <text:p/>
        </draw:path>
        <draw:path draw:style-name="gr17" draw:text-style-name="P8" draw:layer="layout" svg:width="0.223cm" svg:height="0.223cm" svg:x="34.456cm" svg:y="5.217cm" svg:viewBox="0 0 224 224" svg:d="M111 224c30 0 58-11 79-32s34-50 34-79c0-30-13-58-34-79-21-22-49-34-79-34-29 0-58 12-79 34-20 21-32 49-32 79 0 29 12 58 32 79 21 21 50 32 79 32z">
          <text:p/>
        </draw:path>
        <draw:path draw:style-name="gr17" draw:text-style-name="P8" draw:layer="layout" svg:width="0.223cm" svg:height="0.223cm" svg:x="34.406cm" svg:y="5.245cm" svg:viewBox="0 0 224 224" svg:d="M112 224c30 0 58-13 79-34s33-49 33-79c0-29-12-58-33-78-21-21-49-33-79-33-29 0-58 12-79 33-21 20-33 49-33 78 0 30 12 58 33 79s50 34 79 34z">
          <text:p/>
        </draw:path>
        <draw:path draw:style-name="gr16" draw:text-style-name="P7" draw:layer="layout" svg:width="0.223cm" svg:height="0.223cm" svg:x="37.441cm" svg:y="3.333cm" svg:viewBox="0 0 224 224" svg:d="M112 224c30 0 59-12 80-33s32-49 32-80c0-29-11-58-32-79-21-20-50-32-80-32s-58 12-79 32c-21 21-33 50-33 79 0 31 12 59 33 80s49 33 79 33z">
          <text:p/>
        </draw:path>
        <draw:path draw:style-name="gr16" draw:text-style-name="P7" draw:layer="layout" svg:width="0.223cm" svg:height="0.223cm" svg:x="38.152cm" svg:y="2.39cm" svg:viewBox="0 0 224 224" svg:d="M112 224c30 0 58-12 79-33 21-22 33-50 33-80 0-29-12-58-33-78-21-21-49-33-79-33s-59 12-79 33c-21 20-33 49-33 78 0 30 12 58 33 80 20 21 49 33 79 33z">
          <text:p/>
        </draw:path>
        <draw:path draw:style-name="gr16" draw:text-style-name="P7" draw:layer="layout" svg:width="0.224cm" svg:height="0.223cm" svg:x="37.066cm" svg:y="4.12cm" svg:viewBox="0 0 225 224" svg:d="M113 224c30 0 58-12 79-32 21-21 33-50 33-79 0-30-12-58-33-79s-49-34-79-34-59 13-80 34-33 49-33 79c0 29 12 58 33 79 21 20 50 32 80 32z">
          <text:p/>
        </draw:path>
        <draw:path draw:style-name="gr16" draw:text-style-name="P7" draw:layer="layout" svg:width="0.223cm" svg:height="0.223cm" svg:x="37.65cm" svg:y="4.034cm" svg:viewBox="0 0 224 224" svg:d="M112 224c29 0 59-12 80-33 21-20 32-49 32-78 0-31-11-59-32-80s-51-33-80-33c-30 0-58 12-79 33s-33 49-33 80c0 29 12 58 33 78 21 21 49 33 79 33z">
          <text:p/>
        </draw:path>
        <draw:path draw:style-name="gr16" draw:text-style-name="P7" draw:layer="layout" svg:width="0.223cm" svg:height="0.223cm" svg:x="37.15cm" svg:y="4.013cm" svg:viewBox="0 0 224 224" svg:d="M111 224c30 0 58-12 79-32 22-21 34-50 34-80s-12-58-34-79c-21-21-49-33-79-33-29 0-58 12-79 33-20 21-32 49-32 79s12 59 32 80c21 20 50 32 79 32z">
          <text:p/>
        </draw:path>
        <draw:path draw:style-name="gr16" draw:text-style-name="P7" draw:layer="layout" svg:width="0.223cm" svg:height="0.223cm" svg:x="37.531cm" svg:y="3.671cm" svg:viewBox="0 0 224 224" svg:d="M112 224c30 0 58-12 79-33s33-49 33-79c0-29-12-58-33-79-21-20-49-33-79-33-29 0-58 13-80 33-21 21-32 50-32 79 0 30 11 58 32 79 22 21 51 33 80 33z">
          <text:p/>
        </draw:path>
        <draw:path draw:style-name="gr17" draw:text-style-name="P8" draw:layer="layout" svg:width="0.223cm" svg:height="0.223cm" svg:x="32.2cm" svg:y="5.908cm" svg:viewBox="0 0 224 224" svg:d="M113 224c29 0 58-12 79-33s32-49 32-79c0-29-11-58-32-79s-50-33-79-33c-30 0-58 12-79 33-22 21-34 50-34 79 0 30 12 58 34 79 21 21 49 33 79 33z">
          <text:p/>
        </draw:path>
        <draw:path draw:style-name="gr17" draw:text-style-name="P8" draw:layer="layout" svg:width="0.223cm" svg:height="0.223cm" svg:x="34.466cm" svg:y="5.2cm" svg:viewBox="0 0 224 224" svg:d="M112 224c29 0 58-12 78-33 22-21 34-49 34-79 0-29-12-58-34-80-20-21-49-32-78-32-30 0-58 11-79 32-21 22-33 51-33 80 0 30 12 58 33 79s49 33 79 33z">
          <text:p/>
        </draw:path>
        <draw:path draw:style-name="gr17" draw:text-style-name="P8" draw:layer="layout" svg:width="0.223cm" svg:height="0.223cm" svg:x="34.596cm" svg:y="5.256cm" svg:viewBox="0 0 224 224" svg:d="M112 224c30 0 58-11 79-33 21-21 33-50 33-79 0-30-12-58-33-79s-49-33-79-33c-29 0-59 12-80 33s-32 49-32 79c0 29 11 58 32 79 21 22 51 33 80 33z">
          <text:p/>
        </draw:path>
        <draw:path draw:style-name="gr16" draw:text-style-name="P7" draw:layer="layout" svg:width="0.223cm" svg:height="0.223cm" svg:x="37.538cm" svg:y="4.418cm" svg:viewBox="0 0 224 224" svg:d="M113 224c29 0 58-12 78-33 21-21 33-50 33-80 0-29-12-57-33-78-20-21-49-33-78-33-30 0-58 12-80 33-21 21-33 49-33 78 0 30 12 59 33 80 22 21 50 33 80 33z">
          <text:p/>
        </draw:path>
        <draw:path draw:style-name="gr16" draw:text-style-name="P7" draw:layer="layout" svg:width="0.224cm" svg:height="0.223cm" svg:x="37.339cm" svg:y="4.181cm" svg:viewBox="0 0 225 224" svg:d="M113 224c30 0 58-12 79-33s33-50 33-79c0-30-12-58-33-79s-49-33-79-33-58 12-79 33c-22 21-34 49-34 79 0 29 12 58 34 79 21 21 49 33 79 33z">
          <text:p/>
        </draw:path>
        <draw:path draw:style-name="gr16" draw:text-style-name="P7" draw:layer="layout" svg:width="0.223cm" svg:height="0.223cm" svg:x="37.986cm" svg:y="3.846cm" svg:viewBox="0 0 224 224" svg:d="M112 224c30 0 58-11 79-32s33-50 33-79c0-30-12-59-33-80s-49-33-79-33c-29 0-58 12-80 33-21 21-32 50-32 80 0 29 11 58 32 79 22 21 51 32 80 32z">
          <text:p/>
        </draw:path>
        <draw:path draw:style-name="gr16" draw:text-style-name="P7" draw:layer="layout" svg:width="0.223cm" svg:height="0.223cm" svg:x="37.529cm" svg:y="3.919cm" svg:viewBox="0 0 224 224" svg:d="M113 224c29 0 58-11 79-33 21-21 32-50 32-79 0-30-11-58-32-79s-50-33-79-33c-30 0-58 12-80 33-21 21-33 49-33 79 0 29 12 58 33 79 22 22 50 33 80 33z">
          <text:p/>
        </draw:path>
        <draw:path draw:style-name="gr16" draw:text-style-name="P7" draw:layer="layout" svg:width="0.223cm" svg:height="0.223cm" svg:x="38.091cm" svg:y="3.551cm" svg:viewBox="0 0 224 224" svg:d="M112 224c29 0 59-12 80-33 20-21 32-49 32-80 0-29-12-58-32-79-21-20-51-32-80-32-30 0-58 12-79 32-21 21-33 50-33 79 0 31 12 59 33 80s49 33 79 33z">
          <text:p/>
        </draw:path>
        <draw:path draw:style-name="gr16" draw:text-style-name="P7" draw:layer="layout" svg:width="0.223cm" svg:height="0.223cm" svg:x="38.247cm" svg:y="3.541cm" svg:viewBox="0 0 224 224" svg:d="M111 224c30 0 58-12 79-32 21-21 34-50 34-80s-13-58-34-79-49-33-79-33c-29 0-57 12-78 33s-33 49-33 79 12 59 33 80c21 20 49 32 78 32z">
          <text:p/>
        </draw:path>
        <draw:path draw:style-name="gr16" draw:text-style-name="P7" draw:layer="layout" svg:width="0.223cm" svg:height="0.223cm" svg:x="37.636cm" svg:y="3.358cm" svg:viewBox="0 0 224 224" svg:d="M111 224c30 0 59-12 80-33s33-49 33-79-12-59-33-80-50-32-80-32c-29 0-58 11-79 32s-32 50-32 80 11 58 32 79 50 33 79 33z">
          <text:p/>
        </draw:path>
        <draw:path draw:style-name="gr17" draw:text-style-name="P8" draw:layer="layout" svg:width="0.223cm" svg:height="0.223cm" svg:x="34.181cm" svg:y="2.963cm" svg:viewBox="0 0 224 224" svg:d="M113 224c29 0 58-11 79-32s32-50 32-79c0-30-11-58-32-80-21-21-50-33-79-33-30 0-58 12-80 33-21 22-33 50-33 80 0 29 12 58 33 79 22 21 50 32 80 32z">
          <text:p/>
        </draw:path>
        <draw:path draw:style-name="gr17" draw:text-style-name="P8" draw:layer="layout" svg:width="0.223cm" svg:height="0.223cm" svg:x="34.294cm" svg:y="4.865cm" svg:viewBox="0 0 224 224" svg:d="M111 224c30 0 59-12 80-33s33-50 33-80c0-29-12-58-33-78-21-21-50-33-80-33s-58 12-79 33c-21 20-32 49-32 78 0 30 11 59 32 80s49 33 79 33z">
          <text:p/>
        </draw:path>
        <draw:path draw:style-name="gr16" draw:text-style-name="P7" draw:layer="layout" svg:width="0.223cm" svg:height="0.223cm" svg:x="38.315cm" svg:y="3.006cm" svg:viewBox="0 0 224 224" svg:d="M112 224c29 0 59-12 80-33s32-49 32-79c0-29-11-58-32-79s-51-33-80-33c-30 0-58 12-79 33s-33 50-33 79c0 30 12 58 33 79s49 33 79 33z">
          <text:p/>
        </draw:path>
        <draw:path draw:style-name="gr16" draw:text-style-name="P7" draw:layer="layout" svg:width="0.223cm" svg:height="0.223cm" svg:x="38.322cm" svg:y="3.304cm" svg:viewBox="0 0 224 224" svg:d="M111 224c30 0 59-11 80-32s33-51 33-80c0-30-12-58-33-79s-50-33-80-33c-29 0-58 12-79 33s-32 49-32 79c0 29 11 59 32 80s50 32 79 32z">
          <text:p/>
        </draw:path>
        <draw:path draw:style-name="gr16" draw:text-style-name="P7" draw:layer="layout" svg:width="0.223cm" svg:height="0.223cm" svg:x="38.873cm" svg:y="3.445cm" svg:viewBox="0 0 224 224" svg:d="M112 224c30 0 58-12 79-33 21-20 33-49 33-78 0-30-12-58-33-79s-49-34-79-34c-29 0-58 13-80 34-21 21-32 49-32 79 0 29 11 58 32 78 22 21 51 33 80 33z">
          <text:p/>
        </draw:path>
        <draw:path draw:style-name="gr16" draw:text-style-name="P7" draw:layer="layout" svg:width="0.223cm" svg:height="0.223cm" svg:x="38.379cm" svg:y="3.509cm" svg:viewBox="0 0 224 224" svg:d="M112 224c30 0 58-12 79-33 21-22 33-50 33-80 0-29-12-58-33-79s-49-32-79-32-59 11-80 32-32 50-32 79c0 30 11 58 32 80 21 21 50 33 80 33z">
          <text:p/>
        </draw:path>
        <draw:path draw:style-name="gr16" draw:text-style-name="P7" draw:layer="layout" svg:width="0.223cm" svg:height="0.224cm" svg:x="38.733cm" svg:y="3.589cm" svg:viewBox="0 0 224 225" svg:d="M112 225c29 0 58-12 80-33 20-21 32-49 32-79 0-31-12-59-32-80-22-21-51-33-80-33-30 0-58 12-79 33s-33 49-33 80c0 30 12 58 33 79s49 33 79 33z">
          <text:p/>
        </draw:path>
        <draw:path draw:style-name="gr16" draw:text-style-name="P7" draw:layer="layout" svg:width="0.224cm" svg:height="0.223cm" svg:x="38.499cm" svg:y="3.439cm" svg:viewBox="0 0 225 224" svg:d="M112 224c30 0 58-12 79-33 22-21 34-49 34-79s-12-58-34-79c-21-22-49-33-79-33s-58 11-79 33c-21 21-33 49-33 79s12 58 33 79 49 33 79 33z">
          <text:p/>
        </draw:path>
        <draw:path draw:style-name="gr16" draw:text-style-name="P7" draw:layer="layout" svg:width="0.223cm" svg:height="0.223cm" svg:x="38.758cm" svg:y="3.289cm" svg:viewBox="0 0 224 224" svg:d="M112 224c29 0 59-12 79-32 21-21 33-51 33-80 0-30-12-58-33-79-20-21-50-33-79-33-30 0-58 12-79 33s-33 49-33 79c0 29 12 59 33 80 21 20 49 32 79 32z">
          <text:p/>
        </draw:path>
        <draw:path draw:style-name="gr16" draw:text-style-name="P7" draw:layer="layout" svg:width="0.223cm" svg:height="0.223cm" svg:x="38.729cm" svg:y="3.31cm" svg:viewBox="0 0 224 224" svg:d="M112 224c29 0 58-12 79-33s33-50 33-80c0-29-12-58-33-79s-50-32-79-32c-30 0-58 11-79 32s-33 50-33 79c0 30 12 59 33 80s49 33 79 33z">
          <text:p/>
        </draw:path>
        <draw:path draw:style-name="gr17" draw:text-style-name="P8" draw:layer="layout" svg:width="0.224cm" svg:height="0.223cm" svg:x="34.649cm" svg:y="4.873cm" svg:viewBox="0 0 225 224" svg:d="M113 224c30 0 58-12 79-33s33-50 33-79c0-30-12-58-33-79s-49-33-79-33-58 12-79 33c-22 21-34 49-34 79 0 29 12 58 34 79 21 21 49 33 79 33z">
          <text:p/>
        </draw:path>
        <draw:path draw:style-name="gr17" draw:text-style-name="P8" draw:layer="layout" svg:width="0.223cm" svg:height="0.223cm" svg:x="31.418cm" svg:y="4.534cm" svg:viewBox="0 0 224 224" svg:d="M112 224c30 0 59-12 80-33s32-49 32-79c0-29-11-58-32-80-21-21-50-32-80-32s-58 11-79 32c-21 22-33 51-33 80 0 30 12 58 33 79s49 33 79 33z">
          <text:p/>
        </draw:path>
        <draw:path draw:style-name="gr17" draw:text-style-name="P8" draw:layer="layout" svg:width="0.223cm" svg:height="0.223cm" svg:x="34.196cm" svg:y="5.443cm" svg:viewBox="0 0 224 224" svg:d="M113 224c29 0 58-11 79-32s32-50 32-79c0-30-11-58-32-79-21-22-50-34-79-34-30 0-58 12-80 34-21 21-33 49-33 79 0 29 12 58 33 79 22 21 50 32 80 32z">
          <text:p/>
        </draw:path>
        <draw:path draw:style-name="gr16" draw:text-style-name="P7" draw:layer="layout" svg:width="0.223cm" svg:height="0.223cm" svg:x="36.882cm" svg:y="4.076cm" svg:viewBox="0 0 224 224" svg:d="M113 224c29 0 58-12 79-33s32-49 32-79c0-29-11-58-32-80-21-21-50-32-79-32-30 0-58 11-79 32-22 22-34 51-34 80 0 30 12 58 34 79 21 21 49 33 79 33z">
          <text:p/>
        </draw:path>
        <draw:path draw:style-name="gr16" draw:text-style-name="P7" draw:layer="layout" svg:width="0.223cm" svg:height="0.224cm" svg:x="38.851cm" svg:y="2.367cm" svg:viewBox="0 0 224 225" svg:d="M113 225c29 0 58-12 78-34 21-21 33-49 33-79s-12-58-33-79c-20-21-49-33-78-33-30 0-59 12-80 33s-33 49-33 79 12 58 33 79c21 22 50 34 80 34z">
          <text:p/>
        </draw:path>
        <draw:path draw:style-name="gr17" draw:text-style-name="P8" draw:layer="layout" svg:width="0.223cm" svg:height="0.223cm" svg:x="35.672cm" svg:y="2.676cm" svg:viewBox="0 0 224 224" svg:d="M111 224c31 0 59-12 80-33s33-49 33-80c0-29-12-58-33-78-21-21-49-33-80-33-30 0-58 12-79 33-21 20-32 49-32 78 0 31 11 59 32 80s49 33 79 33z">
          <text:p/>
        </draw:path>
        <draw:path draw:style-name="gr17" draw:text-style-name="P8" draw:layer="layout" svg:width="0.223cm" svg:height="0.223cm" svg:x="34.084cm" svg:y="3.278cm" svg:viewBox="0 0 224 224" svg:d="M111 224c30 0 59-12 80-33 21-22 33-50 33-80 0-29-12-58-33-79-21-20-50-32-80-32-29 0-58 12-79 32-20 21-32 50-32 79 0 30 12 58 32 80 21 21 50 33 79 33z">
          <text:p/>
        </draw:path>
        <draw:path draw:style-name="gr17" draw:text-style-name="P8" draw:layer="layout" svg:width="0.223cm" svg:height="0.223cm" svg:x="35.24cm" svg:y="4.808cm" svg:viewBox="0 0 224 224" svg:d="M113 224c29 0 57-12 78-33s33-50 33-79c0-30-12-58-33-79s-49-33-78-33c-31 0-59 12-80 33s-33 49-33 79c0 29 12 58 33 79s49 33 80 33z">
          <text:p/>
        </draw:path>
        <draw:path draw:style-name="gr16" draw:text-style-name="P7" draw:layer="layout" svg:width="0.223cm" svg:height="0.223cm" svg:x="35.589cm" svg:y="4.91cm" svg:viewBox="0 0 224 224" svg:d="M111 224c30 0 58-12 79-33 22-21 34-49 34-79s-12-59-34-80c-21-20-49-32-79-32-29 0-58 12-79 32-20 21-32 50-32 80s12 58 32 79c21 21 50 33 79 33z">
          <text:p/>
        </draw:path>
        <draw:path draw:style-name="gr17" draw:text-style-name="P8" draw:layer="layout" svg:width="0.223cm" svg:height="0.224cm" svg:x="35.294cm" svg:y="4.83cm" svg:viewBox="0 0 224 225" svg:d="M112 225c30 0 58-12 79-33 21-22 33-50 33-80s-12-58-33-79-49-33-79-33c-29 0-58 12-79 33s-33 49-33 79 12 58 33 80c21 21 50 33 79 33z">
          <text:p/>
        </draw:path>
        <draw:path draw:style-name="gr16" draw:text-style-name="P7" draw:layer="layout" svg:width="0.223cm" svg:height="0.223cm" svg:x="35.67cm" svg:y="4.939cm" svg:viewBox="0 0 224 224" svg:d="M112 224c30 0 59-12 80-33s32-49 32-79c0-29-11-59-32-80s-50-32-80-32-58 11-79 32-33 51-33 80c0 30 12 58 33 79s49 33 79 33z">
          <text:p/>
        </draw:path>
        <draw:path draw:style-name="gr17" draw:text-style-name="P8" draw:layer="layout" svg:width="0.224cm" svg:height="0.224cm" svg:x="34.968cm" svg:y="5.823cm" svg:viewBox="0 0 225 225" svg:d="M112 225c30 0 59-12 80-33s33-49 33-79c0-31-12-59-33-80s-50-33-80-33-58 12-79 33-33 49-33 80c0 30 12 58 33 79s49 33 79 33z">
          <text:p/>
        </draw:path>
        <draw:path draw:style-name="gr17" draw:text-style-name="P8" draw:layer="layout" svg:width="0.223cm" svg:height="0.223cm" svg:x="34.034cm" svg:y="3.116cm" svg:viewBox="0 0 224 224" svg:d="M112 224c30 0 58-12 79-33 22-21 33-49 33-80 0-29-11-58-33-79-21-21-49-32-79-32s-58 11-79 32-33 50-33 79c0 31 12 59 33 80s49 33 79 33z">
          <text:p/>
        </draw:path>
        <draw:path draw:style-name="gr16" draw:text-style-name="P7" draw:layer="layout" svg:width="0.223cm" svg:height="0.224cm" svg:x="35.678cm" svg:y="4.608cm" svg:viewBox="0 0 224 225" svg:d="M111 225c31 0 59-12 80-33 21-22 33-50 33-80s-12-58-33-79-49-33-80-33c-29 0-58 12-79 33s-32 49-32 79 11 58 32 80c21 21 50 33 79 33z">
          <text:p/>
        </draw:path>
        <draw:path draw:style-name="gr17" draw:text-style-name="P8" draw:layer="layout" svg:width="0.223cm" svg:height="0.223cm" svg:x="35.706cm" svg:y="2.176cm" svg:viewBox="0 0 224 224" svg:d="M113 224c29 0 58-11 78-32 21-21 33-50 33-80s-12-58-33-79c-20-21-49-33-78-33-31 0-59 12-80 33s-33 49-33 79 12 59 33 80 49 32 80 32z">
          <text:p/>
        </draw:path>
        <draw:path draw:style-name="gr17" draw:text-style-name="P8" draw:layer="layout" svg:width="0.223cm" svg:height="0.223cm" svg:x="35.689cm" svg:y="2.456cm" svg:viewBox="0 0 224 224" svg:d="M113 224c29 0 58-12 79-33 20-21 32-49 32-79s-12-59-32-79c-21-21-50-33-79-33-31 0-59 12-80 33-21 20-33 49-33 79s12 58 33 79 49 33 80 33z">
          <text:p/>
        </draw:path>
        <draw:path draw:style-name="gr17" draw:text-style-name="P8" draw:layer="layout" svg:width="0.223cm" svg:height="0.224cm" svg:x="35.331cm" svg:y="4.879cm" svg:viewBox="0 0 224 225" svg:d="M113 225c29 0 58-12 79-33s32-49 32-80c0-30-11-58-32-79s-50-33-79-33c-30 0-58 12-79 33-22 21-34 49-34 79 0 31 12 59 34 80 21 21 49 33 79 33z">
          <text:p/>
        </draw:path>
        <draw:path draw:style-name="gr17" draw:text-style-name="P8" draw:layer="layout" svg:width="0.223cm" svg:height="0.223cm" svg:x="34.954cm" svg:y="2.654cm" svg:viewBox="0 0 224 224" svg:d="M111 224c30 0 59-12 80-33s33-49 33-80c0-29-12-58-33-79s-50-32-80-32c-29 0-58 11-79 32s-32 50-32 79c0 31 11 59 32 80s50 33 79 33z">
          <text:p/>
        </draw:path>
        <draw:path draw:style-name="gr17" draw:text-style-name="P8" draw:layer="layout" svg:width="0.223cm" svg:height="0.223cm" svg:x="34.888cm" svg:y="2.735cm" svg:viewBox="0 0 224 224" svg:d="M112 224c30 0 58-12 79-33s33-49 33-79c0-29-12-58-33-80-21-20-49-32-79-32-29 0-58 12-79 32-22 22-33 51-33 80 0 30 11 58 33 79 21 21 50 33 79 33z">
          <text:p/>
        </draw:path>
        <draw:path draw:style-name="gr17" draw:text-style-name="P8" draw:layer="layout" svg:width="0.223cm" svg:height="0.223cm" svg:x="35.399cm" svg:y="2.44cm" svg:viewBox="0 0 224 224" svg:d="M112 224c30 0 59-12 80-33s32-49 32-80c0-29-11-57-32-78s-50-33-80-33-58 12-79 33-33 49-33 78c0 31 12 59 33 80s49 33 79 33z">
          <text:p/>
        </draw:path>
        <draw:path draw:style-name="gr16" draw:text-style-name="P7" draw:layer="layout" svg:width="0.224cm" svg:height="0.223cm" svg:x="35.964cm" svg:y="4.989cm" svg:viewBox="0 0 225 224" svg:d="M113 224c30 0 58-12 79-32 21-21 33-50 33-79 0-30-12-58-33-79-21-22-49-34-79-34s-58 12-80 34c-21 21-33 49-33 79 0 29 12 58 33 79 22 20 50 32 80 32z">
          <text:p/>
        </draw:path>
        <draw:path draw:style-name="gr17" draw:text-style-name="P8" draw:layer="layout" svg:width="0.223cm" svg:height="0.223cm" svg:x="34.928cm" svg:y="5.783cm" svg:viewBox="0 0 224 224" svg:d="M112 224c29 0 58-12 79-33 22-20 33-49 33-79s-11-58-33-79c-21-21-50-33-79-33-30 0-58 12-79 33s-33 49-33 79 12 59 33 79c21 21 49 33 79 33z">
          <text:p/>
        </draw:path>
        <draw:path draw:style-name="gr16" draw:text-style-name="P7" draw:layer="layout" svg:width="0.223cm" svg:height="0.223cm" svg:x="35.765cm" svg:y="4.981cm" svg:viewBox="0 0 224 224" svg:d="M113 224c29 0 58-11 78-32 21-21 33-50 33-79 0-30-12-58-33-80-20-21-49-33-78-33-30 0-58 12-79 33-22 22-34 50-34 80 0 29 12 58 34 79 21 21 49 32 79 32z">
          <text:p/>
        </draw:path>
        <draw:path draw:style-name="gr16" draw:text-style-name="P7" draw:layer="layout" svg:width="0.223cm" svg:height="0.223cm" svg:x="37.202cm" svg:y="3.795cm" svg:viewBox="0 0 224 224" svg:d="M112 224c29 0 59-12 80-33 21-20 32-49 32-78 0-31-11-59-32-80s-51-33-80-33c-30 0-58 12-79 33s-33 49-33 80c0 29 12 58 33 78 21 21 49 33 79 33z">
          <text:p/>
        </draw:path>
        <draw:path draw:style-name="gr16" draw:text-style-name="P7" draw:layer="layout" svg:width="0.223cm" svg:height="0.223cm" svg:x="38.278cm" svg:y="2.375cm" svg:viewBox="0 0 224 224" svg:d="M112 224c29 0 58-12 80-33 21-22 32-50 32-80 0-29-11-58-32-79-22-21-51-32-80-32-30 0-58 11-79 32s-33 50-33 79c0 30 12 58 33 80 21 21 49 33 79 33z">
          <text:p/>
        </draw:path>
        <draw:path draw:style-name="gr16" draw:text-style-name="P7" draw:layer="layout" svg:width="0.223cm" svg:height="0.223cm" svg:x="37.385cm" svg:y="3.095cm" svg:viewBox="0 0 224 224" svg:d="M112 224c29 0 58-11 80-32 21-21 32-50 32-80s-11-58-32-79c-22-21-51-33-80-33-30 0-58 12-79 33s-33 49-33 79 12 59 33 80 49 32 79 32z">
          <text:p/>
        </draw:path>
        <draw:path draw:style-name="gr17" draw:text-style-name="P8" draw:layer="layout" svg:width="0.223cm" svg:height="0.223cm" svg:x="35.512cm" svg:y="2.26cm" svg:viewBox="0 0 224 224" svg:d="M112 224c30 0 58-12 79-33s33-49 33-79c0-29-12-59-33-80s-49-32-79-32c-29 0-59 11-80 32s-32 51-32 80c0 30 11 58 32 79s51 33 80 33z">
          <text:p/>
        </draw:path>
        <draw:path draw:style-name="gr17" draw:text-style-name="P8" draw:layer="layout" svg:width="0.223cm" svg:height="0.223cm" svg:x="34.799cm" svg:y="2.516cm" svg:viewBox="0 0 224 224" svg:d="M112 224c30 0 58-12 79-33s33-49 33-79c0-29-12-58-33-80-21-21-49-32-79-32s-58 11-79 32c-21 22-33 51-33 80 0 30 12 58 33 79s49 33 79 33z">
          <text:p/>
        </draw:path>
        <draw:path draw:style-name="gr17" draw:text-style-name="P8" draw:layer="layout" svg:width="0.223cm" svg:height="0.223cm" svg:x="34.814cm" svg:y="2.695cm" svg:viewBox="0 0 224 224" svg:d="M112 224c30 0 58-11 79-32s33-50 33-79c0-31-12-59-33-80s-49-33-79-33-59 12-80 33-32 49-32 80c0 29 11 58 32 79s50 32 80 32z">
          <text:p/>
        </draw:path>
        <draw:path draw:style-name="gr17" draw:text-style-name="P8" draw:layer="layout" svg:width="0.223cm" svg:height="0.223cm" svg:x="35.593cm" svg:y="2.378cm" svg:viewBox="0 0 224 224" svg:d="M112 224c29 0 58-12 79-33 22-22 33-50 33-80 0-29-11-58-33-79-21-21-50-32-79-32-30 0-58 11-79 32s-33 50-33 79c0 30 12 58 33 80 21 21 49 33 79 33z">
          <text:p/>
        </draw:path>
        <draw:path draw:style-name="gr17" draw:text-style-name="P8" draw:layer="layout" svg:width="0.224cm" svg:height="0.223cm" svg:x="35.443cm" svg:y="2.249cm" svg:viewBox="0 0 225 224" svg:d="M112 224c31 0 59-12 80-33s33-49 33-79-12-59-33-80-49-32-80-32c-30 0-58 11-79 32s-33 50-33 80 12 58 33 79 49 33 79 33z">
          <text:p/>
        </draw:path>
        <draw:path draw:style-name="gr16" draw:text-style-name="P7" draw:layer="layout" svg:width="0.224cm" svg:height="0.223cm" svg:x="35.875cm" svg:y="2.625cm" svg:viewBox="0 0 225 224" svg:d="M112 224c31 0 59-11 80-32s33-51 33-80c0-30-12-58-33-79s-49-33-80-33c-30 0-58 12-79 33s-33 49-33 79c0 29 12 59 33 80s49 32 79 32z">
          <text:p/>
        </draw:path>
        <draw:path draw:style-name="gr17" draw:text-style-name="P8" draw:layer="layout" svg:width="0.223cm" svg:height="0.223cm" svg:x="34.733cm" svg:y="2.64cm" svg:viewBox="0 0 224 224" svg:d="M112 224c29 0 59-12 80-33 21-20 32-50 32-79 0-30-11-58-32-79s-51-33-80-33c-30 0-58 12-79 33s-33 49-33 79c0 29 12 59 33 79 21 21 49 33 79 33z">
          <text:p/>
        </draw:path>
        <draw:path draw:style-name="gr17" draw:text-style-name="P8" draw:layer="layout" svg:width="0.223cm" svg:height="0.223cm" svg:x="34.896cm" svg:y="2.522cm" svg:viewBox="0 0 224 224" svg:d="M112 224c30 0 58-12 79-33s33-49 33-79c0-29-12-58-33-80-21-21-49-32-79-32-29 0-58 11-79 32-21 22-33 51-33 80 0 30 12 58 33 79s50 33 79 33z">
          <text:p/>
        </draw:path>
        <draw:path draw:style-name="gr17" draw:text-style-name="P8" draw:layer="layout" svg:width="0.223cm" svg:height="0.223cm" svg:x="35.553cm" svg:y="2.78cm" svg:viewBox="0 0 224 224" svg:d="M112 224c30 0 58-11 79-32s33-50 33-79c0-30-12-58-33-79s-49-34-79-34c-29 0-58 13-79 34-22 21-33 49-33 79 0 29 11 58 33 79 21 21 50 32 79 32z">
          <text:p/>
        </draw:path>
        <draw:path draw:style-name="gr17" draw:text-style-name="P8" draw:layer="layout" svg:width="0.224cm" svg:height="0.223cm" svg:x="34.546cm" svg:y="3.236cm" svg:viewBox="0 0 225 224" svg:d="M112 224c31 0 59-13 80-34s33-49 33-79c0-29-12-58-33-79s-49-32-80-32c-30 0-58 11-79 32s-33 50-33 79c0 30 12 58 33 79s49 34 79 34z">
          <text:p/>
        </draw:path>
        <draw:path draw:style-name="gr17" draw:text-style-name="P8" draw:layer="layout" svg:width="0.223cm" svg:height="0.223cm" svg:x="34.522cm" svg:y="7.56cm" svg:viewBox="0 0 224 224" svg:d="M112 224c29 0 59-11 79-32 21-21 33-50 33-80s-12-58-33-79c-20-21-50-33-79-33-30 0-58 12-79 33s-33 49-33 79 12 59 33 80 49 32 79 32z">
          <text:p/>
        </draw:path>
        <draw:path draw:style-name="gr17" draw:text-style-name="P8" draw:layer="layout" svg:width="0.223cm" svg:height="0.223cm" svg:x="34.045cm" svg:y="3.197cm" svg:viewBox="0 0 224 224" svg:d="M112 224c29 0 58-11 79-32s33-50 33-79c0-30-12-58-33-80-21-21-50-33-79-33-30 0-58 12-79 33-21 22-33 50-33 80 0 29 12 58 33 79s49 32 79 32z">
          <text:p/>
        </draw:path>
        <draw:path draw:style-name="gr16" draw:text-style-name="P7" draw:layer="layout" svg:width="0.224cm" svg:height="0.223cm" svg:x="36.443cm" svg:y="5.868cm" svg:viewBox="0 0 225 224" svg:d="M113 224c30 0 58-12 79-33s33-49 33-79c0-29-12-58-33-80-21-21-49-32-79-32s-58 11-79 32c-22 22-34 51-34 80 0 30 12 58 34 79 21 21 49 33 79 33z">
          <text:p/>
        </draw:path>
        <draw:path draw:style-name="gr17" draw:text-style-name="P8" draw:layer="layout" svg:width="0.223cm" svg:height="0.223cm" svg:x="35.64cm" svg:y="2.56cm" svg:viewBox="0 0 224 224" svg:d="M112 224c29 0 59-12 80-33s32-49 32-79c0-29-11-58-32-78-21-21-51-34-80-34-30 0-58 13-79 34-21 20-33 49-33 78 0 30 12 58 33 79s49 33 79 33z">
          <text:p/>
        </draw:path>
        <draw:path draw:style-name="gr17" draw:text-style-name="P8" draw:layer="layout" svg:width="0.223cm" svg:height="0.223cm" svg:x="35.569cm" svg:y="2.545cm" svg:viewBox="0 0 224 224" svg:d="M111 224c30 0 58-12 79-33s34-49 34-79c0-29-13-58-34-79-21-22-49-33-79-33-29 0-58 11-79 33-21 21-32 50-32 79 0 30 11 58 32 79s50 33 79 33z">
          <text:p/>
        </draw:path>
        <draw:path draw:style-name="gr17" draw:text-style-name="P8" draw:layer="layout" svg:width="0.223cm" svg:height="0.223cm" svg:x="35.061cm" svg:y="2.632cm" svg:viewBox="0 0 224 224" svg:d="M112 224c30 0 58-11 79-32s33-51 33-80c0-30-12-58-33-79s-49-33-79-33c-29 0-59 12-79 33-21 21-33 49-33 79 0 29 12 59 33 80 20 21 50 32 79 32z">
          <text:p/>
        </draw:path>
        <draw:path draw:style-name="gr16" draw:text-style-name="P7" draw:layer="layout" svg:width="0.223cm" svg:height="0.223cm" svg:x="36.853cm" svg:y="2.256cm" svg:viewBox="0 0 224 224" svg:d="M112 224c30 0 58-12 79-33s33-49 33-79-12-59-33-80c-21-20-49-32-79-32-29 0-59 12-80 32-20 21-32 50-32 80s12 58 32 79c21 21 51 33 80 33z">
          <text:p/>
        </draw:path>
        <draw:path draw:style-name="gr16" draw:text-style-name="P7" draw:layer="layout" svg:width="0.223cm" svg:height="0.223cm" svg:x="36.757cm" svg:y="2.741cm" svg:viewBox="0 0 224 224" svg:d="M111 224c30 0 59-11 80-32s33-50 33-79c0-30-12-58-33-80-21-21-50-33-80-33-29 0-58 12-79 33-20 22-32 50-32 80 0 29 12 58 32 79 21 21 50 32 79 32z">
          <text:p/>
        </draw:path>
        <draw:path draw:style-name="gr16" draw:text-style-name="P7" draw:layer="layout" svg:width="0.223cm" svg:height="0.223cm" svg:x="37.873cm" svg:y="2.058cm" svg:viewBox="0 0 224 224" svg:d="M112 224c29 0 59-12 79-33 21-21 33-49 33-79 0-29-12-58-33-79-20-21-50-33-79-33-30 0-58 12-79 33s-33 50-33 79c0 30 12 58 33 79s49 33 79 33z">
          <text:p/>
        </draw:path>
        <draw:path draw:style-name="gr16" draw:text-style-name="P7" draw:layer="layout" svg:width="0.223cm" svg:height="0.223cm" svg:x="38.594cm" svg:y="2.269cm" svg:viewBox="0 0 224 224" svg:d="M112 224c30 0 58-12 79-33s33-49 33-79c0-29-12-59-33-80-21-20-49-32-79-32s-59 12-80 32c-21 21-32 51-32 80 0 30 11 58 32 79s50 33 80 33z">
          <text:p/>
        </draw:path>
        <draw:path draw:style-name="gr17" draw:text-style-name="P8" draw:layer="layout" svg:width="0.223cm" svg:height="0.223cm" svg:x="35.43cm" svg:y="2.619cm" svg:viewBox="0 0 224 224" svg:d="M112 224c30 0 59-12 80-33s32-50 32-80c0-29-11-58-32-79s-50-32-80-32-58 11-79 32-33 50-33 79c0 30 12 59 33 80s49 33 79 33z">
          <text:p/>
        </draw:path>
        <draw:path draw:style-name="gr16" draw:text-style-name="P7" draw:layer="layout" svg:width="0.223cm" svg:height="0.223cm" svg:x="36.998cm" svg:y="2.282cm" svg:viewBox="0 0 224 224" svg:d="M111 224c31 0 59-12 80-33s33-49 33-79c0-29-12-59-33-79-21-21-49-33-80-33-29 0-58 12-78 33-21 20-33 50-33 79 0 30 12 58 33 79 20 21 49 33 78 33z">
          <text:p/>
        </draw:path>
        <draw:path draw:style-name="gr16" draw:text-style-name="P7" draw:layer="layout" svg:width="0.223cm" svg:height="0.223cm" svg:x="39.179cm" svg:y="2.029cm" svg:viewBox="0 0 224 224" svg:d="M112 224c29 0 57-12 79-32 21-21 33-50 33-79 0-31-12-59-33-80-22-21-50-33-79-33-30 0-58 12-79 33s-33 49-33 80c0 29 12 58 33 79 21 20 49 32 79 32z">
          <text:p/>
        </draw:path>
        <draw:path draw:style-name="gr16" draw:text-style-name="P7" draw:layer="layout" svg:width="0.223cm" svg:height="0.223cm" svg:x="39.196cm" svg:y="2.117cm" svg:viewBox="0 0 224 224" svg:d="M112 224c29 0 59-12 80-33 21-20 32-49 32-78 0-30-11-58-32-79s-51-34-80-34c-30 0-58 13-79 34s-33 49-33 79c0 29 12 58 33 78 21 21 49 33 79 33z">
          <text:p/>
        </draw:path>
        <draw:path draw:style-name="gr17" draw:text-style-name="P8" draw:layer="layout" svg:width="0.224cm" svg:height="0.224cm" svg:x="35.485cm" svg:y="4.444cm" svg:viewBox="0 0 225 225" svg:d="M113 225c30 0 58-12 79-33s33-49 33-80c0-30-12-58-33-79s-49-33-79-33c-31 0-59 12-80 33s-33 49-33 79c0 31 12 59 33 80s49 33 80 33z">
          <text:p/>
        </draw:path>
        <draw:path draw:style-name="gr16" draw:text-style-name="P7" draw:layer="layout" svg:width="0.223cm" svg:height="0.224cm" svg:x="35.829cm" svg:y="4.71cm" svg:viewBox="0 0 224 225" svg:d="M111 225c30 0 58-12 80-33 21-21 33-49 33-79 0-31-12-59-33-80-22-21-50-33-80-33-29 0-58 12-79 33s-32 49-32 80c0 30 11 58 32 79s50 33 79 33z">
          <text:p/>
        </draw:path>
        <draw:path draw:style-name="gr16" draw:text-style-name="P7" draw:layer="layout" svg:width="0.223cm" svg:height="0.224cm" svg:x="35.806cm" svg:y="4.66cm" svg:viewBox="0 0 224 225" svg:d="M112 225c29 0 58-12 79-33 22-21 33-49 33-80 0-30-11-58-33-79-21-21-50-33-79-33-30 0-58 12-79 33s-33 49-33 79c0 31 12 59 33 80s49 33 79 33z">
          <text:p/>
        </draw:path>
        <draw:path draw:style-name="gr16" draw:text-style-name="P7" draw:layer="layout" svg:width="0.223cm" svg:height="0.223cm" svg:x="37.073cm" svg:y="3.171cm" svg:viewBox="0 0 224 224" svg:d="M113 224c29 0 58-12 78-33 21-21 33-49 33-79 0-29-12-59-33-80-20-21-49-32-78-32-30 0-59 11-80 32s-33 51-33 80c0 30 12 58 33 79s50 33 80 33z">
          <text:p/>
        </draw:path>
        <draw:path draw:style-name="gr16" draw:text-style-name="P7" draw:layer="layout" svg:width="0.223cm" svg:height="0.223cm" svg:x="37.166cm" svg:y="3.302cm" svg:viewBox="0 0 224 224" svg:d="M111 224c30 0 58-12 80-33 21-21 33-50 33-80 0-29-12-58-33-78-22-21-50-33-80-33-29 0-58 12-78 33-21 20-33 49-33 78 0 30 12 59 33 80 20 21 49 33 78 33z">
          <text:p/>
        </draw:path>
        <draw:path draw:style-name="gr16" draw:text-style-name="P7" draw:layer="layout" svg:width="0.223cm" svg:height="0.223cm" svg:x="38.988cm" svg:y="2.527cm" svg:viewBox="0 0 224 224" svg:d="M111 224c30 0 59-12 80-32 21-21 33-50 33-79 0-30-12-58-33-80-21-21-50-33-80-33-29 0-58 12-79 33-20 22-32 50-32 80 0 29 12 58 32 79 21 20 50 32 79 32z">
          <text:p/>
        </draw:path>
        <draw:path draw:style-name="gr16" draw:text-style-name="P7" draw:layer="layout" svg:width="0.223cm" svg:height="0.223cm" svg:x="37.296cm" svg:y="3.409cm" svg:viewBox="0 0 224 224" svg:d="M112 224c30 0 58-12 79-33s33-49 33-79c0-29-12-58-33-79s-49-33-79-33c-29 0-58 12-79 33s-33 50-33 79c0 30 12 58 33 79s50 33 79 33z">
          <text:p/>
        </draw:path>
        <draw:path draw:style-name="gr16" draw:text-style-name="P7" draw:layer="layout" svg:width="0.223cm" svg:height="0.223cm" svg:x="38.304cm" svg:y="2.556cm" svg:viewBox="0 0 224 224" svg:d="M112 224c29 0 59-12 80-33s32-49 32-79c0-29-11-58-32-79-21-20-51-33-80-33-30 0-58 13-79 33-21 21-33 50-33 79 0 30 12 58 33 79s49 33 79 33z">
          <text:p/>
        </draw:path>
        <draw:path draw:style-name="gr16" draw:text-style-name="P7" draw:layer="layout" svg:width="0.223cm" svg:height="0.223cm" svg:x="37.306cm" svg:y="3.518cm" svg:viewBox="0 0 224 224" svg:d="M113 224c29 0 58-11 79-32 20-21 32-51 32-80 0-30-12-58-32-79-21-21-50-33-79-33-30 0-58 12-80 33-21 21-33 49-33 79 0 29 12 59 33 80 22 21 50 32 80 32z">
          <text:p/>
        </draw:path>
        <draw:path draw:style-name="gr16" draw:text-style-name="P7" draw:layer="layout" svg:width="0.223cm" svg:height="0.224cm" svg:x="37.121cm" svg:y="3.209cm" svg:viewBox="0 0 224 225" svg:d="M113 225c29 0 58-12 78-33 21-21 33-49 33-79s-12-58-33-79c-20-22-49-34-78-34-30 0-58 12-79 34-21 21-34 49-34 79s13 58 34 79 49 33 79 33z">
          <text:p/>
        </draw:path>
        <draw:path draw:style-name="gr16" draw:text-style-name="P7" draw:layer="layout" svg:width="0.223cm" svg:height="0.223cm" svg:x="38.978cm" svg:y="2.426cm" svg:viewBox="0 0 224 224" svg:d="M112 224c29 0 58-12 79-33 21-20 33-49 33-79s-12-58-33-79-50-33-79-33c-30 0-58 12-79 33s-33 49-33 79 12 59 33 79c21 21 49 33 79 33z">
          <text:p/>
        </draw:path>
        <draw:path draw:style-name="gr16" draw:text-style-name="P7" draw:layer="layout" svg:width="0.223cm" svg:height="0.223cm" svg:x="38.371cm" svg:y="2.777cm" svg:viewBox="0 0 224 224" svg:d="M113 224c29 0 58-11 78-32 21-21 33-50 33-79 0-30-12-58-33-79-20-21-49-34-78-34-31 0-59 13-80 34s-33 49-33 79c0 29 12 58 33 79s49 32 80 32z">
          <text:p/>
        </draw:path>
        <draw:path draw:style-name="gr16" draw:text-style-name="P7" draw:layer="layout" svg:width="0.223cm" svg:height="0.223cm" svg:x="36.055cm" svg:y="4.846cm" svg:viewBox="0 0 224 224" svg:d="M111 224c30 0 58-12 80-32 21-22 33-51 33-80 0-30-12-58-33-79-22-21-50-33-80-33s-58 12-79 33-32 49-32 79c0 29 11 58 32 80 21 20 49 32 79 32z">
          <text:p/>
        </draw:path>
        <draw:path draw:style-name="gr16" draw:text-style-name="P7" draw:layer="layout" svg:width="0.223cm" svg:height="0.223cm" svg:x="39.395cm" svg:y="2.776cm" svg:viewBox="0 0 224 224" svg:d="M112 224c29 0 58-12 79-33s33-49 33-79c0-29-12-58-33-79-21-20-50-33-79-33-30 0-58 13-79 33-21 21-33 50-33 79 0 30 12 58 33 79s49 33 79 33z">
          <text:p/>
        </draw:path>
        <draw:path draw:style-name="gr16" draw:text-style-name="P7" draw:layer="layout" svg:width="0.223cm" svg:height="0.223cm" svg:x="39.364cm" svg:y="2.733cm" svg:viewBox="0 0 224 224" svg:d="M112 224c29 0 58-11 78-32 21-21 34-50 34-79 0-30-13-59-34-80-20-21-49-33-78-33-30 0-58 12-79 33s-33 50-33 80c0 29 12 58 33 79s49 32 79 32z">
          <text:p/>
        </draw:path>
        <draw:path draw:style-name="gr17" draw:text-style-name="P8" draw:layer="layout" svg:width="0.223cm" svg:height="0.223cm" svg:x="31.516cm" svg:y="4.662cm" svg:viewBox="0 0 224 224" svg:d="M113 224c29 0 58-12 79-33s32-49 32-80c0-29-11-58-32-79s-50-32-79-32c-30 0-58 11-80 32-21 21-33 50-33 79 0 31 12 59 33 80 22 21 50 33 80 33z">
          <text:p/>
        </draw:path>
        <draw:path draw:style-name="gr17" draw:text-style-name="P8" draw:layer="layout" svg:width="0.223cm" svg:height="0.223cm" svg:x="31.261cm" svg:y="4.758cm" svg:viewBox="0 0 224 224" svg:d="M113 224c29 0 58-11 79-32 20-21 32-50 32-79 0-30-12-58-32-80-21-21-50-33-79-33-30 0-59 12-80 33-21 22-33 50-33 80 0 29 12 58 33 79s50 32 80 32z">
          <text:p/>
        </draw:path>
        <draw:path draw:style-name="gr17" draw:text-style-name="P8" draw:layer="layout" svg:width="0.223cm" svg:height="0.224cm" svg:x="34.533cm" svg:y="2.628cm" svg:viewBox="0 0 224 225" svg:d="M112 225c29 0 59-12 80-33 20-21 32-50 32-80s-12-58-32-79c-21-21-51-33-80-33-30 0-58 12-79 33s-33 49-33 79 12 59 33 80 49 33 79 33z">
          <text:p/>
        </draw:path>
        <draw:path draw:style-name="gr17" draw:text-style-name="P8" draw:layer="layout" svg:width="0.224cm" svg:height="0.223cm" svg:x="31.639cm" svg:y="4.805cm" svg:viewBox="0 0 225 224" svg:d="M112 224c31 0 59-13 80-34s33-49 33-78c0-30-12-58-33-79s-49-33-80-33c-30 0-58 12-79 33s-33 49-33 79c0 29 12 57 33 78s49 34 79 34z">
          <text:p/>
        </draw:path>
        <draw:path draw:style-name="gr17" draw:text-style-name="P8" draw:layer="layout" svg:width="0.223cm" svg:height="0.223cm" svg:x="32.044cm" svg:y="4.061cm" svg:viewBox="0 0 224 224" svg:d="M112 224c29 0 58-11 80-32 20-21 32-50 32-79 0-30-12-59-32-80-22-21-51-33-80-33-30 0-58 12-79 33s-33 50-33 80c0 29 12 58 33 79s49 32 79 32z">
          <text:p/>
        </draw:path>
        <draw:path draw:style-name="gr17" draw:text-style-name="P8" draw:layer="layout" svg:width="0.223cm" svg:height="0.223cm" svg:x="35.206cm" svg:y="2.517cm" svg:viewBox="0 0 224 224" svg:d="M111 224c31 0 59-12 80-33s33-49 33-79c0-29-12-58-33-79s-49-33-80-33c-29 0-58 12-79 33-20 21-32 50-32 79 0 30 12 58 32 79 21 21 50 33 79 33z">
          <text:p/>
        </draw:path>
        <draw:path draw:style-name="gr17" draw:text-style-name="P8" draw:layer="layout" svg:width="0.223cm" svg:height="0.223cm" svg:x="31.671cm" svg:y="5.308cm" svg:viewBox="0 0 224 224" svg:d="M112 224c30 0 58-12 79-33s33-50 33-80c0-29-12-57-33-78s-49-33-79-33-58 12-79 33-33 49-33 78c0 30 12 59 33 80s49 33 79 33z">
          <text:p/>
        </draw:path>
        <draw:path draw:style-name="gr17" draw:text-style-name="P8" draw:layer="layout" svg:width="0.223cm" svg:height="0.224cm" svg:x="35.079cm" svg:y="4.47cm" svg:viewBox="0 0 224 225" svg:d="M112 225c30 0 58-12 79-33s33-49 33-79c0-31-12-59-33-80s-49-33-79-33c-29 0-58 12-80 33-21 21-32 49-32 80 0 30 11 58 32 79 22 21 51 33 80 33z">
          <text:p/>
        </draw:path>
        <draw:path draw:style-name="gr17" draw:text-style-name="P8" draw:layer="layout" svg:width="0.223cm" svg:height="0.223cm" svg:x="35.253cm" svg:y="4.486cm" svg:viewBox="0 0 224 224" svg:d="M113 224c29 0 57-12 78-33s33-49 33-79c0-31-12-59-33-80s-49-32-78-32c-31 0-59 11-80 32s-33 49-33 80c0 30 12 58 33 79s49 33 80 33z">
          <text:p/>
        </draw:path>
        <draw:path draw:style-name="gr17" draw:text-style-name="P8" draw:layer="layout" svg:width="0.223cm" svg:height="0.223cm" svg:x="35.119cm" svg:y="4.439cm" svg:viewBox="0 0 224 224" svg:d="M113 224c29 0 58-12 79-33s32-49 32-80c0-29-11-58-32-79s-50-32-79-32c-30 0-58 11-79 32s-34 50-34 79c0 31 13 59 34 80s49 33 79 33z">
          <text:p/>
        </draw:path>
        <draw:path draw:style-name="gr17" draw:text-style-name="P8" draw:layer="layout" svg:width="0.223cm" svg:height="0.223cm" svg:x="35.444cm" svg:y="4.559cm" svg:viewBox="0 0 224 224" svg:d="M111 224c31 0 59-12 80-33 21-20 33-49 33-78 0-30-12-58-33-79-21-22-49-34-80-34-29 0-58 12-78 34-21 21-33 49-33 79 0 29 12 58 33 78 20 21 49 33 78 33z">
          <text:p/>
        </draw:path>
        <draw:path draw:style-name="gr17" draw:text-style-name="P8" draw:layer="layout" svg:width="0.223cm" svg:height="0.223cm" svg:x="34.034cm" svg:y="2.919cm" svg:viewBox="0 0 224 224" svg:d="M112 224c29 0 58-12 79-33 22-21 33-49 33-79s-11-59-33-80c-21-20-50-32-79-32-30 0-58 12-79 32-21 21-33 50-33 80s12 58 33 79 49 33 79 33z">
          <text:p/>
        </draw:path>
        <draw:path draw:style-name="gr17" draw:text-style-name="P8" draw:layer="layout" svg:width="0.223cm" svg:height="0.223cm" svg:x="34.18cm" svg:y="3.212cm" svg:viewBox="0 0 224 224" svg:d="M112 224c30 0 58-11 79-32s33-50 33-79c0-30-12-58-33-79-21-22-49-34-79-34-29 0-58 12-80 34-21 21-32 49-32 79 0 29 11 58 32 79 22 21 51 32 80 32z">
          <text:p/>
        </draw:path>
        <draw:path draw:style-name="gr17" draw:text-style-name="P8" draw:layer="layout" svg:width="0.223cm" svg:height="0.223cm" svg:x="35.289cm" svg:y="4.622cm" svg:viewBox="0 0 224 224" svg:d="M112 224c30 0 58-12 79-33 21-22 33-50 33-80 0-29-12-58-33-79-21-20-49-32-79-32-29 0-59 12-80 32-20 21-32 50-32 79 0 30 12 58 32 80 21 21 51 33 80 33z">
          <text:p/>
        </draw:path>
        <draw:path draw:style-name="gr16" draw:text-style-name="P7" draw:layer="layout" svg:width="0.223cm" svg:height="0.223cm" svg:x="35.58cm" svg:y="4.76cm" svg:viewBox="0 0 224 224" svg:d="M112 224c29 0 58-12 78-33 21-21 34-49 34-79 0-29-13-58-34-80-20-21-49-32-78-32-30 0-58 11-79 32-21 22-33 51-33 80 0 30 12 58 33 79s49 33 79 33z">
          <text:p/>
        </draw:path>
        <draw:path draw:style-name="gr17" draw:text-style-name="P8" draw:layer="layout" svg:width="0.223cm" svg:height="0.223cm" svg:x="35.516cm" svg:y="4.637cm" svg:viewBox="0 0 224 224" svg:d="M112 224c30 0 58-12 79-32 21-21 33-51 33-80 0-30-12-58-33-79s-49-33-79-33c-29 0-58 12-80 33-21 21-32 49-32 79 0 29 11 59 32 80 22 20 51 32 80 32z">
          <text:p/>
        </draw:path>
        <draw:path draw:style-name="gr17" draw:text-style-name="P8" draw:layer="layout" svg:width="0.223cm" svg:height="0.223cm" svg:x="32.014cm" svg:y="4.08cm" svg:viewBox="0 0 224 224" svg:d="M111 224c30 0 58-12 79-32 22-21 34-50 34-79 0-30-12-58-34-80-21-21-49-33-79-33-29 0-58 12-78 33-21 22-33 50-33 80 0 29 12 58 33 79 20 20 49 32 78 32z">
          <text:p/>
        </draw:path>
        <draw:path draw:style-name="gr17" draw:text-style-name="P8" draw:layer="layout" svg:width="0.223cm" svg:height="0.223cm" svg:x="34.147cm" svg:y="3.091cm" svg:viewBox="0 0 224 224" svg:d="M113 224c29 0 58-12 79-33 21-20 32-50 32-79 0-30-11-58-32-79s-50-33-79-33c-31 0-59 12-80 33s-33 49-33 79c0 29 12 59 33 79 21 21 49 33 80 33z">
          <text:p/>
        </draw:path>
        <draw:path draw:style-name="gr17" draw:text-style-name="P8" draw:layer="layout" svg:width="0.224cm" svg:height="0.223cm" svg:x="34.331cm" svg:y="3.031cm" svg:viewBox="0 0 225 224" svg:d="M112 224c31 0 59-11 80-33 21-21 33-49 33-79s-12-58-33-79-49-33-80-33c-30 0-58 12-79 33s-33 49-33 79 12 58 33 79c21 22 49 33 79 33z">
          <text:p/>
        </draw:path>
        <draw:path draw:style-name="gr17" draw:text-style-name="P8" draw:layer="layout" svg:width="0.223cm" svg:height="0.223cm" svg:x="34.812cm" svg:y="2.933cm" svg:viewBox="0 0 224 224" svg:d="M112 224c30 0 58-11 79-32s33-50 33-79c0-30-12-59-33-80s-49-33-79-33-59 12-79 33c-21 21-33 50-33 80 0 29 12 58 33 79 20 21 49 32 79 32z">
          <text:p/>
        </draw:path>
        <draw:path draw:style-name="gr17" draw:text-style-name="P8" draw:layer="layout" svg:width="0.223cm" svg:height="0.223cm" svg:x="32.573cm" svg:y="4.773cm" svg:viewBox="0 0 224 224" svg:d="M113 224c29 0 58-12 78-33 21-21 33-49 33-79 0-29-12-58-33-79-20-22-49-33-78-33-31 0-59 11-80 33-21 21-33 50-33 79 0 30 12 58 33 79s49 33 80 33z">
          <text:p/>
        </draw:path>
        <draw:path draw:style-name="gr17" draw:text-style-name="P8" draw:layer="layout" svg:width="0.223cm" svg:height="0.223cm" svg:x="31.484cm" svg:y="4.674cm" svg:viewBox="0 0 224 224" svg:d="M113 224c29 0 58-12 79-33s32-49 32-80c0-29-11-58-32-79s-50-32-79-32c-30 0-59 11-80 32s-33 50-33 79c0 31 12 59 33 80s50 33 80 33z">
          <text:p/>
        </draw:path>
        <draw:path draw:style-name="gr17" draw:text-style-name="P8" draw:layer="layout" svg:width="0.223cm" svg:height="0.224cm" svg:x="31.872cm" svg:y="4.187cm" svg:viewBox="0 0 224 225" svg:d="M111 225c31 0 59-12 80-33s33-50 33-80-12-58-33-79-49-33-80-33c-29 0-58 12-79 33-20 21-32 49-32 79s12 59 32 80c21 21 50 33 79 33z">
          <text:p/>
        </draw:path>
        <draw:path draw:style-name="gr17" draw:text-style-name="P8" draw:layer="layout" svg:width="0.223cm" svg:height="0.223cm" svg:x="31.269cm" svg:y="4.662cm" svg:viewBox="0 0 224 224" svg:d="M112 224c30 0 58-12 79-33s33-49 33-80c0-29-12-58-33-78-21-21-49-33-79-33-29 0-59 12-79 33-21 20-33 49-33 78 0 31 12 59 33 80 20 21 50 33 79 33z">
          <text:p/>
        </draw:path>
        <draw:path draw:style-name="gr17" draw:text-style-name="P8" draw:layer="layout" svg:width="0.224cm" svg:height="0.223cm" svg:x="31.494cm" svg:y="4.805cm" svg:viewBox="0 0 225 224" svg:d="M113 224c30 0 58-12 79-33s33-50 33-79c0-30-12-58-33-79s-49-33-79-33-59 12-80 33-33 49-33 79c0 29 12 58 33 79s50 33 80 33z">
          <text:p/>
        </draw:path>
        <draw:path draw:style-name="gr17" draw:text-style-name="P8" draw:layer="layout" svg:width="0.223cm" svg:height="0.223cm" svg:x="31.63cm" svg:y="4.703cm" svg:viewBox="0 0 224 224" svg:d="M112 224c29 0 59-12 79-33 21-21 33-49 33-78 0-31-12-59-33-80-20-21-50-33-79-33-30 0-58 12-79 33s-33 49-33 80c0 29 12 57 33 78s49 33 79 33z">
          <text:p/>
        </draw:path>
        <draw:path draw:style-name="gr16" draw:text-style-name="P7" draw:layer="layout" svg:width="0.223cm" svg:height="0.223cm" svg:x="36.438cm" svg:y="5.831cm" svg:viewBox="0 0 224 224" svg:d="M113 224c29 0 58-12 79-33 21-20 32-49 32-78 0-30-11-59-32-80s-50-33-79-33c-30 0-58 12-79 33-22 21-34 50-34 80 0 29 12 58 34 78 21 21 49 33 79 33z">
          <text:p/>
        </draw:path>
        <draw:path draw:style-name="gr17" draw:text-style-name="P8" draw:layer="layout" svg:width="0.223cm" svg:height="0.224cm" svg:x="36.461cm" svg:y="5.62cm" svg:viewBox="0 0 224 225" svg:d="M111 225c30 0 58-12 79-33s34-49 34-79-13-59-34-80-49-33-79-33-58 12-79 33-32 50-32 80 11 58 32 79 49 33 79 33z">
          <text:p/>
        </draw:path>
        <draw:path draw:style-name="gr17" draw:text-style-name="P8" draw:layer="layout" svg:width="0.223cm" svg:height="0.223cm" svg:x="35.057cm" svg:y="5.829cm" svg:viewBox="0 0 224 224" svg:d="M113 224c29 0 58-11 79-32s32-50 32-79c0-30-11-59-32-80s-50-33-79-33c-30 0-59 12-80 33s-33 50-33 80c0 29 12 58 33 79s50 32 80 32z">
          <text:p/>
        </draw:path>
        <draw:path draw:style-name="gr17" draw:text-style-name="P8" draw:layer="layout" svg:width="0.223cm" svg:height="0.223cm" svg:x="35.383cm" svg:y="2.713cm" svg:viewBox="0 0 224 224" svg:d="M111 224c30 0 58-12 80-33 21-21 33-49 33-79 0-29-12-58-33-79-22-21-50-33-80-33-29 0-58 12-78 33-21 21-33 50-33 79 0 30 12 58 33 79 20 21 49 33 78 33z">
          <text:p/>
        </draw:path>
        <draw:path draw:style-name="gr16" draw:text-style-name="P7" draw:layer="layout" svg:width="0.223cm" svg:height="0.223cm" svg:x="36.988cm" svg:y="2.343cm" svg:viewBox="0 0 224 224" svg:d="M111 224c30 0 59-13 80-34s33-49 33-79c0-29-12-58-33-79s-50-32-80-32c-29 0-58 11-79 32-20 21-32 50-32 79 0 30 12 58 32 79 21 21 50 34 79 34z">
          <text:p/>
        </draw:path>
        <draw:path draw:style-name="gr16" draw:text-style-name="P7" draw:layer="layout" svg:width="0.223cm" svg:height="0.223cm" svg:x="36.875cm" svg:y="2.641cm" svg:viewBox="0 0 224 224" svg:d="M112 224c30 0 58-12 79-33s33-50 33-80c0-29-12-58-33-79-21-20-49-32-79-32-29 0-58 12-79 32-21 21-33 50-33 79 0 30 12 59 33 80s50 33 79 33z">
          <text:p/>
        </draw:path>
        <draw:path draw:style-name="gr16" draw:text-style-name="P7" draw:layer="layout" svg:width="0.223cm" svg:height="0.223cm" svg:x="38.721cm" svg:y="2.278cm" svg:viewBox="0 0 224 224" svg:d="M111 224c30 0 58-12 79-33 22-21 34-49 34-79 0-29-12-58-34-79-21-21-49-33-79-33-29 0-58 12-79 33s-32 50-32 79c0 30 11 58 32 79s50 33 79 33z">
          <text:p/>
        </draw:path>
        <draw:path draw:style-name="gr16" draw:text-style-name="P7" draw:layer="layout" svg:width="0.223cm" svg:height="0.224cm" svg:x="37.225cm" svg:y="2.814cm" svg:viewBox="0 0 224 225" svg:d="M112 225c30 0 59-12 79-34 21-21 33-49 33-79s-12-58-33-79c-20-21-49-33-79-33s-58 12-79 33-33 49-33 79 12 58 33 79c21 22 49 34 79 34z">
          <text:p/>
        </draw:path>
        <draw:path draw:style-name="gr16" draw:text-style-name="P7" draw:layer="layout" svg:width="0.223cm" svg:height="0.223cm" svg:x="38.946cm" svg:y="2.282cm" svg:viewBox="0 0 224 224" svg:d="M112 224c30 0 58-12 80-33 21-20 32-49 32-78 0-30-11-59-32-80-22-21-50-33-80-33s-58 12-79 33-33 50-33 80c0 29 12 58 33 78 21 21 49 33 79 33z">
          <text:p/>
        </draw:path>
        <draw:path draw:style-name="gr17" draw:text-style-name="P8" draw:layer="layout" svg:width="0.224cm" svg:height="0.223cm" svg:x="36.839cm" svg:y="2.103cm" svg:viewBox="0 0 225 224" svg:d="M113 224c30 0 58-11 79-32s33-50 33-79c0-30-12-58-33-79-21-22-49-34-79-34s-59 12-80 34c-21 21-33 49-33 79 0 29 12 58 33 79s50 32 80 32z">
          <text:p/>
        </draw:path>
        <draw:path draw:style-name="gr16" draw:text-style-name="P7" draw:layer="layout" svg:width="0.223cm" svg:height="0.223cm" svg:x="37.373cm" svg:y="2.749cm" svg:viewBox="0 0 224 224" svg:d="M112 224c29 0 58-12 79-33 22-21 33-49 33-79 0-29-11-58-33-80-21-21-50-32-79-32-30 0-58 11-79 32-21 22-33 51-33 80 0 30 12 58 33 79s49 33 79 33z">
          <text:p/>
        </draw:path>
        <draw:path draw:style-name="gr16" draw:text-style-name="P7" draw:layer="layout" svg:width="0.223cm" svg:height="0.223cm" svg:x="37.967cm" svg:y="2.024cm" svg:viewBox="0 0 224 224" svg:d="M113 224c29 0 58-12 79-33s32-49 32-79c0-31-11-59-32-80s-50-32-79-32c-30 0-59 11-80 32s-33 49-33 80c0 30 12 58 33 79s50 33 80 33z">
          <text:p/>
        </draw:path>
        <draw:path draw:style-name="gr16" draw:text-style-name="P7" draw:layer="layout" svg:width="0.223cm" svg:height="0.223cm" svg:x="38.003cm" svg:y="2.105cm" svg:viewBox="0 0 224 224" svg:d="M112 224c30 0 58-12 79-33s33-49 33-78c0-30-12-58-33-79-21-22-49-34-79-34-29 0-57 12-78 34-22 21-34 49-34 79 0 29 12 57 34 78 21 21 49 33 78 33z">
          <text:p/>
        </draw:path>
        <draw:path draw:style-name="gr16" draw:text-style-name="P7" draw:layer="layout" svg:width="0.223cm" svg:height="0.223cm" svg:x="39.12cm" svg:y="2.518cm" svg:viewBox="0 0 224 224" svg:d="M113 224c29 0 58-12 79-32 21-21 32-50 32-79 0-30-11-58-32-80-21-21-50-33-79-33-30 0-58 12-79 33-22 22-34 50-34 80 0 29 12 58 34 79 21 20 49 32 79 32z">
          <text:p/>
        </draw:path>
        <draw:path draw:style-name="gr16" draw:text-style-name="P7" draw:layer="layout" svg:width="0.223cm" svg:height="0.223cm" svg:x="38.312cm" svg:y="1.671cm" svg:viewBox="0 0 224 224" svg:d="M112 224c29 0 59-12 80-33s32-49 32-79c0-29-11-58-32-79s-51-33-80-33c-30 0-58 12-79 33s-33 50-33 79c0 30 12 58 33 79s49 33 79 33z">
          <text:p/>
        </draw:path>
        <draw:path draw:style-name="gr16" draw:text-style-name="P7" draw:layer="layout" svg:width="0.223cm" svg:height="0.223cm" svg:x="39.138cm" svg:y="2.413cm" svg:viewBox="0 0 224 224" svg:d="M111 224c30 0 58-12 79-33s34-50 34-80c0-29-13-58-34-79-21-20-49-32-79-32-29 0-58 12-79 32-21 21-32 50-32 79 0 30 11 59 32 80s50 33 79 33z">
          <text:p/>
        </draw:path>
        <draw:path draw:style-name="gr16" draw:text-style-name="P7" draw:layer="layout" svg:width="0.223cm" svg:height="0.223cm" svg:x="37.923cm" svg:y="2.032cm" svg:viewBox="0 0 224 224" svg:d="M113 224c29 0 58-12 79-33s32-49 32-79-11-59-32-79c-21-21-50-33-79-33-31 0-59 12-80 33-21 20-33 49-33 79s12 58 33 79 49 33 80 33z">
          <text:p/>
        </draw:path>
        <draw:path draw:style-name="gr16" draw:text-style-name="P7" draw:layer="layout" svg:width="0.223cm" svg:height="0.224cm" svg:x="39.047cm" svg:y="2.714cm" svg:viewBox="0 0 224 225" svg:d="M112 225c30 0 58-12 79-33s33-49 33-79-12-59-33-80-49-33-79-33-59 12-80 33-32 50-32 80 11 58 32 79 50 33 80 33z">
          <text:p/>
        </draw:path>
        <draw:path draw:style-name="gr16" draw:text-style-name="P7" draw:layer="layout" svg:width="0.224cm" svg:height="0.223cm" svg:x="38.305cm" svg:y="1.675cm" svg:viewBox="0 0 225 224" svg:d="M112 224c30 0 59-12 80-33s33-50 33-79c0-30-12-58-33-79s-50-33-80-33-58 12-79 33-33 49-33 79c0 29 12 58 33 79s49 33 79 33z">
          <text:p/>
        </draw:path>
        <draw:path draw:style-name="gr16" draw:text-style-name="P7" draw:layer="layout" svg:width="0.223cm" svg:height="0.223cm" svg:x="38.15cm" svg:y="1.996cm" svg:viewBox="0 0 224 224" svg:d="M113 224c29 0 58-12 79-33s32-49 32-80c0-29-11-58-32-79-21-20-50-32-79-32-31 0-59 12-80 32-21 21-33 50-33 79 0 31 12 59 33 80s49 33 80 33z">
          <text:p/>
        </draw:path>
        <draw:path draw:style-name="gr16" draw:text-style-name="P7" draw:layer="layout" svg:width="0.224cm" svg:height="0.223cm" svg:x="39.363cm" svg:y="2.277cm" svg:viewBox="0 0 225 224" svg:d="M112 224c30 0 58-12 79-33s34-49 34-78c0-30-13-59-34-80s-49-33-79-33-58 12-79 33-33 50-33 80c0 29 12 57 33 78s49 33 79 33z">
          <text:p/>
        </draw:path>
        <draw:path draw:style-name="gr16" draw:text-style-name="P7" draw:layer="layout" svg:width="0.223cm" svg:height="0.223cm" svg:x="37.277cm" svg:y="2.747cm" svg:viewBox="0 0 224 224" svg:d="M113 224c29 0 58-12 78-33 21-21 33-49 33-79 0-29-12-58-33-80-20-20-49-32-78-32-30 0-59 12-80 32-21 22-33 51-33 80 0 30 12 58 33 79s50 33 80 33z">
          <text:p/>
        </draw:path>
        <draw:path draw:style-name="gr16" draw:text-style-name="P7" draw:layer="layout" svg:width="0.223cm" svg:height="0.223cm" svg:x="38.916cm" svg:y="2.207cm" svg:viewBox="0 0 224 224" svg:d="M111 224c30 0 58-12 79-33s34-49 34-80c0-29-13-58-34-79-21-20-49-32-79-32-29 0-58 12-79 32-20 21-32 50-32 79 0 31 12 59 32 80 21 21 50 33 79 33z">
          <text:p/>
        </draw:path>
        <draw:path draw:style-name="gr16" draw:text-style-name="P7" draw:layer="layout" svg:width="0.223cm" svg:height="0.223cm" svg:x="39.018cm" svg:y="2.136cm" svg:viewBox="0 0 224 224" svg:d="M112 224c30 0 59-11 80-33 21-21 32-50 32-79 0-30-11-58-32-79s-50-33-80-33-58 12-79 33-33 49-33 79c0 29 12 58 33 79 21 22 49 33 79 33z">
          <text:p/>
        </draw:path>
        <draw:path draw:style-name="gr16" draw:text-style-name="P7" draw:layer="layout" svg:width="0.223cm" svg:height="0.223cm" svg:x="40.036cm" svg:y="2.871cm" svg:viewBox="0 0 224 224" svg:d="M111 224c30 0 58-12 79-33s34-49 34-80c0-29-13-58-34-79s-49-32-79-32c-29 0-58 11-79 32s-32 50-32 79c0 31 11 59 32 80s50 33 79 33z">
          <text:p/>
        </draw:path>
        <draw:path draw:style-name="gr16" draw:text-style-name="P7" draw:layer="layout" svg:width="0.223cm" svg:height="0.223cm" svg:x="35.772cm" svg:y="4.78cm" svg:viewBox="0 0 224 224" svg:d="M112 224c30 0 58-11 79-32s33-50 33-79c0-30-12-58-33-79-21-22-49-34-79-34-29 0-58 12-78 34-22 21-34 49-34 79 0 29 12 58 34 79 20 21 49 32 78 32z">
          <text:p/>
        </draw:path>
        <draw:path draw:style-name="gr16" draw:text-style-name="P7" draw:layer="layout" svg:width="0.223cm" svg:height="0.223cm" svg:x="36.039cm" svg:y="4.839cm" svg:viewBox="0 0 224 224" svg:d="M112 224c29 0 58-12 79-33s33-50 33-79c0-30-12-58-33-79s-50-33-79-33c-30 0-58 12-79 33s-33 49-33 79c0 29 12 58 33 79s49 33 79 33z">
          <text:p/>
        </draw:path>
        <draw:path draw:style-name="gr16" draw:text-style-name="P7" draw:layer="layout" svg:width="0.224cm" svg:height="0.223cm" svg:x="39.498cm" svg:y="2.65cm" svg:viewBox="0 0 225 224" svg:d="M113 224c30 0 58-12 79-33s33-49 33-80c0-29-12-58-33-79s-49-32-79-32c-31 0-59 11-80 32s-33 50-33 79c0 31 12 59 33 80s49 33 80 33z">
          <text:p/>
        </draw:path>
        <draw:path draw:style-name="gr16" draw:text-style-name="P7" draw:layer="layout" svg:width="0.223cm" svg:height="0.223cm" svg:x="39.203cm" svg:y="2.585cm" svg:viewBox="0 0 224 224" svg:d="M112 224c29 0 59-12 80-34 21-21 32-49 32-79 0-29-11-58-32-79s-51-32-80-32c-30 0-58 11-79 32s-33 50-33 79c0 30 12 58 33 79 21 22 49 34 79 34z">
          <text:p/>
        </draw:path>
        <draw:path draw:style-name="gr16" draw:text-style-name="P7" draw:layer="layout" svg:width="0.223cm" svg:height="0.223cm" svg:x="39.83cm" svg:y="2.91cm" svg:viewBox="0 0 224 224" svg:d="M112 224c29 0 58-11 78-32 22-21 34-50 34-79 0-31-12-59-34-80-20-21-49-33-78-33-30 0-58 12-79 33s-33 49-33 80c0 29 12 58 33 79s49 32 79 32z">
          <text:p/>
        </draw:path>
        <draw:path draw:style-name="gr16" draw:text-style-name="P7" draw:layer="layout" svg:width="0.223cm" svg:height="0.223cm" svg:x="39.434cm" svg:y="2.194cm" svg:viewBox="0 0 224 224" svg:d="M112 224c29 0 59-12 79-33 21-21 33-50 33-80 0-29-12-58-33-79-20-20-50-32-79-32-30 0-58 12-79 32-21 21-33 50-33 79 0 30 12 59 33 80s49 33 79 33z">
          <text:p/>
        </draw:path>
        <draw:path draw:style-name="gr17" draw:text-style-name="P8" draw:layer="layout" svg:width="0.223cm" svg:height="0.223cm" svg:x="34.053cm" svg:y="5.155cm" svg:viewBox="0 0 224 224" svg:d="M112 224c29 0 58-11 80-32 21-21 32-50 32-79 0-31-11-59-32-80-22-21-51-33-80-33-30 0-58 12-79 33s-33 49-33 80c0 29 12 58 33 79s49 32 79 32z">
          <text:p/>
        </draw:path>
        <draw:path draw:style-name="gr17" draw:text-style-name="P8" draw:layer="layout" svg:width="0.223cm" svg:height="0.223cm" svg:x="35.196cm" svg:y="4.663cm" svg:viewBox="0 0 224 224" svg:d="M111 224c30 0 59-12 80-32 21-21 33-50 33-80s-12-58-33-79-50-33-80-33c-29 0-58 12-79 33-20 21-32 49-32 79s12 59 32 80c21 20 50 32 79 32z">
          <text:p/>
        </draw:path>
        <draw:path draw:style-name="gr17" draw:text-style-name="P8" draw:layer="layout" svg:width="0.223cm" svg:height="0.223cm" svg:x="35.644cm" svg:y="2.899cm" svg:viewBox="0 0 224 224" svg:d="M112 224c29 0 59-12 80-33 21-20 32-49 32-78 0-31-11-59-32-80s-51-33-80-33c-30 0-58 12-79 33s-33 49-33 80c0 29 12 58 33 78 21 21 49 33 79 33z">
          <text:p/>
        </draw:path>
        <draw:path draw:style-name="gr16" draw:text-style-name="P7" draw:layer="layout" svg:width="0.223cm" svg:height="0.223cm" svg:x="36.786cm" svg:y="2.576cm" svg:viewBox="0 0 224 224" svg:d="M112 224c30 0 59-13 80-34 21-20 32-49 32-78 0-30-11-58-32-79s-50-33-80-33-58 12-79 33-33 49-33 79c0 29 12 58 33 78 21 21 49 34 79 34z">
          <text:p/>
        </draw:path>
        <draw:path draw:style-name="gr17" draw:text-style-name="P8" draw:layer="layout" svg:width="0.223cm" svg:height="0.223cm" svg:x="35.207cm" svg:y="2.951cm" svg:viewBox="0 0 224 224" svg:d="M112 224c30 0 59-12 80-32 21-21 32-50 32-79 0-30-11-59-32-80s-50-33-80-33-58 12-79 33-33 50-33 80c0 29 12 58 33 79 21 20 49 32 79 32z">
          <text:p/>
        </draw:path>
        <draw:path draw:style-name="gr17" draw:text-style-name="P8" draw:layer="layout" svg:width="0.223cm" svg:height="0.223cm" svg:x="34.715cm" svg:y="3.076cm" svg:viewBox="0 0 224 224" svg:d="M111 224c30 0 58-12 80-33 21-21 33-50 33-80 0-29-12-58-33-79-22-21-50-32-80-32-29 0-58 11-78 32-21 21-33 50-33 79 0 30 12 59 33 80 20 21 49 33 78 33z">
          <text:p/>
        </draw:path>
        <draw:path draw:style-name="gr17" draw:text-style-name="P8" draw:layer="layout" svg:width="0.223cm" svg:height="0.223cm" svg:x="35.409cm" svg:y="2.904cm" svg:viewBox="0 0 224 224" svg:d="M112 224c29 0 59-11 80-32s32-50 32-79c0-31-11-59-32-80s-51-33-80-33c-30 0-58 12-79 33s-33 49-33 80c0 29 12 58 33 79s49 32 79 32z">
          <text:p/>
        </draw:path>
        <draw:path draw:style-name="gr16" draw:text-style-name="P7" draw:layer="layout" svg:width="0.223cm" svg:height="0.223cm" svg:x="36.673cm" svg:y="2.447cm" svg:viewBox="0 0 224 224" svg:d="M112 224c30 0 58-12 79-33 21-20 33-49 33-79s-12-58-33-79-49-33-79-33c-29 0-58 12-79 33-20 21-33 49-33 79s13 59 33 79c21 21 50 33 79 33z">
          <text:p/>
        </draw:path>
        <draw:path draw:style-name="gr17" draw:text-style-name="P8" draw:layer="layout" svg:width="0.223cm" svg:height="0.223cm" svg:x="34.703cm" svg:y="3.166cm" svg:viewBox="0 0 224 224" svg:d="M111 224c30 0 58-11 79-32 22-21 34-50 34-79 0-30-12-59-34-80-21-21-49-33-79-33-29 0-57 12-78 33s-33 50-33 80c0 29 12 58 33 79s49 32 78 32z">
          <text:p/>
        </draw:path>
        <draw:path draw:style-name="gr17" draw:text-style-name="P8" draw:layer="layout" svg:width="0.223cm" svg:height="0.224cm" svg:x="35.136cm" svg:y="3.123cm" svg:viewBox="0 0 224 225" svg:d="M112 225c29 0 58-12 78-33 22-21 34-49 34-79 0-31-12-59-34-80-20-21-49-33-78-33-30 0-58 12-79 33s-33 49-33 80c0 30 12 58 33 79s49 33 79 33z">
          <text:p/>
        </draw:path>
        <draw:path draw:style-name="gr17" draw:text-style-name="P8" draw:layer="layout" svg:width="0.223cm" svg:height="0.223cm" svg:x="35.163cm" svg:y="2.945cm" svg:viewBox="0 0 224 224" svg:d="M112 224c29 0 58-12 80-33 21-21 32-49 32-79 0-29-11-59-32-80-22-21-51-32-80-32-30 0-58 11-79 32s-33 51-33 80c0 30 12 58 33 79s49 33 79 33z">
          <text:p/>
        </draw:path>
        <draw:path draw:style-name="gr17" draw:text-style-name="P8" draw:layer="layout" svg:width="0.223cm" svg:height="0.223cm" svg:x="35.159cm" svg:y="2.684cm" svg:viewBox="0 0 224 224" svg:d="M112 224c29 0 58-12 80-33 20-21 32-49 32-79s-12-59-32-79c-22-21-51-33-80-33-30 0-58 12-79 33-21 20-33 49-33 79s12 58 33 79 49 33 79 33z">
          <text:p/>
        </draw:path>
        <draw:path draw:style-name="gr16" draw:text-style-name="P7" draw:layer="layout" svg:width="0.223cm" svg:height="0.223cm" svg:x="36.981cm" svg:y="2.805cm" svg:viewBox="0 0 224 224" svg:d="M112 224c29 0 58-12 79-34 21-21 33-49 33-79 0-29-12-58-33-79s-50-32-79-32c-30 0-58 11-79 32s-33 50-33 79c0 30 12 58 33 79 21 22 49 34 79 34z">
          <text:p/>
        </draw:path>
        <draw:path draw:style-name="gr16" draw:text-style-name="P7" draw:layer="layout" svg:width="0.223cm" svg:height="0.223cm" svg:x="36.916cm" svg:y="2.825cm" svg:viewBox="0 0 224 224" svg:d="M111 224c30 0 58-12 79-32 21-22 34-51 34-80 0-30-13-58-34-79s-49-33-79-33c-29 0-58 12-78 33-21 21-33 49-33 79 0 29 12 58 33 80 20 20 49 32 78 32z">
          <text:p/>
        </draw:path>
        <draw:path draw:style-name="gr16" draw:text-style-name="P7" draw:layer="layout" svg:width="0.223cm" svg:height="0.223cm" svg:x="36.957cm" svg:y="2.557cm" svg:viewBox="0 0 224 224" svg:d="M111 224c30 0 58-12 80-33 21-21 33-49 33-79 0-29-12-58-33-79-22-20-50-33-80-33-29 0-58 13-78 33-21 21-33 50-33 79 0 30 12 58 33 79 20 21 49 33 78 33z">
          <text:p/>
        </draw:path>
        <draw:path draw:style-name="gr16" draw:text-style-name="P7" draw:layer="layout" svg:width="0.223cm" svg:height="0.223cm" svg:x="36.653cm" svg:y="2.641cm" svg:viewBox="0 0 224 224" svg:d="M113 224c29 0 58-11 79-32s32-50 32-80-11-58-32-79-50-33-79-33c-30 0-58 12-79 33-22 21-34 49-34 79s12 59 34 80c21 21 49 32 79 32z">
          <text:p/>
        </draw:path>
        <draw:path draw:style-name="gr17" draw:text-style-name="P8" draw:layer="layout" svg:width="0.223cm" svg:height="0.224cm" svg:x="36.312cm" svg:y="7.183cm" svg:viewBox="0 0 224 225" svg:d="M111 225c30 0 59-12 80-33s33-49 33-79-12-59-33-80-50-33-80-33c-29 0-58 12-79 33s-32 50-32 80 11 58 32 79 50 33 79 33z">
          <text:p/>
        </draw:path>
        <draw:path draw:style-name="gr17" draw:text-style-name="P8" draw:layer="layout" svg:width="0.223cm" svg:height="0.223cm" svg:x="33.129cm" svg:y="2.847cm" svg:viewBox="0 0 224 224" svg:d="M112 224c29 0 57-12 78-33 22-21 34-50 34-80 0-29-12-57-34-78-21-21-49-33-78-33-30 0-58 12-79 33s-33 49-33 78c0 30 12 59 33 80s49 33 79 33z">
          <text:p/>
        </draw:path>
        <draw:path draw:style-name="gr17" draw:text-style-name="P8" draw:layer="layout" svg:width="0.223cm" svg:height="0.223cm" svg:x="33.063cm" svg:y="3.054cm" svg:viewBox="0 0 224 224" svg:d="M112 224c30 0 58-12 79-33 21-22 33-50 33-80 0-29-12-58-33-79s-49-32-79-32c-29 0-58 11-80 32-21 21-32 50-32 79 0 30 11 58 32 80 22 21 51 33 80 33z">
          <text:p/>
        </draw:path>
        <draw:path draw:style-name="gr17" draw:text-style-name="P8" draw:layer="layout" svg:width="0.223cm" svg:height="0.223cm" svg:x="33.866cm" svg:y="3.045cm" svg:viewBox="0 0 224 224" svg:d="M111 224c30 0 59-11 80-32 21-22 33-51 33-80 0-30-12-58-33-79s-50-33-80-33c-29 0-58 12-79 33s-32 49-32 79c0 29 11 58 32 80 21 21 50 32 79 32z">
          <text:p/>
        </draw:path>
        <draw:path draw:style-name="gr17" draw:text-style-name="P8" draw:layer="layout" svg:width="0.223cm" svg:height="0.223cm" svg:x="33.87cm" svg:y="3.243cm" svg:viewBox="0 0 224 224" svg:d="M112 224c30 0 59-13 80-34 20-21 32-49 32-78 0-30-12-58-32-79-21-21-50-33-80-33s-58 12-79 33-33 49-33 79c0 29 12 57 33 78s49 34 79 34z">
          <text:p/>
        </draw:path>
        <draw:path draw:style-name="gr17" draw:text-style-name="P8" draw:layer="layout" svg:width="0.223cm" svg:height="0.223cm" svg:x="33.21cm" svg:y="2.593cm" svg:viewBox="0 0 224 224" svg:d="M111 224c31 0 59-12 80-33s33-50 33-79c0-30-12-58-33-79s-49-33-80-33c-29 0-58 12-79 33s-32 49-32 79c0 29 11 58 32 79s50 33 79 33z">
          <text:p/>
        </draw:path>
        <draw:path draw:style-name="gr17" draw:text-style-name="P8" draw:layer="layout" svg:width="0.223cm" svg:height="0.223cm" svg:x="32.35cm" svg:y="3.099cm" svg:viewBox="0 0 224 224" svg:d="M112 224c30 0 58-11 79-32s33-50 33-80-12-58-33-79-49-33-79-33-59 12-80 33-32 49-32 79 11 59 32 80 50 32 80 32z">
          <text:p/>
        </draw:path>
        <draw:path draw:style-name="gr17" draw:text-style-name="P8" draw:layer="layout" svg:width="0.223cm" svg:height="0.223cm" svg:x="33.745cm" svg:y="3.282cm" svg:viewBox="0 0 224 224" svg:d="M113 224c29 0 58-12 79-33 21-22 32-50 32-80 0-29-11-58-32-79s-50-32-79-32c-30 0-58 11-80 32-21 21-33 50-33 79 0 30 12 58 33 80 22 21 50 33 80 33z">
          <text:p/>
        </draw:path>
        <draw:path draw:style-name="gr17" draw:text-style-name="P8" draw:layer="layout" svg:width="0.224cm" svg:height="0.224cm" svg:x="33.35cm" svg:y="2.764cm" svg:viewBox="0 0 225 225" svg:d="M112 225c30 0 58-12 79-33 22-21 34-49 34-79s-12-58-34-79c-21-22-49-34-79-34s-58 12-79 34c-21 21-33 49-33 79s12 58 33 79 49 33 79 33z">
          <text:p/>
        </draw:path>
        <draw:path draw:style-name="gr16" draw:text-style-name="P7" draw:layer="layout" svg:width="0.223cm" svg:height="0.223cm" svg:x="36.664cm" svg:y="4.045cm" svg:viewBox="0 0 224 224" svg:d="M113 224c29 0 58-11 79-32 20-21 32-50 32-79 0-30-12-59-32-80-21-21-50-33-79-33-30 0-58 12-79 33-22 21-34 50-34 80 0 29 12 58 34 79 21 21 49 32 79 32z">
          <text:p/>
        </draw:path>
        <draw:path draw:style-name="gr17" draw:text-style-name="P8" draw:layer="layout" svg:width="0.223cm" svg:height="0.223cm" svg:x="34.885cm" svg:y="5.615cm" svg:viewBox="0 0 224 224" svg:d="M113 224c30 0 58-11 79-32s32-50 32-79c0-30-11-59-32-80s-49-33-79-33-58 12-79 33c-22 21-34 50-34 80 0 29 12 58 34 79 21 21 49 32 79 32z">
          <text:p/>
        </draw:path>
        <draw:path draw:style-name="gr17" draw:text-style-name="P8" draw:layer="layout" svg:width="0.224cm" svg:height="0.223cm" svg:x="34.816cm" svg:y="5.733cm" svg:viewBox="0 0 225 224" svg:d="M113 224c30 0 58-12 79-33 21-22 33-50 33-80 0-29-12-58-33-78-21-21-49-33-79-33-31 0-59 12-80 33-21 20-33 49-33 78 0 30 12 58 33 80 21 21 49 33 80 33z">
          <text:p/>
        </draw:path>
        <draw:path draw:style-name="gr17" draw:text-style-name="P8" draw:layer="layout" svg:width="0.223cm" svg:height="0.223cm" svg:x="33.28cm" svg:y="2.81cm" svg:viewBox="0 0 224 224" svg:d="M112 224c30 0 58-11 79-33 21-21 33-50 33-79 0-30-12-58-33-79s-49-33-79-33c-29 0-59 12-80 33s-32 49-32 79c0 29 11 58 32 79 21 22 51 33 80 33z">
          <text:p/>
        </draw:path>
        <draw:path draw:style-name="gr17" draw:text-style-name="P8" draw:layer="layout" svg:width="0.223cm" svg:height="0.223cm" svg:x="33.309cm" svg:y="2.714cm" svg:viewBox="0 0 224 224" svg:d="M112 224c30 0 58-11 79-32s33-50 33-79c0-30-12-59-33-80s-49-33-79-33c-29 0-58 12-79 33s-33 50-33 80c0 29 12 58 33 79s50 32 79 32z">
          <text:p/>
        </draw:path>
        <draw:path draw:style-name="gr17" draw:text-style-name="P8" draw:layer="layout" svg:width="0.223cm" svg:height="0.223cm" svg:x="31.168cm" svg:y="4.608cm" svg:viewBox="0 0 224 224" svg:d="M111 224c30 0 59-12 80-33 21-22 33-50 33-80 0-29-12-58-33-79s-50-32-80-32c-29 0-58 11-79 32s-32 50-32 79c0 30 11 58 32 80 21 21 50 33 79 33z">
          <text:p/>
        </draw:path>
        <draw:path draw:style-name="gr17" draw:text-style-name="P8" draw:layer="layout" svg:width="0.223cm" svg:height="0.223cm" svg:x="31.141cm" svg:y="4.634cm" svg:viewBox="0 0 224 224" svg:d="M111 224c30 0 58-12 79-32 22-21 34-51 34-80 0-30-12-58-34-79-21-21-49-33-79-33-29 0-58 12-78 33-21 21-33 49-33 79 0 29 12 59 33 80 20 20 49 32 78 32z">
          <text:p/>
        </draw:path>
        <draw:path draw:style-name="gr17" draw:text-style-name="P8" draw:layer="layout" svg:width="0.223cm" svg:height="0.224cm" svg:x="31.334cm" svg:y="4.924cm" svg:viewBox="0 0 224 225" svg:d="M112 225c30 0 58-12 79-33s33-49 33-79c0-31-12-59-33-80s-49-33-79-33-58 12-79 33-33 49-33 80c0 30 12 58 33 79s49 33 79 33z">
          <text:p/>
        </draw:path>
        <draw:path draw:style-name="gr17" draw:text-style-name="P8" draw:layer="layout" svg:width="0.223cm" svg:height="0.223cm" svg:x="31.542cm" svg:y="4.503cm" svg:viewBox="0 0 224 224" svg:d="M113 224c29 0 58-11 79-32 20-21 32-49 32-79s-12-59-32-80c-21-21-50-33-79-33-30 0-58 12-79 33-22 21-34 50-34 80s12 58 34 79c21 21 49 32 79 32z">
          <text:p/>
        </draw:path>
        <draw:line draw:style-name="gr14" draw:text-style-name="P2" draw:layer="layout" svg:x1="30.656cm" svg:y1="10.238cm" svg:x2="30.656cm" svg:y2="1.38cm">
          <text:p/>
        </draw:line>
        <draw:line draw:style-name="gr14" draw:text-style-name="P2" draw:layer="layout" svg:x1="41.29cm" svg:y1="10.238cm" svg:x2="41.29cm" svg:y2="1.38cm">
          <text:p/>
        </draw:line>
        <draw:line draw:style-name="gr14" draw:text-style-name="P2" draw:layer="layout" svg:x1="30.656cm" svg:y1="10.238cm" svg:x2="41.29cm" svg:y2="10.238cm">
          <text:p/>
        </draw:line>
        <draw:line draw:style-name="gr14" draw:text-style-name="P2" draw:layer="layout" svg:x1="30.656cm" svg:y1="1.38cm" svg:x2="41.29cm" svg:y2="1.38cm">
          <text:p/>
        </draw:line>
        <draw:frame draw:style-name="gr6" draw:text-style-name="P6" draw:layer="layout" svg:width="1.835cm" svg:height="0.712cm" draw:transform="rotate (1.5707963267949) translate (28.381cm 6.727cm)">
          <draw:text-box>
            <text:p text:style-name="P4"><text:span text:style-name="T2">tSNE2</text:span></text:p>
          </draw:text-box>
        </draw:frame>
        <draw:polygon draw:style-name="gr1" draw:text-style-name="P1" draw:layer="layout" svg:width="10.634cm" svg:height="8.858cm" svg:x="44.56cm" svg:y="1.38cm" svg:viewBox="0 0 10635 8859" draw:points="0,8859 10635,8859 10635,0 0,0">
          <text:p/>
        </draw:polygon>
        <draw:line draw:style-name="gr2" draw:text-style-name="P2" draw:layer="layout" svg:x1="47.218cm" svg:y1="10.238cm" svg:x2="47.218cm" svg:y2="1.38cm">
          <text:p/>
        </draw:line>
        <draw:polygon draw:style-name="gr3" draw:text-style-name="P3" draw:layer="layout" svg:width="0cm" svg:height="0.316cm" svg:x="47.218cm" svg:y="10.238cm" svg:viewBox="0 0 0 317" draw:points="0,0 0,317">
          <text:p/>
        </draw:polygon>
        <draw:line draw:style-name="gr4" draw:text-style-name="P2" draw:layer="layout" svg:x1="47.218cm" svg:y1="10.238cm" svg:x2="47.218cm" svg:y2="10.555cm">
          <text:p/>
        </draw:line>
        <draw:frame draw:style-name="gr6" draw:text-style-name="P13" draw:layer="layout" svg:width="4.244cm" svg:height="0.634cm" svg:x="30.656cm" svg:y="0.594cm">
          <draw:text-box>
            <text:p text:style-name="P12"><text:span text:style-name="T4">C) t-SNE Clustering</text:span></text:p>
          </draw:text-box>
        </draw:frame>
        <draw:line draw:style-name="gr2" draw:text-style-name="P2" draw:layer="layout" svg:x1="52.535cm" svg:y1="10.238cm" svg:x2="52.535cm" svg:y2="1.38cm">
          <text:p/>
        </draw:line>
        <draw:polygon draw:style-name="gr3" draw:text-style-name="P3" draw:layer="layout" svg:width="0cm" svg:height="0.316cm" svg:x="52.535cm" svg:y="10.238cm" svg:viewBox="0 0 0 317" draw:points="0,0 0,317">
          <text:p/>
        </draw:polygon>
        <draw:line draw:style-name="gr4" draw:text-style-name="P2" draw:layer="layout" svg:x1="52.535cm" svg:y1="10.238cm" svg:x2="52.535cm" svg:y2="10.555cm">
          <text:p/>
        </draw:line>
        <draw:frame draw:style-name="gr5" draw:text-style-name="P5" draw:layer="layout" svg:width="0.581cm" svg:height="0.649cm" svg:x="47.057cm" svg:y="10.587cm">
          <draw:text-box>
            <text:p text:style-name="P4"><text:span text:style-name="T1">0</text:span></text:p>
          </draw:text-box>
        </draw:frame>
        <draw:frame draw:style-name="gr5" draw:text-style-name="P5" draw:layer="layout" svg:width="0.581cm" svg:height="0.649cm" svg:x="52.374cm" svg:y="10.587cm">
          <draw:text-box>
            <text:p text:style-name="P4"><text:span text:style-name="T1">1</text:span></text:p>
          </draw:text-box>
        </draw:frame>
        <draw:line draw:style-name="gr2" draw:text-style-name="P2" draw:layer="layout" svg:x1="44.56cm" svg:y1="9.147cm" svg:x2="55.194cm" svg:y2="9.147cm">
          <text:p/>
        </draw:line>
        <draw:polygon draw:style-name="gr3" draw:text-style-name="P3" draw:layer="layout" svg:width="0.317cm" svg:height="0cm" svg:x="44.242cm" svg:y="9.147cm" svg:viewBox="0 0 318 0" draw:points="318,0 0,0">
          <text:p/>
        </draw:polygon>
        <draw:line draw:style-name="gr4" draw:text-style-name="P2" draw:layer="layout" svg:x1="44.56cm" svg:y1="9.147cm" svg:x2="44.242cm" svg:y2="9.147cm">
          <text:p/>
        </draw:line>
        <draw:frame draw:style-name="gr6" draw:text-style-name="P6" draw:layer="layout" svg:width="2.013cm" svg:height="0.712cm" svg:x="48.871cm" svg:y="11.265cm">
          <draw:text-box>
            <text:p text:style-name="P4"><text:span text:style-name="T2">Cluster</text:span></text:p>
          </draw:text-box>
        </draw:frame>
        <draw:polygon draw:style-name="gr3" draw:text-style-name="P3" draw:layer="layout" svg:width="0.282cm" svg:height="0.041cm" svg:x="43.484cm" svg:y="9.15cm" svg:viewBox="0 0 283 42" draw:points="0,42 0,0 283,0 283,42">
          <text:p/>
        </draw:polygon>
        <draw:line draw:style-name="gr2" draw:text-style-name="P2" draw:layer="layout" svg:x1="44.56cm" svg:y1="7.262cm" svg:x2="55.194cm" svg:y2="7.262cm">
          <text:p/>
        </draw:line>
        <draw:polygon draw:style-name="gr3" draw:text-style-name="P3" draw:layer="layout" svg:width="0.317cm" svg:height="0cm" svg:x="44.242cm" svg:y="7.262cm" svg:viewBox="0 0 318 0" draw:points="318,0 0,0">
          <text:p/>
        </draw:polygon>
        <draw:line draw:style-name="gr4" draw:text-style-name="P2" draw:layer="layout" svg:x1="44.56cm" svg:y1="7.262cm" svg:x2="44.242cm" svg:y2="7.262cm">
          <text:p/>
        </draw:line>
        <draw:frame draw:style-name="gr5" draw:text-style-name="P5" draw:layer="layout" svg:width="0.581cm" svg:height="0.649cm" svg:x="43.795cm" svg:y="8.838cm">
          <draw:text-box>
            <text:p text:style-name="P4"><text:span text:style-name="T1">8</text:span></text:p>
          </draw:text-box>
        </draw:frame>
        <draw:polygon draw:style-name="gr3" draw:text-style-name="P3" draw:layer="layout" svg:width="0.282cm" svg:height="0.042cm" svg:x="43.484cm" svg:y="7.265cm" svg:viewBox="0 0 283 43" draw:points="0,43 0,0 283,0 283,43">
          <text:p/>
        </draw:polygon>
        <draw:line draw:style-name="gr2" draw:text-style-name="P2" draw:layer="layout" svg:x1="44.56cm" svg:y1="5.378cm" svg:x2="55.194cm" svg:y2="5.378cm">
          <text:p/>
        </draw:line>
        <draw:polygon draw:style-name="gr3" draw:text-style-name="P3" draw:layer="layout" svg:width="0.317cm" svg:height="0cm" svg:x="44.242cm" svg:y="5.378cm" svg:viewBox="0 0 318 0" draw:points="318,0 0,0">
          <text:p/>
        </draw:polygon>
        <draw:line draw:style-name="gr4" draw:text-style-name="P2" draw:layer="layout" svg:x1="44.56cm" svg:y1="5.378cm" svg:x2="44.242cm" svg:y2="5.378cm">
          <text:p/>
        </draw:line>
        <draw:frame draw:style-name="gr5" draw:text-style-name="P5" draw:layer="layout" svg:width="0.581cm" svg:height="0.649cm" svg:x="43.795cm" svg:y="6.953cm">
          <draw:text-box>
            <text:p text:style-name="P4"><text:span text:style-name="T1">6</text:span></text:p>
          </draw:text-box>
        </draw:frame>
        <draw:polygon draw:style-name="gr3" draw:text-style-name="P3" draw:layer="layout" svg:width="0.282cm" svg:height="0.041cm" svg:x="43.484cm" svg:y="5.381cm" svg:viewBox="0 0 283 42" draw:points="0,42 0,0 283,0 283,42">
          <text:p/>
        </draw:polygon>
        <draw:line draw:style-name="gr2" draw:text-style-name="P2" draw:layer="layout" svg:x1="44.56cm" svg:y1="3.493cm" svg:x2="55.194cm" svg:y2="3.493cm">
          <text:p/>
        </draw:line>
        <draw:polygon draw:style-name="gr3" draw:text-style-name="P3" draw:layer="layout" svg:width="0.317cm" svg:height="0cm" svg:x="44.242cm" svg:y="3.493cm" svg:viewBox="0 0 318 0" draw:points="318,0 0,0">
          <text:p/>
        </draw:polygon>
        <draw:line draw:style-name="gr4" draw:text-style-name="P2" draw:layer="layout" svg:x1="44.56cm" svg:y1="3.493cm" svg:x2="44.242cm" svg:y2="3.493cm">
          <text:p/>
        </draw:line>
        <draw:frame draw:style-name="gr5" draw:text-style-name="P5" draw:layer="layout" svg:width="0.581cm" svg:height="0.649cm" svg:x="43.795cm" svg:y="5.069cm">
          <draw:text-box>
            <text:p text:style-name="P4"><text:span text:style-name="T1">4</text:span></text:p>
          </draw:text-box>
        </draw:frame>
        <draw:polygon draw:style-name="gr3" draw:text-style-name="P3" draw:layer="layout" svg:width="0.282cm" svg:height="0.041cm" svg:x="43.484cm" svg:y="3.496cm" svg:viewBox="0 0 283 42" draw:points="0,42 0,0 283,0 283,42">
          <text:p/>
        </draw:polygon>
        <draw:line draw:style-name="gr2" draw:text-style-name="P2" draw:layer="layout" svg:x1="44.56cm" svg:y1="1.608cm" svg:x2="55.194cm" svg:y2="1.608cm">
          <text:p/>
        </draw:line>
        <draw:polygon draw:style-name="gr3" draw:text-style-name="P3" draw:layer="layout" svg:width="0.317cm" svg:height="0cm" svg:x="44.242cm" svg:y="1.608cm" svg:viewBox="0 0 318 0" draw:points="318,0 0,0">
          <text:p/>
        </draw:polygon>
        <draw:line draw:style-name="gr4" draw:text-style-name="P2" draw:layer="layout" svg:x1="44.56cm" svg:y1="1.608cm" svg:x2="44.242cm" svg:y2="1.608cm">
          <text:p/>
        </draw:line>
        <draw:frame draw:style-name="gr5" draw:text-style-name="P5" draw:layer="layout" svg:width="0.581cm" svg:height="0.649cm" svg:x="43.795cm" svg:y="3.184cm">
          <draw:text-box>
            <text:p text:style-name="P4"><text:span text:style-name="T1">2</text:span></text:p>
          </draw:text-box>
        </draw:frame>
        <draw:frame draw:style-name="gr5" draw:text-style-name="P5" draw:layer="layout" svg:width="0.581cm" svg:height="0.649cm" svg:x="43.796cm" svg:y="1.299cm">
          <draw:text-box>
            <text:p text:style-name="P4"><text:span text:style-name="T1">0</text:span></text:p>
          </draw:text-box>
        </draw:frame>
        <draw:polygon draw:style-name="gr18" draw:text-style-name="P14" draw:layer="layout" svg:width="4.254cm" svg:height="1.004cm" svg:x="45.091cm" svg:y="6.921cm" svg:viewBox="0 0 4255 1005" draw:points="0,1005 4255,1005 4255,0 0,0">
          <text:p/>
        </draw:polygon>
        <draw:line draw:style-name="gr19" draw:text-style-name="P2" draw:layer="layout" svg:x1="47.218cm" svg:y1="7.925cm" svg:x2="47.218cm" svg:y2="8.99cm">
          <text:p/>
        </draw:line>
        <draw:line draw:style-name="gr19" draw:text-style-name="P2" draw:layer="layout" svg:x1="47.218cm" svg:y1="6.921cm" svg:x2="47.218cm" svg:y2="5.553cm">
          <text:p/>
        </draw:line>
        <draw:line draw:style-name="gr20" draw:text-style-name="P2" draw:layer="layout" svg:x1="46.155cm" svg:y1="8.99cm" svg:x2="48.282cm" svg:y2="8.99cm">
          <text:p/>
        </draw:line>
        <draw:line draw:style-name="gr20" draw:text-style-name="P2" draw:layer="layout" svg:x1="46.155cm" svg:y1="5.553cm" svg:x2="48.282cm" svg:y2="5.553cm">
          <text:p/>
        </draw:line>
        <draw:path draw:style-name="gr21" draw:text-style-name="P2" draw:layer="layout" svg:width="0.318cm" svg:height="0.317cm" svg:x="47.059cm" svg:y="4.607cm" svg:viewBox="0 0 319 318" svg:d="M160 318c42 0 83-17 112-47 30-30 47-70 47-112 0-43-17-83-47-113-29-29-70-46-112-46s-82 17-112 46c-30 30-48 70-48 113 0 42 18 82 48 112s70 47 112 47z">
          <text:p/>
        </draw:path>
        <draw:path draw:style-name="gr21" draw:text-style-name="P2" draw:layer="layout" svg:width="0.318cm" svg:height="0.318cm" svg:x="47.059cm" svg:y="1.623cm" svg:viewBox="0 0 319 319" svg:d="M160 319c42 0 83-17 112-47 30-29 47-70 47-112 0-43-17-83-47-113-29-30-70-47-112-47s-82 17-112 47-48 70-48 113c0 42 18 83 48 112 30 30 70 47 112 47z">
          <text:p/>
        </draw:path>
        <draw:polygon draw:style-name="gr22" draw:text-style-name="P15" draw:layer="layout" svg:width="4.254cm" svg:height="0.916cm" svg:x="50.408cm" svg:y="7.933cm" svg:viewBox="0 0 4255 917" draw:points="0,917 4255,917 4255,0 0,0">
          <text:p/>
        </draw:polygon>
        <draw:line draw:style-name="gr19" draw:text-style-name="P2" draw:layer="layout" svg:x1="52.535cm" svg:y1="8.849cm" svg:x2="52.535cm" svg:y2="9.835cm">
          <text:p/>
        </draw:line>
        <draw:line draw:style-name="gr19" draw:text-style-name="P2" draw:layer="layout" svg:x1="52.535cm" svg:y1="7.933cm" svg:x2="52.535cm" svg:y2="6.629cm">
          <text:p/>
        </draw:line>
        <draw:line draw:style-name="gr20" draw:text-style-name="P2" draw:layer="layout" svg:x1="51.472cm" svg:y1="9.835cm" svg:x2="53.599cm" svg:y2="9.835cm">
          <text:p/>
        </draw:line>
        <draw:line draw:style-name="gr20" draw:text-style-name="P2" draw:layer="layout" svg:x1="51.472cm" svg:y1="6.629cm" svg:x2="53.599cm" svg:y2="6.629cm">
          <text:p/>
        </draw:line>
        <draw:path draw:style-name="gr21" draw:text-style-name="P2" draw:layer="layout" svg:width="0.318cm" svg:height="0.318cm" svg:x="52.376cm" svg:y="5.956cm" svg:viewBox="0 0 319 319" svg:d="M160 319c42 0 83-17 112-47 30-30 47-71 47-113s-17-82-47-112c-29-30-70-47-112-47s-83 17-113 47-47 70-47 112 17 83 47 113 71 47 113 47z">
          <text:p/>
        </draw:path>
        <draw:path draw:style-name="gr21" draw:text-style-name="P2" draw:layer="layout" svg:width="0.318cm" svg:height="0.318cm" svg:x="52.376cm" svg:y="5.674cm" svg:viewBox="0 0 319 319" svg:d="M160 319c42 0 83-17 112-47 30-30 47-70 47-113 0-42-17-83-47-112-29-30-70-47-112-47s-83 17-113 47c-30 29-47 70-47 112 0 43 17 83 47 113s71 47 113 47z">
          <text:p/>
        </draw:path>
        <draw:path draw:style-name="gr21" draw:text-style-name="P2" draw:layer="layout" svg:width="0.318cm" svg:height="0.318cm" svg:x="52.376cm" svg:y="5.507cm" svg:viewBox="0 0 319 319" svg:d="M160 319c42 0 83-17 112-47 30-30 47-70 47-112s-17-83-47-112c-29-31-70-48-112-48s-83 17-113 48c-30 29-47 70-47 112s17 82 47 112 71 47 113 47z">
          <text:p/>
        </draw:path>
        <draw:path draw:style-name="gr21" draw:text-style-name="P2" draw:layer="layout" svg:width="0.318cm" svg:height="0.318cm" svg:x="52.376cm" svg:y="5.585cm" svg:viewBox="0 0 319 319" svg:d="M160 319c42 0 83-17 112-48 30-30 47-70 47-112s-17-83-47-112c-29-30-70-47-112-47s-83 17-113 47c-30 29-47 70-47 112s17 82 47 112c30 31 71 48 113 48z">
          <text:p/>
        </draw:path>
        <draw:path draw:style-name="gr21" draw:text-style-name="P2" draw:layer="layout" svg:width="0.318cm" svg:height="0.318cm" svg:x="52.376cm" svg:y="4.702cm" svg:viewBox="0 0 319 319" svg:d="M160 319c42 0 83-17 112-47 30-29 47-71 47-113s-17-82-47-112c-29-30-70-47-112-47s-83 17-113 47-47 70-47 112 17 84 47 113c30 30 71 47 113 47z">
          <text:p/>
        </draw:path>
        <draw:path draw:style-name="gr21" draw:text-style-name="P2" draw:layer="layout" svg:width="0.318cm" svg:height="0.317cm" svg:x="52.376cm" svg:y="5.378cm" svg:viewBox="0 0 319 318" svg:d="M160 318c42 0 83-16 112-46 30-30 47-70 47-113 0-42-17-83-47-113-29-29-70-46-112-46s-83 17-113 46c-30 30-47 71-47 113 0 43 17 83 47 113s71 46 113 46z">
          <text:p/>
        </draw:path>
        <draw:line draw:style-name="gr19" draw:text-style-name="P2" draw:layer="layout" svg:x1="45.091cm" svg:y1="7.448cm" svg:x2="49.345cm" svg:y2="7.448cm">
          <text:p/>
        </draw:line>
        <draw:polygon draw:style-name="gr13" draw:text-style-name="P9" draw:layer="layout" svg:width="0.212cm" svg:height="0.211cm" svg:x="47.112cm" svg:y="7.281cm" svg:viewBox="0 0 213 212" draw:points="107,0 0,212 213,212">
          <text:p/>
        </draw:polygon>
        <draw:line draw:style-name="gr19" draw:text-style-name="P2" draw:layer="layout" svg:x1="50.408cm" svg:y1="8.421cm" svg:x2="54.662cm" svg:y2="8.421cm">
          <text:p/>
        </draw:line>
        <draw:polygon draw:style-name="gr13" draw:text-style-name="P9" draw:layer="layout" svg:width="0.212cm" svg:height="0.211cm" svg:x="52.429cm" svg:y="8.224cm" svg:viewBox="0 0 213 212" draw:points="107,0 0,212 213,212">
          <text:p/>
        </draw:polygon>
        <draw:line draw:style-name="gr14" draw:text-style-name="P2" draw:layer="layout" svg:x1="44.56cm" svg:y1="10.238cm" svg:x2="44.56cm" svg:y2="1.38cm">
          <text:p/>
        </draw:line>
        <draw:line draw:style-name="gr14" draw:text-style-name="P2" draw:layer="layout" svg:x1="55.194cm" svg:y1="10.238cm" svg:x2="55.194cm" svg:y2="1.38cm">
          <text:p/>
        </draw:line>
        <draw:line draw:style-name="gr14" draw:text-style-name="P2" draw:layer="layout" svg:x1="44.56cm" svg:y1="10.238cm" svg:x2="55.194cm" svg:y2="10.238cm">
          <text:p/>
        </draw:line>
        <draw:line draw:style-name="gr14" draw:text-style-name="P2" draw:layer="layout" svg:x1="44.56cm" svg:y1="1.38cm" svg:x2="55.194cm" svg:y2="1.38cm">
          <text:p/>
        </draw:line>
        <draw:frame draw:style-name="gr6" draw:text-style-name="P6" draw:layer="layout" svg:width="5.26cm" svg:height="0.712cm" draw:transform="rotate (1.5707963267949) translate (42.608cm 8.439cm)">
          <draw:text-box>
            <text:p text:style-name="P4"><text:span text:style-name="T2">pce_pcbm_sas(%)</text:span></text:p>
          </draw:text-box>
        </draw:frame>
        <draw:polygon draw:style-name="gr1" draw:text-style-name="P1" draw:layer="layout" svg:width="7.976cm" svg:height="7.975cm" svg:x="16.752cm" svg:y="1.821cm" svg:viewBox="0 0 7977 7976" draw:points="0,7976 7977,7976 7977,0 0,0">
          <text:p/>
        </draw:polygon>
        <draw:polygon draw:style-name="gr23" draw:text-style-name="P16" draw:layer="layout" svg:width="3.686cm" svg:height="4.648cm" svg:x="17.162cm" svg:y="2.834cm" svg:viewBox="0 0 3687 4649" draw:points="3687,3385 111,4649 0,1030 3687,0">
          <text:p/>
        </draw:polygon>
        <draw:polyline draw:style-name="gr24" draw:text-style-name="P2" draw:layer="layout" svg:width="3.686cm" svg:height="4.648cm" svg:x="17.162cm" svg:y="2.834cm" svg:viewBox="0 0 3687 4649" draw:points="3687,3385 111,4649 0,1030 3687,0">
          <text:p/>
        </draw:polyline>
        <draw:polygon draw:style-name="gr25" draw:text-style-name="P17" draw:layer="layout" svg:width="3.685cm" svg:height="4.648cm" svg:x="20.848cm" svg:y="2.834cm" svg:viewBox="0 0 3686 4649" draw:points="3575,4649 0,3385 0,0 3686,1030">
          <text:p/>
        </draw:polygon>
        <draw:polyline draw:style-name="gr26" draw:text-style-name="P2" draw:layer="layout" svg:width="3.685cm" svg:height="4.648cm" svg:x="20.848cm" svg:y="2.834cm" svg:viewBox="0 0 3686 4649" draw:points="3575,4649 0,3385 0,0 3686,1030">
          <text:p/>
        </draw:polyline>
        <draw:polygon draw:style-name="gr27" draw:text-style-name="P18" draw:layer="layout" svg:width="7.149cm" svg:height="2.74cm" svg:x="17.273cm" svg:y="6.219cm" svg:viewBox="0 0 7150 2741" draw:points="7150,1264 3576,0 0,1264 3576,2741">
          <text:p/>
        </draw:polygon>
        <draw:polyline draw:style-name="gr28" draw:text-style-name="P2" draw:layer="layout" svg:width="7.149cm" svg:height="2.74cm" svg:x="17.273cm" svg:y="6.219cm" svg:viewBox="0 0 7150 2741" draw:points="7150,1264 3576,0 0,1264 3576,2741">
          <text:p/>
        </draw:polyline>
        <draw:line draw:style-name="gr29" draw:text-style-name="P2" draw:layer="layout" svg:x1="17.273cm" svg:y1="7.482cm" svg:x2="20.849cm" svg:y2="8.96cm">
          <text:p/>
        </draw:line>
        <draw:frame draw:style-name="gr6" draw:text-style-name="P11" draw:layer="layout" svg:width="8.054cm" svg:height="0.634cm" svg:x="44.56cm" svg:y="0.594cm">
          <draw:text-box>
            <text:p text:style-name="P10"><text:span text:style-name="T3">D) Synthetic Compatibility by Cluster</text:span></text:p>
          </draw:text-box>
        </draw:frame>
        <draw:polyline draw:style-name="gr30" draw:text-style-name="P2" draw:layer="layout" svg:width="3.672cm" svg:height="5.032cm" svg:x="20.352cm" svg:y="3.722cm" svg:viewBox="0 0 3673 5033" draw:points="0,5033 3578,3586 3673,0">
          <text:p/>
        </draw:polyline>
        <draw:polyline draw:style-name="gr30" draw:text-style-name="P2" draw:layer="layout" svg:width="3.64cm" svg:height="4.895cm" svg:x="19.263cm" svg:y="3.409cm" svg:viewBox="0 0 3641 4896" draw:points="0,4896 3581,3515 3641,0">
          <text:p/>
        </draw:polyline>
        <draw:polyline draw:style-name="gr30" draw:text-style-name="P2" draw:layer="layout" svg:width="3.607cm" svg:height="4.767cm" svg:x="18.225cm" svg:y="3.109cm" svg:viewBox="0 0 3608 4768" draw:points="0,4768 3580,3448 3608,0">
          <text:p/>
        </draw:polyline>
        <draw:line draw:style-name="gr31" draw:text-style-name="P2" draw:layer="layout" svg:x1="20.384cm" svg:y1="8.741cm" svg:x2="20.29cm" svg:y2="8.78cm">
          <text:p/>
        </draw:line>
        <draw:frame draw:style-name="gr32" draw:text-style-name="P19" draw:layer="layout" svg:width="0.671cm" svg:height="0.239cm" draw:transform="rotate (-0.391651884147528) translate (17.921cm 9.035cm)">
          <draw:text-box>
            <text:p text:style-name="P4"><text:span text:style-name="T5">PCA11</text:span></text:p>
          </draw:text-box>
        </draw:frame>
        <draw:polygon draw:style-name="gr3" draw:text-style-name="P3" draw:layer="layout" svg:width="0.283cm" svg:height="0.042cm" svg:x="19.67cm" svg:y="9.493cm" svg:viewBox="0 0 284 43" draw:points="0,43 0,0 284,0 284,43">
          <text:p/>
        </draw:polygon>
        <draw:line draw:style-name="gr31" draw:text-style-name="P2" draw:layer="layout" svg:x1="19.295cm" svg:y1="8.292cm" svg:x2="19.201cm" svg:y2="8.329cm">
          <text:p/>
        </draw:line>
        <draw:frame draw:style-name="gr5" draw:text-style-name="P5" draw:layer="layout" svg:width="0.581cm" svg:height="0.649cm" svg:x="19.982cm" svg:y="9.181cm">
          <draw:text-box>
            <text:p text:style-name="P4"><text:span text:style-name="T1">5</text:span></text:p>
          </draw:text-box>
        </draw:frame>
        <draw:line draw:style-name="gr31" draw:text-style-name="P2" draw:layer="layout" svg:x1="18.257cm" svg:y1="7.864cm" svg:x2="18.164cm" svg:y2="7.899cm">
          <text:p/>
        </draw:line>
        <draw:frame draw:style-name="gr5" draw:text-style-name="P5" draw:layer="layout" svg:width="0.581cm" svg:height="0.649cm" svg:x="18.727cm" svg:y="8.717cm">
          <draw:text-box>
            <text:p text:style-name="P4"><text:span text:style-name="T1">0</text:span></text:p>
          </draw:text-box>
        </draw:frame>
        <draw:line draw:style-name="gr29" draw:text-style-name="P2" draw:layer="layout" svg:x1="24.423cm" svg:y1="7.482cm" svg:x2="20.848cm" svg:y2="8.96cm">
          <text:p/>
        </draw:line>
        <draw:frame draw:style-name="gr5" draw:text-style-name="P5" draw:layer="layout" svg:width="0.581cm" svg:height="0.649cm" svg:x="17.693cm" svg:y="8.274cm">
          <draw:text-box>
            <text:p text:style-name="P4"><text:span text:style-name="T1">5</text:span></text:p>
          </draw:text-box>
        </draw:frame>
        <draw:polyline draw:style-name="gr30" draw:text-style-name="P2" draw:layer="layout" svg:width="3.593cm" svg:height="4.713cm" svg:x="20.299cm" svg:y="2.988cm" svg:viewBox="0 0 3594 4714" draw:points="0,0 15,3420 3594,4714">
          <text:p/>
        </draw:polyline>
        <draw:polyline draw:style-name="gr30" draw:text-style-name="P2" draw:layer="layout" svg:width="3.631cm" svg:height="4.861cm" svg:x="19.078cm" svg:y="3.329cm" svg:viewBox="0 0 3632 4862" draw:points="0,0 52,3497 3632,4862">
          <text:p/>
        </draw:polyline>
        <draw:polyline draw:style-name="gr30" draw:text-style-name="P2" draw:layer="layout" svg:width="3.668cm" svg:height="5.018cm" svg:x="17.792cm" svg:y="3.688cm" svg:viewBox="0 0 3669 5019" draw:points="0,0 90,3579 3669,5019">
          <text:p/>
        </draw:polyline>
        <draw:line draw:style-name="gr31" draw:text-style-name="P2" draw:layer="layout" svg:x1="23.861cm" svg:y1="7.69cm" svg:x2="23.955cm" svg:y2="7.725cm">
          <text:p/>
        </draw:line>
        <draw:frame draw:style-name="gr32" draw:text-style-name="P19" draw:layer="layout" svg:width="0.671cm" svg:height="0.239cm" draw:transform="rotate (0.391651884147528) translate (23.164cm 9.287cm)">
          <draw:text-box>
            <text:p text:style-name="P4"><text:span text:style-name="T5">PCA21</text:span></text:p>
          </draw:text-box>
        </draw:frame>
        <draw:polygon draw:style-name="gr3" draw:text-style-name="P3" draw:layer="layout" svg:width="0.283cm" svg:height="0.042cm" svg:x="23.958cm" svg:y="8.406cm" svg:viewBox="0 0 284 43" draw:points="0,43 0,0 284,0 284,43">
          <text:p/>
        </draw:polygon>
        <draw:line draw:style-name="gr31" draw:text-style-name="P2" draw:layer="layout" svg:x1="22.678cm" svg:y1="8.178cm" svg:x2="22.772cm" svg:y2="8.214cm">
          <text:p/>
        </draw:line>
        <draw:frame draw:style-name="gr5" draw:text-style-name="P5" draw:layer="layout" svg:width="0.581cm" svg:height="0.649cm" svg:x="24.27cm" svg:y="8.094cm">
          <draw:text-box>
            <text:p text:style-name="P4"><text:span text:style-name="T1">5</text:span></text:p>
          </draw:text-box>
        </draw:frame>
        <draw:line draw:style-name="gr31" draw:text-style-name="P2" draw:layer="layout" svg:x1="21.429cm" svg:y1="8.693cm" svg:x2="21.523cm" svg:y2="8.732cm">
          <text:p/>
        </draw:line>
        <draw:frame draw:style-name="gr5" draw:text-style-name="P5" draw:layer="layout" svg:width="0.581cm" svg:height="0.649cm" svg:x="22.922cm" svg:y="8.599cm">
          <draw:text-box>
            <text:p text:style-name="P4"><text:span text:style-name="T1">0</text:span></text:p>
          </draw:text-box>
        </draw:frame>
        <draw:line draw:style-name="gr29" draw:text-style-name="P2" draw:layer="layout" svg:x1="24.422cm" svg:y1="7.483cm" svg:x2="24.534cm" svg:y2="3.864cm">
          <text:p/>
        </draw:line>
        <draw:frame draw:style-name="gr5" draw:text-style-name="P5" draw:layer="layout" svg:width="0.581cm" svg:height="0.649cm" svg:x="21.677cm" svg:y="9.131cm">
          <draw:text-box>
            <text:p text:style-name="P4"><text:span text:style-name="T1">5</text:span></text:p>
          </draw:text-box>
        </draw:frame>
        <draw:polyline draw:style-name="gr30" draw:text-style-name="P2" draw:layer="layout" svg:width="7.179cm" svg:height="1.233cm" svg:x="17.258cm" svg:y="5.764cm" svg:viewBox="0 0 7180 1234" draw:points="7180,1234 3591,0 0,1234">
          <text:p/>
        </draw:polyline>
        <draw:polyline draw:style-name="gr30" draw:text-style-name="P2" draw:layer="layout" svg:width="7.264cm" svg:height="1.144cm" svg:x="17.216cm" svg:y="4.466cm" svg:viewBox="0 0 7265 1145" draw:points="7265,1145 3633,0 0,1145">
          <text:p/>
        </draw:polyline>
        <draw:polyline draw:style-name="gr30" draw:text-style-name="P2" draw:layer="layout" svg:width="7.351cm" svg:height="1.052cm" svg:x="17.172cm" svg:y="3.138cm" svg:viewBox="0 0 7352 1053" draw:points="7352,1053 3677,0 0,1053">
          <text:p/>
        </draw:polyline>
        <draw:line draw:style-name="gr31" draw:text-style-name="P2" draw:layer="layout" svg:x1="24.406cm" svg:y1="6.986cm" svg:x2="24.5cm" svg:y2="7.019cm">
          <text:p/>
        </draw:line>
        <draw:frame draw:style-name="gr32" draw:text-style-name="P19" draw:layer="layout" svg:width="0.671cm" svg:height="0.239cm" draw:transform="rotate (1.540253064885) translate (25.871cm 6.032cm)">
          <draw:text-box>
            <text:p text:style-name="P4"><text:span text:style-name="T5">PCA31</text:span></text:p>
          </draw:text-box>
        </draw:frame>
        <draw:line draw:style-name="gr31" draw:text-style-name="P2" draw:layer="layout" svg:x1="24.448cm" svg:y1="5.6cm" svg:x2="24.543cm" svg:y2="5.631cm">
          <text:p/>
        </draw:line>
        <draw:frame draw:style-name="gr5" draw:text-style-name="P5" draw:layer="layout" svg:width="0.581cm" svg:height="0.649cm" svg:x="24.977cm" svg:y="6.905cm">
          <draw:text-box>
            <text:p text:style-name="P4"><text:span text:style-name="T1">0</text:span></text:p>
          </draw:text-box>
        </draw:frame>
        <draw:line draw:style-name="gr31" draw:text-style-name="P2" draw:layer="layout" svg:x1="24.491cm" svg:y1="4.181cm" svg:x2="24.588cm" svg:y2="4.209cm">
          <text:p/>
        </draw:line>
        <draw:frame draw:style-name="gr5" draw:text-style-name="P5" draw:layer="layout" svg:width="0.645cm" svg:height="0.649cm" svg:x="24.866cm" svg:y="5.518cm">
          <draw:text-box>
            <text:p text:style-name="P4"><text:span text:style-name="T1">10</text:span></text:p>
          </draw:text-box>
        </draw:frame>
        <draw:path draw:style-name="gr33" draw:text-style-name="P20" draw:layer="layout" svg:width="0.273cm" svg:height="0.273cm" svg:x="20.591cm" svg:y="6.278cm" svg:viewBox="0 0 274 274" svg:d="M137 274c37 0 71-15 97-40 26-26 40-61 40-98 0-36-14-71-40-96-26-26-60-40-97-40-36 0-71 14-96 40-27 25-41 60-41 96 0 37 14 72 41 98 25 25 60 40 96 40z">
          <text:p/>
        </draw:path>
        <draw:path draw:style-name="gr33" draw:text-style-name="P20" draw:layer="layout" svg:width="0.274cm" svg:height="0.273cm" svg:x="20.899cm" svg:y="6.413cm" svg:viewBox="0 0 275 274" svg:d="M137 274c36 0 71-14 97-40s41-60 41-97c0-36-15-71-41-96-26-26-61-41-97-41s-71 15-97 41c-25 25-40 60-40 96 0 37 15 71 40 97 26 26 61 40 97 40z">
          <text:p/>
        </draw:path>
        <draw:path draw:style-name="gr33" draw:text-style-name="P20" draw:layer="layout" svg:width="0.273cm" svg:height="0.274cm" svg:x="20.058cm" svg:y="6.368cm" svg:viewBox="0 0 274 275" svg:d="M137 275c36 0 71-15 97-40 25-26 40-61 40-97s-15-71-40-98c-26-25-61-40-97-40s-71 15-96 40c-26 27-41 62-41 98s15 71 41 97c25 25 60 40 96 40z">
          <text:p/>
        </draw:path>
        <draw:path draw:style-name="gr33" draw:text-style-name="P20" draw:layer="layout" svg:width="0.273cm" svg:height="0.273cm" svg:x="19.752cm" svg:y="5.921cm" svg:viewBox="0 0 274 274" svg:d="M138 274c36 0 71-14 96-40 26-26 40-61 40-97s-14-71-40-97c-25-25-60-40-96-40s-71 15-98 40c-25 26-40 61-40 97s15 71 40 97c27 26 62 40 98 40z">
          <text:p/>
        </draw:path>
        <draw:path draw:style-name="gr33" draw:text-style-name="P20" draw:layer="layout" svg:width="0.274cm" svg:height="0.274cm" svg:x="20.353cm" svg:y="6.402cm" svg:viewBox="0 0 275 275" svg:d="M137 275c36 0 71-15 97-40 26-26 41-61 41-97s-15-71-41-97c-26-25-61-41-97-41s-71 16-96 41c-26 26-41 61-41 97s15 71 41 97c25 25 60 40 96 40z">
          <text:p/>
        </draw:path>
        <draw:path draw:style-name="gr33" draw:text-style-name="P20" draw:layer="layout" svg:width="0.273cm" svg:height="0.273cm" svg:x="21.015cm" svg:y="6.475cm" svg:viewBox="0 0 274 274" svg:d="M137 274c37 0 72-14 97-40 26-27 40-61 40-98 0-36-14-71-40-96-25-26-60-40-97-40s-71 14-97 40c-26 25-40 60-40 96 0 37 14 71 40 98 26 26 60 40 97 40z">
          <text:p/>
        </draw:path>
        <draw:path draw:style-name="gr33" draw:text-style-name="P20" draw:layer="layout" svg:width="0.274cm" svg:height="0.274cm" svg:x="20.028cm" svg:y="6.566cm" svg:viewBox="0 0 275 275" svg:d="M138 275c36 0 71-15 97-40 25-26 40-61 40-97 0-37-15-72-40-98-26-25-61-40-97-40s-71 15-97 40c-26 26-41 61-41 98 0 36 15 71 41 97 26 25 61 40 97 40z">
          <text:p/>
        </draw:path>
        <draw:path draw:style-name="gr33" draw:text-style-name="P20" draw:layer="layout" svg:width="0.273cm" svg:height="0.273cm" svg:x="19.863cm" svg:y="6.544cm" svg:viewBox="0 0 274 274" svg:d="M137 274c36 0 72-14 97-40 26-26 40-60 40-98 0-36-14-71-40-96-25-26-61-40-97-40s-71 14-97 40c-25 25-40 60-40 96 0 38 15 72 40 98 26 26 61 40 97 40z">
          <text:p/>
        </draw:path>
        <draw:path draw:style-name="gr33" draw:text-style-name="P20" draw:layer="layout" svg:width="0.274cm" svg:height="0.274cm" svg:x="20.437cm" svg:y="6.483cm" svg:viewBox="0 0 275 275" svg:d="M137 275c36 0 72-15 98-40 25-26 40-62 40-98s-15-71-40-97c-26-25-62-40-98-40s-71 15-97 40c-25 26-40 61-40 97s15 72 40 98c26 25 61 40 97 40z">
          <text:p/>
        </draw:path>
        <draw:path draw:style-name="gr33" draw:text-style-name="P20" draw:layer="layout" svg:width="0.273cm" svg:height="0.274cm" svg:x="20.134cm" svg:y="6.587cm" svg:viewBox="0 0 274 275" svg:d="M137 275c36 0 72-15 97-40 26-26 40-61 40-97 0-37-14-72-40-98-25-25-61-40-97-40s-71 15-97 40c-25 26-40 61-40 98 0 36 15 71 40 97 26 25 61 40 97 40z">
          <text:p/>
        </draw:path>
        <draw:path draw:style-name="gr33" draw:text-style-name="P20" draw:layer="layout" svg:width="0.273cm" svg:height="0.274cm" svg:x="20.148cm" svg:y="6.467cm" svg:viewBox="0 0 274 275" svg:d="M137 275c36 0 72-15 97-40 26-27 40-62 40-98s-14-71-40-96c-25-26-61-41-97-41-37 0-71 15-97 41-26 25-40 60-40 96s14 71 40 98c26 25 60 40 97 40z">
          <text:p/>
        </draw:path>
        <draw:path draw:style-name="gr34" draw:text-style-name="P20" draw:layer="layout" svg:width="0.274cm" svg:height="0.273cm" svg:x="20.739cm" svg:y="6.286cm" svg:viewBox="0 0 275 274" svg:d="M137 274c37 0 72-14 98-40 25-25 40-60 40-96 0-37-15-72-40-98-26-25-61-40-98-40-36 0-71 15-97 40-25 26-40 61-40 98 0 36 15 71 40 96 26 26 61 40 97 40z">
          <text:p/>
        </draw:path>
        <draw:path draw:style-name="gr35" draw:text-style-name="P2" draw:layer="layout" svg:width="0.274cm" svg:height="0.273cm" svg:x="20.739cm" svg:y="6.286cm" svg:viewBox="0 0 275 274" svg:d="M137 274c37 0 72-14 98-40 25-25 40-60 40-96 0-37-15-72-40-98-26-25-61-40-98-40-36 0-71 15-97 40-25 26-40 61-40 98 0 36 15 71 40 96 26 26 61 40 97 40z">
          <text:p/>
        </draw:path>
        <draw:path draw:style-name="gr33" draw:text-style-name="P20" draw:layer="layout" svg:width="0.274cm" svg:height="0.273cm" svg:x="19.702cm" svg:y="6.481cm" svg:viewBox="0 0 275 274" svg:d="M138 274c36 0 71-14 97-40 25-27 40-61 40-98 0-36-15-71-40-96-26-26-61-40-97-40s-72 14-98 40c-25 25-40 60-40 96 0 37 15 71 40 98 26 26 62 40 98 40z">
          <text:p/>
        </draw:path>
        <draw:path draw:style-name="gr33" draw:text-style-name="P20" draw:layer="layout" svg:width="0.274cm" svg:height="0.273cm" svg:x="20.38cm" svg:y="6.446cm" svg:viewBox="0 0 275 274" svg:d="M137 274c36 0 71-14 98-41 25-26 40-60 40-97 0-36-15-71-40-96-27-26-62-40-98-40s-71 14-97 40c-25 25-40 60-40 96 0 37 15 71 40 97 26 27 61 41 97 41z">
          <text:p/>
        </draw:path>
        <draw:path draw:style-name="gr33" draw:text-style-name="P20" draw:layer="layout" svg:width="0.273cm" svg:height="0.273cm" svg:x="19.941cm" svg:y="6.53cm" svg:viewBox="0 0 274 274" svg:d="M137 274c37 0 71-14 97-40 26-25 40-60 40-97 0-36-14-71-40-97-26-25-60-40-97-40s-72 15-97 40c-26 26-40 61-40 97 0 37 14 72 40 97 25 26 60 40 97 40z">
          <text:p/>
        </draw:path>
        <draw:path draw:style-name="gr33" draw:text-style-name="P20" draw:layer="layout" svg:width="0.273cm" svg:height="0.273cm" svg:x="20.225cm" svg:y="6.492cm" svg:viewBox="0 0 274 274" svg:d="M137 274c36 0 71-14 97-40 25-25 40-61 40-97 0-37-15-71-40-97-26-26-61-40-97-40-37 0-72 14-97 40-26 26-40 60-40 97 0 36 14 72 40 97 25 26 60 40 97 40z">
          <text:p/>
        </draw:path>
        <draw:path draw:style-name="gr33" draw:text-style-name="P20" draw:layer="layout" svg:width="0.274cm" svg:height="0.273cm" svg:x="20.009cm" svg:y="6.5cm" svg:viewBox="0 0 275 274" svg:d="M138 274c36 0 71-14 97-40 25-25 40-61 40-97 0-37-15-71-40-97-26-26-61-40-97-40s-71 14-98 40c-25 26-40 60-40 97 0 36 15 72 40 97 27 26 62 40 98 40z">
          <text:p/>
        </draw:path>
        <draw:path draw:style-name="gr33" draw:text-style-name="P20" draw:layer="layout" svg:width="0.274cm" svg:height="0.273cm" svg:x="21.863cm" svg:y="5.406cm" svg:viewBox="0 0 275 274" svg:d="M138 274c36 0 71-14 97-40 25-26 40-61 40-98 0-36-15-71-40-96-26-26-61-40-97-40-37 0-72 14-98 40-25 25-40 60-40 96 0 37 15 72 40 98 26 26 61 40 98 40z">
          <text:p/>
        </draw:path>
        <draw:path draw:style-name="gr33" draw:text-style-name="P20" draw:layer="layout" svg:width="0.273cm" svg:height="0.273cm" svg:x="20.223cm" svg:y="6.478cm" svg:viewBox="0 0 274 274" svg:d="M138 274c36 0 71-14 96-40 26-27 40-61 40-98 0-36-14-71-40-96-25-26-60-40-96-40-37 0-72 14-98 40-25 25-40 60-40 96 0 37 15 71 40 98 26 26 61 40 98 40z">
          <text:p/>
        </draw:path>
        <draw:path draw:style-name="gr33" draw:text-style-name="P20" draw:layer="layout" svg:width="0.273cm" svg:height="0.274cm" svg:x="20.818cm" svg:y="6.3cm" svg:viewBox="0 0 274 275" svg:d="M137 275c37 0 71-15 97-40 26-26 40-61 40-97 0-37-14-72-40-98-26-25-60-40-97-40-36 0-72 15-97 40-26 26-40 61-40 98 0 36 14 71 40 97 25 25 61 40 97 40z">
          <text:p/>
        </draw:path>
        <draw:path draw:style-name="gr33" draw:text-style-name="P20" draw:layer="layout" svg:width="0.273cm" svg:height="0.273cm" svg:x="20.279cm" svg:y="6.574cm" svg:viewBox="0 0 274 274" svg:d="M137 274c37 0 71-14 97-40 26-25 40-60 40-96 0-38-14-72-40-98s-60-40-97-40c-36 0-71 14-97 40s-40 60-40 98c0 36 14 71 40 96 26 26 61 40 97 40z">
          <text:p/>
        </draw:path>
        <draw:path draw:style-name="gr33" draw:text-style-name="P20" draw:layer="layout" svg:width="0.273cm" svg:height="0.274cm" svg:x="20.109cm" svg:y="6.585cm" svg:viewBox="0 0 274 275" svg:d="M137 275c36 0 71-15 97-40 26-26 40-61 40-97 0-37-14-72-40-98-26-25-61-40-97-40s-71 15-97 40c-25 26-40 61-40 98 0 36 15 71 40 97 26 25 61 40 97 40z">
          <text:p/>
        </draw:path>
        <draw:path draw:style-name="gr33" draw:text-style-name="P20" draw:layer="layout" svg:width="0.273cm" svg:height="0.273cm" svg:x="20.231cm" svg:y="6.599cm" svg:viewBox="0 0 274 274" svg:d="M138 274c36 0 71-14 96-40 26-25 40-60 40-96 0-37-14-72-40-98-25-26-60-40-96-40-38 0-72 14-98 40s-40 61-40 98c0 36 14 71 40 96 26 26 60 40 98 40z">
          <text:p/>
        </draw:path>
        <draw:path draw:style-name="gr33" draw:text-style-name="P20" draw:layer="layout" svg:width="0.273cm" svg:height="0.274cm" svg:x="20.23cm" svg:y="6.658cm" svg:viewBox="0 0 274 275" svg:d="M138 275c36 0 71-15 96-41 26-25 40-60 40-96s-14-71-40-97c-25-26-60-41-96-41-38 0-72 15-98 41s-40 61-40 97 14 71 40 96c26 26 60 41 98 41z">
          <text:p/>
        </draw:path>
        <draw:path draw:style-name="gr33" draw:text-style-name="P20" draw:layer="layout" svg:width="0.273cm" svg:height="0.273cm" svg:x="20.448cm" svg:y="6.633cm" svg:viewBox="0 0 274 274" svg:d="M136 274c37 0 72-15 98-40 25-26 40-61 40-97s-15-71-40-97c-26-26-61-40-98-40-36 0-71 14-96 40-26 26-40 61-40 97s14 71 40 97c25 25 60 40 96 40z">
          <text:p/>
        </draw:path>
        <draw:path draw:style-name="gr33" draw:text-style-name="P20" draw:layer="layout" svg:width="0.273cm" svg:height="0.274cm" svg:x="20.863cm" svg:y="6.744cm" svg:viewBox="0 0 274 275" svg:d="M138 275c36 0 71-15 96-40 26-27 40-62 40-98s-14-71-40-97c-25-25-60-40-96-40-37 0-71 15-97 40-27 26-41 61-41 97s14 71 41 98c26 25 60 40 97 40z">
          <text:p/>
        </draw:path>
        <draw:path draw:style-name="gr33" draw:text-style-name="P20" draw:layer="layout" svg:width="0.273cm" svg:height="0.273cm" svg:x="20.184cm" svg:y="6.641cm" svg:viewBox="0 0 274 274" svg:d="M136 274c37 0 72-14 98-40 25-26 40-60 40-97 0-36-15-71-40-97-26-26-61-40-98-40-36 0-71 14-96 40-26 26-40 61-40 97 0 37 14 71 40 97 25 26 60 40 96 40z">
          <text:p/>
        </draw:path>
        <draw:path draw:style-name="gr34" draw:text-style-name="P20" draw:layer="layout" svg:width="0.273cm" svg:height="0.273cm" svg:x="20.25cm" svg:y="6.662cm" svg:viewBox="0 0 274 274" svg:d="M137 274c37 0 71-14 97-40s40-60 40-97c0-36-14-71-40-96-26-27-60-41-97-41-36 0-72 14-97 41-26 25-40 60-40 96 0 37 14 71 40 97 25 26 61 40 97 40z">
          <text:p/>
        </draw:path>
        <draw:path draw:style-name="gr35" draw:text-style-name="P2" draw:layer="layout" svg:width="0.273cm" svg:height="0.273cm" svg:x="20.25cm" svg:y="6.662cm" svg:viewBox="0 0 274 274" svg:d="M137 274c37 0 71-14 97-40s40-60 40-97c0-36-14-71-40-96-26-27-60-41-97-41-36 0-72 14-97 41-26 25-40 60-40 96 0 37 14 71 40 97 25 26 61 40 97 40z">
          <text:p/>
        </draw:path>
        <draw:path draw:style-name="gr33" draw:text-style-name="P20" draw:layer="layout" svg:width="0.273cm" svg:height="0.274cm" svg:x="20.188cm" svg:y="6.616cm" svg:viewBox="0 0 274 275" svg:d="M137 275c37 0 72-15 97-40 26-26 40-61 40-97s-14-72-40-97c-25-26-60-41-97-41s-71 15-97 41c-26 25-40 61-40 97s14 71 40 97c26 25 60 40 97 40z">
          <text:p/>
        </draw:path>
        <draw:path draw:style-name="gr33" draw:text-style-name="P20" draw:layer="layout" svg:width="0.273cm" svg:height="0.273cm" svg:x="20.756cm" svg:y="6.58cm" svg:viewBox="0 0 274 274" svg:d="M138 274c36 0 71-14 96-40 26-26 40-60 40-96 0-38-14-72-40-98-25-26-60-40-96-40-37 0-72 14-98 40-25 26-40 60-40 98 0 36 15 70 40 96 26 26 61 40 98 40z">
          <text:p/>
        </draw:path>
        <draw:path draw:style-name="gr33" draw:text-style-name="P20" draw:layer="layout" svg:width="0.274cm" svg:height="0.273cm" svg:x="20.754cm" svg:y="6.549cm" svg:viewBox="0 0 275 274" svg:d="M138 274c36 0 71-14 97-40 25-25 40-60 40-97s-15-71-40-97c-26-26-61-40-97-40-37 0-72 14-98 40-25 26-40 60-40 97s15 72 40 97c26 26 61 40 98 40z">
          <text:p/>
        </draw:path>
        <draw:path draw:style-name="gr33" draw:text-style-name="P20" draw:layer="layout" svg:width="0.274cm" svg:height="0.274cm" svg:x="19.837cm" svg:y="6.67cm" svg:viewBox="0 0 275 275" svg:d="M137 275c36 0 71-15 97-40 26-26 41-61 41-97s-15-71-41-97-61-41-97-41-71 15-97 41c-25 26-40 61-40 97s15 71 40 97c26 25 61 40 97 40z">
          <text:p/>
        </draw:path>
        <draw:path draw:style-name="gr33" draw:text-style-name="P20" draw:layer="layout" svg:width="0.273cm" svg:height="0.274cm" svg:x="20.053cm" svg:y="6.517cm" svg:viewBox="0 0 274 275" svg:d="M138 275c36 0 71-15 96-40 26-26 40-61 40-98 0-36-14-71-40-97-25-25-60-40-96-40-37 0-71 15-97 40-26 26-41 61-41 97 0 37 15 72 41 98 26 25 60 40 97 40z">
          <text:p/>
        </draw:path>
        <draw:path draw:style-name="gr33" draw:text-style-name="P20" draw:layer="layout" svg:width="0.273cm" svg:height="0.273cm" svg:x="20.341cm" svg:y="6.737cm" svg:viewBox="0 0 274 274" svg:d="M137 274c36 0 71-14 96-40 26-27 41-61 41-97 0-37-15-71-41-97-25-26-60-40-96-40-37 0-71 14-97 40s-40 60-40 97c0 36 14 70 40 97 26 26 60 40 97 40z">
          <text:p/>
        </draw:path>
        <draw:path draw:style-name="gr33" draw:text-style-name="P20" draw:layer="layout" svg:width="0.273cm" svg:height="0.273cm" svg:x="21.726cm" svg:y="6.596cm" svg:viewBox="0 0 274 274" svg:d="M136 274c37 0 71-14 97-40 27-25 41-60 41-96 0-37-14-72-41-98-26-26-60-40-97-40-36 0-70 14-96 40s-40 61-40 98c0 36 14 71 40 96 26 26 60 40 96 40z">
          <text:p/>
        </draw:path>
        <draw:path draw:style-name="gr33" draw:text-style-name="P20" draw:layer="layout" svg:width="0.273cm" svg:height="0.273cm" svg:x="20.527cm" svg:y="6.737cm" svg:viewBox="0 0 274 274" svg:d="M137 274c37 0 71-14 97-40 26-27 40-61 40-98 0-36-14-71-40-96-26-26-60-40-97-40-36 0-72 14-97 40-26 25-40 60-40 96 0 37 14 71 40 98 25 26 61 40 97 40z">
          <text:p/>
        </draw:path>
        <draw:path draw:style-name="gr33" draw:text-style-name="P20" draw:layer="layout" svg:width="0.273cm" svg:height="0.274cm" svg:x="21.03cm" svg:y="6.631cm" svg:viewBox="0 0 274 275" svg:d="M138 275c36 0 71-15 96-40 26-26 40-61 40-97s-14-71-40-98c-25-25-60-40-96-40-38 0-72 15-98 40-26 27-40 62-40 98s14 71 40 97c26 25 60 40 98 40z">
          <text:p/>
        </draw:path>
        <draw:path draw:style-name="gr33" draw:text-style-name="P20" draw:layer="layout" svg:width="0.274cm" svg:height="0.273cm" svg:x="18.937cm" svg:y="5.387cm" svg:viewBox="0 0 275 274" svg:d="M138 274c36 0 71-14 97-40 25-26 40-61 40-97 0-37-15-71-40-97-26-26-61-40-97-40s-71 14-96 40c-27 26-42 60-42 97 0 36 15 71 42 97 25 26 60 40 96 40z">
          <text:p/>
        </draw:path>
        <draw:path draw:style-name="gr33" draw:text-style-name="P20" draw:layer="layout" svg:width="0.273cm" svg:height="0.274cm" svg:x="20.717cm" svg:y="6.624cm" svg:viewBox="0 0 274 275" svg:d="M137 275c37 0 72-15 97-40 26-26 40-61 40-97s-14-71-40-98c-25-25-60-40-97-40s-71 15-97 40c-26 27-40 62-40 98s14 71 40 97c26 25 60 40 97 40z">
          <text:p/>
        </draw:path>
        <draw:path draw:style-name="gr33" draw:text-style-name="P20" draw:layer="layout" svg:width="0.273cm" svg:height="0.273cm" svg:x="20.14cm" svg:y="6.693cm" svg:viewBox="0 0 274 274" svg:d="M137 274c36 0 72-16 97-41 26-26 40-61 40-97s-14-71-40-96c-25-26-61-40-97-40-37 0-71 14-97 40-26 25-40 60-40 96s14 71 40 97c26 25 60 41 97 41z">
          <text:p/>
        </draw:path>
        <draw:path draw:style-name="gr33" draw:text-style-name="P20" draw:layer="layout" svg:width="0.273cm" svg:height="0.274cm" svg:x="20.123cm" svg:y="6.69cm" svg:viewBox="0 0 274 275" svg:d="M136 275c37 0 71-16 98-41 26-26 40-61 40-97s-14-71-40-96c-27-26-61-41-98-41-36 0-71 15-96 41-26 25-40 60-40 96s14 71 40 97c25 25 60 41 96 41z">
          <text:p/>
        </draw:path>
        <draw:path draw:style-name="gr33" draw:text-style-name="P20" draw:layer="layout" svg:width="0.273cm" svg:height="0.273cm" svg:x="20.245cm" svg:y="6.571cm" svg:viewBox="0 0 274 274" svg:d="M137 274c36 0 71-14 97-40 25-25 40-60 40-96 0-37-15-72-40-98-26-25-61-40-97-40s-72 15-97 40c-26 26-40 61-40 98 0 36 14 71 40 96 25 26 61 40 97 40z">
          <text:p/>
        </draw:path>
        <draw:path draw:style-name="gr33" draw:text-style-name="P20" draw:layer="layout" svg:width="0.273cm" svg:height="0.273cm" svg:x="20.454cm" svg:y="6.755cm" svg:viewBox="0 0 274 274" svg:d="M137 274c37 0 72-14 97-40 26-26 40-61 40-98 0-36-14-71-40-96-25-26-60-40-97-40s-71 14-97 40c-26 25-40 60-40 96 0 37 14 72 40 98s60 40 97 40z">
          <text:p/>
        </draw:path>
        <draw:path draw:style-name="gr33" draw:text-style-name="P20" draw:layer="layout" svg:width="0.273cm" svg:height="0.273cm" svg:x="20.092cm" svg:y="6.725cm" svg:viewBox="0 0 274 274" svg:d="M136 274c36 0 71-15 97-41s41-61 41-97-15-71-41-96c-26-26-61-40-97-40s-71 14-96 40c-26 25-40 60-40 96s14 71 40 97c25 26 60 41 96 41z">
          <text:p/>
        </draw:path>
        <draw:path draw:style-name="gr33" draw:text-style-name="P20" draw:layer="layout" svg:width="0.273cm" svg:height="0.273cm" svg:x="19.819cm" svg:y="6.618cm" svg:viewBox="0 0 274 274" svg:d="M136 274c36 0 71-15 97-40 26-26 41-61 41-97s-15-72-41-97c-26-26-61-40-97-40s-71 14-96 40c-26 25-40 61-40 97s14 71 40 97c25 25 60 40 96 40z">
          <text:p/>
        </draw:path>
        <draw:path draw:style-name="gr33" draw:text-style-name="P20" draw:layer="layout" svg:width="0.274cm" svg:height="0.273cm" svg:x="20.899cm" svg:y="6.629cm" svg:viewBox="0 0 275 274" svg:d="M137 274c36 0 71-14 97-40s41-60 41-97c0-36-15-71-41-97s-61-40-97-40-71 14-97 40c-25 26-40 61-40 97 0 37 15 71 40 97 26 26 61 40 97 40z">
          <text:p/>
        </draw:path>
        <draw:path draw:style-name="gr33" draw:text-style-name="P20" draw:layer="layout" svg:width="0.273cm" svg:height="0.273cm" svg:x="20.504cm" svg:y="6.69cm" svg:viewBox="0 0 274 274" svg:d="M138 274c36 0 71-16 96-41 26-26 40-61 40-97s-14-71-40-96c-25-26-60-40-96-40-37 0-72 14-98 40-25 25-40 60-40 96s15 71 40 97c26 25 61 41 98 41z">
          <text:p/>
        </draw:path>
        <draw:path draw:style-name="gr33" draw:text-style-name="P20" draw:layer="layout" svg:width="0.273cm" svg:height="0.274cm" svg:x="20.31cm" svg:y="6.525cm" svg:viewBox="0 0 274 275" svg:d="M137 275c37 0 71-15 97-40 26-26 40-61 40-98 0-36-14-71-40-97-26-25-60-40-97-40-36 0-71 15-96 40-27 26-41 61-41 97 0 37 14 72 41 98 25 25 60 40 96 40z">
          <text:p/>
        </draw:path>
        <draw:path draw:style-name="gr33" draw:text-style-name="P20" draw:layer="layout" svg:width="0.274cm" svg:height="0.273cm" svg:x="19.845cm" svg:y="6.641cm" svg:viewBox="0 0 275 274" svg:d="M137 274c36 0 71-14 98-40 25-25 40-60 40-96 0-37-15-71-40-98-27-26-62-40-98-40s-71 14-97 40c-25 27-40 61-40 98 0 36 15 71 40 96 26 26 61 40 97 40z">
          <text:p/>
        </draw:path>
        <draw:path draw:style-name="gr33" draw:text-style-name="P20" draw:layer="layout" svg:width="0.274cm" svg:height="0.273cm" svg:x="20.366cm" svg:y="6.77cm" svg:viewBox="0 0 275 274" svg:d="M137 274c36 0 71-14 97-40 26-25 41-61 41-97 0-37-15-71-41-97s-61-40-97-40-71 14-96 40c-26 26-41 60-41 97 0 36 15 72 41 97 25 26 60 40 96 40z">
          <text:p/>
        </draw:path>
        <draw:path draw:style-name="gr33" draw:text-style-name="P20" draw:layer="layout" svg:width="0.275cm" svg:height="0.273cm" svg:x="20.338cm" svg:y="6.69cm" svg:viewBox="0 0 276 274" svg:d="M138 274c36 0 71-15 97-41 25-25 41-60 41-96s-16-71-41-97c-26-25-61-40-97-40s-71 15-96 40c-26 26-42 61-42 97s16 71 42 96c25 26 60 41 96 41z">
          <text:p/>
        </draw:path>
        <draw:path draw:style-name="gr33" draw:text-style-name="P20" draw:layer="layout" svg:width="0.273cm" svg:height="0.273cm" svg:x="20.618cm" svg:y="6.738cm" svg:viewBox="0 0 274 274" svg:d="M137 274c36 0 71-14 96-40 26-26 41-61 41-97 0-37-15-71-41-97-25-26-60-40-96-40-37 0-71 14-97 40s-40 60-40 97c0 36 14 71 40 97s60 40 97 40z">
          <text:p/>
        </draw:path>
        <draw:path draw:style-name="gr33" draw:text-style-name="P20" draw:layer="layout" svg:width="0.273cm" svg:height="0.274cm" svg:x="20.331cm" svg:y="6.776cm" svg:viewBox="0 0 274 275" svg:d="M138 275c36 0 71-15 96-40 26-26 40-62 40-98s-14-71-40-97c-25-25-60-40-96-40-37 0-71 15-97 40-26 26-41 61-41 97s15 72 41 98c26 25 60 40 97 40z">
          <text:p/>
        </draw:path>
        <draw:path draw:style-name="gr33" draw:text-style-name="P20" draw:layer="layout" svg:width="0.273cm" svg:height="0.273cm" svg:x="20.452cm" svg:y="6.742cm" svg:viewBox="0 0 274 274" svg:d="M137 274c37 0 72-14 97-40 26-26 40-61 40-97s-14-71-40-97c-25-25-60-40-97-40-36 0-71 15-97 40-25 26-40 61-40 97s15 71 40 97c26 26 61 40 97 40z">
          <text:p/>
        </draw:path>
        <draw:path draw:style-name="gr33" draw:text-style-name="P20" draw:layer="layout" svg:width="0.273cm" svg:height="0.273cm" svg:x="20.46cm" svg:y="6.784cm" svg:viewBox="0 0 274 274" svg:d="M137 274c37 0 72-15 97-40 26-26 40-62 40-98s-14-71-40-96c-25-26-60-40-97-40s-71 14-97 40c-26 25-40 60-40 96s14 72 40 98c26 25 60 40 97 40z">
          <text:p/>
        </draw:path>
        <draw:path draw:style-name="gr33" draw:text-style-name="P20" draw:layer="layout" svg:width="0.273cm" svg:height="0.274cm" svg:x="19.968cm" svg:y="6.502cm" svg:viewBox="0 0 274 275" svg:d="M137 275c36 0 71-15 97-40 25-26 40-62 40-98s-15-71-40-97c-26-25-61-40-97-40s-72 15-97 40c-26 26-40 61-40 97s14 72 40 98c25 25 61 40 97 40z">
          <text:p/>
        </draw:path>
        <draw:path draw:style-name="gr33" draw:text-style-name="P20" draw:layer="layout" svg:width="0.274cm" svg:height="0.273cm" svg:x="20.268cm" svg:y="6.754cm" svg:viewBox="0 0 275 274" svg:d="M138 274c36 0 71-14 97-40 25-25 40-61 40-97 0-37-15-71-40-97-26-26-61-40-97-40s-72 14-98 40c-25 26-40 60-40 97 0 36 15 72 40 97 26 26 62 40 98 40z">
          <text:p/>
        </draw:path>
        <draw:path draw:style-name="gr33" draw:text-style-name="P20" draw:layer="layout" svg:width="0.273cm" svg:height="0.273cm" svg:x="21.064cm" svg:y="6.795cm" svg:viewBox="0 0 274 274" svg:d="M137 274c37 0 71-14 97-40 26-25 40-60 40-97s-14-71-40-97-60-40-97-40c-36 0-72 14-97 40-26 26-40 60-40 97s14 72 40 97c25 26 61 40 97 40z">
          <text:p/>
        </draw:path>
        <draw:path draw:style-name="gr33" draw:text-style-name="P20" draw:layer="layout" svg:width="0.273cm" svg:height="0.273cm" svg:x="20.154cm" svg:y="6.778cm" svg:viewBox="0 0 274 274" svg:d="M136 274c37 0 72-14 98-40s40-61 40-98c0-36-14-71-40-96-26-26-61-40-98-40-36 0-71 14-96 40-26 25-40 60-40 96 0 37 14 72 40 98 25 26 60 40 96 40z">
          <text:p/>
        </draw:path>
        <draw:path draw:style-name="gr33" draw:text-style-name="P20" draw:layer="layout" svg:width="0.273cm" svg:height="0.274cm" svg:x="20.222cm" svg:y="6.599cm" svg:viewBox="0 0 274 275" svg:d="M137 275c37 0 71-15 97-40 26-26 40-61 40-97s-14-72-40-98c-26-25-60-40-97-40s-72 15-97 40c-26 26-40 62-40 98s14 71 40 97c25 25 60 40 97 40z">
          <text:p/>
        </draw:path>
        <draw:path draw:style-name="gr33" draw:text-style-name="P20" draw:layer="layout" svg:width="0.274cm" svg:height="0.273cm" svg:x="20.281cm" svg:y="6.75cm" svg:viewBox="0 0 275 274" svg:d="M138 274c36 0 71-14 97-40 25-26 40-61 40-97 0-37-15-71-40-97-26-26-61-40-97-40s-71 14-98 40c-25 26-40 60-40 97 0 36 15 71 40 97 27 26 62 40 98 40z">
          <text:p/>
        </draw:path>
        <draw:path draw:style-name="gr33" draw:text-style-name="P20" draw:layer="layout" svg:width="0.273cm" svg:height="0.273cm" svg:x="19.741cm" svg:y="6.724cm" svg:viewBox="0 0 274 274" svg:d="M138 274c36 0 71-14 96-41 26-26 40-60 40-97 0-36-14-71-40-96-25-26-60-40-96-40-37 0-71 14-98 40-26 25-40 60-40 96 0 37 14 71 40 97 27 27 61 41 98 41z">
          <text:p/>
        </draw:path>
        <draw:path draw:style-name="gr33" draw:text-style-name="P20" draw:layer="layout" svg:width="0.274cm" svg:height="0.273cm" svg:x="20.256cm" svg:y="6.742cm" svg:viewBox="0 0 275 274" svg:d="M138 274c36 0 71-14 97-40 25-27 40-61 40-98 0-36-15-71-40-96-26-26-61-40-97-40s-72 14-97 40c-26 25-41 60-41 96 0 37 15 71 41 98 25 26 61 40 97 40z">
          <text:p/>
        </draw:path>
        <draw:path draw:style-name="gr33" draw:text-style-name="P20" draw:layer="layout" svg:width="0.273cm" svg:height="0.274cm" svg:x="20.585cm" svg:y="6.814cm" svg:viewBox="0 0 274 275" svg:d="M138 275c36 0 71-15 96-40 26-26 40-61 40-98 0-36-14-71-40-97-25-25-60-40-96-40-37 0-71 15-97 40-27 26-41 61-41 97 0 37 14 72 41 98 26 25 60 40 97 40z">
          <text:p/>
        </draw:path>
        <draw:path draw:style-name="gr33" draw:text-style-name="P20" draw:layer="layout" svg:width="0.273cm" svg:height="0.274cm" svg:x="20.501cm" svg:y="6.822cm" svg:viewBox="0 0 274 275" svg:d="M137 275c37 0 71-15 97-40 26-26 40-61 40-98 0-36-14-71-40-97-26-25-60-40-97-40s-72 15-97 40c-26 26-40 61-40 97 0 37 14 72 40 98 25 25 60 40 97 40z">
          <text:p/>
        </draw:path>
        <draw:path draw:style-name="gr33" draw:text-style-name="P20" draw:layer="layout" svg:width="0.274cm" svg:height="0.273cm" svg:x="20.299cm" svg:y="6.788cm" svg:viewBox="0 0 275 274" svg:d="M138 274c36 0 71-15 97-40 25-26 40-62 40-98s-15-71-40-96c-26-26-61-40-97-40s-71 14-97 40c-26 25-41 60-41 96s15 72 41 98c26 25 61 40 97 40z">
          <text:p/>
        </draw:path>
        <draw:path draw:style-name="gr33" draw:text-style-name="P20" draw:layer="layout" svg:width="0.273cm" svg:height="0.274cm" svg:x="20.071cm" svg:y="6.739cm" svg:viewBox="0 0 274 275" svg:d="M136 275c36 0 71-15 97-40 25-27 41-62 41-98s-16-71-41-97c-26-25-61-40-97-40s-71 15-96 40c-26 26-40 61-40 97s14 71 40 98c25 25 60 40 96 40z">
          <text:p/>
        </draw:path>
        <draw:path draw:style-name="gr33" draw:text-style-name="P20" draw:layer="layout" svg:width="0.273cm" svg:height="0.273cm" svg:x="20.268cm" svg:y="6.79cm" svg:viewBox="0 0 274 274" svg:d="M137 274c37 0 71-14 97-40s40-60 40-98c0-36-14-71-40-96-26-26-60-40-97-40-36 0-72 14-97 40-26 25-40 60-40 96 0 38 14 72 40 98 25 26 61 40 97 40z">
          <text:p/>
        </draw:path>
        <draw:path draw:style-name="gr33" draw:text-style-name="P20" draw:layer="layout" svg:width="0.273cm" svg:height="0.273cm" svg:x="20.631cm" svg:y="6.852cm" svg:viewBox="0 0 274 274" svg:d="M137 274c36 0 71-14 96-40 27-25 41-60 41-96 0-38-14-72-41-98-25-26-60-40-96-40-37 0-71 14-97 40s-40 60-40 98c0 36 14 71 40 96 26 26 60 40 97 40z">
          <text:p/>
        </draw:path>
        <draw:path draw:style-name="gr33" draw:text-style-name="P20" draw:layer="layout" svg:width="0.273cm" svg:height="0.273cm" svg:x="20.339cm" svg:y="6.808cm" svg:viewBox="0 0 274 274" svg:d="M137 274c36 0 71-14 96-40 26-26 41-60 41-98 0-36-15-71-41-96-25-26-60-40-96-40-37 0-71 14-97 40-26 25-40 60-40 96 0 38 14 72 40 98s60 40 97 40z">
          <text:p/>
        </draw:path>
        <draw:path draw:style-name="gr33" draw:text-style-name="P20" draw:layer="layout" svg:width="0.273cm" svg:height="0.273cm" svg:x="20.869cm" svg:y="6.824cm" svg:viewBox="0 0 274 274" svg:d="M138 274c36 0 71-15 96-40 26-26 40-61 40-98 0-36-14-71-40-96-25-26-60-40-96-40s-71 14-97 40c-26 25-41 60-41 96 0 37 15 72 41 98 26 25 61 40 97 40z">
          <text:p/>
        </draw:path>
        <draw:path draw:style-name="gr36" draw:text-style-name="P21" draw:layer="layout" svg:width="0.274cm" svg:height="0.273cm" svg:x="21.939cm" svg:y="6.139cm" svg:viewBox="0 0 275 274" svg:d="M138 274c36 0 71-14 97-40 25-25 40-60 40-96 0-37-15-71-40-97-26-26-61-41-97-41s-71 15-97 41-41 60-41 97c0 36 15 71 41 96 26 26 61 40 97 40z">
          <text:p/>
        </draw:path>
        <draw:path draw:style-name="gr33" draw:text-style-name="P20" draw:layer="layout" svg:width="0.273cm" svg:height="0.273cm" svg:x="21.224cm" svg:y="6.695cm" svg:viewBox="0 0 274 274" svg:d="M136 274c37 0 72-16 98-41 26-26 40-61 40-97s-14-71-40-96c-26-26-61-40-98-40-36 0-70 14-96 40-26 25-40 60-40 96s14 71 40 97c26 25 60 41 96 41z">
          <text:p/>
        </draw:path>
        <draw:path draw:style-name="gr33" draw:text-style-name="P20" draw:layer="layout" svg:width="0.273cm" svg:height="0.273cm" svg:x="20.31cm" svg:y="6.669cm" svg:viewBox="0 0 274 274" svg:d="M137 274c36 0 71-14 97-40 25-26 40-60 40-97 0-36-15-71-40-96-26-27-61-41-97-41s-71 14-96 41c-27 25-41 60-41 96 0 37 14 71 41 97 25 26 60 40 96 40z">
          <text:p/>
        </draw:path>
        <draw:path draw:style-name="gr33" draw:text-style-name="P20" draw:layer="layout" svg:width="0.274cm" svg:height="0.273cm" svg:x="20.317cm" svg:y="6.832cm" svg:viewBox="0 0 275 274" svg:d="M138 274c36 0 71-14 97-40 25-26 40-60 40-97s-15-72-40-97c-26-26-61-40-97-40s-71 14-97 40c-26 25-41 60-41 97s15 71 41 97 61 40 97 40z">
          <text:p/>
        </draw:path>
        <draw:path draw:style-name="gr34" draw:text-style-name="P20" draw:layer="layout" svg:width="0.274cm" svg:height="0.273cm" svg:x="20.269cm" svg:y="6.788cm" svg:viewBox="0 0 275 274" svg:d="M138 274c36 0 71-14 97-40 25-26 40-61 40-98 0-36-15-71-40-96-26-26-61-40-97-40s-72 14-98 40c-25 25-40 60-40 96 0 37 15 72 40 98 26 26 62 40 98 40z">
          <text:p/>
        </draw:path>
        <draw:path draw:style-name="gr35" draw:text-style-name="P2" draw:layer="layout" svg:width="0.274cm" svg:height="0.273cm" svg:x="20.269cm" svg:y="6.788cm" svg:viewBox="0 0 275 274" svg:d="M138 274c36 0 71-14 97-40 25-26 40-61 40-98 0-36-15-71-40-96-26-26-61-40-97-40s-72 14-98 40c-25 25-40 60-40 96 0 37 15 72 40 98 26 26 62 40 98 40z">
          <text:p/>
        </draw:path>
        <draw:path draw:style-name="gr33" draw:text-style-name="P20" draw:layer="layout" svg:width="0.274cm" svg:height="0.274cm" svg:x="20.234cm" svg:y="6.765cm" svg:viewBox="0 0 275 275" svg:d="M138 275c36 0 71-15 96-41 26-25 41-61 41-97s-15-71-41-97c-25-25-60-40-96-40-37 0-72 15-98 40-25 26-40 61-40 97s15 72 40 97c26 26 61 41 98 41z">
          <text:p/>
        </draw:path>
        <draw:path draw:style-name="gr33" draw:text-style-name="P20" draw:layer="layout" svg:width="0.273cm" svg:height="0.273cm" svg:x="20.996cm" svg:y="6.585cm" svg:viewBox="0 0 274 274" svg:d="M137 274c37 0 72-14 97-40 26-26 40-60 40-97s-14-72-40-97c-25-26-60-40-97-40s-71 14-97 40c-26 25-40 60-40 97s14 71 40 97 60 40 97 40z">
          <text:p/>
        </draw:path>
        <draw:path draw:style-name="gr33" draw:text-style-name="P20" draw:layer="layout" svg:width="0.274cm" svg:height="0.273cm" svg:x="20.449cm" svg:y="6.718cm" svg:viewBox="0 0 275 274" svg:d="M137 274c37 0 72-14 98-41 25-25 40-60 40-96 0-37-15-71-40-97-26-26-61-40-98-40-36 0-71 14-97 40-25 26-40 60-40 97 0 36 15 71 40 96 26 27 61 41 97 41z">
          <text:p/>
        </draw:path>
        <draw:path draw:style-name="gr33" draw:text-style-name="P20" draw:layer="layout" svg:width="0.273cm" svg:height="0.273cm" svg:x="20.408cm" svg:y="6.81cm" svg:viewBox="0 0 274 274" svg:d="M137 274c36 0 72-15 97-40 26-26 40-61 40-98 0-36-14-71-40-96-25-26-61-40-97-40-37 0-71 14-97 40-26 25-40 60-40 96 0 37 14 72 40 98 26 25 60 40 97 40z">
          <text:p/>
        </draw:path>
        <draw:path draw:style-name="gr33" draw:text-style-name="P20" draw:layer="layout" svg:width="0.274cm" svg:height="0.273cm" svg:x="21.215cm" svg:y="6.828cm" svg:viewBox="0 0 275 274" svg:d="M137 274c36 0 71-14 98-40 25-25 40-60 40-96 0-37-15-72-40-98-27-25-62-40-98-40s-71 15-96 40c-26 26-41 61-41 98 0 36 15 71 41 96 25 26 60 40 96 40z">
          <text:p/>
        </draw:path>
        <draw:path draw:style-name="gr33" draw:text-style-name="P20" draw:layer="layout" svg:width="0.273cm" svg:height="0.274cm" svg:x="20.389cm" svg:y="6.816cm" svg:viewBox="0 0 274 275" svg:d="M136 275c36 0 71-15 98-40 25-26 40-61 40-98 0-36-15-71-40-97-27-25-62-40-98-40s-71 15-96 40c-26 26-40 61-40 97 0 37 14 72 40 98 25 25 60 40 96 40z">
          <text:p/>
        </draw:path>
        <draw:path draw:style-name="gr33" draw:text-style-name="P20" draw:layer="layout" svg:width="0.273cm" svg:height="0.273cm" svg:x="20.387cm" svg:y="6.808cm" svg:viewBox="0 0 274 274" svg:d="M136 274c37 0 71-14 98-40 26-26 40-60 40-98 0-36-14-71-40-96-27-26-61-40-98-40-36 0-70 14-96 40-26 25-40 60-40 96 0 38 14 72 40 98s60 40 96 40z">
          <text:p/>
        </draw:path>
        <draw:path draw:style-name="gr33" draw:text-style-name="P20" draw:layer="layout" svg:width="0.273cm" svg:height="0.273cm" svg:x="20.463cm" svg:y="6.763cm" svg:viewBox="0 0 274 274" svg:d="M137 274c37 0 72-14 97-40 26-25 40-61 40-97 0-37-14-71-40-97-25-26-60-40-97-40s-71 14-97 40-40 60-40 97c0 36 14 72 40 97 26 26 60 40 97 40z">
          <text:p/>
        </draw:path>
        <draw:path draw:style-name="gr33" draw:text-style-name="P20" draw:layer="layout" svg:width="0.274cm" svg:height="0.273cm" svg:x="20.152cm" svg:y="6.79cm" svg:viewBox="0 0 275 274" svg:d="M137 274c36 0 72-14 98-40 25-25 40-60 40-97s-15-71-40-97c-26-26-62-40-98-40s-71 14-97 40c-25 26-40 60-40 97s15 72 40 97c26 26 61 40 97 40z">
          <text:p/>
        </draw:path>
        <draw:path draw:style-name="gr33" draw:text-style-name="P20" draw:layer="layout" svg:width="0.273cm" svg:height="0.273cm" svg:x="20.219cm" svg:y="6.806cm" svg:viewBox="0 0 274 274" svg:d="M138 274c36 0 71-14 96-40 26-26 40-60 40-98 0-36-14-71-40-96-25-26-60-40-96-40-38 0-72 14-98 40-26 25-40 60-40 96 0 38 14 72 40 98s60 40 98 40z">
          <text:p/>
        </draw:path>
        <draw:path draw:style-name="gr33" draw:text-style-name="P20" draw:layer="layout" svg:width="0.273cm" svg:height="0.273cm" svg:x="20.523cm" svg:y="6.602cm" svg:viewBox="0 0 274 274" svg:d="M137 274c36 0 71-15 97-40 25-26 40-61 40-97s-15-72-40-97c-26-26-61-40-97-40s-72 14-97 40c-26 25-40 61-40 97s14 71 40 97c25 25 61 40 97 40z">
          <text:p/>
        </draw:path>
        <draw:path draw:style-name="gr33" draw:text-style-name="P20" draw:layer="layout" svg:width="0.274cm" svg:height="0.273cm" svg:x="20.555cm" svg:y="6.907cm" svg:viewBox="0 0 275 274" svg:d="M138 274c36 0 71-14 97-40 25-26 40-60 40-97 0-36-15-71-40-97-26-26-61-40-97-40s-71 14-98 40c-25 26-40 61-40 97 0 37 15 71 40 97 27 26 62 40 98 40z">
          <text:p/>
        </draw:path>
        <draw:path draw:style-name="gr33" draw:text-style-name="P20" draw:layer="layout" svg:width="0.273cm" svg:height="0.273cm" svg:x="20.307cm" svg:y="6.801cm" svg:viewBox="0 0 274 274" svg:d="M138 274c36 0 71-15 96-40 26-26 40-61 40-98 0-36-14-71-40-96-25-26-60-40-96-40-37 0-71 14-97 40-27 25-41 60-41 96 0 37 14 72 41 98 26 25 60 40 97 40z">
          <text:p/>
        </draw:path>
        <draw:path draw:style-name="gr36" draw:text-style-name="P21" draw:layer="layout" svg:width="0.273cm" svg:height="0.273cm" svg:x="21.695cm" svg:y="6.895cm" svg:viewBox="0 0 274 274" svg:d="M137 274c36 0 71-14 97-40 25-26 40-60 40-97 0-36-15-72-40-97-26-26-61-40-97-40s-71 14-96 40c-26 25-41 61-41 97 0 37 15 71 41 97 25 26 60 40 96 40z">
          <text:p/>
        </draw:path>
        <draw:path draw:style-name="gr33" draw:text-style-name="P20" draw:layer="layout" svg:width="0.273cm" svg:height="0.274cm" svg:x="19.894cm" svg:y="6.756cm" svg:viewBox="0 0 274 275" svg:d="M136 275c37 0 72-15 98-40 25-26 40-62 40-98s-15-71-40-97c-26-25-61-40-98-40-36 0-71 15-96 40-26 26-40 61-40 97s14 72 40 98c25 25 60 40 96 40z">
          <text:p/>
        </draw:path>
        <draw:path draw:style-name="gr33" draw:text-style-name="P20" draw:layer="layout" svg:width="0.273cm" svg:height="0.273cm" svg:x="20.417cm" svg:y="6.61cm" svg:viewBox="0 0 274 274" svg:d="M137 274c36 0 72-14 97-40 26-25 40-60 40-96 0-37-14-72-40-98-25-26-61-40-97-40-37 0-71 14-97 40s-40 61-40 98c0 36 14 71 40 96 26 26 60 40 97 40z">
          <text:p/>
        </draw:path>
        <draw:path draw:style-name="gr33" draw:text-style-name="P20" draw:layer="layout" svg:width="0.273cm" svg:height="0.274cm" svg:x="20.969cm" svg:y="6.68cm" svg:viewBox="0 0 274 275" svg:d="M136 275c37 0 72-15 98-40 26-26 40-61 40-97s-14-71-40-97c-26-25-61-41-98-41-36 0-71 16-96 41-26 26-40 61-40 97s14 71 40 97c25 25 60 40 96 40z">
          <text:p/>
        </draw:path>
        <draw:path draw:style-name="gr33" draw:text-style-name="P20" draw:layer="layout" svg:width="0.273cm" svg:height="0.273cm" svg:x="20.959cm" svg:y="6.81cm" svg:viewBox="0 0 274 274" svg:d="M136 274c37 0 72-15 98-40 26-26 40-61 40-98 0-36-14-71-40-96-26-26-61-40-98-40-36 0-71 14-96 40-26 25-40 60-40 96 0 37 14 72 40 98 25 25 60 40 96 40z">
          <text:p/>
        </draw:path>
        <draw:path draw:style-name="gr33" draw:text-style-name="P20" draw:layer="layout" svg:width="0.273cm" svg:height="0.273cm" svg:x="20.851cm" svg:y="6.659cm" svg:viewBox="0 0 274 274" svg:d="M138 274c36 0 71-14 96-40 26-26 40-60 40-97 0-36-14-71-40-96-25-27-60-41-96-41-37 0-71 14-97 41-27 25-41 60-41 96 0 37 14 71 41 97 26 26 60 40 97 40z">
          <text:p/>
        </draw:path>
        <draw:path draw:style-name="gr33" draw:text-style-name="P20" draw:layer="layout" svg:width="0.273cm" svg:height="0.273cm" svg:x="20.444cm" svg:y="6.878cm" svg:viewBox="0 0 274 274" svg:d="M137 274c37 0 72-15 97-40 26-26 40-61 40-97s-14-72-40-97c-25-26-60-40-97-40s-71 14-97 40c-26 25-40 61-40 97s14 71 40 97c26 25 60 40 97 40z">
          <text:p/>
        </draw:path>
        <draw:path draw:style-name="gr33" draw:text-style-name="P20" draw:layer="layout" svg:width="0.273cm" svg:height="0.274cm" svg:x="21.13cm" svg:y="6.907cm" svg:viewBox="0 0 274 275" svg:d="M137 275c36 0 71-15 97-40 25-26 40-61 40-97s-15-71-40-98c-26-25-61-40-97-40s-71 15-96 40c-27 27-41 62-41 98s14 71 41 97c25 25 60 40 96 40z">
          <text:p/>
        </draw:path>
        <draw:path draw:style-name="gr33" draw:text-style-name="P20" draw:layer="layout" svg:width="0.273cm" svg:height="0.274cm" svg:x="20.828cm" svg:y="6.931cm" svg:viewBox="0 0 274 275" svg:d="M137 275c37 0 71-15 97-40 26-26 40-61 40-97s-14-71-40-97-60-41-97-41c-36 0-71 15-97 41s-40 61-40 97 14 71 40 97c26 25 61 40 97 40z">
          <text:p/>
        </draw:path>
        <draw:path draw:style-name="gr33" draw:text-style-name="P20" draw:layer="layout" svg:width="0.273cm" svg:height="0.274cm" svg:x="20.292cm" svg:y="6.786cm" svg:viewBox="0 0 274 275" svg:d="M138 275c36 0 71-15 96-40 26-26 40-62 40-98s-14-71-40-97c-25-25-60-40-96-40-37 0-71 15-98 40-26 26-40 61-40 97s14 72 40 98c27 25 61 40 98 40z">
          <text:p/>
        </draw:path>
        <draw:path draw:style-name="gr36" draw:text-style-name="P21" draw:layer="layout" svg:width="0.273cm" svg:height="0.274cm" svg:x="22.145cm" svg:y="6.719cm" svg:viewBox="0 0 274 275" svg:d="M138 275c36 0 71-15 96-41 26-26 40-61 40-97s-14-71-40-97c-25-25-60-40-96-40-38 0-72 15-98 40-26 26-40 61-40 97s14 71 40 97 60 41 98 41z">
          <text:p/>
        </draw:path>
        <draw:path draw:style-name="gr33" draw:text-style-name="P20" draw:layer="layout" svg:width="0.273cm" svg:height="0.273cm" svg:x="20.399cm" svg:y="6.781cm" svg:viewBox="0 0 274 274" svg:d="M137 274c36 0 71-14 97-40s40-61 40-98c0-36-14-71-40-96-26-26-61-40-97-40-37 0-71 14-97 40-26 25-40 60-40 96 0 37 14 72 40 98s60 40 97 40z">
          <text:p/>
        </draw:path>
        <draw:path draw:style-name="gr33" draw:text-style-name="P20" draw:layer="layout" svg:width="0.273cm" svg:height="0.273cm" svg:x="19.44cm" svg:y="5.371cm" svg:viewBox="0 0 274 274" svg:d="M137 274c37 0 71-15 97-40 26-27 40-62 40-98s-14-71-40-96c-26-26-60-40-97-40-36 0-72 14-97 40-26 25-40 60-40 96s14 71 40 98c25 25 61 40 97 40z">
          <text:p/>
        </draw:path>
        <draw:path draw:style-name="gr33" draw:text-style-name="P20" draw:layer="layout" svg:width="0.274cm" svg:height="0.273cm" svg:x="20.393cm" svg:y="6.838cm" svg:viewBox="0 0 275 274" svg:d="M137 274c36 0 71-14 97-40 26-25 41-60 41-96 0-37-15-72-41-98-26-25-61-40-97-40s-71 15-97 40c-25 26-40 61-40 98 0 36 15 71 40 96 26 26 61 40 97 40z">
          <text:p/>
        </draw:path>
        <draw:path draw:style-name="gr33" draw:text-style-name="P20" draw:layer="layout" svg:width="0.273cm" svg:height="0.273cm" svg:x="21.201cm" svg:y="6.84cm" svg:viewBox="0 0 274 274" svg:d="M136 274c37 0 71-14 98-40 26-25 40-60 40-96 0-38-14-72-40-98-27-26-61-40-98-40-36 0-71 14-96 40-26 26-40 60-40 98 0 36 14 71 40 96 25 26 60 40 96 40z">
          <text:p/>
        </draw:path>
        <draw:path draw:style-name="gr33" draw:text-style-name="P20" draw:layer="layout" svg:width="0.273cm" svg:height="0.273cm" svg:x="20.495cm" svg:y="6.84cm" svg:viewBox="0 0 274 274" svg:d="M138 274c36 0 71-14 96-40 26-25 40-60 40-96 0-38-14-72-40-98-25-26-60-40-96-40-38 0-72 14-98 40s-40 60-40 98c0 36 14 71 40 96 26 26 60 40 98 40z">
          <text:p/>
        </draw:path>
        <draw:path draw:style-name="gr33" draw:text-style-name="P20" draw:layer="layout" svg:width="0.273cm" svg:height="0.274cm" svg:x="21.278cm" svg:y="6.95cm" svg:viewBox="0 0 274 275" svg:d="M137 275c37 0 72-15 97-40 26-26 40-61 40-97s-14-71-40-97c-25-25-60-41-97-41s-71 16-97 41c-26 26-40 61-40 97s14 71 40 97c26 25 60 40 97 40z">
          <text:p/>
        </draw:path>
        <draw:path draw:style-name="gr33" draw:text-style-name="P20" draw:layer="layout" svg:width="0.274cm" svg:height="0.273cm" svg:x="20.365cm" svg:y="6.791cm" svg:viewBox="0 0 275 274" svg:d="M137 274c36 0 71-14 97-40s41-60 41-98c0-36-15-71-41-96-26-26-61-40-97-40s-71 14-97 40c-25 25-40 60-40 96 0 38 15 72 40 98 26 26 61 40 97 40z">
          <text:p/>
        </draw:path>
        <draw:path draw:style-name="gr37" draw:text-style-name="P21" draw:layer="layout" svg:width="0.273cm" svg:height="0.273cm" svg:x="21.562cm" svg:y="7.049cm" svg:viewBox="0 0 274 274" svg:d="M137 274c37 0 72-15 97-40 26-26 40-62 40-98s-14-71-40-96c-25-26-60-40-97-40-36 0-71 14-97 40-25 25-40 60-40 96s15 72 40 98c26 25 61 40 97 40z">
          <text:p/>
        </draw:path>
        <draw:path draw:style-name="gr35" draw:text-style-name="P2" draw:layer="layout" svg:width="0.273cm" svg:height="0.273cm" svg:x="21.562cm" svg:y="7.049cm" svg:viewBox="0 0 274 274" svg:d="M137 274c37 0 72-15 97-40 26-26 40-62 40-98s-14-71-40-96c-25-26-60-40-97-40-36 0-71 14-97 40-25 25-40 60-40 96s15 72 40 98c26 25 61 40 97 40z">
          <text:p/>
        </draw:path>
        <draw:path draw:style-name="gr33" draw:text-style-name="P20" draw:layer="layout" svg:width="0.273cm" svg:height="0.273cm" svg:x="20.504cm" svg:y="6.878cm" svg:viewBox="0 0 274 274" svg:d="M138 274c36 0 71-14 96-40 26-25 40-60 40-96 0-37-14-72-40-98-25-26-60-40-96-40-37 0-72 14-98 40-25 26-40 61-40 98 0 36 15 71 40 96 26 26 61 40 98 40z">
          <text:p/>
        </draw:path>
        <draw:path draw:style-name="gr33" draw:text-style-name="P20" draw:layer="layout" svg:width="0.273cm" svg:height="0.273cm" svg:x="20.906cm" svg:y="6.946cm" svg:viewBox="0 0 274 274" svg:d="M137 274c36 0 71-14 96-40 27-25 41-60 41-96s-14-71-41-97c-25-26-60-41-96-41s-71 15-97 41c-25 26-40 61-40 97s15 71 40 96c26 26 61 40 97 40z">
          <text:p/>
        </draw:path>
        <draw:path draw:style-name="gr33" draw:text-style-name="P20" draw:layer="layout" svg:width="0.273cm" svg:height="0.273cm" svg:x="20.211cm" svg:y="6.817cm" svg:viewBox="0 0 274 274" svg:d="M137 274c36 0 71-15 97-40 25-26 40-61 40-98 0-36-15-71-40-96-26-26-61-40-97-40-37 0-72 14-97 40-26 25-40 60-40 96 0 37 14 72 40 98 25 25 60 40 97 40z">
          <text:p/>
        </draw:path>
        <draw:path draw:style-name="gr33" draw:text-style-name="P20" draw:layer="layout" svg:width="0.273cm" svg:height="0.273cm" svg:x="20.19cm" svg:y="6.591cm" svg:viewBox="0 0 274 274" svg:d="M137 274c37 0 72-14 97-40 26-25 40-60 40-96 0-37-14-72-40-98-25-26-60-40-97-40-36 0-71 14-97 40-25 26-40 61-40 98 0 36 15 71 40 96 26 26 61 40 97 40z">
          <text:p/>
        </draw:path>
        <draw:path draw:style-name="gr33" draw:text-style-name="P20" draw:layer="layout" svg:width="0.273cm" svg:height="0.274cm" svg:x="20.183cm" svg:y="6.615cm" svg:viewBox="0 0 274 275" svg:d="M137 275c37 0 72-15 97-41 26-25 40-60 40-96s-14-72-40-98c-25-25-60-40-97-40-36 0-71 15-97 40-25 26-40 62-40 98s15 71 40 96c26 26 61 41 97 41z">
          <text:p/>
        </draw:path>
        <draw:path draw:style-name="gr33" draw:text-style-name="P20" draw:layer="layout" svg:width="0.273cm" svg:height="0.274cm" svg:x="20.518cm" svg:y="6.87cm" svg:viewBox="0 0 274 275" svg:d="M137 275c36 0 71-15 97-40 25-26 40-61 40-97s-15-72-40-98c-26-25-61-40-97-40s-72 15-97 40c-26 26-40 62-40 98s14 71 40 97c25 25 61 40 97 40z">
          <text:p/>
        </draw:path>
        <draw:path draw:style-name="gr33" draw:text-style-name="P20" draw:layer="layout" svg:width="0.273cm" svg:height="0.273cm" svg:x="20.529cm" svg:y="6.886cm" svg:viewBox="0 0 274 274" svg:d="M137 274c37 0 71-14 97-40 26-25 40-60 40-96 0-37-14-72-40-98s-60-40-97-40c-36 0-72 14-97 40-26 26-40 61-40 98 0 36 14 71 40 96 25 26 61 40 97 40z">
          <text:p/>
        </draw:path>
        <draw:path draw:style-name="gr33" draw:text-style-name="P20" draw:layer="layout" svg:width="0.273cm" svg:height="0.273cm" svg:x="20.128cm" svg:y="6.813cm" svg:viewBox="0 0 274 274" svg:d="M137 274c36 0 71-14 97-40s40-60 40-98c0-36-14-71-40-96-26-26-61-40-97-40-37 0-71 14-97 40-26 25-40 60-40 96 0 38 14 72 40 98s60 40 97 40z">
          <text:p/>
        </draw:path>
        <draw:path draw:style-name="gr33" draw:text-style-name="P20" draw:layer="layout" svg:width="0.273cm" svg:height="0.274cm" svg:x="21.372cm" svg:y="6.895cm" svg:viewBox="0 0 274 275" svg:d="M138 275c36 0 71-15 96-40 26-26 40-61 40-97s-14-72-40-98c-25-25-60-40-96-40s-71 15-98 40c-25 26-40 62-40 98s15 71 40 97c27 25 62 40 98 40z">
          <text:p/>
        </draw:path>
        <draw:path draw:style-name="gr33" draw:text-style-name="P20" draw:layer="layout" svg:width="0.273cm" svg:height="0.273cm" svg:x="21.199cm" svg:y="6.8cm" svg:viewBox="0 0 274 274" svg:d="M136 274c37 0 71-14 98-40 26-25 40-60 40-97s-14-71-40-97c-27-26-61-40-98-40-36 0-71 14-96 40-26 26-40 60-40 97s14 72 40 97c25 26 60 40 96 40z">
          <text:p/>
        </draw:path>
        <draw:path draw:style-name="gr33" draw:text-style-name="P20" draw:layer="layout" svg:width="0.273cm" svg:height="0.273cm" svg:x="20.523cm" svg:y="6.841cm" svg:viewBox="0 0 274 274" svg:d="M138 274c36 0 71-14 96-40 26-26 40-60 40-97s-14-72-40-97c-25-26-60-40-96-40-37 0-72 14-98 40-26 25-40 60-40 97s14 71 40 97 61 40 98 40z">
          <text:p/>
        </draw:path>
        <draw:path draw:style-name="gr33" draw:text-style-name="P20" draw:layer="layout" svg:width="0.273cm" svg:height="0.273cm" svg:x="20.344cm" svg:y="6.87cm" svg:viewBox="0 0 274 274" svg:d="M136 274c37 0 71-15 97-40 26-26 41-61 41-97s-15-72-41-97c-26-26-60-40-97-40-36 0-71 14-96 40-26 25-40 61-40 97s14 71 40 97c25 25 60 40 96 40z">
          <text:p/>
        </draw:path>
        <draw:path draw:style-name="gr33" draw:text-style-name="P20" draw:layer="layout" svg:width="0.274cm" svg:height="0.273cm" svg:x="21.13cm" svg:y="6.952cm" svg:viewBox="0 0 275 274" svg:d="M138 274c36 0 71-15 97-40 25-26 40-61 40-97s-15-71-40-96c-26-26-61-41-97-41s-71 15-97 41c-26 25-41 60-41 96s15 71 41 97c26 25 61 40 97 40z">
          <text:p/>
        </draw:path>
        <draw:path draw:style-name="gr33" draw:text-style-name="P20" draw:layer="layout" svg:width="0.273cm" svg:height="0.273cm" svg:x="21.109cm" svg:y="6.648cm" svg:viewBox="0 0 274 274" svg:d="M138 274c36 0 71-14 96-40 26-25 40-60 40-96 0-37-14-71-40-98-25-26-60-40-96-40-37 0-71 14-98 40-26 27-40 61-40 98 0 36 14 71 40 96 27 26 61 40 98 40z">
          <text:p/>
        </draw:path>
        <draw:path draw:style-name="gr33" draw:text-style-name="P20" draw:layer="layout" svg:width="0.273cm" svg:height="0.274cm" svg:x="20.595cm" svg:y="6.893cm" svg:viewBox="0 0 274 275" svg:d="M138 275c36 0 71-15 96-40 26-26 40-61 40-97s-14-72-40-98c-25-25-60-40-96-40s-71 15-97 40c-26 26-41 62-41 98s15 71 41 97c26 25 61 40 97 40z">
          <text:p/>
        </draw:path>
        <draw:path draw:style-name="gr33" draw:text-style-name="P20" draw:layer="layout" svg:width="0.273cm" svg:height="0.273cm" svg:x="21.072cm" svg:y="6.837cm" svg:viewBox="0 0 274 274" svg:d="M138 274c36 0 71-14 96-40 26-26 40-60 40-97s-14-72-40-97c-25-26-60-40-96-40s-72 14-98 40c-25 25-40 60-40 97s15 71 40 97c26 26 62 40 98 40z">
          <text:p/>
        </draw:path>
        <draw:path draw:style-name="gr33" draw:text-style-name="P20" draw:layer="layout" svg:width="0.273cm" svg:height="0.273cm" svg:x="20.602cm" svg:y="6.897cm" svg:viewBox="0 0 274 274" svg:d="M137 274c37 0 71-14 97-40s40-60 40-97c0-36-14-71-40-97s-60-40-97-40c-36 0-71 14-96 40-26 26-41 61-41 97 0 37 15 71 41 97 25 26 60 40 96 40z">
          <text:p/>
        </draw:path>
        <draw:path draw:style-name="gr33" draw:text-style-name="P20" draw:layer="layout" svg:width="0.273cm" svg:height="0.273cm" svg:x="20.064cm" svg:y="6.783cm" svg:viewBox="0 0 274 274" svg:d="M137 274c36 0 71-14 97-40 25-25 40-61 40-97s-15-71-40-97c-26-25-61-40-97-40s-71 15-96 40c-26 26-41 61-41 97s15 72 41 97c25 26 60 40 96 40z">
          <text:p/>
        </draw:path>
        <draw:path draw:style-name="gr33" draw:text-style-name="P20" draw:layer="layout" svg:width="0.274cm" svg:height="0.273cm" svg:x="20.722cm" svg:y="6.918cm" svg:viewBox="0 0 275 274" svg:d="M137 274c37 0 72-14 98-40 25-25 40-60 40-96s-15-71-40-98c-26-25-61-40-98-40-36 0-71 15-97 40-25 27-40 62-40 98s15 71 40 96c26 26 61 40 97 40z">
          <text:p/>
        </draw:path>
        <draw:path draw:style-name="gr33" draw:text-style-name="P20" draw:layer="layout" svg:width="0.273cm" svg:height="0.273cm" svg:x="20.575cm" svg:y="6.797cm" svg:viewBox="0 0 274 274" svg:d="M138 274c36 0 71-15 96-40 26-26 40-61 40-98 0-36-14-71-40-96-25-26-60-40-96-40-37 0-71 14-97 40-27 25-41 60-41 96 0 37 14 72 41 98 26 25 60 40 97 40z">
          <text:p/>
        </draw:path>
        <draw:path draw:style-name="gr33" draw:text-style-name="P20" draw:layer="layout" svg:width="0.273cm" svg:height="0.273cm" svg:x="20.553cm" svg:y="6.878cm" svg:viewBox="0 0 274 274" svg:d="M138 274c36 0 71-14 96-40 26-26 40-60 40-97 0-36-14-72-40-97-25-26-60-40-96-40s-71 14-98 40c-25 25-40 61-40 97 0 37 15 71 40 97 27 26 62 40 98 40z">
          <text:p/>
        </draw:path>
        <draw:path draw:style-name="gr33" draw:text-style-name="P20" draw:layer="layout" svg:width="0.273cm" svg:height="0.273cm" svg:x="19.878cm" svg:y="6.784cm" svg:viewBox="0 0 274 274" svg:d="M136 274c37 0 72-14 98-40s40-61 40-98c0-36-14-71-40-96-26-26-61-40-98-40-36 0-71 14-96 40-26 25-40 60-40 96 0 37 14 72 40 98 25 26 60 40 96 40z">
          <text:p/>
        </draw:path>
        <draw:path draw:style-name="gr33" draw:text-style-name="P20" draw:layer="layout" svg:width="0.273cm" svg:height="0.273cm" svg:x="20.754cm" svg:y="6.912cm" svg:viewBox="0 0 274 274" svg:d="M137 274c36 0 71-15 97-40 25-26 40-61 40-97s-15-71-40-97c-26-26-61-40-97-40-37 0-72 14-97 40-26 26-40 61-40 97s14 71 40 97c25 25 60 40 97 40z">
          <text:p/>
        </draw:path>
        <draw:path draw:style-name="gr33" draw:text-style-name="P20" draw:layer="layout" svg:width="0.273cm" svg:height="0.273cm" svg:x="20.954cm" svg:y="6.885cm" svg:viewBox="0 0 274 274" svg:d="M136 274c37 0 72-14 98-40 26-25 40-60 40-96 0-37-14-72-40-98s-61-40-98-40c-36 0-71 14-96 40-26 26-40 61-40 98 0 36 14 71 40 96 25 26 60 40 96 40z">
          <text:p/>
        </draw:path>
        <draw:path draw:style-name="gr33" draw:text-style-name="P20" draw:layer="layout" svg:width="0.273cm" svg:height="0.273cm" svg:x="20.937cm" svg:y="6.834cm" svg:viewBox="0 0 274 274" svg:d="M136 274c36 0 71-14 98-40 25-25 40-60 40-96 0-38-15-72-40-98-27-26-62-40-98-40s-71 14-96 40c-26 26-40 60-40 98 0 36 14 71 40 96 25 26 60 40 96 40z">
          <text:p/>
        </draw:path>
        <draw:path draw:style-name="gr33" draw:text-style-name="P20" draw:layer="layout" svg:width="0.273cm" svg:height="0.273cm" svg:x="20.589cm" svg:y="6.93cm" svg:viewBox="0 0 274 274" svg:d="M138 274c36 0 71-14 96-40 26-25 40-60 40-96 0-37-14-71-40-97-25-27-60-41-96-41s-71 14-97 41c-26 26-41 60-41 97 0 36 15 71 41 96 26 26 61 40 97 40z">
          <text:p/>
        </draw:path>
        <draw:path draw:style-name="gr33" draw:text-style-name="P20" draw:layer="layout" svg:width="0.274cm" svg:height="0.273cm" svg:x="20.529cm" svg:y="6.834cm" svg:viewBox="0 0 275 274" svg:d="M138 274c36 0 71-14 97-40 25-26 40-60 40-97s-15-72-40-97c-26-26-61-40-97-40s-72 14-98 40c-25 25-40 60-40 97s15 71 40 97c26 26 62 40 98 40z">
          <text:p/>
        </draw:path>
        <draw:path draw:style-name="gr33" draw:text-style-name="P20" draw:layer="layout" svg:width="0.274cm" svg:height="0.274cm" svg:x="20.952cm" svg:y="6.653cm" svg:viewBox="0 0 275 275" svg:d="M137 275c36 0 72-15 98-41 25-25 40-60 40-96s-15-71-40-97c-26-26-62-41-98-41s-71 15-97 41c-25 26-40 61-40 97s15 71 40 96c26 26 61 41 97 41z">
          <text:p/>
        </draw:path>
        <draw:path draw:style-name="gr33" draw:text-style-name="P20" draw:layer="layout" svg:width="0.273cm" svg:height="0.273cm" svg:x="20.198cm" svg:y="6.807cm" svg:viewBox="0 0 274 274" svg:d="M136 274c38 0 72-14 98-40 26-25 40-60 40-97s-14-71-40-97-60-40-98-40c-36 0-71 14-96 40-26 26-40 60-40 97s14 72 40 97c25 26 60 40 96 40z">
          <text:p/>
        </draw:path>
        <draw:path draw:style-name="gr33" draw:text-style-name="P20" draw:layer="layout" svg:width="0.273cm" svg:height="0.273cm" svg:x="20.282cm" svg:y="6.814cm" svg:viewBox="0 0 274 274" svg:d="M137 274c36 0 71-14 97-40 25-26 40-60 40-98 0-36-15-71-40-96-26-26-61-40-97-40s-71 14-97 40c-26 25-40 60-40 96 0 38 14 72 40 98s61 40 97 40z">
          <text:p/>
        </draw:path>
        <draw:path draw:style-name="gr36" draw:text-style-name="P21" draw:layer="layout" svg:width="0.273cm" svg:height="0.273cm" svg:x="23.193cm" svg:y="5.55cm" svg:viewBox="0 0 274 274" svg:d="M136 274c37 0 72-14 98-40 25-25 40-60 40-96 0-37-15-71-40-98-26-26-61-40-98-40-36 0-71 14-96 40-26 27-40 61-40 98 0 36 14 71 40 96 25 26 60 40 96 40z">
          <text:p/>
        </draw:path>
        <draw:path draw:style-name="gr33" draw:text-style-name="P20" draw:layer="layout" svg:width="0.273cm" svg:height="0.273cm" svg:x="20.959cm" svg:y="6.913cm" svg:viewBox="0 0 274 274" svg:d="M136 274c37 0 72-15 98-40 26-26 40-61 40-97s-14-71-40-97-61-40-98-40c-36 0-71 14-96 40-26 26-40 61-40 97s14 71 40 97c25 25 60 40 96 40z">
          <text:p/>
        </draw:path>
        <draw:path draw:style-name="gr33" draw:text-style-name="P20" draw:layer="layout" svg:width="0.273cm" svg:height="0.273cm" svg:x="20.176cm" svg:y="6.741cm" svg:viewBox="0 0 274 274" svg:d="M137 274c37 0 72-15 97-40 26-27 40-62 40-98s-14-71-40-96c-25-26-60-40-97-40-36 0-71 14-97 40-25 25-40 60-40 96s15 71 40 98c26 25 61 40 97 40z">
          <text:p/>
        </draw:path>
        <draw:path draw:style-name="gr33" draw:text-style-name="P20" draw:layer="layout" svg:width="0.273cm" svg:height="0.273cm" svg:x="20.678cm" svg:y="6.93cm" svg:viewBox="0 0 274 274" svg:d="M137 274c36 0 72-14 97-40 26-25 40-60 40-96s-14-71-40-97c-25-26-61-41-97-41-37 0-71 15-97 41s-40 61-40 97 14 71 40 96c26 26 60 40 97 40z">
          <text:p/>
        </draw:path>
        <draw:path draw:style-name="gr33" draw:text-style-name="P20" draw:layer="layout" svg:width="0.273cm" svg:height="0.273cm" svg:x="20.713cm" svg:y="6.897cm" svg:viewBox="0 0 274 274" svg:d="M137 274c37 0 72-15 97-40 26-26 40-61 40-97s-14-71-40-97c-25-26-60-40-97-40s-71 14-97 40-40 61-40 97 14 71 40 97c26 25 60 40 97 40z">
          <text:p/>
        </draw:path>
        <draw:path draw:style-name="gr33" draw:text-style-name="P20" draw:layer="layout" svg:width="0.273cm" svg:height="0.273cm" svg:x="21.055cm" svg:y="6.933cm" svg:viewBox="0 0 274 274" svg:d="M138 274c36 0 71-15 96-40 26-26 40-61 40-97s-14-71-40-96c-25-27-60-41-96-41-37 0-72 14-98 41-25 25-40 60-40 96s15 71 40 97c26 25 61 40 98 40z">
          <text:p/>
        </draw:path>
        <draw:path draw:style-name="gr33" draw:text-style-name="P20" draw:layer="layout" svg:width="0.274cm" svg:height="0.273cm" svg:x="21.152cm" svg:y="6.966cm" svg:viewBox="0 0 275 274" svg:d="M138 274c36 0 71-15 97-41 25-25 40-60 40-96 0-37-15-71-40-97-26-26-61-40-97-40s-71 14-97 40c-25 26-41 60-41 97 0 36 16 71 41 96 26 26 61 41 97 41z">
          <text:p/>
        </draw:path>
        <draw:path draw:style-name="gr33" draw:text-style-name="P20" draw:layer="layout" svg:width="0.274cm" svg:height="0.274cm" svg:x="21.294cm" svg:y="6.972cm" svg:viewBox="0 0 275 275" svg:d="M138 275c36 0 71-16 97-41 25-26 40-61 40-97s-15-71-40-97c-26-25-61-40-97-40-37 0-72 15-98 40-25 26-40 61-40 97s15 71 40 97c26 25 61 41 98 41z">
          <text:p/>
        </draw:path>
        <draw:path draw:style-name="gr33" draw:text-style-name="P20" draw:layer="layout" svg:width="0.273cm" svg:height="0.273cm" svg:x="20.772cm" svg:y="6.96cm" svg:viewBox="0 0 274 274" svg:d="M138 274c36 0 71-14 96-40 26-25 40-60 40-96s-14-71-40-97c-25-25-60-41-96-41-37 0-72 16-98 41-25 26-40 61-40 97s15 71 40 96c26 26 61 40 98 40z">
          <text:p/>
        </draw:path>
        <draw:path draw:style-name="gr33" draw:text-style-name="P20" draw:layer="layout" svg:width="0.273cm" svg:height="0.273cm" svg:x="20.782cm" svg:y="6.895cm" svg:viewBox="0 0 274 274" svg:d="M138 274c36 0 71-14 96-40 26-26 40-60 40-97 0-36-14-72-40-97-25-26-60-40-96-40-38 0-72 14-98 40-26 25-40 61-40 97 0 37 14 71 40 97s60 40 98 40z">
          <text:p/>
        </draw:path>
        <draw:path draw:style-name="gr33" draw:text-style-name="P20" draw:layer="layout" svg:width="0.273cm" svg:height="0.274cm" svg:x="20.219cm" svg:y="6.826cm" svg:viewBox="0 0 274 275" svg:d="M138 275c36 0 71-15 96-40 26-26 40-61 40-97 0-37-14-72-40-98-25-25-60-40-96-40-38 0-72 15-98 40-26 26-40 61-40 98 0 36 14 71 40 97 26 25 60 40 98 40z">
          <text:p/>
        </draw:path>
        <draw:path draw:style-name="gr33" draw:text-style-name="P20" draw:layer="layout" svg:width="0.273cm" svg:height="0.273cm" svg:x="20.513cm" svg:y="6.859cm" svg:viewBox="0 0 274 274" svg:d="M137 274c36 0 71-15 97-40 25-26 40-61 40-97 0-37-15-72-40-97-26-26-61-40-97-40s-72 14-97 40c-26 25-40 60-40 97 0 36 14 71 40 97 25 25 61 40 97 40z">
          <text:p/>
        </draw:path>
        <draw:path draw:style-name="gr33" draw:text-style-name="P20" draw:layer="layout" svg:width="0.273cm" svg:height="0.273cm" svg:x="20.529cm" svg:y="6.945cm" svg:viewBox="0 0 274 274" svg:d="M137 274c37 0 71-14 97-40s40-60 40-97c0-36-14-71-40-96-26-27-60-41-97-41-36 0-72 14-97 41-26 25-40 60-40 96 0 37 14 71 40 97 25 26 61 40 97 40z">
          <text:p/>
        </draw:path>
        <draw:path draw:style-name="gr36" draw:text-style-name="P21" draw:layer="layout" svg:width="0.273cm" svg:height="0.274cm" svg:x="21.873cm" svg:y="6.702cm" svg:viewBox="0 0 274 275" svg:d="M138 275c36 0 71-16 96-41 26-26 40-61 40-97s-14-71-40-97c-25-25-60-40-96-40-38 0-72 15-98 40-26 26-40 61-40 97s14 71 40 97c26 25 60 41 98 41z">
          <text:p/>
        </draw:path>
        <draw:path draw:style-name="gr33" draw:text-style-name="P20" draw:layer="layout" svg:width="0.273cm" svg:height="0.273cm" svg:x="20.536cm" svg:y="6.858cm" svg:viewBox="0 0 274 274" svg:d="M137 274c36 0 71-14 97-40 25-25 40-60 40-96 0-38-15-72-40-98-26-26-61-40-97-40s-72 14-97 40c-26 26-40 60-40 98 0 36 14 71 40 96 25 26 61 40 97 40z">
          <text:p/>
        </draw:path>
        <draw:path draw:style-name="gr33" draw:text-style-name="P20" draw:layer="layout" svg:width="0.273cm" svg:height="0.273cm" svg:x="20.268cm" svg:y="6.733cm" svg:viewBox="0 0 274 274" svg:d="M138 274c36 0 71-14 96-40 26-27 40-61 40-98 0-36-14-71-40-96-25-26-60-40-96-40-37 0-72 14-98 40-26 25-40 60-40 96 0 37 14 71 40 98 26 26 61 40 98 40z">
          <text:p/>
        </draw:path>
        <draw:path draw:style-name="gr33" draw:text-style-name="P20" draw:layer="layout" svg:width="0.274cm" svg:height="0.274cm" svg:x="20.329cm" svg:y="6.845cm" svg:viewBox="0 0 275 275" svg:d="M138 275c36 0 71-15 97-40 25-26 40-61 40-97 0-37-15-72-40-98-26-25-61-40-97-40s-71 15-97 40c-25 26-41 61-41 98 0 36 16 71 41 97 26 25 61 40 97 40z">
          <text:p/>
        </draw:path>
        <draw:path draw:style-name="gr33" draw:text-style-name="P20" draw:layer="layout" svg:width="0.274cm" svg:height="0.274cm" svg:x="20.738cm" svg:y="6.866cm" svg:viewBox="0 0 275 275" svg:d="M137 275c37 0 72-15 98-40 25-26 40-61 40-97s-15-72-40-97c-26-26-61-41-98-41-36 0-71 15-97 41-25 25-40 61-40 97s15 71 40 97c26 25 61 40 97 40z">
          <text:p/>
        </draw:path>
        <draw:path draw:style-name="gr36" draw:text-style-name="P21" draw:layer="layout" svg:width="0.273cm" svg:height="0.273cm" svg:x="22.21cm" svg:y="6.82cm" svg:viewBox="0 0 274 274" svg:d="M137 274c37 0 71-15 97-40 26-26 40-61 40-98 0-36-14-71-40-96-26-26-60-40-97-40-36 0-71 14-96 40-27 25-41 60-41 96 0 37 14 72 41 98 25 25 60 40 96 40z">
          <text:p/>
        </draw:path>
        <draw:path draw:style-name="gr33" draw:text-style-name="P20" draw:layer="layout" svg:width="0.273cm" svg:height="0.273cm" svg:x="20.363cm" svg:y="6.429cm" svg:viewBox="0 0 274 274" svg:d="M137 274c36 0 71-16 96-41 27-26 41-61 41-97s-14-71-41-96c-25-26-60-40-96-40s-71 14-97 40c-25 25-40 60-40 96s15 71 40 97c26 25 61 41 97 41z">
          <text:p/>
        </draw:path>
        <draw:path draw:style-name="gr33" draw:text-style-name="P20" draw:layer="layout" svg:width="0.273cm" svg:height="0.273cm" svg:x="20.296cm" svg:y="6.769cm" svg:viewBox="0 0 274 274" svg:d="M137 274c37 0 71-14 97-40 26-25 40-61 40-97s-14-71-40-97c-26-25-60-40-97-40-36 0-70 15-97 40-26 26-40 61-40 97s14 72 40 97c27 26 61 40 97 40z">
          <text:p/>
        </draw:path>
        <draw:path draw:style-name="gr33" draw:text-style-name="P20" draw:layer="layout" svg:width="0.273cm" svg:height="0.273cm" svg:x="20.453cm" svg:y="6.921cm" svg:viewBox="0 0 274 274" svg:d="M137 274c37 0 72-15 97-40 26-26 40-61 40-97s-14-71-40-97c-25-26-60-40-97-40s-71 14-97 40-40 61-40 97 14 71 40 97c26 25 60 40 97 40z">
          <text:p/>
        </draw:path>
        <draw:path draw:style-name="gr33" draw:text-style-name="P20" draw:layer="layout" svg:width="0.273cm" svg:height="0.273cm" svg:x="20.393cm" svg:y="6.915cm" svg:viewBox="0 0 274 274" svg:d="M137 274c36 0 71-15 97-40 26-26 40-61 40-97s-14-71-40-97-61-40-97-40c-37 0-71 14-97 40s-40 61-40 97 14 71 40 97c26 25 60 40 97 40z">
          <text:p/>
        </draw:path>
        <draw:path draw:style-name="gr36" draw:text-style-name="P21" draw:layer="layout" svg:width="0.274cm" svg:height="0.273cm" svg:x="22.177cm" svg:y="6.832cm" svg:viewBox="0 0 275 274" svg:d="M138 274c36 0 71-14 97-40 25-25 40-60 40-96 0-37-15-72-40-98-26-25-61-40-97-40s-72 15-98 40c-25 26-40 61-40 98 0 36 15 71 40 96 26 26 62 40 98 40z">
          <text:p/>
        </draw:path>
        <draw:path draw:style-name="gr33" draw:text-style-name="P20" draw:layer="layout" svg:width="0.273cm" svg:height="0.273cm" svg:x="20.009cm" svg:y="6.761cm" svg:viewBox="0 0 274 274" svg:d="M138 274c36 0 71-14 96-40 26-25 40-61 40-97 0-37-14-71-40-97-25-26-60-40-96-40s-71 14-98 40c-25 26-40 60-40 97 0 36 15 72 40 97 27 26 62 40 98 40z">
          <text:p/>
        </draw:path>
        <draw:path draw:style-name="gr33" draw:text-style-name="P20" draw:layer="layout" svg:width="0.273cm" svg:height="0.273cm" svg:x="20.408cm" svg:y="6.916cm" svg:viewBox="0 0 274 274" svg:d="M136 274c36 0 72-15 98-40 25-26 40-61 40-97s-15-71-40-97c-26-26-62-40-98-40s-71 14-96 40c-26 26-40 61-40 97s14 71 40 97c25 25 60 40 96 40z">
          <text:p/>
        </draw:path>
        <draw:path draw:style-name="gr33" draw:text-style-name="P20" draw:layer="layout" svg:width="0.273cm" svg:height="0.273cm" svg:x="20.375cm" svg:y="6.89cm" svg:viewBox="0 0 274 274" svg:d="M137 274c36 0 71-14 96-40 27-26 41-60 41-97 0-36-14-72-41-97-25-26-60-40-96-40-37 0-71 14-97 40-26 25-40 61-40 97 0 37 14 71 40 97s60 40 97 40z">
          <text:p/>
        </draw:path>
        <draw:path draw:style-name="gr33" draw:text-style-name="P20" draw:layer="layout" svg:width="0.273cm" svg:height="0.274cm" svg:x="20.348cm" svg:y="6.863cm" svg:viewBox="0 0 274 275" svg:d="M137 275c36 0 71-15 96-41 26-25 41-60 41-96s-15-72-41-98c-25-25-60-40-96-40-37 0-71 15-97 40-26 26-40 62-40 98s14 71 40 96c26 26 60 41 97 41z">
          <text:p/>
        </draw:path>
        <draw:path draw:style-name="gr36" draw:text-style-name="P21" draw:layer="layout" svg:width="0.273cm" svg:height="0.274cm" svg:x="22.321cm" svg:y="6.825cm" svg:viewBox="0 0 274 275" svg:d="M136 275c37 0 72-15 98-40 26-26 40-61 40-97 0-37-14-72-40-98-26-25-61-40-98-40-36 0-71 15-96 40-26 26-40 61-40 98 0 36 14 71 40 97 25 25 60 40 96 40z">
          <text:p/>
        </draw:path>
        <draw:path draw:style-name="gr33" draw:text-style-name="P20" draw:layer="layout" svg:width="0.273cm" svg:height="0.274cm" svg:x="20.608cm" svg:y="6.955cm" svg:viewBox="0 0 274 275" svg:d="M137 275c37 0 71-15 97-40 26-26 40-61 40-97s-14-71-40-97c-26-25-60-41-97-41-36 0-70 16-96 41-26 26-41 61-41 97s15 71 41 97c26 25 60 40 96 40z">
          <text:p/>
        </draw:path>
        <draw:path draw:style-name="gr36" draw:text-style-name="P21" draw:layer="layout" svg:width="0.273cm" svg:height="0.274cm" svg:x="21.867cm" svg:y="6.936cm" svg:viewBox="0 0 274 275" svg:d="M137 275c37 0 71-15 97-40 26-26 40-61 40-97s-14-71-40-97-60-41-97-41-72 15-97 41c-26 26-40 61-40 97s14 71 40 97c25 25 60 40 97 40z">
          <text:p/>
        </draw:path>
        <draw:path draw:style-name="gr36" draw:text-style-name="P21" draw:layer="layout" svg:width="0.274cm" svg:height="0.273cm" svg:x="22.206cm" svg:y="6.842cm" svg:viewBox="0 0 275 274" svg:d="M138 274c36 0 71-14 97-40 25-26 40-60 40-97s-15-72-40-97c-26-26-61-40-97-40s-71 14-98 40c-25 25-40 60-40 97s15 71 40 97c27 26 62 40 98 40z">
          <text:p/>
        </draw:path>
        <draw:path draw:style-name="gr33" draw:text-style-name="P20" draw:layer="layout" svg:width="0.273cm" svg:height="0.274cm" svg:x="20.659cm" svg:y="6.968cm" svg:viewBox="0 0 274 275" svg:d="M137 275c36 0 71-16 97-42 26-25 40-60 40-96s-14-71-40-97c-26-25-61-40-97-40-37 0-71 15-97 40-26 26-40 61-40 97s14 71 40 96c26 26 60 42 97 42z">
          <text:p/>
        </draw:path>
        <draw:path draw:style-name="gr33" draw:text-style-name="P20" draw:layer="layout" svg:width="0.274cm" svg:height="0.273cm" svg:x="20.794cm" svg:y="6.893cm" svg:viewBox="0 0 275 274" svg:d="M138 274c36 0 71-14 97-40 25-25 40-60 40-96s-15-72-40-98c-26-25-61-40-97-40s-72 15-98 40c-25 26-40 62-40 98s15 71 40 96c26 26 62 40 98 40z">
          <text:p/>
        </draw:path>
        <draw:path draw:style-name="gr33" draw:text-style-name="P20" draw:layer="layout" svg:width="0.274cm" svg:height="0.273cm" svg:x="20.867cm" svg:y="7.018cm" svg:viewBox="0 0 275 274" svg:d="M138 274c36 0 71-15 97-40 25-27 40-62 40-98s-15-71-40-96c-26-26-61-40-97-40s-71 14-97 40c-26 25-41 60-41 96s15 71 41 98c26 25 61 40 97 40z">
          <text:p/>
        </draw:path>
        <draw:path draw:style-name="gr33" draw:text-style-name="P20" draw:layer="layout" svg:width="0.273cm" svg:height="0.274cm" svg:x="21.005cm" svg:y="6.936cm" svg:viewBox="0 0 274 275" svg:d="M136 275c38 0 72-15 98-40 26-26 40-61 40-97s-14-71-40-97-60-41-98-41c-36 0-71 15-96 41-26 26-40 61-40 97s14 71 40 97c25 25 60 40 96 40z">
          <text:p/>
        </draw:path>
        <draw:path draw:style-name="gr33" draw:text-style-name="P20" draw:layer="layout" svg:width="0.273cm" svg:height="0.274cm" svg:x="20.986cm" svg:y="7.017cm" svg:viewBox="0 0 274 275" svg:d="M136 275c38 0 72-15 98-40 26-27 40-62 40-98s-14-71-40-97c-26-25-60-40-98-40-36 0-71 15-96 40-26 26-40 61-40 97s14 71 40 98c25 25 60 40 96 40z">
          <text:p/>
        </draw:path>
        <draw:path draw:style-name="gr33" draw:text-style-name="P20" draw:layer="layout" svg:width="0.274cm" svg:height="0.273cm" svg:x="20.858cm" svg:y="6.98cm" svg:viewBox="0 0 275 274" svg:d="M138 274c36 0 71-14 97-41 25-26 40-60 40-97 0-36-15-70-40-96-26-26-61-40-97-40s-71 14-97 40-41 60-41 96c0 37 15 71 41 97 26 27 61 41 97 41z">
          <text:p/>
        </draw:path>
        <draw:path draw:style-name="gr33" draw:text-style-name="P20" draw:layer="layout" svg:width="0.273cm" svg:height="0.273cm" svg:x="20.835cm" svg:y="6.966cm" svg:viewBox="0 0 274 274" svg:d="M137 274c36 0 71-15 97-41 25-25 40-60 40-96s-15-71-40-97c-26-25-61-40-97-40s-71 15-97 40c-26 26-40 61-40 97s14 71 40 96c26 26 61 41 97 41z">
          <text:p/>
        </draw:path>
        <draw:path draw:style-name="gr33" draw:text-style-name="P20" draw:layer="layout" svg:width="0.273cm" svg:height="0.273cm" svg:x="20.927cm" svg:y="6.824cm" svg:viewBox="0 0 274 274" svg:d="M136 274c37 0 71-14 98-40 26-26 40-60 40-98 0-36-14-70-40-96-27-26-61-40-98-40-36 0-71 14-96 40-26 26-40 60-40 96 0 38 14 72 40 98 25 26 60 40 96 40z">
          <text:p/>
        </draw:path>
        <draw:path draw:style-name="gr33" draw:text-style-name="P20" draw:layer="layout" svg:width="0.274cm" svg:height="0.273cm" svg:x="20.83cm" svg:y="6.986cm" svg:viewBox="0 0 275 274" svg:d="M138 274c36 0 71-14 97-41 25-25 40-60 40-96 0-37-15-71-40-97-26-26-61-40-97-40s-71 14-98 40c-25 26-40 60-40 97 0 36 15 71 40 96 27 27 62 41 98 41z">
          <text:p/>
        </draw:path>
        <draw:path draw:style-name="gr33" draw:text-style-name="P20" draw:layer="layout" svg:width="0.273cm" svg:height="0.273cm" svg:x="20.673cm" svg:y="6.966cm" svg:viewBox="0 0 274 274" svg:d="M137 274c36 0 71-15 97-41 26-25 40-60 40-96 0-37-14-71-40-97s-61-40-97-40-71 14-97 40c-25 26-40 60-40 97 0 36 15 71 40 96 26 26 61 41 97 41z">
          <text:p/>
        </draw:path>
        <draw:path draw:style-name="gr33" draw:text-style-name="P20" draw:layer="layout" svg:width="0.274cm" svg:height="0.274cm" svg:x="20.751cm" svg:y="6.989cm" svg:viewBox="0 0 275 275" svg:d="M138 275c36 0 71-15 97-41 25-26 40-61 40-97s-15-71-40-97c-26-25-61-40-97-40-37 0-72 15-98 40-25 26-40 61-40 97s15 71 40 97c26 26 61 41 98 41z">
          <text:p/>
        </draw:path>
        <draw:path draw:style-name="gr33" draw:text-style-name="P20" draw:layer="layout" svg:width="0.273cm" svg:height="0.273cm" svg:x="20.588cm" svg:y="6.907cm" svg:viewBox="0 0 274 274" svg:d="M137 274c37 0 71-14 97-40 26-25 40-60 40-96s-14-71-40-98c-26-25-60-40-97-40-36 0-71 15-96 40-27 27-41 62-41 98s14 71 41 96c25 26 60 40 96 40z">
          <text:p/>
        </draw:path>
        <draw:path draw:style-name="gr33" draw:text-style-name="P20" draw:layer="layout" svg:width="0.273cm" svg:height="0.273cm" svg:x="20.791cm" svg:y="6.916cm" svg:viewBox="0 0 274 274" svg:d="M137 274c37 0 71-14 97-40s40-60 40-97c0-36-14-71-40-97s-60-40-97-40c-36 0-72 14-97 40-26 26-40 61-40 97 0 37 14 71 40 97 25 26 61 40 97 40z">
          <text:p/>
        </draw:path>
        <draw:path draw:style-name="gr33" draw:text-style-name="P20" draw:layer="layout" svg:width="0.273cm" svg:height="0.273cm" svg:x="20.753cm" svg:y="6.99cm" svg:viewBox="0 0 274 274" svg:d="M137 274c36 0 71-14 97-41 25-25 40-60 40-96 0-37-15-71-40-97-26-26-61-40-97-40-37 0-72 14-97 40-26 26-40 60-40 97 0 36 14 71 40 96 25 27 60 41 97 41z">
          <text:p/>
        </draw:path>
        <draw:path draw:style-name="gr33" draw:text-style-name="P20" draw:layer="layout" svg:width="0.273cm" svg:height="0.273cm" svg:x="20.832cm" svg:y="7.005cm" svg:viewBox="0 0 274 274" svg:d="M137 274c37 0 71-14 97-40s40-61 40-97-14-71-40-97c-26-25-60-40-97-40-36 0-71 15-97 40-26 26-40 61-40 97s14 71 40 97 61 40 97 40z">
          <text:p/>
        </draw:path>
        <draw:path draw:style-name="gr33" draw:text-style-name="P20" draw:layer="layout" svg:width="0.273cm" svg:height="0.274cm" svg:x="21.152cm" svg:y="6.864cm" svg:viewBox="0 0 274 275" svg:d="M138 275c36 0 71-15 96-40 26-26 40-61 40-97s-14-72-40-98c-25-25-60-40-96-40-37 0-71 15-97 40-26 26-41 62-41 98s15 71 41 97c26 25 60 40 97 40z">
          <text:p/>
        </draw:path>
        <draw:path draw:style-name="gr33" draw:text-style-name="P20" draw:layer="layout" svg:width="0.274cm" svg:height="0.273cm" svg:x="20.444cm" svg:y="6.895cm" svg:viewBox="0 0 275 274" svg:d="M137 274c37 0 72-15 98-40 25-26 40-61 40-97s-15-72-40-97c-26-26-61-40-98-40-36 0-71 14-97 40-25 25-40 61-40 97s15 71 40 97c26 25 61 40 97 40z">
          <text:p/>
        </draw:path>
        <draw:path draw:style-name="gr33" draw:text-style-name="P20" draw:layer="layout" svg:width="0.273cm" svg:height="0.274cm" svg:x="20.747cm" svg:y="6.662cm" svg:viewBox="0 0 274 275" svg:d="M136 275c38 0 72-15 98-40 26-26 40-61 40-97s-14-71-40-97-60-41-98-41c-36 0-71 15-96 41-26 26-40 61-40 97s14 71 40 97c25 25 60 40 96 40z">
          <text:p/>
        </draw:path>
        <draw:path draw:style-name="gr33" draw:text-style-name="P20" draw:layer="layout" svg:width="0.274cm" svg:height="0.273cm" svg:x="20.429cm" svg:y="6.916cm" svg:viewBox="0 0 275 274" svg:d="M137 274c36 0 72-14 98-40 25-26 40-60 40-97 0-36-15-71-40-97-26-26-62-40-98-40s-71 14-97 40c-25 26-40 61-40 97 0 37 15 71 40 97 26 26 61 40 97 40z">
          <text:p/>
        </draw:path>
        <draw:path draw:style-name="gr36" draw:text-style-name="P21" draw:layer="layout" svg:width="0.274cm" svg:height="0.273cm" svg:x="21.531cm" svg:y="6.918cm" svg:viewBox="0 0 275 274" svg:d="M137 274c37 0 72-14 98-40 25-25 40-60 40-96s-15-71-40-98c-26-25-61-40-98-40-36 0-71 15-97 40-25 27-40 62-40 98s15 71 40 96c26 26 61 40 97 40z">
          <text:p/>
        </draw:path>
        <draw:path draw:style-name="gr33" draw:text-style-name="P20" draw:layer="layout" svg:width="0.274cm" svg:height="0.273cm" svg:x="21.017cm" svg:y="6.94cm" svg:viewBox="0 0 275 274" svg:d="M137 274c37 0 72-14 98-40 25-25 40-60 40-96s-15-71-40-97c-26-26-61-41-98-41-36 0-71 15-97 41-25 26-40 61-40 97s15 71 40 96c26 26 61 40 97 40z">
          <text:p/>
        </draw:path>
        <draw:path draw:style-name="gr33" draw:text-style-name="P20" draw:layer="layout" svg:width="0.273cm" svg:height="0.274cm" svg:x="20.796cm" svg:y="6.964cm" svg:viewBox="0 0 274 275" svg:d="M138 275c36 0 70-16 96-41 26-26 40-61 40-97s-14-71-40-97c-26-25-60-40-96-40-37 0-72 15-98 40-26 26-40 61-40 97s14 71 40 97c26 25 61 41 98 41z">
          <text:p/>
        </draw:path>
        <draw:path draw:style-name="gr33" draw:text-style-name="P20" draw:layer="layout" svg:width="0.274cm" svg:height="0.274cm" svg:x="20.542cm" svg:y="6.945cm" svg:viewBox="0 0 275 275" svg:d="M138 275c36 0 71-15 97-40 25-26 40-61 40-97s-15-71-40-96c-26-27-61-42-97-42s-72 15-98 42c-25 25-40 60-40 96s15 71 40 97c26 25 62 40 98 40z">
          <text:p/>
        </draw:path>
        <draw:path draw:style-name="gr33" draw:text-style-name="P20" draw:layer="layout" svg:width="0.273cm" svg:height="0.273cm" svg:x="20.814cm" svg:y="6.865cm" svg:viewBox="0 0 274 274" svg:d="M138 274c36 0 71-14 96-40 26-25 40-60 40-96 0-37-14-72-40-98-25-26-60-40-96-40-37 0-72 14-98 40s-40 61-40 98c0 36 14 71 40 96 26 26 61 40 98 40z">
          <text:p/>
        </draw:path>
        <draw:path draw:style-name="gr33" draw:text-style-name="P20" draw:layer="layout" svg:width="0.274cm" svg:height="0.273cm" svg:x="20.597cm" svg:y="6.967cm" svg:viewBox="0 0 275 274" svg:d="M138 274c36 0 71-15 97-41 25-25 40-60 40-96s-15-71-40-97c-26-25-61-40-97-40s-71 15-97 40c-25 26-41 61-41 97s16 71 41 96c26 26 61 41 97 41z">
          <text:p/>
        </draw:path>
        <draw:path draw:style-name="gr33" draw:text-style-name="P20" draw:layer="layout" svg:width="0.273cm" svg:height="0.273cm" svg:x="20.677cm" svg:y="6.87cm" svg:viewBox="0 0 274 274" svg:d="M136 274c37 0 71-14 98-40 26-26 40-60 40-97 0-36-14-72-40-97-27-26-61-40-98-40-36 0-71 14-96 40-26 25-40 61-40 97 0 37 14 71 40 97 25 26 60 40 96 40z">
          <text:p/>
        </draw:path>
        <draw:path draw:style-name="gr33" draw:text-style-name="P20" draw:layer="layout" svg:width="0.273cm" svg:height="0.273cm" svg:x="20.566cm" svg:y="6.952cm" svg:viewBox="0 0 274 274" svg:d="M137 274c37 0 71-14 97-40 26-25 40-60 40-96 0-37-14-71-40-97s-60-41-97-41c-36 0-71 15-97 41s-40 60-40 97c0 36 14 71 40 96 26 26 61 40 97 40z">
          <text:p/>
        </draw:path>
        <draw:path draw:style-name="gr33" draw:text-style-name="P20" draw:layer="layout" svg:width="0.273cm" svg:height="0.273cm" svg:x="20.601cm" svg:y="6.726cm" svg:viewBox="0 0 274 274" svg:d="M138 274c36 0 71-14 96-41 26-26 40-60 40-97 0-36-14-71-40-96-25-26-60-40-96-40-37 0-71 14-97 40-26 25-41 60-41 96 0 37 15 71 41 97 26 27 60 41 97 41z">
          <text:p/>
        </draw:path>
        <draw:path draw:style-name="gr33" draw:text-style-name="P20" draw:layer="layout" svg:width="0.274cm" svg:height="0.273cm" svg:x="20.751cm" svg:y="6.905cm" svg:viewBox="0 0 275 274" svg:d="M138 274c36 0 71-14 97-40 25-25 40-60 40-96s-15-71-40-98c-26-25-61-40-97-40-37 0-72 15-98 40-25 27-40 62-40 98s15 71 40 96c26 26 61 40 98 40z">
          <text:p/>
        </draw:path>
        <draw:path draw:style-name="gr33" draw:text-style-name="P20" draw:layer="layout" svg:width="0.273cm" svg:height="0.274cm" svg:x="20.61cm" svg:y="6.977cm" svg:viewBox="0 0 274 275" svg:d="M138 275c36 0 71-15 96-41 26-26 40-61 40-97s-14-71-40-97c-25-25-60-40-96-40-37 0-71 15-97 40-26 26-41 61-41 97s15 71 41 97 60 41 97 41z">
          <text:p/>
        </draw:path>
        <draw:path draw:style-name="gr33" draw:text-style-name="P20" draw:layer="layout" svg:width="0.273cm" svg:height="0.273cm" svg:x="20.642cm" svg:y="6.89cm" svg:viewBox="0 0 274 274" svg:d="M137 274c36 0 71-14 96-40 27-25 41-60 41-96 0-37-14-72-41-98-25-26-60-40-96-40s-71 14-97 40c-25 26-40 61-40 98 0 36 15 71 40 96 26 26 61 40 97 40z">
          <text:p/>
        </draw:path>
        <draw:path draw:style-name="gr33" draw:text-style-name="P20" draw:layer="layout" svg:width="0.273cm" svg:height="0.274cm" svg:x="19.716cm" svg:y="6.759cm" svg:viewBox="0 0 274 275" svg:d="M138 275c36 0 71-15 96-40 26-26 40-62 40-98s-14-71-40-97c-25-25-60-40-96-40-37 0-72 15-98 40-26 26-40 61-40 97s14 72 40 98c26 25 61 40 98 40z">
          <text:p/>
        </draw:path>
        <draw:path draw:style-name="gr36" draw:text-style-name="P21" draw:layer="layout" svg:width="0.273cm" svg:height="0.273cm" svg:x="23.128cm" svg:y="6.372cm" svg:viewBox="0 0 274 274" svg:d="M137 274c36 0 71-14 97-40 26-25 40-60 40-96s-14-71-40-98c-26-25-61-40-97-40-37 0-71 15-97 40-26 27-40 62-40 98s14 71 40 96c26 26 60 40 97 40z">
          <text:p/>
        </draw:path>
        <draw:path draw:style-name="gr33" draw:text-style-name="P20" draw:layer="layout" svg:width="0.273cm" svg:height="0.274cm" svg:x="20.919cm" svg:y="6.918cm" svg:viewBox="0 0 274 275" svg:d="M136 275c37 0 71-15 97-40 27-26 41-61 41-97s-14-71-41-98c-26-25-60-40-97-40-36 0-71 15-96 40-26 27-40 62-40 98s14 71 40 97c25 25 60 40 96 40z">
          <text:p/>
        </draw:path>
        <draw:path draw:style-name="gr33" draw:text-style-name="P20" draw:layer="layout" svg:width="0.273cm" svg:height="0.274cm" svg:x="20.863cm" svg:y="7.026cm" svg:viewBox="0 0 274 275" svg:d="M138 275c36 0 71-15 96-40 26-27 40-62 40-98s-14-71-40-96c-25-26-60-41-96-41s-71 15-97 41c-26 25-41 60-41 96s15 71 41 98c26 25 61 40 97 40z">
          <text:p/>
        </draw:path>
        <draw:path draw:style-name="gr36" draw:text-style-name="P21" draw:layer="layout" svg:width="0.273cm" svg:height="0.273cm" svg:x="21.916cm" svg:y="6.976cm" svg:viewBox="0 0 274 274" svg:d="M137 274c37 0 71-14 97-41 26-25 40-60 40-96 0-37-14-71-40-97s-60-40-97-40c-36 0-71 14-97 40s-40 60-40 97c0 36 14 71 40 96 26 27 61 41 97 41z">
          <text:p/>
        </draw:path>
        <draw:path draw:style-name="gr33" draw:text-style-name="P20" draw:layer="layout" svg:width="0.274cm" svg:height="0.273cm" svg:x="20.756cm" svg:y="6.953cm" svg:viewBox="0 0 275 274" svg:d="M138 274c36 0 71-14 97-40 25-25 40-60 40-96s-15-71-40-97c-26-25-61-41-97-41-37 0-72 16-98 41-25 26-40 61-40 97s15 71 40 96c26 26 61 40 98 40z">
          <text:p/>
        </draw:path>
        <draw:path draw:style-name="gr33" draw:text-style-name="P20" draw:layer="layout" svg:width="0.274cm" svg:height="0.273cm" svg:x="20.739cm" svg:y="7.006cm" svg:viewBox="0 0 275 274" svg:d="M137 274c37 0 72-15 98-40 25-27 40-62 40-98s-15-71-40-96c-26-26-61-40-98-40-36 0-71 14-97 40-25 25-40 60-40 96s15 71 40 98c26 25 61 40 97 40z">
          <text:p/>
        </draw:path>
        <draw:path draw:style-name="gr36" draw:text-style-name="P21" draw:layer="layout" svg:width="0.273cm" svg:height="0.273cm" svg:x="21.954cm" svg:y="6.978cm" svg:viewBox="0 0 274 274" svg:d="M137 274c37 0 71-14 97-41 26-25 40-60 40-96s-14-71-40-97c-26-25-60-40-97-40-36 0-71 15-96 40-27 26-41 61-41 97s14 71 41 96c25 27 60 41 96 41z">
          <text:p/>
        </draw:path>
        <draw:path draw:style-name="gr33" draw:text-style-name="P20" draw:layer="layout" svg:width="0.274cm" svg:height="0.273cm" svg:x="20.497cm" svg:y="6.928cm" svg:viewBox="0 0 275 274" svg:d="M138 274c36 0 71-14 97-40 25-26 40-60 40-97 0-36-15-71-40-96-26-27-61-41-97-41-37 0-72 14-98 41-25 25-40 60-40 96 0 37 15 71 40 97 26 26 61 40 98 40z">
          <text:p/>
        </draw:path>
        <draw:path draw:style-name="gr33" draw:text-style-name="P20" draw:layer="layout" svg:width="0.274cm" svg:height="0.273cm" svg:x="21.007cm" svg:y="6.934cm" svg:viewBox="0 0 275 274" svg:d="M137 274c37 0 72-14 98-40 25-25 40-60 40-96s-15-71-40-97c-26-26-61-41-98-41-36 0-71 15-97 41-25 26-40 61-40 97s15 71 40 96c26 26 61 40 97 40z">
          <text:p/>
        </draw:path>
        <draw:path draw:style-name="gr33" draw:text-style-name="P20" draw:layer="layout" svg:width="0.273cm" svg:height="0.273cm" svg:x="18.71cm" svg:y="3.618cm" svg:viewBox="0 0 274 274" svg:d="M137 274c36 0 71-14 96-40 26-26 41-60 41-97 0-36-15-72-41-97-25-26-60-40-96-40-37 0-71 14-97 40-26 25-40 61-40 97 0 37 14 71 40 97s60 40 97 40z">
          <text:p/>
        </draw:path>
        <draw:path draw:style-name="gr36" draw:text-style-name="P21" draw:layer="layout" svg:width="0.273cm" svg:height="0.273cm" svg:x="22.254cm" svg:y="6.939cm" svg:viewBox="0 0 274 274" svg:d="M136 274c36 0 71-14 97-40 25-26 41-60 41-97 0-36-16-71-41-96-26-27-61-41-97-41s-71 14-96 41c-26 25-40 60-40 96 0 37 14 71 40 97 25 26 60 40 96 40z">
          <text:p/>
        </draw:path>
        <draw:path draw:style-name="gr33" draw:text-style-name="P20" draw:layer="layout" svg:width="0.274cm" svg:height="0.273cm" svg:x="20.817cm" svg:y="6.854cm" svg:viewBox="0 0 275 274" svg:d="M138 274c36 0 71-14 97-40 25-26 40-60 40-97s-15-72-40-97c-26-26-61-40-97-40s-72 14-98 40c-25 25-40 60-40 97s15 71 40 97c26 26 62 40 98 40z">
          <text:p/>
        </draw:path>
        <draw:path draw:style-name="gr33" draw:text-style-name="P20" draw:layer="layout" svg:width="0.273cm" svg:height="0.274cm" svg:x="20.888cm" svg:y="6.846cm" svg:viewBox="0 0 274 275" svg:d="M136 275c36 0 71-15 97-40 25-26 41-61 41-97 0-37-16-72-41-97-26-26-61-41-97-41s-71 15-96 41c-26 25-40 60-40 97 0 36 14 71 40 97 25 25 60 40 96 40z">
          <text:p/>
        </draw:path>
        <draw:path draw:style-name="gr33" draw:text-style-name="P20" draw:layer="layout" svg:width="0.273cm" svg:height="0.273cm" svg:x="20.969cm" svg:y="6.946cm" svg:viewBox="0 0 274 274" svg:d="M136 274c36 0 72-14 98-40 25-25 40-60 40-96 0-37-15-71-40-97-26-27-62-41-98-41s-71 14-96 41c-26 26-40 60-40 97 0 36 14 71 40 96 25 26 60 40 96 40z">
          <text:p/>
        </draw:path>
        <draw:path draw:style-name="gr33" draw:text-style-name="P20" draw:layer="layout" svg:width="0.274cm" svg:height="0.274cm" svg:x="20.778cm" svg:y="6.906cm" svg:viewBox="0 0 275 275" svg:d="M138 275c36 0 71-15 97-40 25-26 40-61 40-97s-15-71-40-98c-26-25-61-40-97-40-37 0-72 15-98 40-25 27-40 62-40 98s15 71 40 97c26 25 61 40 98 40z">
          <text:p/>
        </draw:path>
        <draw:path draw:style-name="gr33" draw:text-style-name="P20" draw:layer="layout" svg:width="0.273cm" svg:height="0.274cm" svg:x="20.756cm" svg:y="6.928cm" svg:viewBox="0 0 274 275" svg:d="M137 275c37 0 71-15 97-40 26-26 40-61 40-97s-14-71-40-97-60-41-97-41-72 15-97 41c-26 26-40 61-40 97s14 71 40 97c25 25 60 40 97 40z">
          <text:p/>
        </draw:path>
        <draw:path draw:style-name="gr36" draw:text-style-name="P21" draw:layer="layout" svg:width="0.274cm" svg:height="0.274cm" svg:x="21.459cm" svg:y="6.261cm" svg:viewBox="0 0 275 275" svg:d="M137 275c36 0 71-15 97-40 26-26 41-61 41-98 0-36-15-71-41-97-26-25-61-40-97-40s-71 15-97 40c-25 26-40 61-40 97 0 37 15 72 40 98 26 25 61 40 97 40z">
          <text:p/>
        </draw:path>
        <draw:path draw:style-name="gr33" draw:text-style-name="P20" draw:layer="layout" svg:width="0.274cm" svg:height="0.273cm" svg:x="20.498cm" svg:y="6.974cm" svg:viewBox="0 0 275 274" svg:d="M138 274c36 0 71-15 97-41 25-26 40-60 40-97 0-36-15-71-40-96-26-26-61-40-97-40-37 0-72 14-98 40-25 25-40 60-40 96 0 37 15 71 40 97 26 26 61 41 98 41z">
          <text:p/>
        </draw:path>
        <draw:path draw:style-name="gr33" draw:text-style-name="P20" draw:layer="layout" svg:width="0.273cm" svg:height="0.273cm" svg:x="20.188cm" svg:y="6.868cm" svg:viewBox="0 0 274 274" svg:d="M137 274c37 0 72-14 97-40 26-26 40-60 40-97 0-36-14-72-40-97-25-26-60-40-97-40s-71 14-97 40c-26 25-40 61-40 97 0 37 14 71 40 97s60 40 97 40z">
          <text:p/>
        </draw:path>
        <draw:path draw:style-name="gr33" draw:text-style-name="P20" draw:layer="layout" svg:width="0.273cm" svg:height="0.273cm" svg:x="20.889cm" svg:y="6.987cm" svg:viewBox="0 0 274 274" svg:d="M136 274c37 0 71-14 97-41 26-26 41-60 41-97 0-36-15-71-41-96-26-26-60-40-97-40-36 0-71 14-96 40-26 25-40 60-40 96 0 37 14 71 40 97 25 27 60 41 96 41z">
          <text:p/>
        </draw:path>
        <draw:path draw:style-name="gr33" draw:text-style-name="P20" draw:layer="layout" svg:width="0.274cm" svg:height="0.273cm" svg:x="20.768cm" svg:y="6.966cm" svg:viewBox="0 0 275 274" svg:d="M138 274c36 0 71-15 97-41 25-25 40-60 40-96s-15-71-40-97c-26-25-61-40-97-40-37 0-72 15-98 40-25 26-40 61-40 97s15 71 40 96c26 26 61 41 98 41z">
          <text:p/>
        </draw:path>
        <draw:path draw:style-name="gr33" draw:text-style-name="P20" draw:layer="layout" svg:width="0.273cm" svg:height="0.274cm" svg:x="20.561cm" svg:y="6.968cm" svg:viewBox="0 0 274 275" svg:d="M138 275c36 0 71-16 96-41 26-26 40-61 40-97s-14-71-40-97c-25-25-60-40-96-40s-71 15-98 40c-25 26-40 61-40 97s15 71 40 97c27 25 62 41 98 41z">
          <text:p/>
        </draw:path>
        <draw:path draw:style-name="gr33" draw:text-style-name="P20" draw:layer="layout" svg:width="0.273cm" svg:height="0.274cm" svg:x="20.555cm" svg:y="6.996cm" svg:viewBox="0 0 274 275" svg:d="M137 275c37 0 71-15 97-41s40-61 40-97-14-71-40-97c-26-25-60-40-97-40-36 0-71 15-97 40-26 26-40 61-40 97s14 71 40 97 61 41 97 41z">
          <text:p/>
        </draw:path>
        <draw:path draw:style-name="gr33" draw:text-style-name="P20" draw:layer="layout" svg:width="0.273cm" svg:height="0.273cm" svg:x="20.813cm" svg:y="6.734cm" svg:viewBox="0 0 274 274" svg:d="M138 274c36 0 71-14 96-40 26-26 40-61 40-97 0-37-14-71-40-97-25-26-60-40-96-40-37 0-72 14-98 40s-40 60-40 97c0 36 14 71 40 97s61 40 98 40z">
          <text:p/>
        </draw:path>
        <draw:path draw:style-name="gr33" draw:text-style-name="P20" draw:layer="layout" svg:width="0.273cm" svg:height="0.274cm" svg:x="20.793cm" svg:y="6.975cm" svg:viewBox="0 0 274 275" svg:d="M137 275c36 0 71-16 97-41 25-26 40-61 40-97s-15-71-40-97c-26-25-61-40-97-40s-72 15-97 40c-26 26-40 61-40 97s14 71 40 97c25 25 61 41 97 41z">
          <text:p/>
        </draw:path>
        <draw:path draw:style-name="gr36" draw:text-style-name="P21" draw:layer="layout" svg:width="0.273cm" svg:height="0.273cm" svg:x="22.128cm" svg:y="6.989cm" svg:viewBox="0 0 274 274" svg:d="M137 274c36 0 71-15 97-41 25-26 40-61 40-97s-15-71-40-96c-26-26-61-40-97-40-37 0-72 14-97 40-26 25-40 60-40 96s14 71 40 97c25 26 60 41 97 41z">
          <text:p/>
        </draw:path>
        <draw:path draw:style-name="gr33" draw:text-style-name="P20" draw:layer="layout" svg:width="0.273cm" svg:height="0.273cm" svg:x="20.797cm" svg:y="6.94cm" svg:viewBox="0 0 274 274" svg:d="M138 274c36 0 71-14 96-40 26-25 40-60 40-96 0-37-14-71-40-97-25-27-60-41-96-41-37 0-72 14-98 41-26 26-40 60-40 97 0 36 14 71 40 96 26 26 61 40 98 40z">
          <text:p/>
        </draw:path>
        <draw:path draw:style-name="gr33" draw:text-style-name="P20" draw:layer="layout" svg:width="0.273cm" svg:height="0.273cm" svg:x="20.604cm" svg:y="6.978cm" svg:viewBox="0 0 274 274" svg:d="M138 274c36 0 71-14 96-41 26-26 40-60 40-97 0-36-14-71-40-96-25-26-60-40-96-40s-71 14-97 40c-25 25-41 60-41 96 0 37 16 71 41 97 26 27 61 41 97 41z">
          <text:p/>
        </draw:path>
        <draw:path draw:style-name="gr36" draw:text-style-name="P21" draw:layer="layout" svg:width="0.273cm" svg:height="0.273cm" svg:x="21.702cm" svg:y="6.988cm" svg:viewBox="0 0 274 274" svg:d="M138 274c36 0 71-14 96-41 26-25 40-60 40-96 0-37-14-71-40-97-25-26-60-40-96-40-37 0-71 14-97 40s-41 60-41 97c0 36 15 71 41 96 26 27 60 41 97 41z">
          <text:p/>
        </draw:path>
        <draw:path draw:style-name="gr33" draw:text-style-name="P20" draw:layer="layout" svg:width="0.274cm" svg:height="0.273cm" svg:x="20.872cm" svg:y="6.955cm" svg:viewBox="0 0 275 274" svg:d="M138 274c36 0 71-14 97-40 25-25 40-60 40-96 0-37-15-71-40-97-26-26-61-41-97-41s-71 15-97 41c-25 26-41 60-41 97 0 36 16 71 41 96 26 26 61 40 97 40z">
          <text:p/>
        </draw:path>
        <draw:path draw:style-name="gr33" draw:text-style-name="P20" draw:layer="layout" svg:width="0.274cm" svg:height="0.274cm" svg:x="20.476cm" svg:y="6.985cm" svg:viewBox="0 0 275 275" svg:d="M138 275c36 0 71-15 97-41 25-26 40-61 40-97s-15-71-40-97c-26-25-61-40-97-40-37 0-72 15-98 40-25 26-40 61-40 97s15 71 40 97c26 26 61 41 98 41z">
          <text:p/>
        </draw:path>
        <draw:path draw:style-name="gr33" draw:text-style-name="P20" draw:layer="layout" svg:width="0.274cm" svg:height="0.274cm" svg:x="20.587cm" svg:y="6.955cm" svg:viewBox="0 0 275 275" svg:d="M138 275c36 0 71-15 97-40 25-26 40-61 40-97s-15-71-40-96c-26-26-61-42-97-42s-71 16-97 42c-26 25-41 60-41 96s15 71 41 97c26 25 61 40 97 40z">
          <text:p/>
        </draw:path>
        <draw:path draw:style-name="gr33" draw:text-style-name="P20" draw:layer="layout" svg:width="0.274cm" svg:height="0.274cm" svg:x="20.746cm" svg:y="6.993cm" svg:viewBox="0 0 275 275" svg:d="M137 275c37 0 72-15 98-41 25-26 40-61 40-97s-15-71-40-97c-26-25-61-40-98-40-36 0-71 15-97 40-25 26-40 61-40 97s15 71 40 97c26 26 61 41 97 41z">
          <text:p/>
        </draw:path>
        <draw:path draw:style-name="gr36" draw:text-style-name="P21" draw:layer="layout" svg:width="0.273cm" svg:height="0.273cm" svg:x="23.01cm" svg:y="6.486cm" svg:viewBox="0 0 274 274" svg:d="M137 274c37 0 71-14 97-40 26-25 40-61 40-97s-14-71-40-97c-26-25-60-40-97-40-36 0-71 15-97 40-26 26-40 61-40 97s14 72 40 97c26 26 61 40 97 40z">
          <text:p/>
        </draw:path>
        <draw:path draw:style-name="gr33" draw:text-style-name="P20" draw:layer="layout" svg:width="0.273cm" svg:height="0.273cm" svg:x="20.439cm" svg:y="6.98cm" svg:viewBox="0 0 274 274" svg:d="M137 274c37 0 72-14 97-41 26-25 40-60 40-96 0-37-14-71-40-97-25-26-60-40-97-40s-71 14-97 40-40 60-40 97c0 36 14 71 40 96 26 27 60 41 97 41z">
          <text:p/>
        </draw:path>
        <draw:path draw:style-name="gr33" draw:text-style-name="P20" draw:layer="layout" svg:width="0.273cm" svg:height="0.274cm" svg:x="20.753cm" svg:y="7.015cm" svg:viewBox="0 0 274 275" svg:d="M138 275c36 0 71-15 96-40 26-27 40-62 40-98s-14-71-40-97c-25-25-60-40-96-40-38 0-72 15-98 40-26 26-40 61-40 97s14 71 40 98c26 25 60 40 98 40z">
          <text:p/>
        </draw:path>
        <draw:path draw:style-name="gr33" draw:text-style-name="P20" draw:layer="layout" svg:width="0.273cm" svg:height="0.273cm" svg:x="20.419cm" svg:y="6.983cm" svg:viewBox="0 0 274 274" svg:d="M136 274c37 0 72-14 98-41 26-25 40-60 40-96 0-37-14-71-40-97s-61-40-98-40c-36 0-71 14-96 40-26 26-40 60-40 97 0 36 14 71 40 96 25 27 60 41 96 41z">
          <text:p/>
        </draw:path>
        <draw:path draw:style-name="gr36" draw:text-style-name="P21" draw:layer="layout" svg:width="0.273cm" svg:height="0.273cm" svg:x="22.113cm" svg:y="7.028cm" svg:viewBox="0 0 274 274" svg:d="M138 274c36 0 71-14 96-40 26-26 40-61 40-98 0-36-14-71-40-96-25-26-60-40-96-40-38 0-72 14-98 40-26 25-40 60-40 96 0 37 14 72 40 98s60 40 98 40z">
          <text:p/>
        </draw:path>
        <draw:path draw:style-name="gr36" draw:text-style-name="P21" draw:layer="layout" svg:width="0.273cm" svg:height="0.274cm" svg:x="22.244cm" svg:y="6.724cm" svg:viewBox="0 0 274 275" svg:d="M138 275c36 0 71-15 96-41 26-26 40-61 40-97s-14-71-40-97c-25-25-60-40-96-40-37 0-71 15-97 40-26 26-41 61-41 97s15 71 41 97 60 41 97 41z">
          <text:p/>
        </draw:path>
        <draw:path draw:style-name="gr36" draw:text-style-name="P21" draw:layer="layout" svg:width="0.273cm" svg:height="0.273cm" svg:x="21.132cm" svg:y="7.06cm" svg:viewBox="0 0 274 274" svg:d="M137 274c36 0 71-14 97-40 25-25 40-61 40-97 0-37-15-71-40-97-26-26-61-40-97-40s-71 14-96 40c-27 26-41 60-41 97 0 36 14 72 41 97 25 26 60 40 96 40z">
          <text:p/>
        </draw:path>
        <draw:path draw:style-name="gr33" draw:text-style-name="P20" draw:layer="layout" svg:width="0.274cm" svg:height="0.273cm" svg:x="20.609cm" svg:y="6.978cm" svg:viewBox="0 0 275 274" svg:d="M138 274c36 0 71-14 97-41 25-25 40-60 40-96s-15-71-40-97c-26-25-61-40-97-40s-71 15-97 40c-25 26-41 61-41 97s16 71 41 96c26 27 61 41 97 41z">
          <text:p/>
        </draw:path>
        <draw:path draw:style-name="gr36" draw:text-style-name="P21" draw:layer="layout" svg:width="0.273cm" svg:height="0.273cm" svg:x="21.539cm" svg:y="7.051cm" svg:viewBox="0 0 274 274" svg:d="M137 274c37 0 72-14 97-40 26-25 40-61 40-97 0-37-14-71-40-97-25-26-60-40-97-40s-71 14-97 40-40 60-40 97c0 36 14 72 40 97 26 26 60 40 97 40z">
          <text:p/>
        </draw:path>
        <draw:path draw:style-name="gr33" draw:text-style-name="P20" draw:layer="layout" svg:width="0.274cm" svg:height="0.273cm" svg:x="20.74cm" svg:y="7.025cm" svg:viewBox="0 0 275 274" svg:d="M137 274c37 0 72-14 98-40 25-26 40-61 40-97s-15-71-40-97c-26-25-61-40-98-40-36 0-71 15-97 40-25 26-40 61-40 97s15 71 40 97c26 26 61 40 97 40z">
          <text:p/>
        </draw:path>
        <draw:path draw:style-name="gr33" draw:text-style-name="P20" draw:layer="layout" svg:width="0.273cm" svg:height="0.273cm" svg:x="20.656cm" svg:y="6.987cm" svg:viewBox="0 0 274 274" svg:d="M136 274c37 0 71-14 98-41 26-26 40-60 40-97 0-36-14-71-40-96-27-26-61-40-98-40-36 0-71 14-96 40-26 25-40 60-40 96 0 37 14 71 40 97 25 27 60 41 96 41z">
          <text:p/>
        </draw:path>
        <draw:path draw:style-name="gr33" draw:text-style-name="P20" draw:layer="layout" svg:width="0.274cm" svg:height="0.273cm" svg:x="20.978cm" svg:y="6.92cm" svg:viewBox="0 0 275 274" svg:d="M137 274c36 0 72-14 97-40 26-26 41-60 41-97 0-36-15-71-41-97-25-26-61-40-97-40s-71 14-97 40c-25 26-40 61-40 97 0 37 15 71 40 97 26 26 61 40 97 40z">
          <text:p/>
        </draw:path>
        <draw:path draw:style-name="gr36" draw:text-style-name="P21" draw:layer="layout" svg:width="0.274cm" svg:height="0.273cm" svg:x="22.099cm" svg:y="7.046cm" svg:viewBox="0 0 275 274" svg:d="M137 274c37 0 72-15 98-40 25-26 40-62 40-98s-15-71-40-96c-26-26-61-40-98-40-36 0-71 14-97 40-25 25-40 60-40 96s15 72 40 98c26 25 61 40 97 40z">
          <text:p/>
        </draw:path>
        <draw:path draw:style-name="gr36" draw:text-style-name="P21" draw:layer="layout" svg:width="0.273cm" svg:height="0.273cm" svg:x="23.23cm" svg:y="6.479cm" svg:viewBox="0 0 274 274" svg:d="M137 274c36 0 71-15 97-40 25-27 40-62 40-98s-15-71-40-96c-26-26-61-40-97-40-37 0-72 14-97 40-26 25-40 60-40 96s14 71 40 98c25 25 60 40 97 40z">
          <text:p/>
        </draw:path>
        <draw:path draw:style-name="gr33" draw:text-style-name="P20" draw:layer="layout" svg:width="0.273cm" svg:height="0.273cm" svg:x="20.707cm" svg:y="6.978cm" svg:viewBox="0 0 274 274" svg:d="M137 274c36 0 72-14 97-41 26-25 40-60 40-96s-14-71-40-97c-25-25-61-40-97-40s-71 15-97 40c-25 26-40 61-40 97s15 71 40 96c26 27 61 41 97 41z">
          <text:p/>
        </draw:path>
        <draw:path draw:style-name="gr33" draw:text-style-name="P20" draw:layer="layout" svg:width="0.274cm" svg:height="0.274cm" svg:x="20.679cm" svg:y="6.974cm" svg:viewBox="0 0 275 275" svg:d="M137 275c36 0 72-16 98-41 25-26 40-61 40-97s-15-71-40-97c-26-25-62-40-98-40s-71 15-97 40c-25 26-40 61-40 97s15 71 40 97c26 25 61 41 97 41z">
          <text:p/>
        </draw:path>
        <draw:path draw:style-name="gr33" draw:text-style-name="P20" draw:layer="layout" svg:width="0.274cm" svg:height="0.273cm" svg:x="20.698cm" svg:y="7.015cm" svg:viewBox="0 0 275 274" svg:d="M137 274c36 0 72-14 98-40 25-26 40-61 40-97 0-37-15-71-40-97-26-26-62-40-98-40s-71 14-97 40c-25 26-40 60-40 97 0 36 15 71 40 97 26 26 61 40 97 40z">
          <text:p/>
        </draw:path>
        <draw:path draw:style-name="gr36" draw:text-style-name="P21" draw:layer="layout" svg:width="0.274cm" svg:height="0.274cm" svg:x="21.349cm" svg:y="6.984cm" svg:viewBox="0 0 275 275" svg:d="M138 275c36 0 71-15 97-41 25-26 40-61 40-97s-15-71-40-97c-26-25-61-40-97-40s-72 15-98 40c-25 26-40 61-40 97s15 71 40 97c26 26 62 41 98 41z">
          <text:p/>
        </draw:path>
        <draw:path draw:style-name="gr33" draw:text-style-name="P20" draw:layer="layout" svg:width="0.273cm" svg:height="0.274cm" svg:x="20.515cm" svg:y="6.995cm" svg:viewBox="0 0 274 275" svg:d="M138 275c36 0 71-15 96-41 26-26 40-61 40-97s-14-71-40-97c-25-25-60-40-96-40s-72 15-98 40c-25 26-40 61-40 97s15 71 40 97c26 26 62 41 98 41z">
          <text:p/>
        </draw:path>
        <draw:path draw:style-name="gr36" draw:text-style-name="P21" draw:layer="layout" svg:width="0.273cm" svg:height="0.273cm" svg:x="21.132cm" svg:y="6.905cm" svg:viewBox="0 0 274 274" svg:d="M138 274c36 0 71-15 96-40 26-26 40-61 40-97s-14-71-40-97c-25-26-60-40-96-40-37 0-71 14-97 40-27 26-41 61-41 97s14 71 41 97c26 25 60 40 97 40z">
          <text:p/>
        </draw:path>
        <draw:path draw:style-name="gr33" draw:text-style-name="P20" draw:layer="layout" svg:width="0.274cm" svg:height="0.273cm" svg:x="20.454cm" svg:y="7.001cm" svg:viewBox="0 0 275 274" svg:d="M137 274c37 0 72-14 98-41 25-25 40-60 40-96s-15-71-40-97c-26-25-61-40-98-40-36 0-71 15-97 40-25 26-40 61-40 97s15 71 40 96c26 27 61 41 97 41z">
          <text:p/>
        </draw:path>
        <draw:path draw:style-name="gr36" draw:text-style-name="P21" draw:layer="layout" svg:width="0.273cm" svg:height="0.273cm" svg:x="22.015cm" svg:y="7.107cm" svg:viewBox="0 0 274 274" svg:d="M136 274c36 0 71-14 97-40 26-25 41-60 41-96 0-37-15-72-41-98-26-25-61-40-97-40s-71 15-96 40c-26 26-40 61-40 98 0 36 14 71 40 96 25 26 60 40 96 40z">
          <text:p/>
        </draw:path>
        <draw:path draw:style-name="gr33" draw:text-style-name="P20" draw:layer="layout" svg:width="0.274cm" svg:height="0.273cm" svg:x="20.642cm" svg:y="6.866cm" svg:viewBox="0 0 275 274" svg:d="M137 274c36 0 71-14 96-40 27-26 42-60 42-97 0-36-15-72-42-97-25-26-60-40-96-40s-71 14-97 40c-25 25-40 61-40 97 0 37 15 71 40 97 26 26 61 40 97 40z">
          <text:p/>
        </draw:path>
        <draw:path draw:style-name="gr36" draw:text-style-name="P21" draw:layer="layout" svg:width="0.273cm" svg:height="0.273cm" svg:x="21.729cm" svg:y="6.36cm" svg:viewBox="0 0 274 274" svg:d="M136 274c37 0 71-14 97-40 27-25 41-60 41-96 0-37-14-71-41-98-26-26-60-40-97-40-36 0-71 14-96 40-26 27-40 61-40 98 0 36 14 71 40 96 25 26 60 40 96 40z">
          <text:p/>
        </draw:path>
        <draw:path draw:style-name="gr33" draw:text-style-name="P20" draw:layer="layout" svg:width="0.273cm" svg:height="0.273cm" svg:x="20.564cm" svg:y="6.941cm" svg:viewBox="0 0 274 274" svg:d="M138 274c36 0 71-15 96-40 26-26 40-61 40-97s-14-71-40-96c-25-27-60-41-96-41s-71 14-98 41c-25 25-40 60-40 96s15 71 40 97c27 25 62 40 98 40z">
          <text:p/>
        </draw:path>
        <draw:path draw:style-name="gr36" draw:text-style-name="P21" draw:layer="layout" svg:width="0.273cm" svg:height="0.273cm" svg:x="22.833cm" svg:y="6.675cm" svg:viewBox="0 0 274 274" svg:d="M137 274c36 0 71-15 96-40 27-26 41-61 41-97s-14-71-41-96c-25-26-60-41-96-41s-71 15-97 41c-25 25-40 60-40 96s15 71 40 97c26 25 61 40 97 40z">
          <text:p/>
        </draw:path>
        <draw:path draw:style-name="gr33" draw:text-style-name="P20" draw:layer="layout" svg:width="0.273cm" svg:height="0.273cm" svg:x="20.856cm" svg:y="7.02cm" svg:viewBox="0 0 274 274" svg:d="M137 274c37 0 71-14 97-40s40-61 40-97-14-71-40-97c-26-25-60-40-97-40-36 0-71 15-96 40-27 26-41 61-41 97s14 71 41 97c25 26 60 40 96 40z">
          <text:p/>
        </draw:path>
        <draw:path draw:style-name="gr33" draw:text-style-name="P20" draw:layer="layout" svg:width="0.273cm" svg:height="0.273cm" svg:x="20.625cm" svg:y="7.029cm" svg:viewBox="0 0 274 274" svg:d="M137 274c36 0 71-14 96-40 26-26 41-61 41-98 0-36-15-71-41-96-25-26-60-40-96-40s-71 14-97 40c-25 25-40 60-40 96 0 37 15 72 40 98 26 26 61 40 97 40z">
          <text:p/>
        </draw:path>
        <draw:path draw:style-name="gr36" draw:text-style-name="P21" draw:layer="layout" svg:width="0.273cm" svg:height="0.273cm" svg:x="21.375cm" svg:y="6.689cm" svg:viewBox="0 0 274 274" svg:d="M137 274c37 0 71-15 97-41s40-60 40-97c0-36-14-71-40-96-26-26-60-40-97-40-36 0-71 14-97 40-26 25-40 60-40 96 0 37 14 71 40 97s61 41 97 41z">
          <text:p/>
        </draw:path>
        <draw:path draw:style-name="gr36" draw:text-style-name="P21" draw:layer="layout" svg:width="0.273cm" svg:height="0.273cm" svg:x="22.263cm" svg:y="7.064cm" svg:viewBox="0 0 274 274" svg:d="M136 274c36 0 71-15 97-40 25-26 41-61 41-98 0-36-16-71-41-96-26-26-61-40-97-40s-71 14-96 40c-26 25-40 60-40 96 0 37 14 72 40 98 25 25 60 40 96 40z">
          <text:p/>
        </draw:path>
        <draw:path draw:style-name="gr33" draw:text-style-name="P20" draw:layer="layout" svg:width="0.274cm" svg:height="0.273cm" svg:x="20.635cm" svg:y="6.996cm" svg:viewBox="0 0 275 274" svg:d="M137 274c36 0 71-14 96-41 27-25 42-60 42-96 0-37-15-71-42-97-25-26-60-40-96-40s-71 14-97 40c-25 26-40 60-40 97 0 36 15 71 40 96 26 27 61 41 97 41z">
          <text:p/>
        </draw:path>
        <draw:path draw:style-name="gr36" draw:text-style-name="P21" draw:layer="layout" svg:width="0.273cm" svg:height="0.274cm" svg:x="21.098cm" svg:y="6.979cm" svg:viewBox="0 0 274 275" svg:d="M137 275c37 0 71-15 97-41s40-61 40-97-14-71-40-97c-26-25-60-40-97-40-36 0-71 15-97 40-26 26-40 61-40 97s14 71 40 97 61 41 97 41z">
          <text:p/>
        </draw:path>
        <draw:path draw:style-name="gr34" draw:text-style-name="P20" draw:layer="layout" svg:width="0.274cm" svg:height="0.273cm" svg:x="20.572cm" svg:y="7.041cm" svg:viewBox="0 0 275 274" svg:d="M138 274c36 0 71-14 97-40 25-26 40-61 40-98 0-36-15-71-40-96-26-26-61-40-97-40s-71 14-96 40c-27 25-42 60-42 96 0 37 15 72 42 98 25 26 60 40 96 40z">
          <text:p/>
        </draw:path>
        <draw:path draw:style-name="gr35" draw:text-style-name="P2" draw:layer="layout" svg:width="0.274cm" svg:height="0.273cm" svg:x="20.572cm" svg:y="7.041cm" svg:viewBox="0 0 275 274" svg:d="M138 274c36 0 71-14 97-40 25-26 40-61 40-98 0-36-15-71-40-96-26-26-61-40-97-40s-71 14-96 40c-27 25-42 60-42 96 0 37 15 72 42 98 25 26 60 40 96 40z">
          <text:p/>
        </draw:path>
        <draw:path draw:style-name="gr36" draw:text-style-name="P21" draw:layer="layout" svg:width="0.273cm" svg:height="0.274cm" svg:x="22.2cm" svg:y="7.089cm" svg:viewBox="0 0 274 275" svg:d="M138 275c36 0 71-15 96-40 26-26 40-61 40-98 0-36-14-71-40-96-25-26-60-41-96-41-37 0-71 15-98 41-26 25-40 60-40 96 0 37 14 72 40 98 27 25 61 40 98 40z">
          <text:p/>
        </draw:path>
        <draw:path draw:style-name="gr36" draw:text-style-name="P21" draw:layer="layout" svg:width="0.273cm" svg:height="0.274cm" svg:x="22.149cm" svg:y="7.098cm" svg:viewBox="0 0 274 275" svg:d="M137 275c36 0 71-15 97-40 25-26 40-61 40-97 0-37-15-72-40-97-26-26-61-41-97-41-37 0-72 15-97 41-26 25-40 60-40 97 0 36 14 71 40 97 25 25 60 40 97 40z">
          <text:p/>
        </draw:path>
        <draw:path draw:style-name="gr33" draw:text-style-name="P20" draw:layer="layout" svg:width="0.273cm" svg:height="0.274cm" svg:x="20.684cm" svg:y="7.031cm" svg:viewBox="0 0 274 275" svg:d="M136 275c36 0 72-15 98-40 25-26 40-62 40-98s-15-71-40-97c-26-25-62-40-98-40s-71 15-96 40c-26 26-40 61-40 97s14 72 40 98c25 25 60 40 96 40z">
          <text:p/>
        </draw:path>
        <draw:path draw:style-name="gr36" draw:text-style-name="P21" draw:layer="layout" svg:width="0.273cm" svg:height="0.273cm" svg:x="21.191cm" svg:y="6.971cm" svg:viewBox="0 0 274 274" svg:d="M136 274c36 0 71-15 97-41s41-60 41-97c0-36-15-71-41-96-26-26-61-40-97-40s-71 14-96 40c-26 25-40 60-40 96 0 37 14 71 40 97 25 26 60 41 96 41z">
          <text:p/>
        </draw:path>
        <draw:path draw:style-name="gr36" draw:text-style-name="P21" draw:layer="layout" svg:width="0.274cm" svg:height="0.274cm" svg:x="21.366cm" svg:y="6.934cm" svg:viewBox="0 0 275 275" svg:d="M138 275c36 0 71-15 97-40 25-26 40-61 40-97s-15-71-40-97c-26-26-61-41-97-41s-71 15-98 41c-25 26-40 61-40 97s15 71 40 97c27 25 62 40 98 40z">
          <text:p/>
        </draw:path>
        <draw:path draw:style-name="gr36" draw:text-style-name="P21" draw:layer="layout" svg:width="0.274cm" svg:height="0.274cm" svg:x="22.635cm" svg:y="6.706cm" svg:viewBox="0 0 275 275" svg:d="M137 275c37 0 72-15 98-41 25-26 40-61 40-97s-15-71-40-97c-26-25-61-40-98-40-36 0-71 15-97 40-25 26-40 61-40 97s15 71 40 97c26 26 61 41 97 41z">
          <text:p/>
        </draw:path>
        <draw:path draw:style-name="gr36" draw:text-style-name="P21" draw:layer="layout" svg:width="0.273cm" svg:height="0.274cm" svg:x="22.186cm" svg:y="7.101cm" svg:viewBox="0 0 274 275" svg:d="M137 275c37 0 71-15 97-40 26-26 40-61 40-97 0-37-14-72-40-97-26-26-60-41-97-41-36 0-71 15-97 41-26 25-40 60-40 97 0 36 14 71 40 97 26 25 61 40 97 40z">
          <text:p/>
        </draw:path>
        <draw:path draw:style-name="gr33" draw:text-style-name="P20" draw:layer="layout" svg:width="0.274cm" svg:height="0.273cm" svg:x="19.98cm" svg:y="6.821cm" svg:viewBox="0 0 275 274" svg:d="M138 274c36 0 71-15 97-40 25-26 40-61 40-98 0-36-15-71-40-96-26-26-61-40-97-40s-72 14-98 40c-25 25-40 60-40 96 0 37 15 72 40 98 26 25 62 40 98 40z">
          <text:p/>
        </draw:path>
        <draw:path draw:style-name="gr36" draw:text-style-name="P21" draw:layer="layout" svg:width="0.274cm" svg:height="0.274cm" svg:x="22.83cm" svg:y="6.523cm" svg:viewBox="0 0 275 275" svg:d="M137 275c36 0 71-15 97-40 26-26 41-61 41-98 0-36-15-71-41-97-26-25-61-40-97-40s-71 15-97 40c-25 26-40 61-40 97 0 37 15 72 40 98 26 25 61 40 97 40z">
          <text:p/>
        </draw:path>
        <draw:path draw:style-name="gr33" draw:text-style-name="P20" draw:layer="layout" svg:width="0.273cm" svg:height="0.273cm" svg:x="20.952cm" svg:y="7.111cm" svg:viewBox="0 0 274 274" svg:d="M136 274c37 0 72-15 98-40 26-26 40-61 40-97 0-37-14-72-40-97-26-26-61-40-98-40-36 0-71 14-96 40-26 25-40 60-40 97 0 36 14 71 40 97 25 25 60 40 96 40z">
          <text:p/>
        </draw:path>
        <draw:path draw:style-name="gr33" draw:text-style-name="P20" draw:layer="layout" svg:width="0.273cm" svg:height="0.273cm" svg:x="20.794cm" svg:y="7.011cm" svg:viewBox="0 0 274 274" svg:d="M137 274c36 0 71-15 97-40 25-27 40-62 40-98s-15-71-40-96c-26-26-61-40-97-40s-72 14-97 40c-26 25-40 60-40 96s14 71 40 98c25 25 61 40 97 40z">
          <text:p/>
        </draw:path>
        <draw:path draw:style-name="gr33" draw:text-style-name="P20" draw:layer="layout" svg:width="0.274cm" svg:height="0.273cm" svg:x="20.479cm" svg:y="7.046cm" svg:viewBox="0 0 275 274" svg:d="M138 274c36 0 71-14 97-40 25-25 40-61 40-97s-15-71-40-97c-26-25-61-40-97-40-37 0-72 15-97 40-26 26-41 61-41 97s15 72 41 97c25 26 60 40 97 40z">
          <text:p/>
        </draw:path>
        <draw:path draw:style-name="gr33" draw:text-style-name="P20" draw:layer="layout" svg:width="0.273cm" svg:height="0.273cm" svg:x="20.787cm" svg:y="7.023cm" svg:viewBox="0 0 274 274" svg:d="M137 274c37 0 71-14 97-40 26-27 40-61 40-98 0-36-14-71-40-96-26-26-60-40-97-40-36 0-72 14-97 40-26 25-40 60-40 96 0 37 14 71 40 98 25 26 61 40 97 40z">
          <text:p/>
        </draw:path>
        <draw:path draw:style-name="gr36" draw:text-style-name="P21" draw:layer="layout" svg:width="0.273cm" svg:height="0.273cm" svg:x="21.067cm" svg:y="7.036cm" svg:viewBox="0 0 274 274" svg:d="M138 274c36 0 71-14 96-40 26-25 40-61 40-97 0-37-14-71-40-97-25-26-60-40-96-40-37 0-72 14-98 40s-40 60-40 97c0 36 14 72 40 97 26 26 61 40 98 40z">
          <text:p/>
        </draw:path>
        <draw:path draw:style-name="gr36" draw:text-style-name="P21" draw:layer="layout" svg:width="0.274cm" svg:height="0.273cm" svg:x="21.026cm" svg:y="7.058cm" svg:viewBox="0 0 275 274" svg:d="M138 274c36 0 71-14 97-40 25-25 40-61 40-97 0-37-15-71-40-97-26-26-61-40-97-40-37 0-72 14-98 40-25 26-40 60-40 97 0 36 15 72 40 97 26 26 61 40 98 40z">
          <text:p/>
        </draw:path>
        <draw:path draw:style-name="gr33" draw:text-style-name="P20" draw:layer="layout" svg:width="0.273cm" svg:height="0.273cm" svg:x="20.729cm" svg:y="7.039cm" svg:viewBox="0 0 274 274" svg:d="M137 274c37 0 72-14 97-40 26-26 40-61 40-98 0-36-14-70-40-96-25-26-60-40-97-40-36 0-71 14-97 40-25 26-40 60-40 96 0 37 15 72 40 98 26 26 61 40 97 40z">
          <text:p/>
        </draw:path>
        <draw:path draw:style-name="gr36" draw:text-style-name="P21" draw:layer="layout" svg:width="0.274cm" svg:height="0.273cm" svg:x="21.199cm" svg:y="7.027cm" svg:viewBox="0 0 275 274" svg:d="M137 274c36 0 71-15 98-40 25-27 40-62 40-98s-15-71-40-96c-27-26-62-40-98-40s-71 14-97 40c-25 25-40 60-40 96s15 71 40 98c26 25 61 40 97 40z">
          <text:p/>
        </draw:path>
        <draw:path draw:style-name="gr36" draw:text-style-name="P21" draw:layer="layout" svg:width="0.273cm" svg:height="0.273cm" svg:x="21.009cm" svg:y="7.123cm" svg:viewBox="0 0 274 274" svg:d="M136 274c37 0 72-14 98-40 25-26 40-60 40-97s-15-72-40-97c-26-26-61-40-98-40-36 0-71 14-96 40-26 25-40 60-40 97s14 71 40 97c25 26 60 40 96 40z">
          <text:p/>
        </draw:path>
        <draw:path draw:style-name="gr36" draw:text-style-name="P21" draw:layer="layout" svg:width="0.273cm" svg:height="0.274cm" svg:x="21.182cm" svg:y="7.11cm" svg:viewBox="0 0 274 275" svg:d="M137 275c36 0 71-15 96-40 27-26 41-61 41-97 0-37-14-72-41-98-25-25-60-40-96-40s-71 15-97 40c-25 26-40 61-40 98 0 36 15 71 40 97 26 25 61 40 97 40z">
          <text:p/>
        </draw:path>
        <draw:path draw:style-name="gr36" draw:text-style-name="P21" draw:layer="layout" svg:width="0.273cm" svg:height="0.273cm" svg:x="21.023cm" svg:y="7.036cm" svg:viewBox="0 0 274 274" svg:d="M138 274c36 0 71-14 96-40 26-25 40-61 40-97s-14-71-40-97c-25-25-60-40-96-40-37 0-72 15-98 40-25 26-40 61-40 97s15 72 40 97c26 26 61 40 98 40z">
          <text:p/>
        </draw:path>
        <draw:path draw:style-name="gr33" draw:text-style-name="P20" draw:layer="layout" svg:width="0.273cm" svg:height="0.273cm" svg:x="20.375cm" svg:y="6.986cm" svg:viewBox="0 0 274 274" svg:d="M137 274c36 0 71-14 96-41 27-25 41-60 41-96s-14-71-41-97c-25-25-60-40-96-40s-71 15-97 40c-25 26-40 61-40 97s15 71 40 96c26 27 61 41 97 41z">
          <text:p/>
        </draw:path>
        <draw:path draw:style-name="gr36" draw:text-style-name="P21" draw:layer="layout" svg:width="0.274cm" svg:height="0.273cm" svg:x="22.017cm" svg:y="6.779cm" svg:viewBox="0 0 275 274" svg:d="M137 274c36 0 71-15 98-40 25-26 40-62 40-98s-15-71-40-96c-27-26-62-40-98-40s-71 14-96 40c-26 25-41 60-41 96s15 72 41 98c25 25 60 40 96 40z">
          <text:p/>
        </draw:path>
        <draw:path draw:style-name="gr36" draw:text-style-name="P21" draw:layer="layout" svg:width="0.274cm" svg:height="0.273cm" svg:x="21.955cm" svg:y="6.935cm" svg:viewBox="0 0 275 274" svg:d="M138 274c36 0 71-14 97-40 25-26 40-60 40-97 0-36-15-71-40-96-26-27-61-41-97-41s-71 14-97 41c-26 25-41 60-41 96 0 37 15 71 41 97s61 40 97 40z">
          <text:p/>
        </draw:path>
        <draw:path draw:style-name="gr36" draw:text-style-name="P21" draw:layer="layout" svg:width="0.274cm" svg:height="0.273cm" svg:x="22.135cm" svg:y="7.152cm" svg:viewBox="0 0 275 274" svg:d="M138 274c36 0 71-15 97-40 25-26 40-61 40-97s-15-72-40-97c-26-26-61-40-97-40-37 0-72 14-98 40-25 25-40 61-40 97s15 71 40 97c26 25 61 40 98 40z">
          <text:p/>
        </draw:path>
        <draw:path draw:style-name="gr36" draw:text-style-name="P21" draw:layer="layout" svg:width="0.273cm" svg:height="0.273cm" svg:x="21.084cm" svg:y="7.096cm" svg:viewBox="0 0 274 274" svg:d="M138 274c36 0 71-14 96-40 26-25 40-60 40-97 0-36-14-71-40-97-25-25-60-40-96-40-37 0-72 15-98 40-26 26-40 61-40 97 0 37 14 72 40 97 26 26 61 40 98 40z">
          <text:p/>
        </draw:path>
        <draw:path draw:style-name="gr36" draw:text-style-name="P21" draw:layer="layout" svg:width="0.274cm" svg:height="0.273cm" svg:x="21.139cm" svg:y="7.051cm" svg:viewBox="0 0 275 274" svg:d="M138 274c36 0 71-15 96-40 26-26 41-62 41-98s-15-71-41-96c-25-26-60-40-96-40s-71 14-97 40c-26 25-41 60-41 96s15 72 41 98c26 25 61 40 97 40z">
          <text:p/>
        </draw:path>
        <draw:path draw:style-name="gr36" draw:text-style-name="P21" draw:layer="layout" svg:width="0.273cm" svg:height="0.274cm" svg:x="22.238cm" svg:y="7.154cm" svg:viewBox="0 0 274 275" svg:d="M137 275c37 0 71-15 97-40 26-26 40-61 40-97s-14-72-40-98c-26-25-60-40-97-40-36 0-71 15-96 40-26 26-41 62-41 98s15 71 41 97c25 25 60 40 96 40z">
          <text:p/>
        </draw:path>
        <draw:path draw:style-name="gr36" draw:text-style-name="P21" draw:layer="layout" svg:width="0.273cm" svg:height="0.273cm" svg:x="21.243cm" svg:y="7.146cm" svg:viewBox="0 0 274 274" svg:d="M137 274c36 0 72-14 97-40 26-25 40-60 40-96 0-37-14-72-40-98-25-26-61-40-97-40s-71 14-97 40c-25 26-40 61-40 98 0 36 15 71 40 96 26 26 61 40 97 40z">
          <text:p/>
        </draw:path>
        <draw:path draw:style-name="gr33" draw:text-style-name="P20" draw:layer="layout" svg:width="0.273cm" svg:height="0.274cm" svg:x="20.58cm" svg:y="6.991cm" svg:viewBox="0 0 274 275" svg:d="M138 275c36 0 71-15 96-41 26-26 40-61 40-97s-14-71-40-97c-25-25-60-40-96-40s-71 15-97 40c-26 26-41 61-41 97s15 71 41 97 61 41 97 41z">
          <text:p/>
        </draw:path>
        <draw:path draw:style-name="gr36" draw:text-style-name="P21" draw:layer="layout" svg:width="0.273cm" svg:height="0.274cm" svg:x="21.23cm" svg:y="6.872cm" svg:viewBox="0 0 274 275" svg:d="M136 275c37 0 72-15 98-40 26-26 40-61 40-97s-14-72-40-98c-26-25-61-40-98-40-36 0-71 15-96 40-26 26-40 62-40 98s14 71 40 97c25 25 60 40 96 40z">
          <text:p/>
        </draw:path>
        <draw:path draw:style-name="gr36" draw:text-style-name="P21" draw:layer="layout" svg:width="0.274cm" svg:height="0.274cm" svg:x="21.059cm" svg:y="7.134cm" svg:viewBox="0 0 275 275" svg:d="M138 275c36 0 71-15 97-40 25-26 40-61 40-97s-15-72-40-98c-26-25-61-40-97-40s-72 15-98 40c-25 26-40 62-40 98s15 71 40 97c26 25 62 40 98 40z">
          <text:p/>
        </draw:path>
        <draw:path draw:style-name="gr36" draw:text-style-name="P21" draw:layer="layout" svg:width="0.273cm" svg:height="0.273cm" svg:x="21.838cm" svg:y="6.982cm" svg:viewBox="0 0 274 274" svg:d="M137 274c37 0 72-14 97-41 26-26 40-60 40-97 0-36-14-71-40-96-25-26-60-40-97-40s-71 14-97 40c-26 25-40 60-40 96 0 37 14 71 40 97 26 27 60 41 97 41z">
          <text:p/>
        </draw:path>
        <draw:path draw:style-name="gr33" draw:text-style-name="P20" draw:layer="layout" svg:width="0.273cm" svg:height="0.273cm" svg:x="20.559cm" svg:y="6.929cm" svg:viewBox="0 0 274 274" svg:d="M137 274c36 0 71-14 97-40 25-26 40-60 40-97 0-36-15-71-40-96-26-27-61-41-97-41s-71 14-97 41c-26 25-40 60-40 96 0 37 14 71 40 97s61 40 97 40z">
          <text:p/>
        </draw:path>
        <draw:path draw:style-name="gr36" draw:text-style-name="P21" draw:layer="layout" svg:width="0.273cm" svg:height="0.273cm" svg:x="21.049cm" svg:y="7.089cm" svg:viewBox="0 0 274 274" svg:d="M138 274c36 0 71-14 96-40 26-25 40-60 40-97s-14-71-40-97c-25-26-60-40-96-40-37 0-72 14-98 40-25 26-40 60-40 97s15 72 40 97c26 26 61 40 98 40z">
          <text:p/>
        </draw:path>
        <draw:path draw:style-name="gr36" draw:text-style-name="P21" draw:layer="layout" svg:width="0.273cm" svg:height="0.273cm" svg:x="21.268cm" svg:y="7.105cm" svg:viewBox="0 0 274 274" svg:d="M136 274c37 0 72-15 98-40 25-26 40-61 40-97 0-37-15-72-40-97-26-26-61-40-98-40-36 0-71 14-96 40-26 25-40 60-40 97 0 36 14 71 40 97 25 25 60 40 96 40z">
          <text:p/>
        </draw:path>
        <draw:path draw:style-name="gr36" draw:text-style-name="P21" draw:layer="layout" svg:width="0.273cm" svg:height="0.274cm" svg:x="21.02cm" svg:y="7.175cm" svg:viewBox="0 0 274 275" svg:d="M137 275c37 0 72-15 97-40 26-26 40-61 40-97s-14-71-40-98c-25-25-60-40-97-40s-71 15-97 40c-26 27-40 62-40 98s14 71 40 97c26 25 60 40 97 40z">
          <text:p/>
        </draw:path>
        <draw:path draw:style-name="gr36" draw:text-style-name="P21" draw:layer="layout" svg:width="0.273cm" svg:height="0.273cm" svg:x="21.175cm" svg:y="7.024cm" svg:viewBox="0 0 274 274" svg:d="M136 274c36 0 71-15 97-40 26-27 41-62 41-98s-15-71-41-96c-26-26-61-40-97-40s-71 14-96 40c-26 25-40 60-40 96s14 71 40 98c25 25 60 40 96 40z">
          <text:p/>
        </draw:path>
        <draw:path draw:style-name="gr33" draw:text-style-name="P20" draw:layer="layout" svg:width="0.273cm" svg:height="0.274cm" svg:x="20.769cm" svg:y="7.098cm" svg:viewBox="0 0 274 275" svg:d="M137 275c36 0 71-15 97-41 25-25 40-60 40-96 0-37-15-72-40-98-26-25-61-40-97-40-37 0-72 15-97 40-26 26-40 61-40 98 0 36 14 71 40 96 25 26 60 41 97 41z">
          <text:p/>
        </draw:path>
        <draw:path draw:style-name="gr36" draw:text-style-name="P21" draw:layer="layout" svg:width="0.273cm" svg:height="0.273cm" svg:x="20.912cm" svg:y="7.047cm" svg:viewBox="0 0 274 274" svg:d="M136 274c36 0 71-14 97-40s41-61 41-98c0-36-15-71-41-96-26-26-61-40-97-40s-71 14-96 40c-26 25-40 60-40 96 0 37 14 72 40 98 25 26 60 40 96 40z">
          <text:p/>
        </draw:path>
        <draw:path draw:style-name="gr36" draw:text-style-name="P21" draw:layer="layout" svg:width="0.273cm" svg:height="0.273cm" svg:x="20.909cm" svg:y="7.096cm" svg:viewBox="0 0 274 274" svg:d="M136 274c37 0 71-14 97-40 27-25 41-60 41-97s-14-71-41-97c-26-26-60-40-97-40-36 0-71 14-96 40-26 26-40 60-40 97s14 72 40 97c25 26 60 40 96 40z">
          <text:p/>
        </draw:path>
        <draw:path draw:style-name="gr36" draw:text-style-name="P21" draw:layer="layout" svg:width="0.274cm" svg:height="0.273cm" svg:x="21.105cm" svg:y="7.142cm" svg:viewBox="0 0 275 274" svg:d="M138 274c36 0 71-14 97-40 25-26 40-60 40-97 0-36-15-72-40-97-26-26-61-40-97-40s-71 14-98 40c-25 25-40 61-40 97 0 37 15 71 40 97 27 26 62 40 98 40z">
          <text:p/>
        </draw:path>
        <draw:path draw:style-name="gr36" draw:text-style-name="P21" draw:layer="layout" svg:width="0.273cm" svg:height="0.274cm" svg:x="20.878cm" svg:y="7.114cm" svg:viewBox="0 0 274 275" svg:d="M137 275c37 0 71-15 97-40 26-26 40-61 40-97 0-37-14-72-40-97-26-26-60-41-97-41-36 0-71 15-96 41-26 25-41 60-41 97 0 36 15 71 41 97 25 25 60 40 96 40z">
          <text:p/>
        </draw:path>
        <draw:path draw:style-name="gr36" draw:text-style-name="P21" draw:layer="layout" svg:width="0.273cm" svg:height="0.273cm" svg:x="21.666cm" svg:y="6.582cm" svg:viewBox="0 0 274 274" svg:d="M138 274c36 0 71-15 96-40 26-26 40-61 40-97 0-37-14-72-40-97-25-26-60-40-96-40-37 0-71 14-97 40-27 25-41 60-41 97 0 36 14 71 41 97 26 25 60 40 97 40z">
          <text:p/>
        </draw:path>
        <draw:path draw:style-name="gr36" draw:text-style-name="P21" draw:layer="layout" svg:width="0.273cm" svg:height="0.273cm" svg:x="22.843cm" svg:y="6.401cm" svg:viewBox="0 0 274 274" svg:d="M137 274c36 0 71-14 97-40 26-25 40-60 40-96 0-37-14-71-40-97-26-27-61-41-97-41-37 0-71 14-97 41-26 26-40 60-40 97 0 36 14 71 40 96 26 26 60 40 97 40z">
          <text:p/>
        </draw:path>
        <draw:path draw:style-name="gr36" draw:text-style-name="P21" draw:layer="layout" svg:width="0.273cm" svg:height="0.274cm" svg:x="21.126cm" svg:y="7.079cm" svg:viewBox="0 0 274 275" svg:d="M137 275c36 0 71-15 97-40 25-26 40-61 40-98 0-36-15-71-40-97-26-25-61-40-97-40s-71 15-96 40c-27 26-41 61-41 97 0 37 14 72 41 98 25 25 60 40 96 40z">
          <text:p/>
        </draw:path>
        <draw:path draw:style-name="gr36" draw:text-style-name="P21" draw:layer="layout" svg:width="0.273cm" svg:height="0.273cm" svg:x="22.35cm" svg:y="6.909cm" svg:viewBox="0 0 274 274" svg:d="M137 274c37 0 72-14 97-40 26-25 40-60 40-96 0-37-14-71-40-98-25-26-60-40-97-40-36 0-71 14-97 40-25 27-40 61-40 98 0 36 15 71 40 96 26 26 61 40 97 40z">
          <text:p/>
        </draw:path>
        <draw:path draw:style-name="gr36" draw:text-style-name="P21" draw:layer="layout" svg:width="0.273cm" svg:height="0.274cm" svg:x="20.859cm" svg:y="7.093cm" svg:viewBox="0 0 274 275" svg:d="M137 275c36 0 71-15 97-40 25-26 40-61 40-98 0-36-15-71-40-97-26-25-61-40-97-40s-71 15-96 40c-27 26-41 61-41 97 0 37 14 72 41 98 25 25 60 40 96 40z">
          <text:p/>
        </draw:path>
        <draw:path draw:style-name="gr36" draw:text-style-name="P21" draw:layer="layout" svg:width="0.273cm" svg:height="0.274cm" svg:x="20.959cm" svg:y="7.13cm" svg:viewBox="0 0 274 275" svg:d="M136 275c37 0 72-15 98-40 26-26 40-61 40-97 0-37-14-72-40-98-26-25-61-40-98-40-36 0-71 15-96 40-26 26-40 61-40 98 0 36 14 71 40 97 25 25 60 40 96 40z">
          <text:p/>
        </draw:path>
        <draw:path draw:style-name="gr36" draw:text-style-name="P21" draw:layer="layout" svg:width="0.273cm" svg:height="0.274cm" svg:x="22.712cm" svg:y="6.79cm" svg:viewBox="0 0 274 275" svg:d="M137 275c36 0 71-15 97-40 25-26 40-61 40-98 0-36-15-71-40-97-26-25-61-40-97-40s-72 15-97 40c-26 26-40 61-40 97 0 37 14 72 40 98 25 25 61 40 97 40z">
          <text:p/>
        </draw:path>
        <draw:path draw:style-name="gr33" draw:text-style-name="P20" draw:layer="layout" svg:width="0.273cm" svg:height="0.273cm" svg:x="19.46cm" svg:y="6.909cm" svg:viewBox="0 0 274 274" svg:d="M137 274c37 0 71-14 97-40 26-25 40-60 40-96 0-37-14-71-40-98-26-26-60-40-97-40-36 0-71 14-97 40-26 27-40 61-40 98 0 36 14 71 40 96 26 26 61 40 97 40z">
          <text:p/>
        </draw:path>
        <draw:path draw:style-name="gr36" draw:text-style-name="P21" draw:layer="layout" svg:width="0.274cm" svg:height="0.273cm" svg:x="20.954cm" svg:y="7.132cm" svg:viewBox="0 0 275 274" svg:d="M137 274c36 0 72-14 98-40 25-25 40-60 40-96 0-37-15-72-40-98-26-25-62-40-98-40s-71 15-97 40c-25 26-40 61-40 98 0 36 15 71 40 96 26 26 61 40 97 40z">
          <text:p/>
        </draw:path>
        <draw:path draw:style-name="gr36" draw:text-style-name="P21" draw:layer="layout" svg:width="0.273cm" svg:height="0.273cm" svg:x="21.138cm" svg:y="7.162cm" svg:viewBox="0 0 274 274" svg:d="M138 274c36 0 71-14 96-40 26-26 40-60 40-97 0-36-14-72-40-97-25-26-60-40-96-40s-71 14-97 40c-26 25-41 61-41 97 0 37 15 71 41 97s61 40 97 40z">
          <text:p/>
        </draw:path>
        <draw:path draw:style-name="gr36" draw:text-style-name="P21" draw:layer="layout" svg:width="0.273cm" svg:height="0.273cm" svg:x="20.9cm" svg:y="7.13cm" svg:viewBox="0 0 274 274" svg:d="M136 274c36 0 71-14 97-40s41-60 41-97-15-72-41-97c-26-26-61-40-97-40s-71 14-96 40c-26 25-40 60-40 97s14 71 40 97c25 26 60 40 96 40z">
          <text:p/>
        </draw:path>
        <draw:path draw:style-name="gr36" draw:text-style-name="P21" draw:layer="layout" svg:width="0.274cm" svg:height="0.273cm" svg:x="22.281cm" svg:y="6.915cm" svg:viewBox="0 0 275 274" svg:d="M137 274c36 0 71-14 96-40 27-25 42-60 42-96s-15-71-42-98c-25-25-60-40-96-40s-71 15-97 40c-25 27-40 62-40 98s15 71 40 96c26 26 61 40 97 40z">
          <text:p/>
        </draw:path>
        <draw:path draw:style-name="gr36" draw:text-style-name="P21" draw:layer="layout" svg:width="0.273cm" svg:height="0.274cm" svg:x="21.816cm" svg:y="7.207cm" svg:viewBox="0 0 274 275" svg:d="M136 275c37 0 72-15 98-40 25-26 40-61 40-97s-15-71-40-97c-26-26-61-41-98-41-36 0-71 15-96 41-26 26-40 61-40 97s14 71 40 97c25 25 60 40 96 40z">
          <text:p/>
        </draw:path>
        <draw:path draw:style-name="gr36" draw:text-style-name="P21" draw:layer="layout" svg:width="0.273cm" svg:height="0.273cm" svg:x="21.129cm" svg:y="7.116cm" svg:viewBox="0 0 274 274" svg:d="M137 274c37 0 71-14 97-40s40-60 40-97-14-72-40-97c-26-26-60-40-97-40-36 0-71 14-96 40-27 25-41 60-41 97s14 71 41 97c25 26 60 40 96 40z">
          <text:p/>
        </draw:path>
        <draw:path draw:style-name="gr36" draw:text-style-name="P21" draw:layer="layout" svg:width="0.273cm" svg:height="0.273cm" svg:x="22.385cm" svg:y="7.073cm" svg:viewBox="0 0 274 274" svg:d="M137 274c37 0 72-14 97-40 26-26 40-60 40-98 0-36-14-71-40-96-25-26-60-40-97-40s-71 14-97 40c-26 25-40 60-40 96 0 38 14 72 40 98s60 40 97 40z">
          <text:p/>
        </draw:path>
        <draw:path draw:style-name="gr36" draw:text-style-name="P21" draw:layer="layout" svg:width="0.273cm" svg:height="0.274cm" svg:x="20.946cm" svg:y="7.131cm" svg:viewBox="0 0 274 275" svg:d="M136 275c37 0 71-15 98-40 26-26 40-61 40-97 0-37-14-72-40-98-27-25-61-40-98-40-36 0-71 15-96 40-26 26-40 61-40 98 0 36 14 71 40 97 25 25 60 40 96 40z">
          <text:p/>
        </draw:path>
        <draw:path draw:style-name="gr33" draw:text-style-name="P20" draw:layer="layout" svg:width="0.273cm" svg:height="0.273cm" svg:x="20.75cm" svg:y="7.143cm" svg:viewBox="0 0 274 274" svg:d="M138 274c36 0 71-14 96-40 26-26 40-60 40-97 0-36-14-72-40-97-25-26-60-40-96-40-37 0-72 14-98 40-25 25-40 61-40 97 0 37 15 71 40 97 26 26 61 40 98 40z">
          <text:p/>
        </draw:path>
        <draw:path draw:style-name="gr36" draw:text-style-name="P21" draw:layer="layout" svg:width="0.273cm" svg:height="0.273cm" svg:x="21.057cm" svg:y="7.126cm" svg:viewBox="0 0 274 274" svg:d="M138 274c36 0 71-14 96-40 26-25 40-60 40-96 0-37-14-72-40-98-25-25-60-40-96-40-38 0-72 15-98 40-26 26-40 61-40 98 0 36 14 71 40 96 26 26 60 40 98 40z">
          <text:p/>
        </draw:path>
        <draw:path draw:style-name="gr36" draw:text-style-name="P21" draw:layer="layout" svg:width="0.273cm" svg:height="0.274cm" svg:x="21.036cm" svg:y="7.099cm" svg:viewBox="0 0 274 275" svg:d="M138 275c36 0 71-15 96-40 26-26 40-61 40-97 0-37-14-72-40-98-25-25-60-40-96-40-37 0-72 15-98 40-25 26-40 61-40 98 0 36 15 71 40 97 26 25 61 40 98 40z">
          <text:p/>
        </draw:path>
        <draw:path draw:style-name="gr36" draw:text-style-name="P21" draw:layer="layout" svg:width="0.273cm" svg:height="0.274cm" svg:x="21.098cm" svg:y="7.158cm" svg:viewBox="0 0 274 275" svg:d="M137 275c36 0 71-15 97-40 25-26 40-61 40-97s-15-72-40-98c-26-25-61-40-97-40s-71 15-97 40c-26 26-40 62-40 98s14 71 40 97c26 25 61 40 97 40z">
          <text:p/>
        </draw:path>
        <draw:path draw:style-name="gr36" draw:text-style-name="P21" draw:layer="layout" svg:width="0.273cm" svg:height="0.273cm" svg:x="21.311cm" svg:y="7.087cm" svg:viewBox="0 0 274 274" svg:d="M137 274c36 0 71-15 97-40 25-26 40-61 40-98 0-36-15-71-40-96-26-26-61-40-97-40-37 0-72 14-97 40-26 25-40 60-40 96 0 37 14 72 40 98 25 25 60 40 97 40z">
          <text:p/>
        </draw:path>
        <draw:path draw:style-name="gr37" draw:text-style-name="P21" draw:layer="layout" svg:width="0.273cm" svg:height="0.273cm" svg:x="20.924cm" svg:y="7.144cm" svg:viewBox="0 0 274 274" svg:d="M136 274c37 0 71-14 97-40 27-26 41-60 41-97 0-36-14-72-41-97-26-26-60-40-97-40-36 0-71 14-96 40-26 25-40 61-40 97 0 37 14 71 40 97 25 26 60 40 96 40z">
          <text:p/>
        </draw:path>
        <draw:path draw:style-name="gr35" draw:text-style-name="P2" draw:layer="layout" svg:width="0.273cm" svg:height="0.273cm" svg:x="20.924cm" svg:y="7.144cm" svg:viewBox="0 0 274 274" svg:d="M136 274c37 0 71-14 97-40 27-26 41-60 41-97 0-36-14-72-41-97-26-26-60-40-97-40-36 0-71 14-96 40-26 25-40 61-40 97 0 37 14 71 40 97 25 26 60 40 96 40z">
          <text:p/>
        </draw:path>
        <draw:path draw:style-name="gr36" draw:text-style-name="P21" draw:layer="layout" svg:width="0.273cm" svg:height="0.274cm" svg:x="21.306cm" svg:y="7.085cm" svg:viewBox="0 0 274 275" svg:d="M138 275c36 0 71-15 96-40 26-26 40-61 40-98 0-36-14-71-40-97-25-25-60-40-96-40-38 0-72 15-98 40-26 26-40 61-40 97 0 37 14 72 40 98 26 25 60 40 98 40z">
          <text:p/>
        </draw:path>
        <draw:path draw:style-name="gr36" draw:text-style-name="P21" draw:layer="layout" svg:width="0.273cm" svg:height="0.273cm" svg:x="22.867cm" svg:y="6.422cm" svg:viewBox="0 0 274 274" svg:d="M136 274c37 0 72-15 98-41 26-25 40-60 40-96 0-37-14-71-40-97s-61-40-98-40c-36 0-71 14-96 40-26 26-40 60-40 97 0 36 14 71 40 96 25 26 60 41 96 41z">
          <text:p/>
        </draw:path>
        <draw:path draw:style-name="gr36" draw:text-style-name="P21" draw:layer="layout" svg:width="0.273cm" svg:height="0.274cm" svg:x="21.021cm" svg:y="7.146cm" svg:viewBox="0 0 274 275" svg:d="M136 275c38 0 72-15 98-40 26-26 40-61 40-97s-14-72-40-98c-26-25-60-40-98-40-36 0-71 15-96 40-26 26-40 62-40 98s14 71 40 97c25 25 60 40 96 40z">
          <text:p/>
        </draw:path>
        <draw:path draw:style-name="gr36" draw:text-style-name="P21" draw:layer="layout" svg:width="0.273cm" svg:height="0.274cm" svg:x="21.225cm" svg:y="7.13cm" svg:viewBox="0 0 274 275" svg:d="M136 275c36 0 72-15 98-40 25-26 40-61 40-97 0-37-15-72-40-98-26-25-62-40-98-40s-71 15-96 40c-26 26-40 61-40 98 0 36 14 71 40 97 25 25 60 40 96 40z">
          <text:p/>
        </draw:path>
        <draw:path draw:style-name="gr36" draw:text-style-name="P21" draw:layer="layout" svg:width="0.273cm" svg:height="0.274cm" svg:x="20.866cm" svg:y="7.068cm" svg:viewBox="0 0 274 275" svg:d="M137 275c37 0 71-15 97-40 26-26 40-61 40-98 0-36-14-71-40-97-26-25-60-40-97-40-36 0-71 15-96 40-27 26-41 61-41 97 0 37 14 72 41 98 25 25 60 40 96 40z">
          <text:p/>
        </draw:path>
        <draw:path draw:style-name="gr36" draw:text-style-name="P21" draw:layer="layout" svg:width="0.273cm" svg:height="0.273cm" svg:x="21.009cm" svg:y="7.107cm" svg:viewBox="0 0 274 274" svg:d="M137 274c37 0 72-14 97-40 26-25 40-60 40-96 0-38-14-72-40-98-25-26-60-40-97-40s-71 14-97 40-40 60-40 98c0 36 14 71 40 96 26 26 60 40 97 40z">
          <text:p/>
        </draw:path>
        <draw:path draw:style-name="gr36" draw:text-style-name="P21" draw:layer="layout" svg:width="0.273cm" svg:height="0.273cm" svg:x="22.5cm" svg:y="6.896cm" svg:viewBox="0 0 274 274" svg:d="M138 274c36 0 70-14 96-40 26-25 40-60 40-96s-14-71-40-98c-26-25-60-40-96-40-37 0-71 15-97 40-27 27-41 62-41 98s14 71 41 96c26 26 60 40 97 40z">
          <text:p/>
        </draw:path>
        <draw:path draw:style-name="gr36" draw:text-style-name="P21" draw:layer="layout" svg:width="0.273cm" svg:height="0.274cm" svg:x="20.952cm" svg:y="7.148cm" svg:viewBox="0 0 274 275" svg:d="M136 275c37 0 72-15 98-40 26-26 40-61 40-97s-14-72-40-98c-26-25-61-40-98-40-36 0-71 15-96 40-26 26-40 62-40 98s14 71 40 97c25 25 60 40 96 40z">
          <text:p/>
        </draw:path>
        <draw:path draw:style-name="gr36" draw:text-style-name="P21" draw:layer="layout" svg:width="0.274cm" svg:height="0.273cm" svg:x="22.518cm" svg:y="6.754cm" svg:viewBox="0 0 275 274" svg:d="M138 274c36 0 71-14 97-40 25-27 40-61 40-98 0-36-15-71-40-96-26-26-61-40-97-40s-71 14-97 40c-25 25-41 60-41 96 0 37 16 71 41 98 26 26 61 40 97 40z">
          <text:p/>
        </draw:path>
        <draw:path draw:style-name="gr36" draw:text-style-name="P21" draw:layer="layout" svg:width="0.273cm" svg:height="0.273cm" svg:x="22.581cm" svg:y="6.804cm" svg:viewBox="0 0 274 274" svg:d="M137 274c36 0 71-14 97-40s40-60 40-98c0-36-14-71-40-96-26-26-61-40-97-40s-71 14-97 40c-25 25-40 60-40 96 0 38 15 72 40 98 26 26 61 40 97 40z">
          <text:p/>
        </draw:path>
        <draw:path draw:style-name="gr36" draw:text-style-name="P21" draw:layer="layout" svg:width="0.274cm" svg:height="0.274cm" svg:x="21.02cm" svg:y="7.128cm" svg:viewBox="0 0 275 275" svg:d="M137 275c37 0 72-15 98-40 25-26 40-61 40-97 0-37-15-72-40-98-26-25-61-40-98-40-36 0-71 15-97 40-25 26-40 61-40 98 0 36 15 71 40 97 26 25 61 40 97 40z">
          <text:p/>
        </draw:path>
        <draw:path draw:style-name="gr36" draw:text-style-name="P21" draw:layer="layout" svg:width="0.274cm" svg:height="0.273cm" svg:x="20.896cm" svg:y="7.152cm" svg:viewBox="0 0 275 274" svg:d="M137 274c36 0 71-15 97-40 25-26 41-61 41-97s-16-72-41-97c-26-26-61-40-97-40s-71 14-97 40c-25 25-40 61-40 97s15 71 40 97c26 25 61 40 97 40z">
          <text:p/>
        </draw:path>
        <draw:path draw:style-name="gr36" draw:text-style-name="P21" draw:layer="layout" svg:width="0.273cm" svg:height="0.274cm" svg:x="20.955cm" svg:y="7.152cm" svg:viewBox="0 0 274 275" svg:d="M136 275c36 0 72-15 98-40 25-26 40-61 40-97s-15-72-40-98c-26-25-62-40-98-40s-71 15-96 40c-26 26-40 62-40 98s14 71 40 97c25 25 60 40 96 40z">
          <text:p/>
        </draw:path>
        <draw:path draw:style-name="gr36" draw:text-style-name="P21" draw:layer="layout" svg:width="0.273cm" svg:height="0.273cm" svg:x="21.507cm" svg:y="7.109cm" svg:viewBox="0 0 274 274" svg:d="M137 274c36 0 72-14 97-40 26-25 40-60 40-96 0-38-14-72-40-98-25-26-61-40-97-40-37 0-71 14-97 40s-40 60-40 98c0 36 14 71 40 96 26 26 60 40 97 40z">
          <text:p/>
        </draw:path>
        <draw:path draw:style-name="gr36" draw:text-style-name="P21" draw:layer="layout" svg:width="0.274cm" svg:height="0.273cm" svg:x="21.805cm" svg:y="7.16cm" svg:viewBox="0 0 275 274" svg:d="M137 274c37 0 72-14 98-40 25-26 40-60 40-97 0-36-15-72-40-97-26-26-61-40-98-40-36 0-71 14-97 40-25 25-40 61-40 97 0 37 15 71 40 97 26 26 61 40 97 40z">
          <text:p/>
        </draw:path>
        <draw:path draw:style-name="gr33" draw:text-style-name="P20" draw:layer="layout" svg:width="0.273cm" svg:height="0.273cm" svg:x="19.654cm" svg:y="6.986cm" svg:viewBox="0 0 274 274" svg:d="M137 274c37 0 71-14 97-41 26-26 40-60 40-97 0-36-14-71-40-96-26-26-60-40-97-40s-71 14-97 40c-26 25-40 60-40 96 0 37 14 71 40 97 26 27 60 41 97 41z">
          <text:p/>
        </draw:path>
        <draw:path draw:style-name="gr33" draw:text-style-name="P20" draw:layer="layout" svg:width="0.273cm" svg:height="0.273cm" svg:x="19.448cm" svg:y="6.935cm" svg:viewBox="0 0 274 274" svg:d="M138 274c36 0 71-15 96-40 26-26 40-61 40-97s-14-71-40-96c-25-27-60-41-96-41s-72 14-98 41c-25 25-40 60-40 96s15 71 40 97c26 25 62 40 98 40z">
          <text:p/>
        </draw:path>
        <draw:path draw:style-name="gr36" draw:text-style-name="P21" draw:layer="layout" svg:width="0.273cm" svg:height="0.273cm" svg:x="20.967cm" svg:y="7.145cm" svg:viewBox="0 0 274 274" svg:d="M137 274c36 0 72-14 97-40 26-26 40-60 40-97 0-36-14-72-40-97-25-26-61-40-97-40-37 0-71 14-97 40-26 25-40 61-40 97 0 37 14 71 40 97s60 40 97 40z">
          <text:p/>
        </draw:path>
        <draw:path draw:style-name="gr36" draw:text-style-name="P21" draw:layer="layout" svg:width="0.273cm" svg:height="0.273cm" svg:x="21.457cm" svg:y="7.198cm" svg:viewBox="0 0 274 274" svg:d="M137 274c36 0 71-14 96-40 27-25 41-60 41-96 0-37-14-71-41-97-25-27-60-41-96-41-37 0-71 14-97 41-26 26-40 60-40 97 0 36 14 71 40 96 26 26 60 40 97 40z">
          <text:p/>
        </draw:path>
        <draw:path draw:style-name="gr36" draw:text-style-name="P21" draw:layer="layout" svg:width="0.274cm" svg:height="0.273cm" svg:x="22.48cm" svg:y="6.805cm" svg:viewBox="0 0 275 274" svg:d="M138 274c36 0 71-15 97-40 25-26 40-61 40-98 0-36-15-71-40-96-26-26-61-40-97-40s-71 14-98 40c-25 25-40 60-40 96 0 37 15 72 40 98 27 25 62 40 98 40z">
          <text:p/>
        </draw:path>
        <draw:path draw:style-name="gr36" draw:text-style-name="P21" draw:layer="layout" svg:width="0.273cm" svg:height="0.273cm" svg:x="21.397cm" svg:y="7.203cm" svg:viewBox="0 0 274 274" svg:d="M138 274c36 0 71-15 96-40 26-26 40-61 40-97s-14-71-40-96c-25-27-60-41-96-41-37 0-71 14-97 41-27 25-41 60-41 96s14 71 41 97c26 25 60 40 97 40z">
          <text:p/>
        </draw:path>
        <draw:path draw:style-name="gr36" draw:text-style-name="P21" draw:layer="layout" svg:width="0.274cm" svg:height="0.273cm" svg:x="22.951cm" svg:y="6.479cm" svg:viewBox="0 0 275 274" svg:d="M138 274c36 0 71-14 97-40 25-26 40-61 40-97s-15-71-40-97c-26-25-61-40-97-40-37 0-72 15-98 40-25 26-40 61-40 97s15 71 40 97c26 26 61 40 98 40z">
          <text:p/>
        </draw:path>
        <draw:path draw:style-name="gr36" draw:text-style-name="P21" draw:layer="layout" svg:width="0.273cm" svg:height="0.273cm" svg:x="22.187cm" svg:y="7.124cm" svg:viewBox="0 0 274 274" svg:d="M138 274c36 0 71-14 96-40 26-26 40-60 40-97s-14-72-40-97c-25-26-60-40-96-40-37 0-71 14-98 40-26 25-40 60-40 97s14 71 40 97c27 26 61 40 98 40z">
          <text:p/>
        </draw:path>
        <draw:path draw:style-name="gr36" draw:text-style-name="P21" draw:layer="layout" svg:width="0.273cm" svg:height="0.273cm" svg:x="21.174cm" svg:y="7.094cm" svg:viewBox="0 0 274 274" svg:d="M136 274c37 0 71-14 97-40 27-25 41-60 41-97 0-36-14-71-41-97-26-25-60-40-97-40-36 0-71 15-96 40-26 26-40 61-40 97 0 37 14 72 40 97 25 26 60 40 96 40z">
          <text:p/>
        </draw:path>
        <draw:path draw:style-name="gr36" draw:text-style-name="P21" draw:layer="layout" svg:width="0.273cm" svg:height="0.273cm" svg:x="21.116cm" svg:y="7.154cm" svg:viewBox="0 0 274 274" svg:d="M137 274c36 0 71-14 97-40 25-26 40-60 40-97 0-36-15-71-40-97-26-26-61-40-97-40s-71 14-97 40-40 61-40 97c0 37 14 71 40 97s61 40 97 40z">
          <text:p/>
        </draw:path>
        <draw:path draw:style-name="gr36" draw:text-style-name="P21" draw:layer="layout" svg:width="0.273cm" svg:height="0.273cm" svg:x="21.8cm" svg:y="7.086cm" svg:viewBox="0 0 274 274" svg:d="M136 274c37 0 72-14 98-40s40-60 40-98c0-36-14-71-40-96-26-26-61-40-98-40-36 0-71 14-96 40-26 25-40 60-40 96 0 38 14 72 40 98 25 26 60 40 96 40z">
          <text:p/>
        </draw:path>
        <draw:path draw:style-name="gr36" draw:text-style-name="P21" draw:layer="layout" svg:width="0.273cm" svg:height="0.273cm" svg:x="21.297cm" svg:y="7.142cm" svg:viewBox="0 0 274 274" svg:d="M138 274c36 0 71-14 96-40 26-25 40-60 40-96s-14-72-40-98c-25-25-60-40-96-40-37 0-72 15-98 40-25 26-40 62-40 98s15 71 40 96c26 26 61 40 98 40z">
          <text:p/>
        </draw:path>
        <draw:path draw:style-name="gr36" draw:text-style-name="P21" draw:layer="layout" svg:width="0.274cm" svg:height="0.274cm" svg:x="21.278cm" svg:y="7.116cm" svg:viewBox="0 0 275 275" svg:d="M137 275c37 0 72-15 98-40 25-26 40-61 40-97 0-37-15-72-40-98-26-25-61-40-98-40-36 0-71 15-97 40-25 26-40 61-40 98 0 36 15 71 40 97 26 25 61 40 97 40z">
          <text:p/>
        </draw:path>
        <draw:path draw:style-name="gr36" draw:text-style-name="P21" draw:layer="layout" svg:width="0.273cm" svg:height="0.273cm" svg:x="21.071cm" svg:y="7.158cm" svg:viewBox="0 0 274 274" svg:d="M138 274c36 0 71-14 96-40 26-26 40-60 40-97 0-36-14-72-40-97-25-26-60-40-96-40s-72 14-98 40c-25 25-40 61-40 97 0 37 15 71 40 97 26 26 62 40 98 40z">
          <text:p/>
        </draw:path>
        <draw:path draw:style-name="gr36" draw:text-style-name="P21" draw:layer="layout" svg:width="0.273cm" svg:height="0.273cm" svg:x="21.013cm" svg:y="7.201cm" svg:viewBox="0 0 274 274" svg:d="M136 274c38 0 72-14 98-40 26-25 40-60 40-96 0-37-14-71-40-97-26-27-60-41-98-41-36 0-71 14-96 41-26 26-40 60-40 97 0 36 14 71 40 96 25 26 60 40 96 40z">
          <text:p/>
        </draw:path>
        <draw:path draw:style-name="gr36" draw:text-style-name="P21" draw:layer="layout" svg:width="0.273cm" svg:height="0.273cm" svg:x="21.192cm" svg:y="7.19cm" svg:viewBox="0 0 274 274" svg:d="M137 274c36 0 71-14 96-40 27-26 41-60 41-97 0-36-14-71-41-97-25-26-60-40-96-40s-71 14-97 40c-25 26-40 61-40 97 0 37 15 71 40 97 26 26 61 40 97 40z">
          <text:p/>
        </draw:path>
        <draw:path draw:style-name="gr36" draw:text-style-name="P21" draw:layer="layout" svg:width="0.273cm" svg:height="0.273cm" svg:x="21.198cm" svg:y="7.165cm" svg:viewBox="0 0 274 274" svg:d="M136 274c37 0 71-14 98-40 26-25 40-60 40-96s-14-72-40-98c-27-25-61-40-98-40-36 0-71 15-96 40-26 26-40 62-40 98s14 71 40 96c25 26 60 40 96 40z">
          <text:p/>
        </draw:path>
        <draw:path draw:style-name="gr36" draw:text-style-name="P21" draw:layer="layout" svg:width="0.273cm" svg:height="0.273cm" svg:x="22.642cm" svg:y="6.436cm" svg:viewBox="0 0 274 274" svg:d="M137 274c37 0 72-14 97-41 26-25 40-60 40-96 0-37-14-71-40-97-25-26-60-40-97-40-36 0-71 14-97 40-25 26-40 60-40 97 0 36 15 71 40 96 26 27 61 41 97 41z">
          <text:p/>
        </draw:path>
        <draw:path draw:style-name="gr36" draw:text-style-name="P21" draw:layer="layout" svg:width="0.273cm" svg:height="0.273cm" svg:x="21.347cm" svg:y="7.159cm" svg:viewBox="0 0 274 274" svg:d="M137 274c37 0 71-15 97-40 26-26 40-61 40-97s-14-72-40-97c-26-26-60-40-97-40-36 0-72 14-97 40-26 25-40 61-40 97s14 71 40 97c25 25 61 40 97 40z">
          <text:p/>
        </draw:path>
        <draw:path draw:style-name="gr36" draw:text-style-name="P21" draw:layer="layout" svg:width="0.273cm" svg:height="0.273cm" svg:x="21.331cm" svg:y="7.185cm" svg:viewBox="0 0 274 274" svg:d="M138 274c36 0 71-14 96-40 26-26 40-60 40-97 0-36-14-71-40-97-25-26-60-40-96-40-37 0-72 14-98 40s-40 61-40 97c0 37 14 71 40 97s61 40 98 40z">
          <text:p/>
        </draw:path>
        <draw:path draw:style-name="gr36" draw:text-style-name="P21" draw:layer="layout" svg:width="0.274cm" svg:height="0.274cm" svg:x="21.37cm" svg:y="7.162cm" svg:viewBox="0 0 275 275" svg:d="M138 275c36 0 71-15 97-40 25-26 40-61 40-97s-15-72-40-98c-26-25-61-40-97-40s-71 15-98 40c-25 26-40 62-40 98s15 71 40 97c27 25 62 40 98 40z">
          <text:p/>
        </draw:path>
        <draw:path draw:style-name="gr33" draw:text-style-name="P20" draw:layer="layout" svg:width="0.274cm" svg:height="0.274cm" svg:x="20.306cm" svg:y="6.927cm" svg:viewBox="0 0 275 275" svg:d="M138 275c36 0 71-15 97-40 25-26 40-61 40-97s-15-71-40-97c-26-26-61-41-97-41s-71 15-97 41-41 61-41 97 15 71 41 97c26 25 61 40 97 40z">
          <text:p/>
        </draw:path>
        <draw:path draw:style-name="gr36" draw:text-style-name="P21" draw:layer="layout" svg:width="0.273cm" svg:height="0.273cm" svg:x="21.87cm" svg:y="7.087cm" svg:viewBox="0 0 274 274" svg:d="M137 274c37 0 71-14 97-40 26-25 40-60 40-97 0-36-14-71-40-97-26-25-60-40-97-40s-72 15-97 40c-26 26-40 61-40 97 0 37 14 72 40 97 25 26 60 40 97 40z">
          <text:p/>
        </draw:path>
        <draw:path draw:style-name="gr36" draw:text-style-name="P21" draw:layer="layout" svg:width="0.274cm" svg:height="0.274cm" svg:x="21.35cm" svg:y="7.198cm" svg:viewBox="0 0 275 275" svg:d="M138 275c36 0 71-15 97-40 25-26 40-61 40-97s-15-71-40-97c-26-26-61-41-97-41s-72 15-98 41c-25 26-40 61-40 97s15 71 40 97c26 25 62 40 98 40z">
          <text:p/>
        </draw:path>
        <draw:path draw:style-name="gr36" draw:text-style-name="P21" draw:layer="layout" svg:width="0.273cm" svg:height="0.273cm" svg:x="21.415cm" svg:y="7.156cm" svg:viewBox="0 0 274 274" svg:d="M138 274c36 0 71-14 96-40 26-25 40-60 40-96 0-37-14-72-40-98-25-26-60-40-96-40s-71 14-97 40-41 61-41 98c0 36 15 71 41 96 26 26 61 40 97 40z">
          <text:p/>
        </draw:path>
        <draw:path draw:style-name="gr33" draw:text-style-name="P20" draw:layer="layout" svg:width="0.274cm" svg:height="0.273cm" svg:x="20.13cm" svg:y="6.999cm" svg:viewBox="0 0 275 274" svg:d="M137 274c36 0 71-14 98-41 25-25 40-60 40-96 0-37-15-71-40-97-27-26-62-40-98-40s-71 14-97 40c-25 26-40 60-40 97 0 36 15 71 40 96 26 27 61 41 97 41z">
          <text:p/>
        </draw:path>
        <draw:path draw:style-name="gr36" draw:text-style-name="P21" draw:layer="layout" svg:width="0.273cm" svg:height="0.273cm" svg:x="21.534cm" svg:y="7.179cm" svg:viewBox="0 0 274 274" svg:d="M136 274c38 0 72-14 98-40 26-25 40-60 40-96s-14-71-40-98c-26-25-60-40-98-40-36 0-71 15-96 40-26 27-40 62-40 98s14 71 40 96c25 26 60 40 96 40z">
          <text:p/>
        </draw:path>
        <draw:path draw:style-name="gr33" draw:text-style-name="P20" draw:layer="layout" svg:width="0.273cm" svg:height="0.273cm" svg:x="20.412cm" svg:y="6.64cm" svg:viewBox="0 0 274 274" svg:d="M137 274c36 0 72-14 97-40 26-26 40-60 40-97 0-36-14-71-40-97-25-26-61-40-97-40s-71 14-97 40c-25 26-40 61-40 97 0 37 15 71 40 97 26 26 61 40 97 40z">
          <text:p/>
        </draw:path>
        <draw:path draw:style-name="gr36" draw:text-style-name="P21" draw:layer="layout" svg:width="0.273cm" svg:height="0.273cm" svg:x="21.274cm" svg:y="7.25cm" svg:viewBox="0 0 274 274" svg:d="M137 274c37 0 72-14 97-41 26-26 40-60 40-97 0-36-14-71-40-96-25-26-60-40-97-40s-71 14-97 40c-26 25-40 60-40 96 0 37 14 71 40 97 26 27 60 41 97 41z">
          <text:p/>
        </draw:path>
        <draw:path draw:style-name="gr36" draw:text-style-name="P21" draw:layer="layout" svg:width="0.273cm" svg:height="0.274cm" svg:x="21.557cm" svg:y="7.268cm" svg:viewBox="0 0 274 275" svg:d="M136 275c37 0 72-15 98-41 25-26 40-61 40-97s-15-71-40-97c-26-25-61-40-98-40-36 0-71 15-96 40-26 26-40 61-40 97s14 71 40 97c25 26 60 41 96 41z">
          <text:p/>
        </draw:path>
        <draw:path draw:style-name="gr33" draw:text-style-name="P20" draw:layer="layout" svg:width="0.273cm" svg:height="0.273cm" svg:x="20.286cm" svg:y="6.971cm" svg:viewBox="0 0 274 274" svg:d="M137 274c37 0 71-15 97-41 26-25 40-60 40-96s-14-71-40-97c-26-25-60-40-97-40-36 0-71 15-97 40-26 26-40 61-40 97s14 71 40 96c26 26 61 41 97 41z">
          <text:p/>
        </draw:path>
        <draw:path draw:style-name="gr36" draw:text-style-name="P21" draw:layer="layout" svg:width="0.273cm" svg:height="0.274cm" svg:x="21.719cm" svg:y="7.243cm" svg:viewBox="0 0 274 275" svg:d="M136 275c36 0 71-16 97-41 26-26 41-61 41-97s-15-71-41-97c-26-25-61-40-97-40s-71 15-96 40c-26 26-40 61-40 97s14 71 40 97c25 25 60 41 96 41z">
          <text:p/>
        </draw:path>
        <draw:path draw:style-name="gr36" draw:text-style-name="P21" draw:layer="layout" svg:width="0.273cm" svg:height="0.273cm" svg:x="21.453cm" svg:y="7.168cm" svg:viewBox="0 0 274 274" svg:d="M137 274c36 0 71-15 96-40 27-26 41-61 41-97s-14-72-41-97c-25-26-60-40-96-40-37 0-71 14-97 40-26 25-40 61-40 97s14 71 40 97c26 25 60 40 97 40z">
          <text:p/>
        </draw:path>
        <draw:path draw:style-name="gr36" draw:text-style-name="P21" draw:layer="layout" svg:width="0.274cm" svg:height="0.273cm" svg:x="20.976cm" svg:y="7.15cm" svg:viewBox="0 0 275 274" svg:d="M137 274c36 0 72-14 98-40 25-25 40-60 40-96 0-37-15-72-40-98-26-26-62-40-98-40s-71 14-97 40c-25 26-40 61-40 98 0 36 15 71 40 96 26 26 61 40 97 40z">
          <text:p/>
        </draw:path>
        <draw:path draw:style-name="gr36" draw:text-style-name="P21" draw:layer="layout" svg:width="0.273cm" svg:height="0.273cm" svg:x="22.164cm" svg:y="7.221cm" svg:viewBox="0 0 274 274" svg:d="M138 274c36 0 71-14 96-40 26-26 40-60 40-97 0-36-14-71-40-96-25-26-60-41-96-41-37 0-72 15-98 41-26 25-40 60-40 96 0 37 14 71 40 97s61 40 98 40z">
          <text:p/>
        </draw:path>
        <draw:path draw:style-name="gr36" draw:text-style-name="P21" draw:layer="layout" svg:width="0.273cm" svg:height="0.273cm" svg:x="21.753cm" svg:y="6.845cm" svg:viewBox="0 0 274 274" svg:d="M136 274c36 0 71-14 98-40 25-26 40-60 40-97s-15-71-40-97c-27-26-62-40-98-40s-71 14-96 40c-26 26-40 60-40 97s14 71 40 97c25 26 60 40 96 40z">
          <text:p/>
        </draw:path>
        <draw:path draw:style-name="gr33" draw:text-style-name="P20" draw:layer="layout" svg:width="0.273cm" svg:height="0.273cm" svg:x="20.013cm" svg:y="7.039cm" svg:viewBox="0 0 274 274" svg:d="M137 274c36 0 71-14 97-40 25-25 40-61 40-97 0-37-15-71-40-97-26-26-61-40-97-40s-71 14-97 40-40 60-40 97c0 36 14 72 40 97 26 26 61 40 97 40z">
          <text:p/>
        </draw:path>
        <draw:path draw:style-name="gr36" draw:text-style-name="P21" draw:layer="layout" svg:width="0.274cm" svg:height="0.273cm" svg:x="21.823cm" svg:y="7.036cm" svg:viewBox="0 0 275 274" svg:d="M137 274c37 0 72-14 98-40 25-25 40-61 40-97 0-37-15-71-40-97-26-26-61-40-98-40-36 0-71 14-97 40-25 26-40 60-40 97 0 36 15 72 40 97 26 26 61 40 97 40z">
          <text:p/>
        </draw:path>
        <draw:path draw:style-name="gr37" draw:text-style-name="P21" draw:layer="layout" svg:width="0.273cm" svg:height="0.273cm" svg:x="20.824cm" svg:y="7.221cm" svg:viewBox="0 0 274 274" svg:d="M138 274c36 0 71-14 96-40 26-25 40-60 40-96s-14-71-40-97c-25-25-60-41-96-41-37 0-71 16-98 41-26 26-40 61-40 97s14 71 40 96c27 26 61 40 98 40z">
          <text:p/>
        </draw:path>
        <draw:path draw:style-name="gr35" draw:text-style-name="P2" draw:layer="layout" svg:width="0.273cm" svg:height="0.273cm" svg:x="20.824cm" svg:y="7.221cm" svg:viewBox="0 0 274 274" svg:d="M138 274c36 0 71-14 96-40 26-25 40-60 40-96s-14-71-40-97c-25-25-60-41-96-41-37 0-71 16-98 41-26 26-40 61-40 97s14 71 40 96c27 26 61 40 98 40z">
          <text:p/>
        </draw:path>
        <draw:path draw:style-name="gr36" draw:text-style-name="P21" draw:layer="layout" svg:width="0.273cm" svg:height="0.274cm" svg:x="22.956cm" svg:y="6.902cm" svg:viewBox="0 0 274 275" svg:d="M137 275c36 0 71-15 97-40 25-26 40-61 40-97s-15-71-40-98c-26-25-61-40-97-40-37 0-72 15-97 40-26 27-40 62-40 98s14 71 40 97c25 25 60 40 97 40z">
          <text:p/>
        </draw:path>
        <draw:path draw:style-name="gr36" draw:text-style-name="P21" draw:layer="layout" svg:width="0.273cm" svg:height="0.273cm" svg:x="22.342cm" svg:y="7.064cm" svg:viewBox="0 0 274 274" svg:d="M136 274c36 0 72-14 98-40 25-26 40-60 40-98 0-36-15-71-40-96-26-26-62-40-98-40s-71 14-96 40c-26 25-40 60-40 96 0 38 14 72 40 98 25 26 60 40 96 40z">
          <text:p/>
        </draw:path>
        <draw:path draw:style-name="gr36" draw:text-style-name="P21" draw:layer="layout" svg:width="0.273cm" svg:height="0.274cm" svg:x="22.036cm" svg:y="7.125cm" svg:viewBox="0 0 274 275" svg:d="M136 275c37 0 71-15 98-40 26-26 40-61 40-97 0-37-14-72-40-98-27-25-61-40-98-40-36 0-71 15-96 40-26 26-40 61-40 98 0 36 14 71 40 97 25 25 60 40 96 40z">
          <text:p/>
        </draw:path>
        <draw:path draw:style-name="gr36" draw:text-style-name="P21" draw:layer="layout" svg:width="0.273cm" svg:height="0.273cm" svg:x="21.839cm" svg:y="7.242cm" svg:viewBox="0 0 274 274" svg:d="M137 274c37 0 72-15 97-41 26-26 40-60 40-97 0-36-14-71-40-96-25-26-60-40-97-40s-71 14-97 40c-26 25-40 60-40 96 0 37 14 71 40 97s60 41 97 41z">
          <text:p/>
        </draw:path>
        <draw:path draw:style-name="gr36" draw:text-style-name="P21" draw:layer="layout" svg:width="0.273cm" svg:height="0.273cm" svg:x="21.354cm" svg:y="7.226cm" svg:viewBox="0 0 274 274" svg:d="M137 274c37 0 71-15 97-40 26-26 40-61 40-97s-14-71-40-96c-26-26-60-41-97-41-36 0-72 15-97 41-26 25-40 60-40 96s14 71 40 97c25 25 61 40 97 40z">
          <text:p/>
        </draw:path>
        <draw:path draw:style-name="gr36" draw:text-style-name="P21" draw:layer="layout" svg:width="0.273cm" svg:height="0.274cm" svg:x="21.255cm" svg:y="7.294cm" svg:viewBox="0 0 274 275" svg:d="M136 275c37 0 72-15 98-41s40-61 40-97-14-71-40-97c-26-25-61-40-98-40-36 0-71 15-96 40-26 26-40 61-40 97s14 71 40 97c25 26 60 41 96 41z">
          <text:p/>
        </draw:path>
        <draw:path draw:style-name="gr36" draw:text-style-name="P21" draw:layer="layout" svg:width="0.274cm" svg:height="0.273cm" svg:x="21.068cm" svg:y="7.254cm" svg:viewBox="0 0 275 274" svg:d="M138 274c36 0 71-14 97-41 25-26 40-60 40-97 0-36-15-70-40-96-26-26-61-40-97-40s-72 14-98 40c-25 26-40 60-40 96 0 37 15 71 40 97 26 27 62 41 98 41z">
          <text:p/>
        </draw:path>
        <draw:path draw:style-name="gr36" draw:text-style-name="P21" draw:layer="layout" svg:width="0.274cm" svg:height="0.273cm" svg:x="21.893cm" svg:y="7.143cm" svg:viewBox="0 0 275 274" svg:d="M138 274c36 0 71-14 97-40 25-25 40-60 40-96 0-37-15-72-40-98-26-26-61-40-97-40s-72 14-98 40c-25 26-40 61-40 98 0 36 15 71 40 96 26 26 62 40 98 40z">
          <text:p/>
        </draw:path>
        <draw:path draw:style-name="gr36" draw:text-style-name="P21" draw:layer="layout" svg:width="0.274cm" svg:height="0.274cm" svg:x="21.576cm" svg:y="7.183cm" svg:viewBox="0 0 275 275" svg:d="M138 275c36 0 71-15 97-40 25-26 40-61 40-97s-15-71-40-98c-26-25-61-40-97-40-37 0-72 15-98 40-25 27-40 62-40 98s15 71 40 97c26 25 61 40 98 40z">
          <text:p/>
        </draw:path>
        <draw:path draw:style-name="gr36" draw:text-style-name="P21" draw:layer="layout" svg:width="0.273cm" svg:height="0.274cm" svg:x="21.859cm" svg:y="6.999cm" svg:viewBox="0 0 274 275" svg:d="M137 275c37 0 71-15 97-41s40-61 40-97-14-71-40-97c-26-25-60-40-97-40s-72 15-97 40c-26 26-40 61-40 97s14 71 40 97c25 26 60 41 97 41z">
          <text:p/>
        </draw:path>
        <draw:path draw:style-name="gr36" draw:text-style-name="P21" draw:layer="layout" svg:width="0.273cm" svg:height="0.273cm" svg:x="21.051cm" svg:y="7.256cm" svg:viewBox="0 0 274 274" svg:d="M137 274c37 0 71-15 97-41s40-61 40-97-14-71-40-96c-26-26-60-40-97-40s-72 14-97 40c-26 25-40 60-40 96s14 71 40 97c25 26 60 41 97 41z">
          <text:p/>
        </draw:path>
        <draw:path draw:style-name="gr36" draw:text-style-name="P21" draw:layer="layout" svg:width="0.273cm" svg:height="0.274cm" svg:x="21.45cm" svg:y="7.181cm" svg:viewBox="0 0 274 275" svg:d="M137 275c36 0 71-15 96-41 27-25 41-60 41-96s-14-71-41-98c-25-25-60-40-96-40-37 0-71 15-97 40-26 27-40 62-40 98s14 71 40 96c26 26 60 41 97 41z">
          <text:p/>
        </draw:path>
        <draw:path draw:style-name="gr36" draw:text-style-name="P21" draw:layer="layout" svg:width="0.273cm" svg:height="0.273cm" svg:x="22.447cm" svg:y="7.107cm" svg:viewBox="0 0 274 274" svg:d="M137 274c36 0 71-14 97-40 25-26 40-60 40-96 0-38-15-72-40-98-26-26-61-40-97-40s-72 14-97 40c-26 26-40 60-40 98 0 36 14 70 40 96 25 26 61 40 97 40z">
          <text:p/>
        </draw:path>
        <draw:path draw:style-name="gr36" draw:text-style-name="P21" draw:layer="layout" svg:width="0.273cm" svg:height="0.273cm" svg:x="21.484cm" svg:y="7.224cm" svg:viewBox="0 0 274 274" svg:d="M136 274c36 0 71-15 98-40 25-26 40-61 40-97s-15-71-40-96c-27-26-62-41-98-41s-71 15-96 41c-26 25-40 60-40 96s14 71 40 97c25 25 60 40 96 40z">
          <text:p/>
        </draw:path>
        <draw:path draw:style-name="gr36" draw:text-style-name="P21" draw:layer="layout" svg:width="0.273cm" svg:height="0.273cm" svg:x="21.603cm" svg:y="7.3cm" svg:viewBox="0 0 274 274" svg:d="M137 274c37 0 71-15 97-40 26-27 40-62 40-98s-14-71-40-96c-26-26-60-40-97-40s-72 14-97 40c-26 25-40 60-40 96s14 71 40 98c25 25 60 40 97 40z">
          <text:p/>
        </draw:path>
        <draw:path draw:style-name="gr36" draw:text-style-name="P21" draw:layer="layout" svg:width="0.273cm" svg:height="0.274cm" svg:x="21.608cm" svg:y="7.21cm" svg:viewBox="0 0 274 275" svg:d="M138 275c36 0 71-15 96-40 26-26 40-61 40-97s-14-71-40-97c-25-26-60-41-96-41s-72 15-98 41c-25 26-40 61-40 97s15 71 40 97c26 25 62 40 98 40z">
          <text:p/>
        </draw:path>
        <draw:path draw:style-name="gr36" draw:text-style-name="P21" draw:layer="layout" svg:width="0.273cm" svg:height="0.274cm" svg:x="21.561cm" svg:y="7.213cm" svg:viewBox="0 0 274 275" svg:d="M137 275c37 0 72-15 97-40 26-26 40-61 40-97s-14-71-40-97c-25-26-60-41-97-41-36 0-71 15-97 41-25 26-40 61-40 97s15 71 40 97c26 25 61 40 97 40z">
          <text:p/>
        </draw:path>
        <draw:path draw:style-name="gr36" draw:text-style-name="P21" draw:layer="layout" svg:width="0.273cm" svg:height="0.273cm" svg:x="21.837cm" svg:y="7.315cm" svg:viewBox="0 0 274 274" svg:d="M136 274c37 0 72-14 98-40 25-26 40-61 40-98 0-36-15-71-40-96-26-26-61-40-98-40-36 0-71 14-96 40-26 25-40 60-40 96 0 37 14 72 40 98 25 26 60 40 96 40z">
          <text:p/>
        </draw:path>
        <draw:path draw:style-name="gr36" draw:text-style-name="P21" draw:layer="layout" svg:width="0.273cm" svg:height="0.273cm" svg:x="21.832cm" svg:y="7.314cm" svg:viewBox="0 0 274 274" svg:d="M137 274c37 0 72-14 97-40 26-26 40-61 40-98 0-36-14-71-40-96-25-26-60-40-97-40s-71 14-97 40c-26 25-40 60-40 96 0 37 14 72 40 98s60 40 97 40z">
          <text:p/>
        </draw:path>
        <draw:path draw:style-name="gr36" draw:text-style-name="P21" draw:layer="layout" svg:width="0.273cm" svg:height="0.273cm" svg:x="21.091cm" svg:y="7.268cm" svg:viewBox="0 0 274 274" svg:d="M138 274c36 0 71-14 96-41 26-26 40-60 40-97 0-36-14-71-40-96-25-26-60-40-96-40-37 0-72 14-98 40-26 25-40 60-40 96 0 37 14 71 40 97 26 27 61 41 98 41z">
          <text:p/>
        </draw:path>
        <draw:path draw:style-name="gr36" draw:text-style-name="P21" draw:layer="layout" svg:width="0.274cm" svg:height="0.273cm" svg:x="21.608cm" svg:y="7.202cm" svg:viewBox="0 0 275 274" svg:d="M138 274c36 0 71-14 97-40 25-25 40-60 40-96s-15-71-40-97c-26-26-61-41-97-41s-72 15-98 41c-25 26-40 61-40 97s15 71 40 96c26 26 62 40 98 40z">
          <text:p/>
        </draw:path>
        <draw:path draw:style-name="gr33" draw:text-style-name="P20" draw:layer="layout" svg:width="0.273cm" svg:height="0.273cm" svg:x="19.954cm" svg:y="7.079cm" svg:viewBox="0 0 274 274" svg:d="M137 274c37 0 71-14 97-40 26-25 40-60 40-97s-14-71-40-97-60-40-97-40-72 14-97 40c-26 26-40 60-40 97s14 72 40 97c25 26 60 40 97 40z">
          <text:p/>
        </draw:path>
        <draw:path draw:style-name="gr36" draw:text-style-name="P21" draw:layer="layout" svg:width="0.274cm" svg:height="0.274cm" svg:x="21.274cm" svg:y="7.215cm" svg:viewBox="0 0 275 275" svg:d="M137 275c37 0 72-15 98-40 25-26 40-61 40-97s-15-71-40-97c-26-26-61-41-98-41-36 0-71 15-97 41-25 26-40 61-40 97s15 71 40 97c26 25 61 40 97 40z">
          <text:p/>
        </draw:path>
        <draw:path draw:style-name="gr36" draw:text-style-name="P21" draw:layer="layout" svg:width="0.273cm" svg:height="0.274cm" svg:x="21.622cm" svg:y="7.281cm" svg:viewBox="0 0 274 275" svg:d="M137 275c37 0 71-15 97-40 26-27 40-62 40-98s-14-71-40-97c-26-25-60-40-97-40-36 0-72 15-97 40-26 26-40 61-40 97s14 71 40 98c25 25 61 40 97 40z">
          <text:p/>
        </draw:path>
        <draw:path draw:style-name="gr36" draw:text-style-name="P21" draw:layer="layout" svg:width="0.273cm" svg:height="0.273cm" svg:x="21.678cm" svg:y="7.306cm" svg:viewBox="0 0 274 274" svg:d="M137 274c37 0 71-14 97-40 26-25 40-61 40-97 0-37-14-71-40-97s-60-40-97-40c-36 0-70 14-96 40-27 26-41 60-41 97 0 36 14 72 41 97 26 26 60 40 96 40z">
          <text:p/>
        </draw:path>
        <draw:path draw:style-name="gr36" draw:text-style-name="P21" draw:layer="layout" svg:width="0.273cm" svg:height="0.273cm" svg:x="21.366cm" svg:y="7.257cm" svg:viewBox="0 0 274 274" svg:d="M137 274c36 0 71-14 97-41 25-25 40-60 40-96 0-37-15-71-40-97-26-26-61-40-97-40s-71 14-97 40-40 60-40 97c0 36 14 71 40 96 26 27 61 41 97 41z">
          <text:p/>
        </draw:path>
        <draw:path draw:style-name="gr36" draw:text-style-name="P21" draw:layer="layout" svg:width="0.273cm" svg:height="0.273cm" svg:x="20.61cm" svg:y="7.069cm" svg:viewBox="0 0 274 274" svg:d="M138 274c36 0 71-14 96-40 26-26 40-60 40-98 0-36-14-71-40-96-25-26-60-40-96-40s-71 14-97 40c-25 25-41 60-41 96 0 38 16 72 41 98 26 26 61 40 97 40z">
          <text:p/>
        </draw:path>
        <draw:path draw:style-name="gr36" draw:text-style-name="P21" draw:layer="layout" svg:width="0.274cm" svg:height="0.273cm" svg:x="21.81cm" svg:y="7.274cm" svg:viewBox="0 0 275 274" svg:d="M137 274c37 0 72-14 98-41 25-26 40-60 40-97 0-36-15-71-40-96-26-26-61-40-98-40-36 0-71 14-97 40-25 25-40 60-40 96 0 37 15 71 40 97 26 27 61 41 97 41z">
          <text:p/>
        </draw:path>
        <draw:path draw:style-name="gr33" draw:text-style-name="P20" draw:layer="layout" svg:width="0.273cm" svg:height="0.273cm" svg:x="19.955cm" svg:y="7.075cm" svg:viewBox="0 0 274 274" svg:d="M138 274c36 0 71-14 96-40 26-26 40-60 40-98 0-36-14-71-40-96-25-26-60-40-96-40-38 0-72 14-98 40-26 25-40 60-40 96 0 38 14 72 40 98s60 40 98 40z">
          <text:p/>
        </draw:path>
        <draw:path draw:style-name="gr36" draw:text-style-name="P21" draw:layer="layout" svg:width="0.273cm" svg:height="0.274cm" svg:x="21.85cm" svg:y="7.197cm" svg:viewBox="0 0 274 275" svg:d="M137 275c37 0 71-15 97-40 26-26 40-61 40-97s-14-71-40-97-60-41-97-41-72 15-97 41c-26 26-40 61-40 97s14 71 40 97c25 25 60 40 97 40z">
          <text:p/>
        </draw:path>
        <draw:path draw:style-name="gr36" draw:text-style-name="P21" draw:layer="layout" svg:width="0.273cm" svg:height="0.273cm" svg:x="21.972cm" svg:y="7.189cm" svg:viewBox="0 0 274 274" svg:d="M137 274c37 0 71-14 97-40 26-25 40-60 40-96s-14-71-40-98c-26-25-60-40-97-40-36 0-71 15-96 40-26 27-41 62-41 98s15 71 41 96c25 26 60 40 96 40z">
          <text:p/>
        </draw:path>
        <draw:path draw:style-name="gr36" draw:text-style-name="P21" draw:layer="layout" svg:width="0.274cm" svg:height="0.273cm" svg:x="21.218cm" svg:y="7.295cm" svg:viewBox="0 0 275 274" svg:d="M137 274c36 0 71-14 98-40 25-26 40-61 40-97 0-37-15-71-40-97-27-26-62-40-98-40s-71 14-97 40c-25 26-40 60-40 97 0 36 15 71 40 97 26 26 61 40 97 40z">
          <text:p/>
        </draw:path>
        <draw:path draw:style-name="gr36" draw:text-style-name="P21" draw:layer="layout" svg:width="0.273cm" svg:height="0.273cm" svg:x="21.204cm" svg:y="7.278cm" svg:viewBox="0 0 274 274" svg:d="M136 274c37 0 71-14 98-40 26-26 40-61 40-97s-14-71-40-97c-27-25-61-40-98-40-36 0-71 15-96 40-26 26-40 61-40 97s14 71 40 97c25 26 60 40 96 40z">
          <text:p/>
        </draw:path>
        <draw:path draw:style-name="gr36" draw:text-style-name="P21" draw:layer="layout" svg:width="0.273cm" svg:height="0.273cm" svg:x="21.387cm" svg:y="7.346cm" svg:viewBox="0 0 274 274" svg:d="M137 274c36 0 71-14 97-40 25-25 40-60 40-97s-15-71-40-97c-26-26-61-40-97-40s-71 14-97 40-40 60-40 97 14 72 40 97c26 26 61 40 97 40z">
          <text:p/>
        </draw:path>
        <draw:path draw:style-name="gr36" draw:text-style-name="P21" draw:layer="layout" svg:width="0.273cm" svg:height="0.274cm" svg:x="21.144cm" svg:y="7.276cm" svg:viewBox="0 0 274 275" svg:d="M137 275c36 0 71-15 97-40 25-27 40-62 40-98s-15-71-40-97c-26-25-61-40-97-40s-71 15-96 40c-26 26-41 61-41 97s15 71 41 98c25 25 60 40 96 40z">
          <text:p/>
        </draw:path>
        <draw:path draw:style-name="gr36" draw:text-style-name="P21" draw:layer="layout" svg:width="0.273cm" svg:height="0.273cm" svg:x="21.44cm" svg:y="7.243cm" svg:viewBox="0 0 274 274" svg:d="M137 274c36 0 71-15 96-41 26-26 41-60 41-97 0-36-15-71-41-96-25-26-60-40-96-40s-71 14-97 40c-25 25-40 60-40 96 0 37 15 71 40 97 26 26 61 41 97 41z">
          <text:p/>
        </draw:path>
        <draw:path draw:style-name="gr36" draw:text-style-name="P21" draw:layer="layout" svg:width="0.274cm" svg:height="0.273cm" svg:x="21.385cm" svg:y="7.346cm" svg:viewBox="0 0 275 274" svg:d="M138 274c36 0 71-14 97-40 25-26 40-60 40-98 0-36-15-71-40-96-26-26-61-40-97-40s-71 14-98 40c-25 25-40 60-40 96 0 38 15 72 40 98 27 26 62 40 98 40z">
          <text:p/>
        </draw:path>
        <draw:path draw:style-name="gr37" draw:text-style-name="P21" draw:layer="layout" svg:width="0.273cm" svg:height="0.273cm" svg:x="22.483cm" svg:y="6.868cm" svg:viewBox="0 0 274 274" svg:d="M137 274c36 0 71-14 97-40 25-26 40-60 40-97 0-36-15-72-40-97-26-26-61-40-97-40s-71 14-96 40c-27 25-41 61-41 97 0 37 14 71 41 97 25 26 60 40 96 40z">
          <text:p/>
        </draw:path>
        <draw:path draw:style-name="gr35" draw:text-style-name="P2" draw:layer="layout" svg:width="0.273cm" svg:height="0.273cm" svg:x="22.483cm" svg:y="6.868cm" svg:viewBox="0 0 274 274" svg:d="M137 274c36 0 71-14 97-40 25-26 40-60 40-97 0-36-15-72-40-97-26-26-61-40-97-40s-71 14-96 40c-27 25-41 61-41 97 0 37 14 71 41 97 25 26 60 40 96 40z">
          <text:p/>
        </draw:path>
        <draw:path draw:style-name="gr36" draw:text-style-name="P21" draw:layer="layout" svg:width="0.274cm" svg:height="0.273cm" svg:x="22.336cm" svg:y="7.151cm" svg:viewBox="0 0 275 274" svg:d="M137 274c36 0 72-14 98-40 25-25 40-60 40-96 0-37-15-72-40-98-26-26-62-40-98-40s-71 14-97 40c-25 26-40 61-40 98 0 36 15 71 40 96 26 26 61 40 97 40z">
          <text:p/>
        </draw:path>
        <draw:path draw:style-name="gr36" draw:text-style-name="P21" draw:layer="layout" svg:width="0.273cm" svg:height="0.273cm" svg:x="22.184cm" svg:y="7.096cm" svg:viewBox="0 0 274 274" svg:d="M138 274c36 0 71-14 96-40 26-25 40-60 40-97s-14-71-40-97c-25-26-60-40-96-40s-71 14-98 40c-25 26-40 60-40 97s15 72 40 97c27 26 62 40 98 40z">
          <text:p/>
        </draw:path>
        <draw:path draw:style-name="gr36" draw:text-style-name="P21" draw:layer="layout" svg:width="0.273cm" svg:height="0.273cm" svg:x="21.33cm" svg:y="7.265cm" svg:viewBox="0 0 274 274" svg:d="M138 274c36 0 71-14 96-41 26-25 40-60 40-96s-14-71-40-97c-25-25-60-40-96-40-38 0-72 15-98 40-26 26-40 61-40 97s14 71 40 96c26 27 60 41 98 41z">
          <text:p/>
        </draw:path>
        <draw:path draw:style-name="gr36" draw:text-style-name="P21" draw:layer="layout" svg:width="0.273cm" svg:height="0.273cm" svg:x="21.459cm" svg:y="7.263cm" svg:viewBox="0 0 274 274" svg:d="M137 274c36 0 71-14 96-41 27-25 41-60 41-96s-14-71-41-97c-25-25-60-40-96-40s-71 15-97 40c-25 26-40 61-40 97s15 71 40 96c26 27 61 41 97 41z">
          <text:p/>
        </draw:path>
        <draw:path draw:style-name="gr36" draw:text-style-name="P21" draw:layer="layout" svg:width="0.273cm" svg:height="0.273cm" svg:x="21.35cm" svg:y="7.207cm" svg:viewBox="0 0 274 274" svg:d="M137 274c37 0 71-14 97-40 26-25 40-60 40-96 0-37-14-71-40-97-26-27-60-41-97-41-36 0-72 14-97 41-26 26-40 60-40 97 0 36 14 71 40 96 25 26 61 40 97 40z">
          <text:p/>
        </draw:path>
        <draw:path draw:style-name="gr36" draw:text-style-name="P21" draw:layer="layout" svg:width="0.274cm" svg:height="0.273cm" svg:x="21.134cm" svg:y="7.244cm" svg:viewBox="0 0 275 274" svg:d="M138 274c36 0 71-15 97-41 25-26 40-60 40-97 0-36-15-71-40-96-26-26-61-40-97-40s-71 14-97 40c-26 25-41 60-41 96 0 37 15 71 41 97s61 41 97 41z">
          <text:p/>
        </draw:path>
        <draw:path draw:style-name="gr33" draw:text-style-name="P20" draw:layer="layout" svg:width="0.273cm" svg:height="0.274cm" svg:x="20.26cm" svg:y="7.166cm" svg:viewBox="0 0 274 275" svg:d="M137 275c37 0 71-15 97-41 26-25 40-60 40-96s-14-72-40-98c-26-25-60-40-97-40-36 0-72 15-97 40-26 26-40 62-40 98s14 71 40 96c25 26 61 41 97 41z">
          <text:p/>
        </draw:path>
        <draw:path draw:style-name="gr36" draw:text-style-name="P21" draw:layer="layout" svg:width="0.273cm" svg:height="0.273cm" svg:x="21.747cm" svg:y="7.392cm" svg:viewBox="0 0 274 274" svg:d="M137 274c36 0 71-14 97-40s40-60 40-97-14-72-40-97c-26-26-61-40-97-40-37 0-71 14-97 40-26 25-40 60-40 97s14 71 40 97 60 40 97 40z">
          <text:p/>
        </draw:path>
        <draw:path draw:style-name="gr36" draw:text-style-name="P21" draw:layer="layout" svg:width="0.273cm" svg:height="0.273cm" svg:x="20.986cm" svg:y="7.291cm" svg:viewBox="0 0 274 274" svg:d="M136 274c37 0 72-14 98-40 25-26 40-61 40-97 0-37-15-71-40-97-26-26-61-40-98-40-36 0-71 14-96 40-26 26-40 60-40 97 0 36 14 71 40 97 25 26 60 40 96 40z">
          <text:p/>
        </draw:path>
        <draw:path draw:style-name="gr36" draw:text-style-name="P21" draw:layer="layout" svg:width="0.274cm" svg:height="0.273cm" svg:x="22.121cm" svg:y="7.341cm" svg:viewBox="0 0 275 274" svg:d="M138 274c36 0 71-15 97-40 25-26 40-61 40-98 0-36-15-71-40-96-26-26-61-40-97-40-37 0-72 14-97 40-26 25-41 60-41 96 0 37 15 72 41 98 25 25 60 40 97 40z">
          <text:p/>
        </draw:path>
        <draw:path draw:style-name="gr36" draw:text-style-name="P21" draw:layer="layout" svg:width="0.273cm" svg:height="0.273cm" svg:x="22.952cm" svg:y="7.054cm" svg:viewBox="0 0 274 274" svg:d="M137 274c37 0 71-14 97-40 26-25 40-61 40-97s-14-71-40-97c-26-25-60-40-97-40s-71 15-97 40c-26 26-40 61-40 97s14 72 40 97c26 26 60 40 97 40z">
          <text:p/>
        </draw:path>
        <draw:path draw:style-name="gr36" draw:text-style-name="P21" draw:layer="layout" svg:width="0.274cm" svg:height="0.273cm" svg:x="21.471cm" svg:y="7.308cm" svg:viewBox="0 0 275 274" svg:d="M137 274c36 0 71-14 98-40 25-25 40-61 40-97 0-37-15-71-40-97-27-26-62-40-98-40s-71 14-97 40c-25 26-40 60-40 97 0 36 15 72 40 97 26 26 61 40 97 40z">
          <text:p/>
        </draw:path>
        <draw:path draw:style-name="gr36" draw:text-style-name="P21" draw:layer="layout" svg:width="0.274cm" svg:height="0.273cm" svg:x="21.44cm" svg:y="7.293cm" svg:viewBox="0 0 275 274" svg:d="M137 274c36 0 71-14 97-40 25-26 41-61 41-97s-16-71-41-97c-26-25-61-40-97-40s-71 15-97 40c-25 26-40 61-40 97s15 71 40 97c26 26 61 40 97 40z">
          <text:p/>
        </draw:path>
        <draw:path draw:style-name="gr36" draw:text-style-name="P21" draw:layer="layout" svg:width="0.273cm" svg:height="0.273cm" svg:x="21.704cm" svg:y="7.304cm" svg:viewBox="0 0 274 274" svg:d="M136 274c37 0 71-14 97-40s41-61 41-98c0-36-15-71-41-96-26-26-60-40-97-40-36 0-70 14-96 40-26 25-40 60-40 96 0 37 14 72 40 98s60 40 96 40z">
          <text:p/>
        </draw:path>
        <draw:path draw:style-name="gr36" draw:text-style-name="P21" draw:layer="layout" svg:width="0.273cm" svg:height="0.273cm" svg:x="20.609cm" svg:y="7.135cm" svg:viewBox="0 0 274 274" svg:d="M138 274c36 0 71-15 96-40 26-26 40-61 40-97s-14-72-40-97c-25-26-60-40-96-40s-71 14-97 40c-25 25-41 61-41 97s16 71 41 97c26 25 61 40 97 40z">
          <text:p/>
        </draw:path>
        <draw:path draw:style-name="gr36" draw:text-style-name="P21" draw:layer="layout" svg:width="0.273cm" svg:height="0.273cm" svg:x="21.407cm" svg:y="7.272cm" svg:viewBox="0 0 274 274" svg:d="M137 274c37 0 71-14 97-41 26-26 40-60 40-97 0-36-14-71-40-96-26-26-60-40-97-40-36 0-71 14-96 40-27 25-41 60-41 96 0 37 14 71 41 97 25 27 60 41 96 41z">
          <text:p/>
        </draw:path>
        <draw:path draw:style-name="gr36" draw:text-style-name="P21" draw:layer="layout" svg:width="0.274cm" svg:height="0.273cm" svg:x="21.677cm" svg:y="7.361cm" svg:viewBox="0 0 275 274" svg:d="M138 274c36 0 71-14 96-40 26-25 41-60 41-97s-15-71-41-97c-25-26-60-40-96-40s-71 14-97 40-41 60-41 97 15 72 41 97c26 26 61 40 97 40z">
          <text:p/>
        </draw:path>
        <draw:path draw:style-name="gr36" draw:text-style-name="P21" draw:layer="layout" svg:width="0.273cm" svg:height="0.273cm" svg:x="21.397cm" svg:y="7.36cm" svg:viewBox="0 0 274 274" svg:d="M137 274c37 0 71-14 97-40 26-25 40-60 40-97s-14-71-40-97-60-40-97-40c-36 0-71 14-96 40-27 26-41 60-41 97s14 72 41 97c25 26 60 40 96 40z">
          <text:p/>
        </draw:path>
        <draw:path draw:style-name="gr36" draw:text-style-name="P21" draw:layer="layout" svg:width="0.273cm" svg:height="0.274cm" svg:x="21.496cm" svg:y="7.295cm" svg:viewBox="0 0 274 275" svg:d="M136 275c37 0 71-15 98-40 26-27 40-62 40-98s-14-71-40-97c-27-25-61-40-98-40-36 0-71 15-96 40-26 26-40 61-40 97s14 71 40 98c25 25 60 40 96 40z">
          <text:p/>
        </draw:path>
        <draw:path draw:style-name="gr36" draw:text-style-name="P21" draw:layer="layout" svg:width="0.274cm" svg:height="0.274cm" svg:x="20.483cm" svg:y="7.096cm" svg:viewBox="0 0 275 275" svg:d="M138 275c36 0 71-15 97-40 25-26 40-61 40-98 0-36-15-71-40-97-26-25-61-40-97-40-37 0-72 15-98 40-25 26-40 61-40 97 0 37 15 72 40 98 26 25 61 40 98 40z">
          <text:p/>
        </draw:path>
        <draw:path draw:style-name="gr36" draw:text-style-name="P21" draw:layer="layout" svg:width="0.273cm" svg:height="0.273cm" svg:x="20.683cm" svg:y="7.323cm" svg:viewBox="0 0 274 274" svg:d="M137 274c36 0 72-14 97-40 26-26 40-61 40-98 0-36-14-71-40-96-25-26-61-40-97-40s-71 14-97 40c-25 25-40 60-40 96 0 37 15 72 40 98 26 26 61 40 97 40z">
          <text:p/>
        </draw:path>
        <draw:path draw:style-name="gr36" draw:text-style-name="P21" draw:layer="layout" svg:width="0.273cm" svg:height="0.273cm" svg:x="22.699cm" svg:y="7.127cm" svg:viewBox="0 0 274 274" svg:d="M138 274c36 0 71-14 96-40 26-25 40-60 40-96 0-38-14-72-40-98-25-26-60-40-96-40-37 0-72 14-98 40s-40 60-40 98c0 36 14 71 40 96 26 26 61 40 98 40z">
          <text:p/>
        </draw:path>
        <draw:path draw:style-name="gr36" draw:text-style-name="P21" draw:layer="layout" svg:width="0.273cm" svg:height="0.273cm" svg:x="21.687cm" svg:y="7.281cm" svg:viewBox="0 0 274 274" svg:d="M137 274c36 0 71-14 97-40 25-26 40-61 40-97 0-37-15-71-40-97-26-26-61-40-97-40s-71 14-96 40c-27 26-41 60-41 97 0 36 14 71 41 97 25 26 60 40 96 40z">
          <text:p/>
        </draw:path>
        <draw:path draw:style-name="gr36" draw:text-style-name="P21" draw:layer="layout" svg:width="0.273cm" svg:height="0.273cm" svg:x="20.315cm" svg:y="7.125cm" svg:viewBox="0 0 274 274" svg:d="M138 274c36 0 71-14 96-40 26-25 40-60 40-96 0-38-14-72-40-98-25-26-60-40-96-40-37 0-71 14-97 40-27 26-41 60-41 98 0 36 14 71 41 96 26 26 60 40 97 40z">
          <text:p/>
        </draw:path>
        <draw:path draw:style-name="gr33" draw:text-style-name="P20" draw:layer="layout" svg:width="0.273cm" svg:height="0.273cm" svg:x="19.812cm" svg:y="7.183cm" svg:viewBox="0 0 274 274" svg:d="M137 274c36 0 71-14 96-40 27-26 41-60 41-97 0-36-14-71-41-97-25-26-60-40-96-40s-71 14-97 40c-25 26-40 61-40 97 0 37 15 71 40 97 26 26 61 40 97 40z">
          <text:p/>
        </draw:path>
        <draw:path draw:style-name="gr36" draw:text-style-name="P21" draw:layer="layout" svg:width="0.273cm" svg:height="0.273cm" svg:x="21.628cm" svg:y="7.363cm" svg:viewBox="0 0 274 274" svg:d="M138 274c36 0 70-14 96-40 26-25 40-60 40-97s-14-71-40-97-60-40-96-40c-37 0-72 14-98 40s-40 60-40 97 14 72 40 97c26 26 61 40 98 40z">
          <text:p/>
        </draw:path>
        <draw:path draw:style-name="gr36" draw:text-style-name="P21" draw:layer="layout" svg:width="0.274cm" svg:height="0.273cm" svg:x="20.863cm" svg:y="7.221cm" svg:viewBox="0 0 275 274" svg:d="M138 274c36 0 71-14 97-40 25-25 40-60 40-96s-15-71-40-97c-26-25-61-41-97-41s-71 16-97 41c-26 26-41 61-41 97s15 71 41 96c26 26 61 40 97 40z">
          <text:p/>
        </draw:path>
        <draw:path draw:style-name="gr33" draw:text-style-name="P20" draw:layer="layout" svg:width="0.273cm" svg:height="0.273cm" svg:x="19.721cm" svg:y="7.18cm" svg:viewBox="0 0 274 274" svg:d="M137 274c36 0 71-14 97-40 25-26 40-60 40-97 0-36-15-70-40-97-26-26-61-40-97-40s-72 14-97 40c-26 27-40 61-40 97 0 37 14 71 40 97 25 26 61 40 97 40z">
          <text:p/>
        </draw:path>
        <draw:path draw:style-name="gr36" draw:text-style-name="P21" draw:layer="layout" svg:width="0.273cm" svg:height="0.274cm" svg:x="22.256cm" svg:y="7.252cm" svg:viewBox="0 0 274 275" svg:d="M137 275c36 0 71-15 96-41 26-26 41-61 41-97s-15-71-41-97c-25-25-60-40-96-40-37 0-71 15-97 40-26 26-40 61-40 97s14 71 40 97 60 41 97 41z">
          <text:p/>
        </draw:path>
        <draw:path draw:style-name="gr36" draw:text-style-name="P21" draw:layer="layout" svg:width="0.273cm" svg:height="0.273cm" svg:x="21.353cm" svg:y="7.338cm" svg:viewBox="0 0 274 274" svg:d="M138 274c36 0 71-14 96-40 26-26 40-60 40-98 0-36-14-71-40-96-25-26-60-40-96-40-37 0-72 14-98 40-26 25-40 60-40 96 0 38 14 72 40 98s61 40 98 40z">
          <text:p/>
        </draw:path>
        <draw:path draw:style-name="gr36" draw:text-style-name="P21" draw:layer="layout" svg:width="0.273cm" svg:height="0.273cm" svg:x="21.885cm" svg:y="7.434cm" svg:viewBox="0 0 274 274" svg:d="M137 274c37 0 71-15 97-40 26-26 40-61 40-97s-14-72-40-97c-26-26-60-40-97-40-36 0-72 14-97 40-26 25-40 61-40 97s14 71 40 97c25 25 61 40 97 40z">
          <text:p/>
        </draw:path>
        <draw:path draw:style-name="gr36" draw:text-style-name="P21" draw:layer="layout" svg:width="0.273cm" svg:height="0.273cm" svg:x="21.521cm" svg:y="7.36cm" svg:viewBox="0 0 274 274" svg:d="M137 274c36 0 72-15 97-40 26-26 40-61 40-98 0-36-14-71-40-96-25-26-61-40-97-40-37 0-71 14-97 40-26 25-40 60-40 96 0 37 14 72 40 98 26 25 60 40 97 40z">
          <text:p/>
        </draw:path>
        <draw:path draw:style-name="gr36" draw:text-style-name="P21" draw:layer="layout" svg:width="0.273cm" svg:height="0.273cm" svg:x="21.515cm" svg:y="7.358cm" svg:viewBox="0 0 274 274" svg:d="M136 274c37 0 72-14 98-40 26-25 40-60 40-97 0-36-14-71-40-97-26-25-61-40-98-40-36 0-71 15-96 40-26 26-40 61-40 97 0 37 14 72 40 97 25 26 60 40 96 40z">
          <text:p/>
        </draw:path>
        <draw:path draw:style-name="gr36" draw:text-style-name="P21" draw:layer="layout" svg:width="0.274cm" svg:height="0.273cm" svg:x="21.452cm" svg:y="7.35cm" svg:viewBox="0 0 275 274" svg:d="M137 274c36 0 71-14 97-40 26-25 41-60 41-97s-15-71-41-97-61-40-97-40-71 14-97 40c-25 26-40 60-40 97s15 72 40 97c26 26 61 40 97 40z">
          <text:p/>
        </draw:path>
        <draw:path draw:style-name="gr36" draw:text-style-name="P21" draw:layer="layout" svg:width="0.273cm" svg:height="0.274cm" svg:x="22.28cm" svg:y="7.261cm" svg:viewBox="0 0 274 275" svg:d="M136 275c37 0 71-15 97-41 27-26 41-61 41-97s-14-71-41-97c-26-25-60-40-97-40-36 0-71 15-96 40-26 26-40 61-40 97s14 71 40 97c25 26 60 41 96 41z">
          <text:p/>
        </draw:path>
        <draw:path draw:style-name="gr33" draw:text-style-name="P20" draw:layer="layout" svg:width="0.273cm" svg:height="0.273cm" svg:x="20.12cm" svg:y="7.149cm" svg:viewBox="0 0 274 274" svg:d="M137 274c36 0 71-14 97-40 26-25 40-60 40-96 0-37-14-72-40-98s-61-40-97-40c-37 0-71 14-97 40s-40 61-40 98c0 36 14 71 40 96 26 26 60 40 97 40z">
          <text:p/>
        </draw:path>
        <draw:path draw:style-name="gr36" draw:text-style-name="P21" draw:layer="layout" svg:width="0.274cm" svg:height="0.274cm" svg:x="21.508cm" svg:y="7.395cm" svg:viewBox="0 0 275 275" svg:d="M137 275c36 0 72-15 98-40 25-26 40-61 40-97 0-37-15-72-40-98-26-25-62-40-98-40s-71 15-97 40c-25 26-40 61-40 98 0 36 15 71 40 97 26 25 61 40 97 40z">
          <text:p/>
        </draw:path>
        <draw:path draw:style-name="gr36" draw:text-style-name="P21" draw:layer="layout" svg:width="0.273cm" svg:height="0.274cm" svg:x="20.667cm" svg:y="7.076cm" svg:viewBox="0 0 274 275" svg:d="M137 275c36 0 71-15 97-40 26-26 40-61 40-98 0-36-14-71-40-96-26-26-61-41-97-41-37 0-71 15-97 41-26 25-40 60-40 96 0 37 14 72 40 98 26 25 60 40 97 40z">
          <text:p/>
        </draw:path>
        <draw:path draw:style-name="gr36" draw:text-style-name="P21" draw:layer="layout" svg:width="0.273cm" svg:height="0.273cm" svg:x="20.64cm" svg:y="7.051cm" svg:viewBox="0 0 274 274" svg:d="M137 274c36 0 71-14 96-40 27-25 41-61 41-97 0-37-14-71-41-97-25-26-60-40-96-40s-71 14-97 40c-25 26-40 60-40 97 0 36 15 72 40 97 26 26 61 40 97 40z">
          <text:p/>
        </draw:path>
        <draw:path draw:style-name="gr36" draw:text-style-name="P21" draw:layer="layout" svg:width="0.273cm" svg:height="0.273cm" svg:x="21.665cm" svg:y="7.302cm" svg:viewBox="0 0 274 274" svg:d="M137 274c36 0 71-15 97-40 25-26 40-62 40-98s-15-71-40-96c-26-26-61-40-97-40s-71 14-96 40c-27 25-41 60-41 96s14 72 41 98c25 25 60 40 96 40z">
          <text:p/>
        </draw:path>
        <draw:path draw:style-name="gr36" draw:text-style-name="P21" draw:layer="layout" svg:width="0.273cm" svg:height="0.273cm" svg:x="21.984cm" svg:y="7.384cm" svg:viewBox="0 0 274 274" svg:d="M136 274c36 0 71-14 97-40 25-25 41-60 41-96 0-38-16-72-41-98-26-26-61-40-97-40s-71 14-96 40c-26 26-40 60-40 98 0 36 14 71 40 96 25 26 60 40 96 40z">
          <text:p/>
        </draw:path>
        <draw:path draw:style-name="gr36" draw:text-style-name="P21" draw:layer="layout" svg:width="0.274cm" svg:height="0.273cm" svg:x="22.367cm" svg:y="7.247cm" svg:viewBox="0 0 275 274" svg:d="M137 274c37 0 72-16 98-41 25-26 40-61 40-97s-15-71-40-96c-26-26-61-40-98-40-36 0-71 14-97 40-25 25-40 60-40 96s15 71 40 97c26 25 61 41 97 41z">
          <text:p/>
        </draw:path>
        <draw:path draw:style-name="gr33" draw:text-style-name="P20" draw:layer="layout" svg:width="0.273cm" svg:height="0.273cm" svg:x="19.942cm" svg:y="7.2cm" svg:viewBox="0 0 274 274" svg:d="M138 274c36 0 71-14 96-40 26-25 40-60 40-96s-14-71-40-97c-25-26-60-41-96-41-38 0-72 15-98 41s-40 61-40 97 14 71 40 96c26 26 60 40 98 40z">
          <text:p/>
        </draw:path>
        <draw:path draw:style-name="gr36" draw:text-style-name="P21" draw:layer="layout" svg:width="0.273cm" svg:height="0.273cm" svg:x="20.764cm" svg:y="7.086cm" svg:viewBox="0 0 274 274" svg:d="M138 274c36 0 71-14 96-40 26-26 40-60 40-98 0-36-14-71-40-96-25-26-60-40-96-40-38 0-72 14-98 40-26 25-40 60-40 96 0 38 14 72 40 98s60 40 98 40z">
          <text:p/>
        </draw:path>
        <draw:path draw:style-name="gr36" draw:text-style-name="P21" draw:layer="layout" svg:width="0.273cm" svg:height="0.273cm" svg:x="21.569cm" svg:y="7.413cm" svg:viewBox="0 0 274 274" svg:d="M137 274c37 0 71-15 97-40 26-26 40-61 40-97s-14-72-40-97c-26-26-60-40-97-40s-72 14-97 40c-26 25-40 61-40 97s14 71 40 97c25 25 60 40 97 40z">
          <text:p/>
        </draw:path>
        <draw:path draw:style-name="gr36" draw:text-style-name="P21" draw:layer="layout" svg:width="0.273cm" svg:height="0.273cm" svg:x="21.58cm" svg:y="7.407cm" svg:viewBox="0 0 274 274" svg:d="M138 274c36 0 71-14 96-40 26-25 40-60 40-96s-14-72-40-98c-25-25-60-40-96-40-37 0-72 15-98 40-25 26-40 62-40 98s15 71 40 96c26 26 61 40 98 40z">
          <text:p/>
        </draw:path>
        <draw:path draw:style-name="gr36" draw:text-style-name="P21" draw:layer="layout" svg:width="0.273cm" svg:height="0.273cm" svg:x="21.639cm" svg:y="7.394cm" svg:viewBox="0 0 274 274" svg:d="M138 274c36 0 71-14 96-40 26-25 40-60 40-96 0-38-14-72-40-98-25-26-60-40-96-40-37 0-71 14-98 40-26 26-40 60-40 98 0 36 14 71 40 96 27 26 61 40 98 40z">
          <text:p/>
        </draw:path>
        <draw:path draw:style-name="gr36" draw:text-style-name="P21" draw:layer="layout" svg:width="0.273cm" svg:height="0.273cm" svg:x="22.275cm" svg:y="7.249cm" svg:viewBox="0 0 274 274" svg:d="M136 274c36 0 71-14 97-41 26-26 41-60 41-97 0-36-15-71-41-96-26-26-61-40-97-40s-71 14-96 40c-26 25-40 60-40 96 0 37 14 71 40 97 25 27 60 41 96 41z">
          <text:p/>
        </draw:path>
        <draw:path draw:style-name="gr36" draw:text-style-name="P21" draw:layer="layout" svg:width="0.273cm" svg:height="0.273cm" svg:x="20.691cm" svg:y="7.253cm" svg:viewBox="0 0 274 274" svg:d="M136 274c36 0 72-14 98-41 25-25 40-60 40-96s-15-71-40-97c-26-25-62-40-98-40s-71 15-96 40c-26 26-40 61-40 97s14 71 40 96c25 27 60 41 96 41z">
          <text:p/>
        </draw:path>
        <draw:path draw:style-name="gr33" draw:text-style-name="P20" draw:layer="layout" svg:width="0.273cm" svg:height="0.273cm" svg:x="20.057cm" svg:y="7.221cm" svg:viewBox="0 0 274 274" svg:d="M138 274c36 0 71-15 96-40 26-26 40-60 40-97 0-36-14-71-40-96-25-26-60-41-96-41s-71 15-97 41c-25 25-41 60-41 96 0 37 16 71 41 97 26 25 61 40 97 40z">
          <text:p/>
        </draw:path>
        <draw:path draw:style-name="gr36" draw:text-style-name="P21" draw:layer="layout" svg:width="0.273cm" svg:height="0.273cm" svg:x="21.102cm" svg:y="7.254cm" svg:viewBox="0 0 274 274" svg:d="M137 274c37 0 71-15 97-41s40-61 40-97-14-71-40-96c-26-26-60-40-97-40-36 0-71 14-97 40-26 25-40 60-40 96s14 71 40 97 61 41 97 41z">
          <text:p/>
        </draw:path>
        <draw:path draw:style-name="gr36" draw:text-style-name="P21" draw:layer="layout" svg:width="0.273cm" svg:height="0.273cm" svg:x="20.771cm" svg:y="7.052cm" svg:viewBox="0 0 274 274" svg:d="M138 274c36 0 71-14 96-40 26-25 40-61 40-97s-14-71-40-97c-25-25-60-40-96-40-37 0-72 15-98 40-25 26-40 61-40 97s15 72 40 97c26 26 61 40 98 40z">
          <text:p/>
        </draw:path>
        <draw:path draw:style-name="gr36" draw:text-style-name="P21" draw:layer="layout" svg:width="0.273cm" svg:height="0.273cm" svg:x="21.913cm" svg:y="7.361cm" svg:viewBox="0 0 274 274" svg:d="M138 274c36 0 71-14 96-40 26-25 40-60 40-97 0-36-14-71-40-97-25-25-60-40-96-40s-71 15-98 40c-25 26-40 61-40 97 0 37 15 72 40 97 27 26 62 40 98 40z">
          <text:p/>
        </draw:path>
        <draw:path draw:style-name="gr36" draw:text-style-name="P21" draw:layer="layout" svg:width="0.274cm" svg:height="0.273cm" svg:x="21.691cm" svg:y="7.406cm" svg:viewBox="0 0 275 274" svg:d="M138 274c36 0 71-15 97-40 25-26 40-61 40-97 0-37-15-72-40-97-26-26-61-40-97-40s-71 14-97 40c-25 25-41 60-41 97 0 36 16 71 41 97 26 25 61 40 97 40z">
          <text:p/>
        </draw:path>
        <draw:path draw:style-name="gr36" draw:text-style-name="P21" draw:layer="layout" svg:width="0.274cm" svg:height="0.273cm" svg:x="21.666cm" svg:y="7.399cm" svg:viewBox="0 0 275 274" svg:d="M138 274c36 0 71-14 97-40 25-26 40-60 40-96 0-38-15-72-40-98-26-26-61-40-97-40s-71 14-97 40-41 60-41 98c0 36 15 70 41 96s61 40 97 40z">
          <text:p/>
        </draw:path>
        <draw:path draw:style-name="gr36" draw:text-style-name="P21" draw:layer="layout" svg:width="0.274cm" svg:height="0.273cm" svg:x="21.631cm" svg:y="7.424cm" svg:viewBox="0 0 275 274" svg:d="M138 274c36 0 71-14 97-40 25-25 40-60 40-96s-15-72-40-98c-26-25-61-40-97-40s-72 15-98 40c-25 26-40 62-40 98s15 71 40 96c26 26 62 40 98 40z">
          <text:p/>
        </draw:path>
        <draw:path draw:style-name="gr36" draw:text-style-name="P21" draw:layer="layout" svg:width="0.273cm" svg:height="0.273cm" svg:x="21.594cm" svg:y="7.375cm" svg:viewBox="0 0 274 274" svg:d="M137 274c37 0 71-14 97-40s40-60 40-97-14-72-40-97c-26-26-60-40-97-40s-72 14-97 40c-26 25-40 60-40 97s14 71 40 97c25 26 60 40 97 40z">
          <text:p/>
        </draw:path>
        <draw:path draw:style-name="gr36" draw:text-style-name="P21" draw:layer="layout" svg:width="0.273cm" svg:height="0.273cm" svg:x="20.691cm" svg:y="7.184cm" svg:viewBox="0 0 274 274" svg:d="M136 274c37 0 72-14 98-40 26-25 40-60 40-96 0-37-14-71-40-98-26-26-61-40-98-40-36 0-71 14-96 40-26 27-40 61-40 98 0 36 14 71 40 96 25 26 60 40 96 40z">
          <text:p/>
        </draw:path>
        <draw:path draw:style-name="gr36" draw:text-style-name="P21" draw:layer="layout" svg:width="0.273cm" svg:height="0.274cm" svg:x="20.588cm" svg:y="7.304cm" svg:viewBox="0 0 274 275" svg:d="M138 275c36 0 71-15 96-40 26-26 40-62 40-98s-14-71-40-97c-25-25-60-40-96-40-37 0-71 15-97 40-27 26-41 61-41 97s14 72 41 98c26 25 60 40 97 40z">
          <text:p/>
        </draw:path>
        <draw:path draw:style-name="gr36" draw:text-style-name="P21" draw:layer="layout" svg:width="0.273cm" svg:height="0.273cm" svg:x="21.525cm" svg:y="7.437cm" svg:viewBox="0 0 274 274" svg:d="M136 274c37 0 72-15 98-40 26-26 40-61 40-97s-14-72-40-97c-26-26-61-40-98-40-36 0-71 14-96 40-26 25-40 61-40 97s14 71 40 97c25 25 60 40 96 40z">
          <text:p/>
        </draw:path>
        <draw:path draw:style-name="gr36" draw:text-style-name="P21" draw:layer="layout" svg:width="0.273cm" svg:height="0.273cm" svg:x="21.53cm" svg:y="7.438cm" svg:viewBox="0 0 274 274" svg:d="M136 274c37 0 72-14 98-40s40-60 40-97c0-36-14-72-40-97-26-26-61-40-98-40-36 0-71 14-96 40-26 25-40 61-40 97 0 37 14 71 40 97 25 26 60 40 96 40z">
          <text:p/>
        </draw:path>
        <draw:path draw:style-name="gr36" draw:text-style-name="P21" draw:layer="layout" svg:width="0.273cm" svg:height="0.274cm" svg:x="21.004cm" svg:y="7.249cm" svg:viewBox="0 0 274 275" svg:d="M136 275c38 0 72-15 98-41s40-61 40-97-14-71-40-97c-26-25-60-40-98-40-36 0-71 15-96 40-26 26-40 61-40 97s14 71 40 97c25 26 60 41 96 41z">
          <text:p/>
        </draw:path>
        <draw:path draw:style-name="gr36" draw:text-style-name="P21" draw:layer="layout" svg:width="0.274cm" svg:height="0.274cm" svg:x="20.97cm" svg:y="7.217cm" svg:viewBox="0 0 275 275" svg:d="M137 275c36 0 72-15 98-40 25-26 40-61 40-97s-15-71-40-97c-26-26-62-41-98-41s-71 15-97 41c-25 26-40 61-40 97s15 71 40 97c26 25 61 40 97 40z">
          <text:p/>
        </draw:path>
        <draw:path draw:style-name="gr36" draw:text-style-name="P21" draw:layer="layout" svg:width="0.273cm" svg:height="0.273cm" svg:x="20.963cm" svg:y="7.329cm" svg:viewBox="0 0 274 274" svg:d="M136 274c37 0 72-14 98-40 26-25 40-61 40-97 0-37-14-71-40-97s-61-40-98-40c-36 0-71 14-96 40-26 26-40 60-40 97 0 36 14 72 40 97 25 26 60 40 96 40z">
          <text:p/>
        </draw:path>
        <draw:path draw:style-name="gr36" draw:text-style-name="P21" draw:layer="layout" svg:width="0.274cm" svg:height="0.274cm" svg:x="21.405cm" svg:y="7.45cm" svg:viewBox="0 0 275 275" svg:d="M138 275c36 0 71-15 97-40 25-26 40-61 40-97s-15-71-40-98c-26-25-61-40-97-40s-71 15-97 40c-26 27-41 62-41 98s15 71 41 97c26 25 61 40 97 40z">
          <text:p/>
        </draw:path>
        <draw:path draw:style-name="gr36" draw:text-style-name="P21" draw:layer="layout" svg:width="0.273cm" svg:height="0.274cm" svg:x="20.337cm" svg:y="7.15cm" svg:viewBox="0 0 274 275" svg:d="M138 275c36 0 71-15 96-40 26-26 40-61 40-97s-14-72-40-98c-25-25-60-40-96-40s-71 15-97 40c-25 26-41 62-41 98s16 71 41 97c26 25 61 40 97 40z">
          <text:p/>
        </draw:path>
        <draw:path draw:style-name="gr36" draw:text-style-name="P21" draw:layer="layout" svg:width="0.274cm" svg:height="0.273cm" svg:x="20.271cm" svg:y="7.301cm" svg:viewBox="0 0 275 274" svg:d="M138 274c36 0 71-15 96-40 26-26 41-62 41-98s-15-71-41-96c-25-26-60-40-96-40s-72 14-98 40c-25 25-40 60-40 96s15 72 40 98c26 25 62 40 98 40z">
          <text:p/>
        </draw:path>
        <draw:path draw:style-name="gr37" draw:text-style-name="P21" draw:layer="layout" svg:width="0.273cm" svg:height="0.273cm" svg:x="20.453cm" svg:y="7.311cm" svg:viewBox="0 0 274 274" svg:d="M136 274c37 0 72-14 98-40 25-25 40-61 40-97s-15-71-40-97c-26-25-61-40-98-40-36 0-71 15-96 40-26 26-40 61-40 97s14 72 40 97c25 26 60 40 96 40z">
          <text:p/>
        </draw:path>
        <draw:path draw:style-name="gr35" draw:text-style-name="P2" draw:layer="layout" svg:width="0.273cm" svg:height="0.273cm" svg:x="20.453cm" svg:y="7.311cm" svg:viewBox="0 0 274 274" svg:d="M136 274c37 0 72-14 98-40 25-25 40-61 40-97s-15-71-40-97c-26-25-61-40-98-40-36 0-71 15-96 40-26 26-40 61-40 97s14 72 40 97c25 26 60 40 96 40z">
          <text:p/>
        </draw:path>
        <draw:path draw:style-name="gr36" draw:text-style-name="P21" draw:layer="layout" svg:width="0.273cm" svg:height="0.273cm" svg:x="20.398cm" svg:y="7.312cm" svg:viewBox="0 0 274 274" svg:d="M136 274c37 0 71-14 98-40 26-25 40-61 40-97 0-37-14-71-40-97-27-26-61-40-98-40-36 0-71 14-96 40-26 26-40 60-40 97 0 36 14 72 40 97 25 26 60 40 96 40z">
          <text:p/>
        </draw:path>
        <draw:path draw:style-name="gr36" draw:text-style-name="P21" draw:layer="layout" svg:width="0.273cm" svg:height="0.273cm" svg:x="20.609cm" svg:y="7.296cm" svg:viewBox="0 0 274 274" svg:d="M138 274c36 0 71-14 96-40 26-27 40-61 40-98 0-36-14-71-40-96-25-26-60-40-96-40s-71 14-97 40c-25 25-41 60-41 96 0 37 16 71 41 98 26 26 61 40 97 40z">
          <text:p/>
        </draw:path>
        <draw:path draw:style-name="gr36" draw:text-style-name="P21" draw:layer="layout" svg:width="0.273cm" svg:height="0.273cm" svg:x="20.526cm" svg:y="7.336cm" svg:viewBox="0 0 274 274" svg:d="M137 274c36 0 71-14 97-40 25-25 40-60 40-97 0-36-15-71-40-97-26-25-61-40-97-40s-72 15-97 40c-26 26-40 61-40 97 0 37 14 72 40 97 25 26 61 40 97 40z">
          <text:p/>
        </draw:path>
        <draw:path draw:style-name="gr36" draw:text-style-name="P21" draw:layer="layout" svg:width="0.273cm" svg:height="0.273cm" svg:x="21.196cm" svg:y="7.367cm" svg:viewBox="0 0 274 274" svg:d="M137 274c36 0 71-14 96-40 27-25 41-60 41-97s-14-71-41-97c-25-26-60-40-96-40-37 0-71 14-97 40s-40 60-40 97 14 72 40 97c26 26 60 40 97 40z">
          <text:p/>
        </draw:path>
        <draw:path draw:style-name="gr36" draw:text-style-name="P21" draw:layer="layout" svg:width="0.274cm" svg:height="0.274cm" svg:x="20.99cm" svg:y="7.322cm" svg:viewBox="0 0 275 275" svg:d="M137 275c37 0 72-15 97-40 26-26 41-62 41-98s-15-71-41-97c-25-25-60-40-97-40-36 0-71 15-97 40-25 26-40 61-40 97s15 72 40 98c26 25 61 40 97 40z">
          <text:p/>
        </draw:path>
        <draw:path draw:style-name="gr36" draw:text-style-name="P21" draw:layer="layout" svg:width="0.273cm" svg:height="0.273cm" svg:x="20.971cm" svg:y="7.479cm" svg:viewBox="0 0 274 274" svg:d="M137 274c36 0 72-15 97-40 26-26 40-61 40-97s-14-71-40-96c-25-27-61-41-97-41-37 0-71 14-97 41-26 25-40 60-40 96s14 71 40 97c26 25 60 40 97 40z">
          <text:p/>
        </draw:path>
        <draw:path draw:style-name="gr36" draw:text-style-name="P21" draw:layer="layout" svg:width="0.273cm" svg:height="0.274cm" svg:x="21.148cm" svg:y="7.326cm" svg:viewBox="0 0 274 275" svg:d="M138 275c36 0 71-15 96-40 26-26 40-62 40-98s-14-71-40-97c-25-25-60-40-96-40s-71 15-97 40c-25 26-41 61-41 97s16 72 41 98c26 25 61 40 97 40z">
          <text:p/>
        </draw:path>
        <draw:path draw:style-name="gr36" draw:text-style-name="P21" draw:layer="layout" svg:width="0.274cm" svg:height="0.273cm" svg:x="20.286cm" svg:y="7.35cm" svg:viewBox="0 0 275 274" svg:d="M138 274c36 0 71-14 97-40 25-26 40-60 40-98 0-36-15-71-40-96-26-26-61-40-97-40s-71 14-98 40c-25 25-40 60-40 96 0 38 15 72 40 98 27 26 62 40 98 40z">
          <text:p/>
        </draw:path>
        <draw:path draw:style-name="gr36" draw:text-style-name="P21" draw:layer="layout" svg:width="0.273cm" svg:height="0.273cm" svg:x="20.369cm" svg:y="7.353cm" svg:viewBox="0 0 274 274" svg:d="M136 274c37 0 71-14 97-40 27-25 41-60 41-97s-14-71-41-97c-26-26-60-40-97-40-36 0-71 14-96 40-26 26-40 60-40 97s14 72 40 97c25 26 60 40 96 40z">
          <text:p/>
        </draw:path>
        <draw:path draw:style-name="gr36" draw:text-style-name="P21" draw:layer="layout" svg:width="0.273cm" svg:height="0.273cm" svg:x="21.101cm" svg:y="6.908cm" svg:viewBox="0 0 274 274" svg:d="M137 274c37 0 71-14 97-40s40-60 40-97c0-36-14-71-40-97s-60-40-97-40c-36 0-71 14-97 40s-40 61-40 97c0 37 14 71 40 97s61 40 97 40z">
          <text:p/>
        </draw:path>
        <draw:path draw:style-name="gr36" draw:text-style-name="P21" draw:layer="layout" svg:width="0.273cm" svg:height="0.273cm" svg:x="21.563cm" svg:y="7.398cm" svg:viewBox="0 0 274 274" svg:d="M137 274c37 0 72-14 97-40 26-26 40-60 40-97s-14-72-40-97c-25-26-60-40-97-40s-71 14-97 40c-26 25-40 60-40 97s14 71 40 97 60 40 97 40z">
          <text:p/>
        </draw:path>
        <draw:path draw:style-name="gr37" draw:text-style-name="P21" draw:layer="layout" svg:width="0.273cm" svg:height="0.273cm" svg:x="20.546cm" svg:y="7.443cm" svg:viewBox="0 0 274 274" svg:d="M138 274c36 0 71-15 96-40 26-26 40-61 40-97s-14-71-40-97c-25-26-60-40-96-40-37 0-71 14-98 40-26 26-40 61-40 97s14 71 40 97c27 25 61 40 98 40z">
          <text:p/>
        </draw:path>
        <draw:path draw:style-name="gr35" draw:text-style-name="P2" draw:layer="layout" svg:width="0.273cm" svg:height="0.273cm" svg:x="20.546cm" svg:y="7.443cm" svg:viewBox="0 0 274 274" svg:d="M138 274c36 0 71-15 96-40 26-26 40-61 40-97s-14-71-40-97c-25-26-60-40-96-40-37 0-71 14-98 40-26 26-40 61-40 97s14 71 40 97c27 25 61 40 98 40z">
          <text:p/>
        </draw:path>
        <draw:path draw:style-name="gr36" draw:text-style-name="P21" draw:layer="layout" svg:width="0.273cm" svg:height="0.273cm" svg:x="21.79cm" svg:y="7.076cm" svg:viewBox="0 0 274 274" svg:d="M136 274c36 0 72-15 98-40 25-26 40-61 40-98 0-36-15-71-40-96-26-26-62-40-98-40s-71 14-96 40c-26 25-40 60-40 96 0 37 14 72 40 98 25 25 60 40 96 40z">
          <text:p/>
        </draw:path>
        <draw:path draw:style-name="gr37" draw:text-style-name="P21" draw:layer="layout" svg:width="0.273cm" svg:height="0.273cm" svg:x="21.179cm" svg:y="7.289cm" svg:viewBox="0 0 274 274" svg:d="M136 274c37 0 71-14 97-40 27-27 41-61 41-98 0-36-14-71-41-96-26-26-60-40-97-40-36 0-71 14-96 40-26 25-40 60-40 96 0 37 14 71 40 98 25 26 60 40 96 40z">
          <text:p/>
        </draw:path>
        <draw:path draw:style-name="gr35" draw:text-style-name="P2" draw:layer="layout" svg:width="0.273cm" svg:height="0.273cm" svg:x="21.179cm" svg:y="7.289cm" svg:viewBox="0 0 274 274" svg:d="M136 274c37 0 71-14 97-40 27-27 41-61 41-98 0-36-14-71-41-96-26-26-60-40-97-40-36 0-71 14-96 40-26 25-40 60-40 96 0 37 14 71 40 98 25 26 60 40 96 40z">
          <text:p/>
        </draw:path>
        <draw:path draw:style-name="gr36" draw:text-style-name="P21" draw:layer="layout" svg:width="0.274cm" svg:height="0.273cm" svg:x="20.665cm" svg:y="7.465cm" svg:viewBox="0 0 275 274" svg:d="M137 274c36 0 71-14 98-40 25-25 40-60 40-96 0-37-15-71-40-98-27-26-62-40-98-40s-71 14-97 40c-25 27-40 61-40 98 0 36 15 71 40 96 26 26 61 40 97 40z">
          <text:p/>
        </draw:path>
        <draw:path draw:style-name="gr37" draw:text-style-name="P21" draw:layer="layout" svg:width="0.274cm" svg:height="0.273cm" svg:x="21.785cm" svg:y="7.028cm" svg:viewBox="0 0 275 274" svg:d="M137 274c36 0 72-15 98-40 25-26 40-62 40-98s-15-71-40-96c-26-26-62-40-98-40s-71 14-97 40c-25 25-40 60-40 96s15 72 40 98c26 25 61 40 97 40z">
          <text:p/>
        </draw:path>
        <draw:path draw:style-name="gr35" draw:text-style-name="P2" draw:layer="layout" svg:width="0.274cm" svg:height="0.273cm" svg:x="21.785cm" svg:y="7.028cm" svg:viewBox="0 0 275 274" svg:d="M137 274c36 0 72-15 98-40 25-26 40-62 40-98s-15-71-40-96c-26-26-62-40-98-40s-71 14-97 40c-25 25-40 60-40 96s15 72 40 98c26 25 61 40 97 40z">
          <text:p/>
        </draw:path>
        <draw:path draw:style-name="gr36" draw:text-style-name="P21" draw:layer="layout" svg:width="0.273cm" svg:height="0.273cm" svg:x="21.338cm" svg:y="7.038cm" svg:viewBox="0 0 274 274" svg:d="M138 274c36 0 71-14 96-40 26-25 40-61 40-97 0-37-14-71-40-97-25-26-60-40-96-40-37 0-72 14-98 40s-40 60-40 97c0 36 14 72 40 97 26 26 61 40 98 40z">
          <text:p/>
        </draw:path>
        <draw:path draw:style-name="gr36" draw:text-style-name="P21" draw:layer="layout" svg:width="0.273cm" svg:height="0.273cm" svg:x="20.737cm" svg:y="7.504cm" svg:viewBox="0 0 274 274" svg:d="M137 274c37 0 72-14 97-40 26-26 40-60 40-97 0-36-14-71-40-96-25-26-60-41-97-41s-71 15-97 41c-26 25-40 60-40 96 0 37 14 71 40 97s60 40 97 40z">
          <text:p/>
        </draw:path>
        <draw:path draw:style-name="gr36" draw:text-style-name="P21" draw:layer="layout" svg:width="0.274cm" svg:height="0.273cm" svg:x="21.361cm" svg:y="7.133cm" svg:viewBox="0 0 275 274" svg:d="M138 274c36 0 71-14 96-40 26-26 41-60 41-97s-15-72-41-97c-25-26-60-40-96-40s-72 14-98 40c-25 25-40 60-40 97s15 71 40 97c26 26 62 40 98 40z">
          <text:p/>
        </draw:path>
        <draw:path draw:style-name="gr36" draw:text-style-name="P21" draw:layer="layout" svg:width="0.273cm" svg:height="0.273cm" svg:x="20.972cm" svg:y="7.442cm" svg:viewBox="0 0 274 274" svg:d="M137 274c36 0 72-14 97-40 26-26 40-60 40-97 0-36-14-72-40-97-25-26-61-40-97-40s-71 14-97 40c-25 25-40 61-40 97 0 37 15 71 40 97 26 26 61 40 97 40z">
          <text:p/>
        </draw:path>
        <draw:path draw:style-name="gr36" draw:text-style-name="P21" draw:layer="layout" svg:width="0.273cm" svg:height="0.274cm" svg:x="20.525cm" svg:y="7.568cm" svg:viewBox="0 0 274 275" svg:d="M137 275c37 0 71-15 97-40 26-27 40-62 40-98s-14-71-40-96c-26-26-60-41-97-41-36 0-72 15-97 41-26 25-40 60-40 96s14 71 40 98c25 25 61 40 97 40z">
          <text:p/>
        </draw:path>
        <draw:path draw:style-name="gr36" draw:text-style-name="P21" draw:layer="layout" svg:width="0.273cm" svg:height="0.273cm" svg:x="20.819cm" svg:y="7.684cm" svg:viewBox="0 0 274 274" svg:d="M137 274c37 0 71-14 97-40 26-25 40-60 40-96s-14-72-40-98c-26-25-60-40-97-40-36 0-72 15-97 40-26 26-40 62-40 98s14 71 40 96c25 26 61 40 97 40z">
          <text:p/>
        </draw:path>
        <draw:path draw:style-name="gr36" draw:text-style-name="P21" draw:layer="layout" svg:width="0.273cm" svg:height="0.273cm" svg:x="20.868cm" svg:y="7.514cm" svg:viewBox="0 0 274 274" svg:d="M137 274c37 0 71-15 97-41 26-25 40-60 40-96 0-37-14-71-40-97s-60-40-97-40c-36 0-71 14-96 40-27 26-41 60-41 97 0 36 14 71 41 96 25 26 60 41 96 41z">
          <text:p/>
        </draw:path>
        <draw:path draw:style-name="gr36" draw:text-style-name="P21" draw:layer="layout" svg:width="0.273cm" svg:height="0.274cm" svg:x="20.898cm" svg:y="7.526cm" svg:viewBox="0 0 274 275" svg:d="M136 275c36 0 71-15 97-41 25-26 41-61 41-97s-16-71-41-96c-26-26-61-41-97-41s-71 15-96 41c-26 25-40 60-40 96s14 71 40 97c25 26 60 41 96 41z">
          <text:p/>
        </draw:path>
        <draw:path draw:style-name="gr36" draw:text-style-name="P21" draw:layer="layout" svg:width="0.273cm" svg:height="0.273cm" svg:x="20.939cm" svg:y="7.661cm" svg:viewBox="0 0 274 274" svg:d="M136 274c37 0 71-15 98-40 26-26 40-61 40-97 0-37-14-72-40-97-27-26-61-40-98-40-36 0-71 14-96 40-26 25-40 60-40 97 0 36 14 71 40 97 25 25 60 40 96 40z">
          <text:p/>
        </draw:path>
        <draw:path draw:style-name="gr36" draw:text-style-name="P21" draw:layer="layout" svg:width="0.273cm" svg:height="0.274cm" svg:x="20.445cm" svg:y="7.662cm" svg:viewBox="0 0 274 275" svg:d="M137 275c37 0 72-15 97-40 26-26 40-61 40-97 0-37-14-72-40-98-25-25-60-40-97-40s-71 15-97 40c-26 26-40 61-40 98 0 36 14 71 40 97 26 25 60 40 97 40z">
          <text:p/>
        </draw:path>
        <draw:path draw:style-name="gr36" draw:text-style-name="P21" draw:layer="layout" svg:width="0.273cm" svg:height="0.274cm" svg:x="20.686cm" svg:y="7.588cm" svg:viewBox="0 0 274 275" svg:d="M136 275c37 0 72-15 98-40 26-26 40-62 40-98s-14-71-40-97c-26-25-61-40-98-40-36 0-71 15-96 40-26 26-40 61-40 97s14 72 40 98c25 25 60 40 96 40z">
          <text:p/>
        </draw:path>
        <draw:path draw:style-name="gr36" draw:text-style-name="P21" draw:layer="layout" svg:width="0.273cm" svg:height="0.274cm" svg:x="20.305cm" svg:y="7.408cm" svg:viewBox="0 0 274 275" svg:d="M137 275c36 0 71-15 97-40 25-26 40-61 40-97s-15-72-40-98c-26-25-61-40-97-40s-71 15-96 40c-27 26-41 62-41 98s14 71 41 97c25 25 60 40 96 40z">
          <text:p/>
        </draw:path>
        <draw:path draw:style-name="gr36" draw:text-style-name="P21" draw:layer="layout" svg:width="0.273cm" svg:height="0.273cm" svg:x="20.224cm" svg:y="7.502cm" svg:viewBox="0 0 274 274" svg:d="M137 274c37 0 71-15 97-40 26-26 40-61 40-97s-14-71-40-96c-26-26-60-41-97-41s-72 15-97 41c-26 25-40 60-40 96s14 71 40 97c25 25 60 40 97 40z">
          <text:p/>
        </draw:path>
        <draw:path draw:style-name="gr36" draw:text-style-name="P21" draw:layer="layout" svg:width="0.273cm" svg:height="0.273cm" svg:x="20.804cm" svg:y="7.8cm" svg:viewBox="0 0 274 274" svg:d="M137 274c37 0 71-14 97-41 26-26 40-60 40-97 0-36-14-71-40-96-26-26-60-40-97-40-36 0-72 14-97 40-26 25-40 60-40 96 0 37 14 71 40 97 25 27 61 41 97 41z">
          <text:p/>
        </draw:path>
        <draw:path draw:style-name="gr36" draw:text-style-name="P21" draw:layer="layout" svg:width="0.273cm" svg:height="0.274cm" svg:x="20.795cm" svg:y="7.882cm" svg:viewBox="0 0 274 275" svg:d="M137 275c36 0 71-15 97-40 25-26 40-61 40-98 0-36-15-71-40-97-26-25-61-40-97-40s-72 15-97 40c-26 26-40 61-40 97 0 37 14 72 40 98 25 25 61 40 97 40z">
          <text:p/>
        </draw:path>
        <draw:path draw:style-name="gr36" draw:text-style-name="P21" draw:layer="layout" svg:width="0.273cm" svg:height="0.273cm" svg:x="20.711cm" svg:y="7.974cm" svg:viewBox="0 0 274 274" svg:d="M137 274c36 0 72-14 97-40 26-26 40-60 40-97 0-36-14-72-40-97-25-26-61-40-97-40s-71 14-97 40c-25 25-40 61-40 97 0 37 15 71 40 97 26 26 61 40 97 40z">
          <text:p/>
        </draw:path>
        <draw:frame draw:style-name="gr5" draw:text-style-name="P5" draw:layer="layout" svg:width="0.645cm" svg:height="0.649cm" svg:x="24.918cm" svg:y="4.098cm">
          <draw:text-box>
            <text:p text:style-name="P4"><text:span text:style-name="T1">20</text:span></text:p>
          </draw:text-box>
        </draw:frame>
        <draw:polygon draw:style-name="gr1" draw:text-style-name="P1" draw:layer="layout" svg:width="0.133cm" svg:height="2.657cm" svg:x="25.791cm" svg:y="4.48cm" svg:viewBox="0 0 134 2658" draw:points="0,2658 134,2658 134,0 0,0">
          <text:p/>
        </draw:polygon>
        <draw:polygon draw:style-name="gr3" draw:text-style-name="P3" draw:layer="layout" svg:width="0.317cm" svg:height="0cm" svg:x="25.924cm" svg:y="7.137cm" svg:viewBox="0 0 318 0" draw:points="0,0 318,0">
          <text:p/>
        </draw:polygon>
        <draw:line draw:style-name="gr4" draw:text-style-name="P2" draw:layer="layout" svg:x1="25.924cm" svg:y1="7.137cm" svg:x2="26.242cm" svg:y2="7.137cm">
          <text:p/>
        </draw:line>
        <draw:frame draw:style-name="gr38" draw:text-style-name="P22" draw:layer="layout" svg:width="4.676cm" svg:height="0.513cm" svg:x="18.501cm" svg:y="0.635cm">
          <draw:text-box>
            <text:p text:style-name="P4"><text:span text:style-name="T3">B) PCA 3D Clustering</text:span></text:p>
          </draw:text-box>
        </draw:frame>
        <draw:polygon draw:style-name="gr3" draw:text-style-name="P3" draw:layer="layout" svg:width="0.317cm" svg:height="0cm" svg:x="25.924cm" svg:y="5.809cm" svg:viewBox="0 0 318 0" draw:points="0,0 318,0">
          <text:p/>
        </draw:polygon>
        <draw:line draw:style-name="gr4" draw:text-style-name="P2" draw:layer="layout" svg:x1="25.924cm" svg:y1="5.809cm" svg:x2="26.242cm" svg:y2="5.809cm">
          <text:p/>
        </draw:line>
        <draw:frame draw:style-name="gr39" draw:text-style-name="P23" draw:layer="layout" svg:width="0.489cm" svg:height="0.395cm" svg:x="26.366cm" svg:y="6.947cm">
          <draw:text-box>
            <text:p text:style-name="P4"><text:span text:style-name="T6">0.0</text:span></text:p>
          </draw:text-box>
        </draw:frame>
        <draw:polygon draw:style-name="gr3" draw:text-style-name="P3" draw:layer="layout" svg:width="0.317cm" svg:height="0cm" svg:x="25.924cm" svg:y="4.48cm" svg:viewBox="0 0 318 0" draw:points="0,0 318,0">
          <text:p/>
        </draw:polygon>
        <draw:line draw:style-name="gr4" draw:text-style-name="P2" draw:layer="layout" svg:x1="25.924cm" svg:y1="4.48cm" svg:x2="26.242cm" svg:y2="4.48cm">
          <text:p/>
        </draw:line>
        <draw:frame draw:style-name="gr39" draw:text-style-name="P23" draw:layer="layout" svg:width="0.489cm" svg:height="0.395cm" svg:x="26.366cm" svg:y="5.618cm">
          <draw:text-box>
            <text:p text:style-name="P4"><text:span text:style-name="T6">0.5</text:span></text:p>
          </draw:text-box>
        </draw:frame>
        <draw:frame draw:style-name="gr39" draw:text-style-name="P23" draw:layer="layout" svg:width="0.489cm" svg:height="0.395cm" svg:x="26.366cm" svg:y="4.289cm">
          <draw:text-box>
            <text:p text:style-name="P4"><text:span text:style-name="T6">1.0</text:span></text:p>
          </draw:text-box>
        </draw:frame>
        <draw:polygon draw:style-name="gr34" draw:text-style-name="P20" draw:layer="layout" svg:width="0.133cm" svg:height="0.265cm" svg:x="25.791cm" svg:y="6.872cm" svg:viewBox="0 0 134 266" draw:points="0,266 134,266 134,0 0,0">
          <text:p/>
        </draw:polygon>
        <draw:polygon draw:style-name="gr40" draw:text-style-name="P24" draw:layer="layout" svg:width="0.133cm" svg:height="0.266cm" svg:x="25.791cm" svg:y="6.606cm" svg:viewBox="0 0 134 267" draw:points="0,267 134,267 134,0 0,0">
          <text:p/>
        </draw:polygon>
        <draw:polygon draw:style-name="gr41" draw:text-style-name="P25" draw:layer="layout" svg:width="0.133cm" svg:height="0.266cm" svg:x="25.791cm" svg:y="6.34cm" svg:viewBox="0 0 134 267" draw:points="0,267 134,267 134,0 0,0">
          <text:p/>
        </draw:polygon>
        <draw:polygon draw:style-name="gr42" draw:text-style-name="P26" draw:layer="layout" svg:width="0.133cm" svg:height="0.266cm" svg:x="25.791cm" svg:y="6.074cm" svg:viewBox="0 0 134 267" draw:points="0,267 134,267 134,0 0,0">
          <text:p/>
        </draw:polygon>
        <draw:polygon draw:style-name="gr43" draw:text-style-name="P27" draw:layer="layout" svg:width="0.133cm" svg:height="0.265cm" svg:x="25.791cm" svg:y="5.809cm" svg:viewBox="0 0 134 266" draw:points="0,266 134,266 134,0 0,0">
          <text:p/>
        </draw:polygon>
        <draw:polygon draw:style-name="gr44" draw:text-style-name="P28" draw:layer="layout" svg:width="0.133cm" svg:height="0.266cm" svg:x="25.791cm" svg:y="5.543cm" svg:viewBox="0 0 134 267" draw:points="0,267 134,267 134,0 0,0">
          <text:p/>
        </draw:polygon>
        <draw:polygon draw:style-name="gr45" draw:text-style-name="P29" draw:layer="layout" svg:width="0.133cm" svg:height="0.266cm" svg:x="25.791cm" svg:y="5.277cm" svg:viewBox="0 0 134 267" draw:points="0,267 134,267 134,0 0,0">
          <text:p/>
        </draw:polygon>
        <draw:polygon draw:style-name="gr46" draw:text-style-name="P30" draw:layer="layout" svg:width="0.133cm" svg:height="0.266cm" svg:x="25.791cm" svg:y="5.011cm" svg:viewBox="0 0 134 267" draw:points="0,267 134,267 134,0 0,0">
          <text:p/>
        </draw:polygon>
        <draw:polygon draw:style-name="gr47" draw:text-style-name="P31" draw:layer="layout" svg:width="0.133cm" svg:height="0.265cm" svg:x="25.791cm" svg:y="4.746cm" svg:viewBox="0 0 134 266" draw:points="0,266 134,266 134,0 0,0">
          <text:p/>
        </draw:polygon>
        <draw:polygon draw:style-name="gr37" draw:text-style-name="P21" draw:layer="layout" svg:width="0.133cm" svg:height="0.266cm" svg:x="25.791cm" svg:y="4.48cm" svg:viewBox="0 0 134 267" draw:points="0,267 134,267 134,0 0,0">
          <text:p/>
        </draw:polygon>
        <draw:polygon draw:style-name="gr14" draw:text-style-name="P2" draw:layer="layout" svg:width="0.133cm" svg:height="2.657cm" svg:x="25.791cm" svg:y="4.48cm" svg:viewBox="0 0 134 2658" draw:points="0,2658 68,2658 134,2658 134,0 68,0 0,0">
          <text:p/>
        </draw:polygon>
        <draw:frame draw:style-name="gr48" draw:text-style-name="P32" draw:layer="layout" svg:width="1.882cm" svg:height="0.475cm" draw:transform="rotate (1.5707963267949) translate (26.921cm 6.75cm)">
          <draw:text-box>
            <text:p text:style-name="P4"><text:span text:style-name="T7">Cluster I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32" draw:style="rect" draw:dots1="1" draw:dots1-length="0.195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8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5-21T08:09:16.026577726</meta:print-date>
    <meta:printed-by>PDF files</meta:printed-by>
    <dc:date>2025-05-21T08:09:34.441121890</dc:date>
    <meta:editing-duration>PT18S</meta:editing-duration>
    <meta:editing-cycles>1</meta:editing-cycles>
    <meta:document-statistic meta:object-count="1350"/>
    <meta:generator>LibreOffice/24.2.7.2$Linux_X86_64 LibreOffice_project/420$Build-2</meta:generator>
  </office:meta>
</office:document-meta>
</file>